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ato_4.ttf" manifest:media-type="application/x-font-ttf"/>
  <manifest:file-entry manifest:full-path="Fonts/Font_Lato_3.ttf" manifest:media-type="application/x-font-ttf"/>
  <manifest:file-entry manifest:full-path="Fonts/Font_Lato_2.ttf" manifest:media-type="application/x-font-ttf"/>
  <manifest:file-entry manifest:full-path="Fonts/Font_Lato_1.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alatinoT∏rk" svg:font-family="PalatinoT∏rk, 'Times New Roman'" style:font-pitch="variable"/>
    <style:font-face style:name="PhyllisD" svg:font-family="PhyllisD" style:font-pitch="variable"/>
    <style:font-face style:name="Times" svg:font-family="Times" style:font-pitch="variable"/>
    <style:font-face style:name="Verdana" svg:font-family="Verdana"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191cm" table:align="margins" style:writing-mode="lr-tb"/>
    </style:style>
    <style:style style:name="Table1.A" style:family="table-column">
      <style:table-column-properties style:column-width="17.191cm" style:rel-column-width="65535*"/>
    </style:style>
    <style:style style:name="Table2" style:family="table">
      <style:table-properties style:width="17.191cm" table:align="margins" style:writing-mode="lr-tb"/>
    </style:style>
    <style:style style:name="Table2.A" style:family="table-column">
      <style:table-column-properties style:column-width="17.191cm" style:rel-column-width="65535*"/>
    </style:style>
    <style:style style:name="P1"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style style:name="P2" style:family="paragraph" style:parent-style-name="Standard">
      <style:paragraph-properties fo:line-height="150%"/>
    </style:style>
    <style:style style:name="P3" style:family="paragraph" style:parent-style-name="Standard">
      <style:paragraph-properties fo:text-align="justify" style:justify-single-word="false" fo:orphans="0" fo:widows="0" style:text-autospace="none"/>
    </style:style>
    <style:style style:name="P4" style:family="paragraph" style:parent-style-name="Standard">
      <loext:graphic-properties draw:fill="solid" draw:fill-color="#ffffff"/>
      <style:paragraph-properties fo:text-align="justify" style:justify-single-word="false" fo:background-color="#ffffff"/>
      <style:text-properties fo:color="#121419" loext:opacity="100%" style:font-name="Lato" style:font-name-complex="Arial"/>
    </style:style>
    <style:style style:name="P5" style:family="paragraph" style:parent-style-name="Standard">
      <loext:graphic-properties draw:fill="solid" draw:fill-color="#ffffff"/>
      <style:paragraph-properties fo:text-align="justify" style:justify-single-word="false" fo:background-color="#ffffff"/>
      <style:text-properties fo:color="#121419" loext:opacity="100%" style:font-name="Lato" style:font-name-complex="Arial" style:font-weight-complex="bold"/>
    </style:style>
    <style:style style:name="P6" style:family="paragraph" style:parent-style-name="Standard">
      <style:paragraph-properties fo:text-align="justify" style:justify-single-word="false" fo:orphans="0" fo:widows="0" style:text-autospace="none"/>
      <style:text-properties fo:color="#0f1014" loext:opacity="100%" style:font-name="Lato" fo:font-weight="bold" style:font-weight-asian="bold" style:font-name-complex="Arial" style:font-weight-complex="bold"/>
    </style:style>
    <style:style style:name="P7" style:family="paragraph" style:parent-style-name="Standard">
      <style:paragraph-properties fo:text-align="justify" style:justify-single-word="false" fo:orphans="0" fo:widows="0" style:text-autospace="none"/>
      <style:text-properties fo:color="#0f1014" loext:opacity="100%" style:font-name="Lato" fo:font-weight="bold" style:font-weight-asian="bold" style:font-name-complex="Arial"/>
    </style:style>
    <style:style style:name="P8" style:family="paragraph" style:parent-style-name="Standard">
      <style:paragraph-properties fo:text-align="justify" style:justify-single-word="false" fo:orphans="0" fo:widows="0" style:text-autospace="none"/>
      <style:text-properties fo:color="#0f1014" loext:opacity="100%" style:font-name="Lato" fo:font-weight="bold" style:font-weight-asian="bold" style:font-weight-complex="bold"/>
    </style:style>
    <style:style style:name="P9" style:family="paragraph" style:parent-style-name="Standard">
      <style:text-properties style:font-name="Lato"/>
    </style:style>
    <style:style style:name="P10" style:family="paragraph" style:parent-style-name="Standard">
      <style:text-properties style:font-name="Lato" style:font-name-complex="Arial"/>
    </style:style>
    <style:style style:name="P11" style:family="paragraph" style:parent-style-name="Standard">
      <style:paragraph-properties fo:text-align="justify" style:justify-single-word="false"/>
      <style:text-properties style:font-name="Lato" style:font-name-complex="Arial"/>
    </style:style>
    <style:style style:name="P12" style:family="paragraph" style:parent-style-name="Standard">
      <style:paragraph-properties fo:text-align="justify" style:justify-single-word="false" fo:orphans="0" fo:widows="0" style:text-autospace="none"/>
      <style:text-properties style:font-name="Lato" style:font-name-complex="Arial"/>
    </style:style>
    <style:style style:name="P13" style:family="paragraph" style:parent-style-name="Standard">
      <style:paragraph-properties fo:orphans="0" fo:widows="0" style:text-autospace="none"/>
      <style:text-properties style:font-name="Lato" style:font-name-complex="Arial"/>
    </style:style>
    <style:style style:name="P14" style:family="paragraph" style:parent-style-name="Standard">
      <style:paragraph-properties fo:text-align="justify" style:justify-single-word="false"/>
      <style:text-properties style:font-name="Lato"/>
    </style:style>
    <style:style style:name="P15" style:family="paragraph" style:parent-style-name="Standard">
      <loext:graphic-properties draw:fill="solid" draw:fill-color="#ffffff"/>
      <style:paragraph-properties fo:text-align="justify" style:justify-single-word="false" fo:background-color="#ffffff"/>
      <style:text-properties style:font-name="Lato"/>
    </style:style>
    <style:style style:name="P16" style:family="paragraph" style:parent-style-name="Standard">
      <style:paragraph-properties fo:text-align="justify" style:justify-single-word="false" fo:orphans="0" fo:widows="0" style:text-autospace="none"/>
      <style:text-properties style:font-name="Lato"/>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18" style:family="paragraph" style:parent-style-name="Standard">
      <style:paragraph-properties fo:text-align="justify" style:justify-single-word="false" fo:orphans="0" fo:widows="0" style:text-autospace="none">
        <style:tab-stops>
          <style:tab-stop style:position="2.752cm"/>
        </style:tab-stops>
      </style:paragraph-properties>
      <style:text-properties style:font-name="Lato"/>
    </style:style>
    <style:style style:name="P19" style:family="paragraph" style:parent-style-name="Standard">
      <style:paragraph-properties fo:text-align="justify" style:justify-single-word="false" fo:orphans="0" fo:widows="0" style:text-autospace="none">
        <style:tab-stops>
          <style:tab-stop style:position="1.752cm"/>
        </style:tab-stops>
      </style:paragraph-properties>
      <style:text-properties style:font-name="Lato"/>
    </style:style>
    <style:style style:name="P20" style:family="paragraph" style:parent-style-name="Standard">
      <style:paragraph-properties fo:text-align="justify" style:justify-single-word="false" fo:orphans="0" fo:widows="0" style:text-autospace="none">
        <style:tab-stops>
          <style:tab-stop style:position="11.753cm"/>
        </style:tab-stops>
      </style:paragraph-properties>
      <style:text-properties style:font-name="Lato"/>
    </style:style>
    <style:style style:name="P21" style:family="paragraph" style:parent-style-name="Standard">
      <style:paragraph-properties fo:text-align="justify" style:justify-single-word="false" fo:orphans="0" fo:widows="0" style:text-autospace="none">
        <style:tab-stops>
          <style:tab-stop style:position="5.752cm"/>
        </style:tab-stops>
      </style:paragraph-properties>
      <style:text-properties style:font-name="Lato"/>
    </style:style>
    <style:style style:name="P22" style:family="paragraph" style:parent-style-name="Standard">
      <style:paragraph-properties fo:text-align="justify" style:justify-single-word="false">
        <style:tab-stops>
          <style:tab-stop style:position="2.54cm"/>
        </style:tab-stops>
      </style:paragraph-properties>
      <style:text-properties style:font-name="Lato"/>
    </style:style>
    <style:style style:name="P23" style:family="paragraph" style:parent-style-name="Standard">
      <style:paragraph-properties fo:orphans="0" fo:widows="0" style:text-autospace="none"/>
      <style:text-properties style:font-name="Lato"/>
    </style:style>
    <style:style style:name="P24" style:family="paragraph" style:parent-style-name="Standard">
      <style:text-properties style:font-name="Lato" fo:language="tr" fo:country="TR" fo:font-style="italic" style:font-style-asian="italic" style:font-name-complex="Arial"/>
    </style:style>
    <style:style style:name="P25" style:family="paragraph" style:parent-style-name="Standard">
      <style:text-properties style:font-name="Lato" fo:language="tr" fo:country="TR" style:font-name-complex="Arial"/>
    </style:style>
    <style:style style:name="P26" style:family="paragraph" style:parent-style-name="Standard">
      <style:text-properties style:font-name="Lato" fo:font-weight="bold" style:font-weight-asian="bold"/>
    </style:style>
    <style:style style:name="P27" style:family="paragraph" style:parent-style-name="Standard">
      <style:text-properties style:font-name="Lato" fo:font-weight="bold" style:font-weight-asian="bold" style:font-name-complex="Arial"/>
    </style:style>
    <style:style style:name="P28" style:family="paragraph" style:parent-style-name="Standard">
      <style:paragraph-properties fo:text-align="justify" style:justify-single-word="false" fo:orphans="0" fo:widows="0" style:text-autospace="none"/>
      <style:text-properties style:font-name="Lato" fo:font-weight="bold" style:font-weight-asian="bold" style:font-name-complex="Arial"/>
    </style:style>
    <style:style style:name="P29" style:family="paragraph" style:parent-style-name="Standard">
      <style:text-properties style:font-name="Lato" fo:font-weight="bold" style:font-name-asian="ＭＳ 明朝" style:language-asian="ja" style:country-asian="JP" style:font-weight-asian="bold" style:font-name-complex="Arial"/>
    </style:style>
    <style:style style:name="P30" style:family="paragraph" style:parent-style-name="Standard">
      <style:paragraph-properties fo:text-align="justify" style:justify-single-word="false" fo:orphans="0" fo:widows="0" style:text-autospace="none"/>
      <style:text-properties style:font-name="Lato" fo:font-size="14pt" style:font-size-asian="14pt" style:font-name-complex="Arial" style:font-size-complex="14pt"/>
    </style:style>
    <style:style style:name="P31" style:family="paragraph" style:parent-style-name="Standard">
      <style:paragraph-properties fo:text-align="justify" style:justify-single-word="false" fo:orphans="0" fo:widows="0" style:text-autospace="none"/>
      <style:text-properties style:font-name="Lato" style:font-name-asian="Cambria" style:font-name-complex="Arial"/>
    </style:style>
    <style:style style:name="P32" style:family="paragraph" style:parent-style-name="Standard">
      <style:paragraph-properties fo:text-align="justify" style:justify-single-word="false" fo:orphans="0" fo:widows="0" style:text-autospace="none"/>
      <style:text-properties style:font-name="Lato" fo:font-size="11.5pt" fo:letter-spacing="0.026cm" fo:font-style="italic" style:font-size-asian="11.5pt" style:font-style-asian="italic" style:font-name-complex="Arial" style:font-size-complex="11.5pt" style:font-style-complex="italic"/>
    </style:style>
    <style:style style:name="P33" style:family="paragraph" style:parent-style-name="Standard">
      <style:text-properties style:font-name="Lato" fo:background-color="#ffffff"/>
    </style:style>
    <style:style style:name="P34" style:family="paragraph" style:parent-style-name="Standard">
      <style:text-properties style:font-name="Lato" fo:background-color="#ffffff" style:font-name-complex="Arial"/>
    </style:style>
    <style:style style:name="P35" style:family="paragraph" style:parent-style-name="Standard">
      <style:paragraph-properties fo:text-align="justify" style:justify-single-word="false" fo:orphans="0" fo:widows="0" style:text-autospace="none"/>
      <style:text-properties style:font-name="Lato" fo:font-size="13pt" fo:letter-spacing="-0.007cm" style:letter-kerning="true" style:font-size-asian="13pt" style:font-name-complex="Arial" style:font-size-complex="13pt"/>
    </style:style>
    <style:style style:name="P36" style:family="paragraph" style:parent-style-name="Standard">
      <style:text-properties style:font-name="Lato" fo:font-style="italic" fo:font-weight="bold" style:font-style-asian="italic" style:font-weight-asian="bold" style:font-name-complex="Arial"/>
    </style:style>
    <style:style style:name="P37" style:family="paragraph" style:parent-style-name="Standard">
      <style:text-properties style:font-name="Lato" fo:font-style="italic" style:font-style-asian="italic" style:font-name-complex="Arial"/>
    </style:style>
    <style:style style:name="P38" style:family="paragraph" style:parent-style-name="Standard">
      <style:paragraph-properties fo:text-align="justify" style:justify-single-word="false" fo:orphans="0" fo:widows="0" style:text-autospace="none"/>
      <style:text-properties style:font-name="Lato" style:text-underline-style="solid" style:text-underline-width="auto" style:text-underline-color="font-color" style:font-name-complex="Arial"/>
    </style:style>
    <style:style style:name="P39" style:family="paragraph" style:parent-style-name="Standard">
      <style:paragraph-properties fo:text-align="justify" style:justify-single-word="false"/>
      <style:text-properties fo:color="#000000" loext:opacity="100%" style:font-name="Lato" fo:background-color="#ffffff" style:font-name-complex="Arial"/>
    </style:style>
    <style:style style:name="P40" style:family="paragraph" style:parent-style-name="Standard">
      <style:paragraph-properties fo:text-align="justify" style:justify-single-word="false" fo:orphans="0" fo:widows="0" style:text-autospace="none"/>
      <style:text-properties fo:color="#008000" loext:opacity="100%" style:font-name="Lato" fo:font-size="16pt" fo:language="none" fo:country="none" fo:font-weight="bold" style:letter-kerning="true" style:font-size-asian="16pt" style:font-weight-asian="bold" style:font-size-complex="16pt" style:font-weight-complex="bold"/>
    </style:style>
    <style:style style:name="P41" style:family="paragraph" style:parent-style-name="Standard">
      <style:paragraph-properties fo:text-align="justify" style:justify-single-word="false" fo:padding-left="0.141cm" fo:padding-right="0.141cm" fo:padding-top="0.035cm" fo:padding-bottom="0.035cm" fo:border="0.51pt solid #000000"/>
      <style:text-properties style:font-name="Lato"/>
    </style:style>
    <style:style style:name="P42" style:family="paragraph" style:parent-style-name="Standard">
      <style:paragraph-properties fo:text-align="justify" style:justify-single-word="false" fo:padding-left="0.141cm" fo:padding-right="0.141cm" fo:padding-top="0.035cm" fo:padding-bottom="0.035cm" fo:border="0.51pt solid #000000">
        <style:tab-stops>
          <style:tab-stop style:position="-0.635cm"/>
        </style:tab-stops>
      </style:paragraph-properties>
      <style:text-properties style:font-name="Lato"/>
    </style:style>
    <style:style style:name="P43" style:family="paragraph" style:parent-style-name="Heading_20_1">
      <style:text-properties style:font-name="Lato"/>
    </style:style>
    <style:style style:name="P44" style:family="paragraph" style:parent-style-name="Heading_20_1">
      <style:text-properties style:font-name="Lato" fo:language="tr" fo:country="TR"/>
    </style:style>
    <style:style style:name="P45" style:family="paragraph" style:parent-style-name="Heading_20_1" style:master-page-name="Standard">
      <style:paragraph-properties style:page-number="auto"/>
      <style:text-properties style:font-name="Lato" fo:language="tr" fo:country="TR"/>
    </style:style>
    <style:style style:name="P46" style:family="paragraph" style:parent-style-name="Heading_20_2">
      <style:text-properties style:font-name="Lato"/>
    </style:style>
    <style:style style:name="P47" style:family="paragraph" style:parent-style-name="Heading_20_2">
      <style:text-properties style:font-name="Lato" fo:language="tr" fo:country="TR"/>
    </style:style>
    <style:style style:name="P48" style:family="paragraph" style:parent-style-name="Heading_20_2">
      <style:text-properties style:font-name="Lato" fo:language="tr" fo:country="TR" fo:font-weight="normal" style:font-weight-asian="normal"/>
    </style:style>
    <style:style style:name="P49" style:family="paragraph" style:parent-style-name="Heading_20_2">
      <style:text-properties style:font-name="Lato" fo:language="tr" fo:country="TR" fo:font-weight="normal" style:font-weight-asian="normal" style:font-weight-complex="normal"/>
    </style:style>
    <style:style style:name="P50" style:family="paragraph" style:parent-style-name="Heading_20_3">
      <style:text-properties style:font-name="Lato"/>
    </style:style>
    <style:style style:name="T1" style:family="text">
      <style:text-properties fo:language="tr" fo:country="TR"/>
    </style:style>
    <style:style style:name="T2" style:family="text">
      <style:text-properties fo:language="tr" fo:country="TR" fo:font-style="italic" fo:font-weight="bold" style:font-style-asian="italic" style:font-weight-asian="bold" style:font-name-complex="Arial"/>
    </style:style>
    <style:style style:name="T3" style:family="text">
      <style:text-properties fo:language="tr" fo:country="TR" fo:font-style="italic" fo:font-weight="bold" style:font-style-asian="italic" style:font-weight-asian="bold" style:font-name-complex="Arial" style:font-weight-complex="bold"/>
    </style:style>
    <style:style style:name="T4" style:family="text">
      <style:text-properties fo:language="tr" fo:country="TR" fo:font-style="italic" fo:font-weight="bold" style:font-style-asian="italic" style:font-weight-asian="bold" style:font-name-complex="Arial" style:font-style-complex="italic"/>
    </style:style>
    <style:style style:name="T5" style:family="text">
      <style:text-properties fo:language="tr" fo:country="TR" fo:font-style="italic" fo:font-weight="bold" style:font-style-asian="italic" style:font-weight-asian="bold" style:font-name-complex="Arial" style:font-style-complex="italic" style:font-weight-complex="bold"/>
    </style:style>
    <style:style style:name="T6" style:family="text">
      <style:text-properties fo:language="tr" fo:country="TR" fo:font-style="italic" style:font-style-asian="italic" style:font-name-complex="Arial"/>
    </style:style>
    <style:style style:name="T7" style:family="text">
      <style:text-properties fo:language="tr" fo:country="TR" fo:font-style="italic" style:font-style-asian="italic" style:font-name-complex="Arial" style:font-style-complex="italic"/>
    </style:style>
    <style:style style:name="T8" style:family="text">
      <style:text-properties fo:language="tr" fo:country="TR" fo:font-style="italic" style:font-style-asian="italic" style:font-name-complex="Arial" style:font-weight-complex="bold"/>
    </style:style>
    <style:style style:name="T9" style:family="text">
      <style:text-properties fo:language="tr" fo:country="TR" fo:font-style="italic" style:text-underline-style="solid" style:text-underline-width="auto" style:text-underline-color="font-color" style:font-style-asian="italic" style:font-name-complex="Arial"/>
    </style:style>
    <style:style style:name="T10" style:family="text">
      <style:text-properties fo:language="tr" fo:country="TR" fo:font-style="italic" style:text-underline-style="solid" style:text-underline-width="auto" style:text-underline-color="font-color" style:font-style-asian="italic" style:font-name-complex="Arial" style:font-weight-complex="bold"/>
    </style:style>
    <style:style style:name="T11" style:family="text">
      <style:text-properties fo:language="tr" fo:country="TR" fo:font-style="italic" style:font-name-asian="Comic Sans MS" style:font-style-asian="italic" style:font-name-complex="Comic Sans MS"/>
    </style:style>
    <style:style style:name="T12" style:family="text">
      <style:text-properties fo:language="tr" fo:country="TR" style:font-name-complex="Arial"/>
    </style:style>
    <style:style style:name="T13" style:family="text">
      <style:text-properties fo:language="tr" fo:country="TR" fo:font-weight="bold" style:font-weight-asian="bold" style:font-name-complex="Arial"/>
    </style:style>
    <style:style style:name="T14" style:family="text">
      <style:text-properties fo:language="tr" fo:country="TR" fo:font-weight="bold" style:font-weight-asian="bold" style:font-name-complex="Arial" style:font-weight-complex="bold"/>
    </style:style>
    <style:style style:name="T15" style:family="text">
      <style:text-properties fo:language="tr" fo:country="TR" style:text-underline-style="solid" style:text-underline-width="auto" style:text-underline-color="font-color" style:font-name-complex="Arial"/>
    </style:style>
    <style:style style:name="T16" style:family="text">
      <style:text-properties fo:language="tr" fo:country="TR" style:text-underline-style="solid" style:text-underline-width="auto" style:text-underline-color="font-color" style:font-name-complex="Arial" style:font-weight-complex="bold"/>
    </style:style>
    <style:style style:name="T17" style:family="text">
      <style:text-properties fo:language="tr" fo:country="TR" style:font-name-asian="Comic Sans MS"/>
    </style:style>
    <style:style style:name="T18" style:family="text">
      <style:text-properties fo:font-weight="bold" style:font-weight-asian="bold"/>
    </style:style>
    <style:style style:name="T19" style:family="text">
      <style:text-properties fo:font-weight="bold" style:font-weight-asian="bold" style:font-name-complex="Arial"/>
    </style:style>
    <style:style style:name="T20" style:family="text">
      <style:text-properties fo:font-weight="bold" style:font-weight-asian="bold" style:font-name-complex="Arial" style:font-weight-complex="bold"/>
    </style:style>
    <style:style style:name="T21" style:family="text">
      <style:text-properties fo:font-weight="bold" fo:background-color="#ffffff" loext:char-shading-value="0" style:font-weight-asian="bold" style:font-name-complex="Arial" style:font-weight-complex="bold"/>
    </style:style>
    <style:style style:name="T22" style:family="text">
      <style:text-properties fo:font-weight="bold" style:font-name-asian="Comic Sans MS" style:font-weight-asian="bold" style:font-name-complex="Comic Sans MS"/>
    </style:style>
    <style:style style:name="T23" style:family="text">
      <style:text-properties fo:font-weight="bold" style:font-name-asian="Cambria" style:font-weight-asian="bold" style:font-name-complex="Arial"/>
    </style:style>
    <style:style style:name="T24" style:family="text">
      <style:text-properties fo:font-weight="bold" style:font-name-asian="Cambria" style:font-weight-asian="bold" style:font-name-complex="Arial" style:font-weight-complex="bold"/>
    </style:style>
    <style:style style:name="T25" style:family="text">
      <style:text-properties style:font-name-complex="Arial"/>
    </style:style>
    <style:style style:name="T26" style:family="text">
      <style:text-properties style:font-name-complex="Arial" style:font-weight-complex="bold"/>
    </style:style>
    <style:style style:name="T27" style:family="text">
      <style:text-properties style:font-name-complex="Arial" style:language-complex="fa" style:country-complex="IR"/>
    </style:style>
    <style:style style:name="T28" style:family="text">
      <style:text-properties style:font-name-complex="Arial" style:font-style-complex="italic"/>
    </style:style>
    <style:style style:name="T29" style:family="text">
      <style:text-properties fo:font-style="italic" style:font-style-asian="italic" style:font-name-complex="Arial"/>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name-complex="Arial" style:language-complex="fa" style:country-complex="IR" style:font-style-complex="italic"/>
    </style:style>
    <style:style style:name="T32" style:family="text">
      <style:text-properties fo:font-style="italic" style:text-underline-style="solid" style:text-underline-width="auto" style:text-underline-color="font-color" style:font-style-asian="italic" style:font-name-complex="Arial" style:language-complex="fa" style:country-complex="IR" style:font-style-complex="italic"/>
    </style:style>
    <style:style style:name="T33" style:family="text">
      <style:text-properties fo:color="#0f1014" loext:opacity="100%"/>
    </style:style>
    <style:style style:name="T34" style:family="text">
      <style:text-properties fo:color="#0f1014" loext:opacity="100%" fo:font-style="italic" style:font-style-asian="italic" style:font-name-complex="Arial"/>
    </style:style>
    <style:style style:name="T35" style:family="text">
      <style:text-properties fo:color="#0f1014" loext:opacity="100%" fo:font-weight="bold" style:font-weight-asian="bold" style:font-name-complex="Arial"/>
    </style:style>
    <style:style style:name="T36" style:family="text">
      <style:text-properties fo:color="#0f1014" loext:opacity="100%" fo:font-weight="bold" style:font-weight-asian="bold" style:font-name-complex="Arial" style:font-weight-complex="bold"/>
    </style:style>
    <style:style style:name="T37" style:family="text">
      <style:text-properties fo:color="#0f1014" loext:opacity="100%" style:font-name-complex="Arial"/>
    </style:style>
    <style:style style:name="T38" style:family="text">
      <style:text-properties fo:color="#0f1014" loext:opacity="100%" fo:language="tr" fo:country="TR" style:font-name-complex="Arial"/>
    </style:style>
    <style:style style:name="T39" style:family="text">
      <style:text-properties fo:color="#0f1014" loext:opacity="100%" style:text-underline-style="solid" style:text-underline-width="auto" style:text-underline-color="font-color" style:font-name-complex="Arial"/>
    </style:style>
    <style:style style:name="T40" style:family="text">
      <style:text-properties fo:color="#0f1014" loext:opacity="100%" style:text-underline-style="solid" style:text-underline-width="auto" style:text-underline-color="font-color" style:font-name-complex="Arial" style:font-weight-complex="bold"/>
    </style:style>
    <style:style style:name="T41" style:family="text">
      <style:text-properties fo:color="#0f1014" loext:opacity="100%" fo:font-size="16pt" style:font-size-asian="16pt" style:font-name-complex="Arial" style:font-size-complex="16pt"/>
    </style:style>
    <style:style style:name="T42" style:family="text">
      <style:text-properties fo:color="#0f1014" loext:opacity="100%" fo:font-size="16pt" fo:font-weight="bold" style:font-size-asian="16pt" style:font-weight-asian="bold" style:font-name-complex="Arial" style:font-size-complex="16pt" style:font-weight-complex="bold"/>
    </style:style>
    <style:style style:name="T43" style:family="text">
      <style:text-properties fo:color="#0f1014" loext:opacity="100%" style:font-name="Lato" style:font-name-complex="Arial"/>
    </style:style>
    <style:style style:name="T44" style:family="text">
      <style:text-properties fo:color="#0f1014" loext:opacity="100%" style:font-name="Lato" style:font-name-asian="Comic Sans MS" style:font-name-complex="Comic Sans MS"/>
    </style:style>
    <style:style style:name="T45" style:family="text">
      <style:text-properties fo:color="#0f1014" loext:opacity="100%" style:font-name="Lato" fo:font-weight="bold" style:font-weight-asian="bold" style:font-name-complex="Arial"/>
    </style:style>
    <style:style style:name="T46" style:family="text">
      <style:text-properties style:text-underline-style="solid" style:text-underline-width="auto" style:text-underline-color="font-color" style:font-name-complex="Arial"/>
    </style:style>
    <style:style style:name="T47" style:family="text">
      <style:text-properties style:text-underline-style="solid" style:text-underline-width="auto" style:text-underline-color="font-color" style:font-name-complex="Arial" style:font-weight-complex="bold"/>
    </style:style>
    <style:style style:name="T48" style:family="text">
      <style:text-properties style:text-underline-style="solid" style:text-underline-width="auto" style:text-underline-color="font-color" style:font-name-complex="Arial" style:language-complex="fa" style:country-complex="IR"/>
    </style:style>
    <style:style style:name="T49" style:family="text">
      <style:text-properties style:text-underline-style="solid" style:text-underline-width="auto" style:text-underline-color="font-color" fo:font-weight="bold" style:font-weight-asian="bold" style:font-name-complex="Arial"/>
    </style:style>
    <style:style style:name="T50" style:family="text">
      <style:text-properties style:text-underline-style="solid" style:text-underline-width="auto" style:text-underline-color="font-color" style:font-name-asian="Cambria" style:font-name-complex="Arial" style:font-weight-complex="bold"/>
    </style:style>
    <style:style style:name="T51" style:family="text">
      <style:text-properties fo:color="#121419" loext:opacity="100%" fo:font-weight="bold" fo:background-color="#ffffff" loext:char-shading-value="0" style:font-weight-asian="bold" style:font-name-complex="Arial" style:font-weight-complex="bold"/>
    </style:style>
    <style:style style:name="T52" style:family="text">
      <style:text-properties fo:color="#121419" loext:opacity="100%" style:font-name-complex="Arial"/>
    </style:style>
    <style:style style:name="T53" style:family="text">
      <style:text-properties fo:color="#121419" loext:opacity="100%" style:font-name-complex="Arial" style:font-weight-complex="bold"/>
    </style:style>
    <style:style style:name="T54" style:family="text">
      <style:text-properties fo:color="#121419" loext:opacity="100%" fo:font-style="italic" style:font-style-asian="italic" style:font-name-complex="Arial" style:font-style-complex="italic"/>
    </style:style>
    <style:style style:name="T55" style:family="text">
      <style:text-properties fo:color="#121419" loext:opacity="100%" fo:font-style="italic" fo:font-weight="bold" style:font-style-asian="italic" style:font-weight-asian="bold" style:font-name-complex="Arial" style:font-style-complex="italic" style:font-weight-complex="bold"/>
    </style:style>
    <style:style style:name="T56" style:family="text">
      <style:text-properties fo:color="#121419" loext:opacity="100%" fo:font-style="italic" style:text-underline-style="solid" style:text-underline-width="auto" style:text-underline-color="font-color" fo:font-weight="bold" style:font-style-asian="italic" style:font-weight-asian="bold" style:font-name-complex="Arial" style:font-style-complex="italic" style:font-weight-complex="bold"/>
    </style:style>
    <style:style style:name="T57" style:family="text">
      <style:text-properties fo:color="#121419" loext:opacity="100%" style:text-underline-style="solid" style:text-underline-width="auto" style:text-underline-color="font-color" fo:background-color="#ffffff" loext:char-shading-value="0" style:font-name-complex="Arial"/>
    </style:style>
    <style:style style:name="T58" style:family="text">
      <style:text-properties fo:background-color="#ffffff" loext:char-shading-value="0" style:font-name-complex="Arial"/>
    </style:style>
    <style:style style:name="T59" style:family="text">
      <style:text-properties fo:background-color="#ffffff" loext:char-shading-value="0" style:font-name-complex="Arial" style:font-weight-complex="bold"/>
    </style:style>
    <style:style style:name="T60" style:family="text">
      <style:text-properties fo:background-color="#ffffff" loext:char-shading-value="0" style:font-name-asian="Comic Sans MS" style:font-name-complex="Comic Sans MS"/>
    </style:style>
    <style:style style:name="T61" style:family="text">
      <style:text-properties style:font-name-asian="Comic Sans MS"/>
    </style:style>
    <style:style style:name="T62" style:family="text">
      <style:text-properties style:font-name-asian="Comic Sans MS" style:font-name-complex="Comic Sans MS"/>
    </style:style>
    <style:style style:name="T63" style:family="text">
      <style:text-properties style:font-name-asian="Comic Sans MS" style:font-name-complex="Comic Sans MS" style:font-weight-complex="bold"/>
    </style:style>
    <style:style style:name="T64" style:family="text">
      <style:text-properties fo:letter-spacing="-0.026cm" fo:language="tr" fo:country="TR" fo:font-style="italic" style:font-style-asian="italic" style:font-name-complex="Arial" style:font-style-complex="italic"/>
    </style:style>
    <style:style style:name="T65" style:family="text">
      <style:text-properties fo:color="#008000" loext:opacity="100%" fo:font-size="16pt" fo:language="none" fo:country="none" fo:font-weight="bold" style:letter-kerning="true" style:font-size-asian="16pt" style:font-weight-asian="bold" style:font-size-complex="16pt" style:font-weight-complex="bold"/>
    </style:style>
    <style:style style:name="T66" style:family="text">
      <style:text-properties fo:font-size="11.5pt" fo:letter-spacing="0.026cm" fo:font-style="italic" style:font-size-asian="11.5pt" style:font-style-asian="italic" style:font-name-complex="Arial" style:font-style-complex="italic"/>
    </style:style>
    <style:style style:name="T67" style:family="text">
      <style:text-properties fo:font-size="11.5pt" fo:letter-spacing="0.026cm" fo:language="tr" fo:country="TR" fo:font-style="italic" style:font-size-asian="11.5pt" style:font-style-asian="italic" style:font-name-complex="Arial" style:font-size-complex="11.5pt" style:font-style-complex="italic"/>
    </style:style>
    <style:style style:name="T68" style:family="text">
      <style:text-properties fo:font-size="11.5pt" fo:letter-spacing="0.026cm" style:font-size-asian="11.5pt" style:font-name-complex="Arial"/>
    </style:style>
    <style:style style:name="T69" style:family="text">
      <style:text-properties fo:font-size="11.5pt" fo:letter-spacing="0.026cm" style:font-size-asian="11.5pt" style:font-name-complex="Arial" style:font-size-complex="11.5pt"/>
    </style:style>
    <style:style style:name="T70" style:family="text">
      <style:text-properties fo:font-size="11.5pt" fo:letter-spacing="0.026cm" fo:font-weight="bold" style:font-size-asian="11.5pt" style:font-weight-asian="bold" style:font-name-complex="Arial" style:font-weight-complex="bold"/>
    </style:style>
    <style:style style:name="T71" style:family="text">
      <style:text-properties style:text-underline-style="wave" style:text-underline-width="auto" style:text-underline-color="font-color"/>
    </style:style>
    <style:style style:name="T72" style:family="text">
      <style:text-properties fo:color="#000000" loext:opacity="100%" style:font-name-asian="ＭＳ 明朝" style:font-name-complex="Arial"/>
    </style:style>
    <style:style style:name="T73" style:family="text">
      <style:text-properties fo:color="#000000" loext:opacity="100%" style:font-name-complex="Arial"/>
    </style:style>
    <style:style style:name="T74" style:family="text">
      <style:text-properties fo:color="#000000" loext:opacity="100%" fo:font-weight="bold" style:font-weight-asian="bold" style:font-name-complex="Arial"/>
    </style:style>
    <style:style style:name="T75" style:family="text">
      <style:text-properties fo:color="#ff0000" loext:opacity="100%" fo:font-weight="bold" style:font-weight-asian="bold" style:font-name-complex="Arial" style:font-weight-complex="bold"/>
    </style:style>
    <style:style style:name="T76" style:family="text">
      <style:text-properties style:font-name-asian="Cambria" style:font-name-complex="Arial"/>
    </style:style>
    <style:style style:name="T77" style:family="text">
      <style:text-properties fo:font-size="11pt" fo:language="tr" fo:country="TR" fo:font-style="italic" style:font-size-asian="11pt" style:font-style-asian="italic" style:font-name-complex="Arial" style:font-size-complex="11pt" style:font-style-complex="italic"/>
    </style:style>
    <style:style style:name="T78" style:family="text">
      <style:text-properties fo:font-size="11pt" fo:letter-spacing="0.026cm" style:text-underline-style="solid" style:text-underline-width="auto" style:text-underline-color="font-color" fo:font-weight="bold" style:font-size-asian="11pt" style:font-weight-asian="bold" style:font-name-complex="Arial" style:font-size-complex="11pt" style:font-weight-complex="bold"/>
    </style:style>
    <style:style style:name="T79" style:family="text">
      <style:text-properties fo:font-size="11pt" fo:letter-spacing="0.026cm" style:font-size-asian="11pt" style:font-name-complex="Arial" style:font-size-complex="11pt" style:font-weight-complex="bold"/>
    </style:style>
    <style:style style:name="T80" style:family="text">
      <style:text-properties fo:font-size="11pt" fo:letter-spacing="0.026cm" fo:font-weight="bold" style:font-size-asian="11pt" style:font-weight-asian="bold" style:font-name-complex="Arial" style:font-size-complex="11pt" style:font-weight-complex="bold"/>
    </style:style>
    <style:style style:name="T81" style:family="text">
      <style:text-properties fo:text-transform="uppercase" fo:font-weight="bold" style:font-weight-asian="bold" style:font-name-complex="Arial"/>
    </style:style>
    <style:style style:name="T82" style:family="text">
      <style:text-properties fo:text-transform="uppercase" style:font-name-complex="Arial"/>
    </style:style>
    <style:style style:name="T83" style:family="text">
      <style:text-properties fo:text-transform="uppercase" fo:color="#ff0000" loext:opacity="100%" fo:font-weight="bold" style:font-weight-asian="bold" style:font-name-complex="Arial"/>
    </style:style>
    <style:style style:name="T84" style:family="text">
      <style:text-properties fo:text-transform="uppercase" fo:color="#000000" loext:opacity="100%" style:font-name-complex="Arial"/>
    </style:style>
    <style:style style:name="T85" style:family="text">
      <style:text-properties fo:text-transform="uppercase" fo:color="#000000" loext:opacity="100%" fo:font-weight="bold" style:font-weight-asian="bold" style:font-name-complex="Arial"/>
    </style:style>
    <style:style style:name="T86" style:family="text">
      <style:text-properties fo:font-size="10.5pt" fo:letter-spacing="-0.018cm" fo:language="tr" fo:country="TR" fo:font-style="italic" style:font-size-asian="10.5pt" style:font-style-asian="italic" style:font-name-complex="Arial" style:font-size-complex="10.5pt" style:font-style-complex="italic"/>
    </style:style>
    <style:style style:name="T87" style:family="text">
      <style:text-properties fo:font-size="13pt" fo:letter-spacing="-0.007cm" style:letter-kerning="true" style:font-size-asian="13pt" style:font-name-complex="Arial" style:font-size-complex="13pt"/>
    </style:style>
    <style:style style:name="T88" style:family="text">
      <style:text-properties fo:font-size="13pt" fo:letter-spacing="-0.007cm" fo:font-style="italic" style:letter-kerning="true" style:font-size-asian="13pt" style:font-style-asian="italic" style:font-name-complex="Arial" style:font-size-complex="13pt" style:font-style-complex="italic"/>
    </style:style>
    <style:style style:name="T89" style:family="text">
      <style:text-properties fo:font-size="13pt" fo:letter-spacing="-0.007cm" fo:font-weight="bold" style:letter-kerning="true" style:font-size-asian="13pt" style:font-weight-asian="bold" style:font-name-complex="Arial" style:font-size-complex="13pt" style:font-weight-complex="bold"/>
    </style:style>
    <style:style style:name="T90" style:family="text">
      <style:text-properties fo:font-size="13pt" fo:letter-spacing="-0.005cm" style:letter-kerning="true" style:font-size-asian="13pt" style:font-name-complex="Arial" style:font-size-complex="13pt"/>
    </style:style>
    <style:style style:name="T91" style:family="text">
      <style:text-properties fo:font-size="13pt" fo:letter-spacing="-0.005cm" fo:font-weight="bold" style:letter-kerning="true" style:font-size-asian="13pt" style:font-weight-asian="bold" style:font-name-complex="Arial" style:font-size-complex="13pt"/>
    </style:style>
    <style:style style:name="T92" style:family="text">
      <style:text-properties fo:font-size="13pt" fo:letter-spacing="-0.005cm" style:text-underline-style="solid" style:text-underline-width="auto" style:text-underline-color="font-color" fo:font-weight="bold" style:letter-kerning="true" style:font-size-asian="13pt" style:font-weight-asian="bold" style:font-name-complex="Arial" style:font-size-complex="13pt"/>
    </style:style>
    <style:style style:name="T93" style:family="text">
      <style:text-properties fo:font-size="13pt" style:text-underline-style="solid" style:text-underline-width="auto" style:text-underline-color="font-color" fo:font-weight="bold" style:letter-kerning="true" style:font-size-asian="13pt" style:font-weight-asian="bold" style:font-name-complex="Arial" style:font-size-complex="13pt"/>
    </style:style>
    <style:style style:name="T94" style:family="text">
      <style:text-properties fo:font-size="13pt" fo:font-weight="bold" style:letter-kerning="true" style:font-size-asian="13pt" style:font-weight-asian="bold" style:font-name-complex="Arial" style:font-size-complex="13pt"/>
    </style:style>
    <style:style style:name="T95" style:family="text">
      <style:text-properties fo:letter-spacing="0.009cm" fo:language="tr" fo:country="TR" fo:font-style="italic" fo:font-weight="bold" style:font-style-asian="italic" style:font-weight-asian="bold" style:font-name-complex="Arial" style:font-weight-complex="bold"/>
    </style:style>
    <style:style style:name="T96" style:family="text">
      <style:text-properties fo:letter-spacing="0.009cm" fo:language="tr" fo:country="TR" fo:font-style="italic" style:font-style-asian="italic" style:font-name-complex="Arial"/>
    </style:style>
    <style:style style:name="T97" style:family="text">
      <style:text-properties fo:letter-spacing="0.009cm" fo:language="tr" fo:country="TR" fo:font-style="italic" style:font-style-asian="italic" style:font-name-complex="Arial" style:font-style-complex="italic"/>
    </style:style>
    <style:style style:name="T98" style:family="text">
      <style:text-properties fo:language="none" fo:country="none" style:language-asian="none" style:country-asian="none" style:font-name-complex="Arial"/>
    </style:style>
    <style:style style:name="T99" style:family="text">
      <style:text-properties fo:language="none" fo:country="none" fo:font-weight="bold" style:language-asian="none" style:country-asian="none" style:font-weight-asian="bold" style:font-name-complex="Arial"/>
    </style:style>
    <style:style style:name="T100" style:family="text">
      <style:text-properties fo:language="none" fo:country="none" fo:font-weight="bold" style:font-name-asian="Comic Sans MS" style:language-asian="none" style:country-asian="none" style:font-weight-asian="bold" style:font-name-complex="Comic Sans MS"/>
    </style:style>
    <style:style style:name="T101" style:family="text">
      <style:text-properties fo:language="none" fo:country="none" fo:font-style="italic" style:language-asian="none" style:country-asian="none" style:font-style-asian="italic" style:font-name-complex="Arial"/>
    </style:style>
    <style:style style:name="T102" style:family="text">
      <style:text-properties style:font-name="Lato"/>
    </style:style>
    <style:style style:name="T103" style:family="text">
      <style:text-properties style:font-name="Lato" fo:language="tr" fo:country="TR"/>
    </style:style>
    <style:style style:name="T104" style:family="text">
      <style:text-properties style:font-name="Lato" style:font-name-complex="Arial"/>
    </style:style>
    <style:style style:name="T105" style:family="text">
      <style:text-properties style:font-name="Lato" style:text-underline-style="solid" style:text-underline-width="auto" style:text-underline-color="font-color" style:font-name-complex="Arial"/>
    </style:style>
    <style:style style:name="T106" style:family="text">
      <style:text-properties style:font-name="Lato" fo:font-weight="bold" style:font-weight-asian="bold"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Ahir Zamanın 656 Alameti</text:h>
      <text:h text:style-name="P47" text:outline-level="2">Harun Yahya (Adnan Oktar)</text:h>
      <text:p text:style-name="P27">Andolsun, onlara (kendilerini şirkten ve bozulmalardan) caydırıp vazgeçirtecek nice haberler geldi. (Ki her biri) Doruğunda-olgunlaşmış hikmettir. Fakat uyarmalar bir yarar sağlamıyor. (Kamer Suresi, 4-5)</text:p>
      <text:h text:style-name="P44" text:outline-level="1">İçindekiler</text:h>
      <text:p text:style-name="P2"><text:a xlink:type="simple" xlink:href="#B1" text:style-name="Internet_20_link" text:visited-style-name="Visited_20_Internet_20_Link"><text:span text:style-name="Internet_20_link"><text:span text:style-name="T102">Önsöz</text:span></text:span></text:a></text:p>
      <text:p text:style-name="P2"><text:a xlink:type="simple" xlink:href="#B2" text:style-name="Internet_20_link" text:visited-style-name="Visited_20_Internet_20_Link"><text:span text:style-name="Internet_20_link"><text:span text:style-name="T102">Peygamberimiz (sav), İslam Ahlakının Hicri 1400’lerde Hakim Olacağını Müjdelemiştir</text:span></text:span></text:a></text:p>
      <text:p text:style-name="P2"><text:a xlink:type="simple" xlink:href="#B3" text:style-name="Internet_20_link" text:visited-style-name="Visited_20_Internet_20_Link"><text:span text:style-name="Internet_20_link"><text:span text:style-name="T103">Hz. Mehdi (as)’ı İnkar Edenlerin Durumu</text:span></text:span></text:a></text:p>
      <text:p text:style-name="P2"><text:a xlink:type="simple" xlink:href="#B4" text:style-name="Internet_20_link" text:visited-style-name="Visited_20_Internet_20_Link"><text:span text:style-name="Internet_20_link"><text:span text:style-name="T103">Hz. Mehdi (as)’ın Soyu (Nesebi) </text:span></text:span></text:a></text:p>
      <text:p text:style-name="P2"><text:a xlink:type="simple" xlink:href="#B5" text:style-name="Internet_20_link" text:visited-style-name="Visited_20_Internet_20_Link"><text:span text:style-name="Internet_20_link"><text:span text:style-name="T103">Hz. Mehdi (as)’ın Doğumu</text:span></text:span></text:a></text:p>
      <text:p text:style-name="P2"><text:a xlink:type="simple" xlink:href="#B6" text:style-name="Internet_20_link" text:visited-style-name="Visited_20_Internet_20_Link"><text:span text:style-name="Internet_20_link"><text:span text:style-name="T103">Hz. Mehdi (as) ve İstanbul</text:span></text:span></text:a></text:p>
      <text:p text:style-name="P2"><text:a xlink:type="simple" xlink:href="#B7" text:style-name="Internet_20_link" text:visited-style-name="Visited_20_Internet_20_Link"><text:span text:style-name="Internet_20_link"><text:span text:style-name="T103">Hz. Mehdi (as)’ın Çıkış Zamanı</text:span></text:span></text:a></text:p>
      <text:p text:style-name="P2"><text:a xlink:type="simple" xlink:href="#B8" text:style-name="Internet_20_link" text:visited-style-name="Visited_20_Internet_20_Link"><text:span text:style-name="Internet_20_link"><text:span text:style-name="T103">Hz. Mehdi (as)’ın Zuhuru ve Tanınması</text:span></text:span></text:a></text:p>
      <text:p text:style-name="P2"><text:a xlink:type="simple" xlink:href="#B9" text:style-name="Internet_20_link" text:visited-style-name="Visited_20_Internet_20_Link"><text:span text:style-name="Internet_20_link"><text:span text:style-name="T103">Halkın Büyük Kısmının Başta Onu Tanıyamaması</text:span></text:span></text:a></text:p>
      <text:p text:style-name="P2"><text:a xlink:type="simple" xlink:href="#B10" text:style-name="Internet_20_link" text:visited-style-name="Visited_20_Internet_20_Link"><text:span text:style-name="Internet_20_link"><text:span text:style-name="T103">Zamanı Geldiğinde Tanınır</text:span></text:span></text:a></text:p>
      <text:p text:style-name="P2"><text:a xlink:type="simple" xlink:href="#B11" text:style-name="Internet_20_link" text:visited-style-name="Visited_20_Internet_20_Link"><text:span text:style-name="Internet_20_link"><text:span text:style-name="T103">Hz. Mehdi (as)’ın İsmi</text:span></text:span></text:a></text:p>
      <text:p text:style-name="P2"><text:a xlink:type="simple" xlink:href="#B12" text:style-name="Internet_20_link" text:visited-style-name="Visited_20_Internet_20_Link"><text:span text:style-name="Internet_20_link"><text:span text:style-name="T103">Hz. Mehdi (as)’ın Fiziki Özellikleri - Genel Görünümü</text:span></text:span></text:a></text:p>
      <text:p text:style-name="P2"><text:a xlink:type="simple" xlink:href="#B13" text:style-name="Internet_20_link" text:visited-style-name="Visited_20_Internet_20_Link"><text:span text:style-name="Internet_20_link"><text:span text:style-name="T103">Hz. Mehdi (as)’ın Fiziki Özellikleri - Cildinin Güzelliği</text:span></text:span></text:a></text:p>
      <text:p text:style-name="P2"><text:a xlink:type="simple" xlink:href="#B14" text:style-name="Internet_20_link" text:visited-style-name="Visited_20_Internet_20_Link"><text:span text:style-name="Internet_20_link"><text:span text:style-name="T103">Hz. Mehdi (as)’ın Fiziki Özellikleri - Burnunun Güzelliği</text:span></text:span></text:a></text:p>
      <text:p text:style-name="P2"><text:a xlink:type="simple" xlink:href="#B15" text:style-name="Internet_20_link" text:visited-style-name="Visited_20_Internet_20_Link"><text:span text:style-name="Internet_20_link"><text:span text:style-name="T103">Hz. Mehdi (as)’ın Fiziki Özellikleri - Alnının Özellikleri</text:span></text:span></text:a></text:p>
      <text:p text:style-name="P2"><text:a xlink:type="simple" xlink:href="#B16" text:style-name="Internet_20_link" text:visited-style-name="Visited_20_Internet_20_Link"><text:span text:style-name="Internet_20_link"><text:span text:style-name="T103">Hz. Mehdi (as)’ın Fiziki Özellikleri - Yanağındaki Benin Özellikleri</text:span></text:span></text:a></text:p>
      <text:p text:style-name="P2"><text:a xlink:type="simple" xlink:href="#B17" text:style-name="Internet_20_link" text:visited-style-name="Visited_20_Internet_20_Link"><text:span text:style-name="Internet_20_link"><text:span text:style-name="T103">Hz. Mehdi (as)’ın Fiziki Özellikleri - Gözlerinin ve Kaşlarının Özellikleri</text:span></text:span></text:a></text:p>
      <text:p text:style-name="P2"><text:a xlink:type="simple" xlink:href="#B18" text:style-name="Internet_20_link" text:visited-style-name="Visited_20_Internet_20_Link"><text:span text:style-name="Internet_20_link"><text:span text:style-name="T103">Hz. Mehdi (as)’ın Fiziki Özellikleri - Saçının ve Sakalının Güzel Özellikleri</text:span></text:span></text:a></text:p>
      <text:p text:style-name="P2"><text:soft-page-break/><text:a xlink:type="simple" xlink:href="#B19" text:style-name="Internet_20_link" text:visited-style-name="Visited_20_Internet_20_Link"><text:span text:style-name="Internet_20_link"><text:span text:style-name="T103">Hz. Mehdi (as)’ın Fiziki Özellikleri - Bütün Vücudu Geniştir</text:span></text:span></text:a></text:p>
      <text:p text:style-name="P2"><text:a xlink:type="simple" xlink:href="#B20" text:style-name="Internet_20_link" text:visited-style-name="Visited_20_Internet_20_Link"><text:span text:style-name="Internet_20_link"><text:span text:style-name="T103">Hz. Mehdi (as)’ın Fiziki Özellikleri - Vücudundaki Belirleyici Ben ve İzler</text:span></text:span></text:a></text:p>
      <text:p text:style-name="P2"><text:a xlink:type="simple" xlink:href="#B21" text:style-name="Internet_20_link" text:visited-style-name="Visited_20_Internet_20_Link"><text:span text:style-name="Internet_20_link"><text:span text:style-name="T103">Hz. Mehdi (as)’ın Fiziki Özellikleri - Bedeni Gücü</text:span></text:span></text:a></text:p>
      <text:p text:style-name="P2"><text:a xlink:type="simple" xlink:href="#B22" text:style-name="Internet_20_link" text:visited-style-name="Visited_20_Internet_20_Link"><text:span text:style-name="Internet_20_link"><text:span text:style-name="T103">Hz. Mehdi (as)’ın Fiziki Özellikleri - Kemik Yapısı</text:span></text:span></text:a></text:p>
      <text:p text:style-name="P2"><text:a xlink:type="simple" xlink:href="#B23" text:style-name="Internet_20_link" text:visited-style-name="Visited_20_Internet_20_Link"><text:span text:style-name="Internet_20_link"><text:span text:style-name="T103">Hz. Mehdi (as)’ın Fiziki Özellikleri - Diğer Bazı Vücut Özellikleri</text:span></text:span></text:a></text:p>
      <text:p text:style-name="P2"><text:a xlink:type="simple" xlink:href="#B24" text:style-name="Internet_20_link" text:visited-style-name="Visited_20_Internet_20_Link"><text:span text:style-name="Internet_20_link"><text:span text:style-name="T103">Hz. Mehdi (as)’ın Çıkacağı Dönemin Genel Özellikleri</text:span></text:span></text:a></text:p>
      <text:p text:style-name="P2"><text:a xlink:type="simple" xlink:href="#B25" text:style-name="Internet_20_link" text:visited-style-name="Visited_20_Internet_20_Link"><text:span text:style-name="Internet_20_link"><text:span text:style-name="T103">Müslümanların Durumu</text:span></text:span></text:a></text:p>
      <text:p text:style-name="P2"><text:a xlink:type="simple" xlink:href="#B26" text:style-name="Internet_20_link" text:visited-style-name="Visited_20_Internet_20_Link"><text:span text:style-name="Internet_20_link"><text:span text:style-name="T103">Toplumsal Yapıda Çok Şiddetli Bozulma Yaşanır</text:span></text:span></text:a></text:p>
      <text:p text:style-name="P2"><text:a xlink:type="simple" xlink:href="#B27" text:style-name="Internet_20_link" text:visited-style-name="Visited_20_Internet_20_Link"><text:span text:style-name="Internet_20_link"><text:span text:style-name="T103">Ahlaki Bozulma Yaşanması</text:span></text:span></text:a></text:p>
      <text:p text:style-name="P2"><text:a xlink:type="simple" xlink:href="#B28" text:style-name="Internet_20_link" text:visited-style-name="Visited_20_Internet_20_Link"><text:span text:style-name="Internet_20_link"><text:span text:style-name="T103">Hz. Mehdi (as)’ın Çıkışını Haber Veren Büyük Olaylar Savaşlar</text:span></text:span></text:a></text:p>
      <text:p text:style-name="P2"><text:a xlink:type="simple" xlink:href="#B29" text:style-name="Internet_20_link" text:visited-style-name="Visited_20_Internet_20_Link"><text:span text:style-name="Internet_20_link"><text:span text:style-name="T103">Suriye’de Yaşanan Olaylar</text:span></text:span></text:a></text:p>
      <text:p text:style-name="P2"><text:a xlink:type="simple" xlink:href="#B30" text:style-name="Internet_20_link" text:visited-style-name="Visited_20_Internet_20_Link"><text:span text:style-name="Internet_20_link"><text:span text:style-name="T103">Mısır’da Yaşanan Olaylar</text:span></text:span></text:a></text:p>
      <text:p text:style-name="P2"><text:a xlink:type="simple" xlink:href="#B31" text:style-name="Internet_20_link" text:visited-style-name="Visited_20_Internet_20_Link"><text:span text:style-name="Internet_20_link"><text:span text:style-name="T103">Filistin’de Yaşanan Olaylar</text:span></text:span></text:a></text:p>
      <text:p text:style-name="P2"><text:a xlink:type="simple" xlink:href="#B32" text:style-name="Internet_20_link" text:visited-style-name="Visited_20_Internet_20_Link"><text:span text:style-name="Internet_20_link"><text:span text:style-name="T103">Katliamların Artması</text:span></text:span></text:a></text:p>
      <text:p text:style-name="P2"><text:a xlink:type="simple" xlink:href="#B33" text:style-name="Internet_20_link" text:visited-style-name="Visited_20_Internet_20_Link"><text:span text:style-name="Internet_20_link"><text:span text:style-name="T103">Hz. Mehdi (as)’ın Gelişini Müjdeleyen Mühim Olaylar</text:span></text:span></text:a></text:p>
      <text:p text:style-name="P2"><text:a xlink:type="simple" xlink:href="#B34" text:style-name="Internet_20_link" text:visited-style-name="Visited_20_Internet_20_Link"><text:span text:style-name="Internet_20_link"><text:span text:style-name="T103">Ekonomik Zorluklar</text:span></text:span></text:a></text:p>
      <text:p text:style-name="P2"><text:a xlink:type="simple" xlink:href="#B35" text:style-name="Internet_20_link" text:visited-style-name="Visited_20_Internet_20_Link"><text:span text:style-name="Internet_20_link"><text:span text:style-name="T103">Hz. Mehdi (as)’ın Çıkışını Haber Veren Doğa Olayları</text:span></text:span></text:a></text:p>
      <text:p text:style-name="P2"><text:a xlink:type="simple" xlink:href="#B36" text:style-name="Internet_20_link" text:visited-style-name="Visited_20_Internet_20_Link"><text:span text:style-name="Internet_20_link"><text:span text:style-name="T103">Hz. Mehdi (as)’ın Çıkışını Haber Veren Teknolojik Gelişmeler</text:span></text:span></text:a></text:p>
      <text:p text:style-name="P2"><text:a xlink:type="simple" xlink:href="#B37" text:style-name="Internet_20_link" text:visited-style-name="Visited_20_Internet_20_Link"><text:span text:style-name="Internet_20_link"><text:span text:style-name="T103">Hz. Mehdi (as)’ın Hayatındaki Bazı Dönemler - Bir Müddet Gözlerden Uzak Olur</text:span></text:span></text:a></text:p>
      <text:p text:style-name="P2"><text:a xlink:type="simple" xlink:href="#B38" text:style-name="Internet_20_link" text:visited-style-name="Visited_20_Internet_20_Link"><text:span text:style-name="Internet_20_link"><text:span text:style-name="T103">Hayatındaki Bazı Dönemler</text:span></text:span></text:a></text:p>
      <text:p text:style-name="P2"><text:a xlink:type="simple" xlink:href="#B39" text:style-name="Internet_20_link" text:visited-style-name="Visited_20_Internet_20_Link"><text:span text:style-name="Internet_20_link"><text:span text:style-name="T103">Zorluk ve Sıkıntılara Maruz Kalır</text:span></text:span></text:a></text:p>
      <text:p text:style-name="P2"><text:a xlink:type="simple" xlink:href="#B40" text:style-name="Internet_20_link" text:visited-style-name="Visited_20_Internet_20_Link"><text:span text:style-name="Internet_20_link"><text:span text:style-name="T103">Hz. Mehdi (as) Dünyaya Barış ve Huzur Getirecek, Tüm İnsanlar Tarafından Çok Sevilecek</text:span></text:span></text:a></text:p>
      <text:p text:style-name="P2"><text:a xlink:type="simple" xlink:href="#B41" text:style-name="Internet_20_link" text:visited-style-name="Visited_20_Internet_20_Link"><text:span text:style-name="Internet_20_link"><text:span text:style-name="T103">Hz. Mehdi (as)’ın Güzel Ahlakı</text:span></text:span></text:a></text:p>
      <text:p text:style-name="P2"><text:a xlink:type="simple" xlink:href="#B42" text:style-name="Internet_20_link" text:visited-style-name="Visited_20_Internet_20_Link"><text:span text:style-name="Internet_20_link"><text:span text:style-name="T103">Hz. Mehdi (as)’ın İlmi</text:span></text:span></text:a></text:p>
      <text:p text:style-name="P2"><text:a xlink:type="simple" xlink:href="#B43" text:style-name="Internet_20_link" text:visited-style-name="Visited_20_Internet_20_Link"><text:span text:style-name="Internet_20_link"><text:span text:style-name="T103">Mehdiyetin Anlamı ve Önemi Hz. Mehdi (as) Tarafından Açıklananacaktır</text:span></text:span></text:a></text:p>
      <text:p text:style-name="P2"><text:a xlink:type="simple" xlink:href="#B44" text:style-name="Internet_20_link" text:visited-style-name="Visited_20_Internet_20_Link"><text:span text:style-name="Internet_20_link"><text:span text:style-name="T103">Hz. Mehdi (as) ve Ehl-i Kitap</text:span></text:span></text:a></text:p>
      <text:p text:style-name="P2"><text:soft-page-break/><text:a xlink:type="simple" xlink:href="#B45" text:style-name="Internet_20_link" text:visited-style-name="Visited_20_Internet_20_Link"><text:span text:style-name="Internet_20_link"><text:span text:style-name="T103">Hz. Mehdi (as) Devrinde Din, Peygamberimiz (Sav) Devrindeki Haliyle Yaşanacaktır</text:span></text:span></text:a></text:p>
      <text:p text:style-name="P2"><text:a xlink:type="simple" xlink:href="#B46" text:style-name="Internet_20_link" text:visited-style-name="Visited_20_Internet_20_Link"><text:span text:style-name="Internet_20_link"><text:span text:style-name="T103">Ahir Zamandaki Bazı Cahil Müslümanların Durumu</text:span></text:span></text:a></text:p>
      <text:p text:style-name="P2"><text:a xlink:type="simple" xlink:href="#B47" text:style-name="Internet_20_link" text:visited-style-name="Visited_20_Internet_20_Link"><text:span text:style-name="Internet_20_link"><text:span text:style-name="T103">Hz. Mehdi (as)’ı Bize Tanıtan Diğer Hadisler</text:span></text:span></text:a></text:p>
      <text:p text:style-name="P2"><text:a xlink:type="simple" xlink:href="#B48" text:style-name="Internet_20_link" text:visited-style-name="Visited_20_Internet_20_Link"><text:span text:style-name="Internet_20_link"><text:span text:style-name="T103">Hz. İsa (as) ve Hz. Mehdi (as)</text:span></text:span></text:a></text:p>
      <text:p text:style-name="P2"><text:a xlink:type="simple" xlink:href="#B49" text:style-name="Internet_20_link" text:visited-style-name="Visited_20_Internet_20_Link"><text:span text:style-name="Internet_20_link"><text:span text:style-name="T103">Hz. Mehdi (as)’ın Talebelerinin Özellikleri</text:span></text:span></text:a></text:p>
      <text:p text:style-name="P2"><text:a xlink:type="simple" xlink:href="#B50" text:style-name="Internet_20_link" text:visited-style-name="Visited_20_Internet_20_Link"><text:span text:style-name="Internet_20_link"><text:span text:style-name="T103">Aralarından Ayrılanlar da Olur</text:span></text:span></text:a></text:p>
      <text:p text:style-name="P2"><text:a xlink:type="simple" xlink:href="#B51" text:style-name="Internet_20_link" text:visited-style-name="Visited_20_Internet_20_Link"><text:span text:style-name="Internet_20_link"><text:span text:style-name="T103">Hz. Mehdi (as) ve Ahir Zamandaki Önemli Şahıslar</text:span></text:span></text:a></text:p>
      <text:p text:style-name="P2"><text:a xlink:type="simple" xlink:href="#B52" text:style-name="Internet_20_link" text:visited-style-name="Visited_20_Internet_20_Link"><text:span text:style-name="Internet_20_link"><text:span text:style-name="T103">Deccal ile İlgili Alametler - Deccal’in Çıkış Zamanı</text:span></text:span></text:a></text:p>
      <text:p text:style-name="P2"><text:a xlink:type="simple" xlink:href="#B53" text:style-name="Internet_20_link" text:visited-style-name="Visited_20_Internet_20_Link"><text:span text:style-name="Internet_20_link"><text:span text:style-name="T103">Deccal Nasıl Tanınır?</text:span></text:span></text:a></text:p>
      <text:p text:style-name="P2"><text:a xlink:type="simple" xlink:href="#B54" text:style-name="Internet_20_link" text:visited-style-name="Visited_20_Internet_20_Link"><text:span text:style-name="Internet_20_link"><text:span text:style-name="T103">Deccalin Akılsız Taktikleri</text:span></text:span></text:a></text:p>
      <text:p text:style-name="P2"><text:a xlink:type="simple" xlink:href="#B55" text:style-name="Internet_20_link" text:visited-style-name="Visited_20_Internet_20_Link"><text:span text:style-name="Internet_20_link"><text:span text:style-name="T103">Deccal Dönemindeki Teknolojik Gelişmeler</text:span></text:span></text:a></text:p>
      <text:p text:style-name="P2"><text:a xlink:type="simple" xlink:href="#B56" text:style-name="Internet_20_link" text:visited-style-name="Visited_20_Internet_20_Link"><text:span text:style-name="Internet_20_link"><text:span text:style-name="T103">Hz. Mehdi (as) Döneminde Kan Akıtılmayacak, İslam Ahlakı İlmi Çalışmalarla Tüm Dünyaya Hakim Olacaktır</text:span></text:span></text:a></text:p>
      <text:p text:style-name="P2"><text:a xlink:type="simple" xlink:href="#B57" text:style-name="Internet_20_link" text:visited-style-name="Visited_20_Internet_20_Link"><text:span text:style-name="Internet_20_link"><text:span text:style-name="T103">İslam Ahlakının Dünya Hakimiyetini Müjdeleyen Ayetler</text:span></text:span></text:a></text:p>
      <text:p text:style-name="P2"><text:a xlink:type="simple" xlink:href="#B58" text:style-name="Internet_20_link" text:visited-style-name="Visited_20_Internet_20_Link"><text:span text:style-name="Internet_20_link"><text:span text:style-name="T103">Büyük İslam Alimlerinin Mehdiyete İşaret Ettiğini Bildirdikleri Ayetler</text:span></text:span></text:a></text:p>
      <text:h text:style-name="P44" text:outline-level="1"><text:bookmark-start text:name="B1"/>Önsöz</text:h>
      <text:p text:style-name="P10"><text:bookmark-end text:name="B1"/>Peygamber Efendimiz Hz. Muhammed (sav)’in hadis-i şeriflerinde ahir zaman ve bu kutlu dönemde yeryüzüne ikinci kez gelecek olan Hz. İsa (as) ile Hz. Mehdi (as) hakkında çok detaylı bilgiler bulunmaktadır. Hadislerde Hz. Mehdi (as)’ın zuhurundan önce dünyanın durumu, Hz. Mehdi (as)’ın zuhur yeri ve alametleri, fiziksel özellikleri, üstün ahlakı, talebeleri ve faaliyetleri, Hz. İsa (as) ile birlikte neler yapacakları, ahir zamanın diğer önemli şahısları ve daha bunun gibi çok sayıda ayrıntı bildirilmektedir.</text:p>
      <text:p text:style-name="P9"><text:span text:style-name="T19">Peygamberimiz (sav)’in ahir zamanla ilgili bu müjdelerinin muhakkak gerçekleşeceği konusunda Ehli Sünnet alimleri arasında tam bir mutabakat vardır. Hadis imamları Hz. Mehdi (as) hakkındaki hadislerin </text:span><text:span text:style-name="T20">"mütevatir"</text:span><text:span text:style-name="T19"> olduğunu bildirmişlerdir. </text:span><text:span text:style-name="T20">"Tevatür"</text:span><text:span text:style-name="T19">, kelime anlamı olarak </text:span><text:span text:style-name="T20">"kuvvetli haber, içinde yalan ihtimali olmayan ve bir cemaate dayanan kuvvetli haber"</text:span><text:span text:style-name="T19"> demektir. </text:span><text:span text:style-name="T30">(Büyük Lugat-Tür-Dav, 3003)</text:span><text:span text:style-name="T19"> Hadis bilimcilere göre; bir haber birçok kişi tarafından rivayet edilmişse buna </text:span><text:span text:style-name="T20">"mütevatir"</text:span><text:span text:style-name="T19"> haber denilir. Ayrıca hadis alimleri mütevatir kabul edilen hadislerin ravilerinin (hadisi nakleden kişiler) incelemeye dahi alınmayacağı, mütevatir hadise hiçbir sorgulama yapılmayacağı konusunda hemfikirdirler.</text:span></text:p>
      <text:p text:style-name="P9"><text:span text:style-name="T19">Dünyada hemen her gün yaşanan gelişmeler, içerisinde bulunduğumuz dönemin ‘Ahir Zaman‘ olduğunun ve </text:span><text:span text:style-name="T20">"Hz. İsa (as) ve Hz. Mehdi (as)’ın görev başında olduklarının ve onların </text:span><text:soft-page-break/><text:span text:style-name="T20">vesilesiyle yaşanacak altınçağın yaklaştığının"</text:span><text:span text:style-name="T19"> habercisi niteliğindedir. Ahir zaman alametleri hadislerde </text:span><text:span text:style-name="T20">"bir tesbihin taneleri gibi birbiri ardınca"</text:span><text:span text:style-name="T19"> sözleriyle ifade edildiği gibi arka arkaya gerçekleşmiş durumdadır ve hala da gerçekleşmektedir. Ahir zamanla ilgili hadislerin mütevatir olduğunun en önemli delillerinden biri de yüzlerce alametin birbiri ardına, son 30 yıl içinde tahakkuk etmiş olmasıdır.</text:span></text:p>
      <text:p text:style-name="P10">Mübarek Peygamberimiz (sav)’in bundan 1400 yıl önce haber verdiği olayların, üstelik de tam tarif ettiği şekilde günümüzde gerçekleşiyor olması, Allah’ın Peygamberimiz (sav)’e lütfettiği bir mucizedir. Tam Resulullah (sav)’in söylediği şekilde Hicri 1400’ün başlamasıyla birlikte Fırat’ın suyu kesilmiş; İran-Irak Savaşı yaşanmış; Kabe’de kanlı baskın olmuş; Ramazan Ayı’nda 15 gün arayla Ay ve Güneş tutulmaları olmuş; Afganistan işgal edilmiş; Irak işgal edilmiş; Bağdat alevlerle kuşatılmış; Halley Kuyruklu Yıldızı çıkmış; Irak’ın Kuveyt’i işgali sırasında petrol kuyularının ateşe verilmesiyle Doğu’dan bir ateş görülmüş; 11 Eylül’de Amerika‘daki ikiz kulelerin saldırıya uğramasıyla tozlu, dumanlı, karanlık bir fitne zuhur etmiş; Şam ve Mısır melikleri öldürülmüş; Azerbaycan işgal edilmiş; iki kuyruklu, diğer yıldızların ters yönünde hareket eden, çok parlak olan Lulin kuyruklu yıldızı görülmüş ve daha bu şekilde yüzlerce alamet tahakkuk etmiştir.</text:p>
      <text:h text:style-name="P44" text:outline-level="1"><text:bookmark-start text:name="B2"/>Peygamberimiz (sav), İslam Ahlakının Hicri 1400’lerde Hakim Olacağını Müjdelemiştir</text:h>
      <text:p text:style-name="P10"><text:bookmark-end text:name="B2"/>Peygamberimiz (sav)’in haber verdiği olayların hepsinin tahakkuk etmiş olması kadar önemli bir diğer bilgi de Resulullah (sav)’in dünyanın ömrü hakkında verdiği bilgidir. Peygamberimiz (sav) hadis-i şerifleriyle, İslam ümmetinin icabet ömrünün 7000 yıl olduğunu bildirmiş kendisine kadar da bu ömürden 5600 yılın geçtiğini açık bir şekilde ifade etmiştir. 7000’den 5600 çıktığında geriye 1400 kaldığına göre, ayette bildirilen Hz. İsa (as)’ın gelişi, Resulullah (sav)’in müjdelediği Hz. Mehdi (as)’ın çıkışı ve İslam ahlakının dünyaya hakim oluşu Hicri 1400’lerde gerçekleşecektir.</text:p>
      <text:p text:style-name="P10">Peygamberimiz (sav)’den rivayet edilen dünyanın ömrü ile ilgili söz konusu sekiz hadis, büyük İslam alimi Celaleddin Suyuti’nin eserinde yer almaktadır ve hadisler şöyledir.</text:p>
      <text:p text:style-name="P10">İbni Asakir diyor ki: Ebu Said Ahmed b. Muhammed Bağdadi (aradaki ravi silsilesi ile) rivayet etti. Enes b. Malik (ra)’dan O dedi ki, Resulullah (sav) buyurdu: Kim bir din kardeşinin Allah yolunda bir ihtiyacını görürse, Allah Teala onun için, gündüzlerini oruçla, gecelerini de ibadetle geçirmişçesine ŞU DÜNYANIN YEDİ BİN YILLIK ÖMRÜ MÜDDETİNCE SEVAP YAZAR.</text:p>
      <text:p text:style-name="P10">İbni Abiyy diyor ki: Ebu İshak, İbrahim b. Abdullah Nebti, (aradaki ravi silsilesi ile) rivayet etti. Enes b. Malik (ra)’dan O dedi ki, Resullullah (sav) buyurdu: DÜNYANIN ÖMRÜ, AHİRET GÜNLERİNDEN YEDİ GÜNDÜR. ALLAH TEALA BUYURDU Kİ: “SENİN RABBİNİN YANINDAKİ BİRGÜN, SİZİN SAYDIĞINIZ BİN YIL GİBİDİR.”</text:p>
      <text:p text:style-name="P10">İbni Ebi Dünya, Zemmil Emel’inde diyor ki: Ali b. Said, Hamza b. Hişan’dan, O da Said b. Cubeyr’den rivayet ettiler ki, DÜNYA, AHİRET HAFTALARINDAN BİR HAFTADIR.</text:p>
      <text:p text:style-name="P10">İbni Ebi Hatem, Tefsir’inde İbni Abbas’dan rivayet etti ki: DÜNYA, AHİRET HAFTALARINDAN BİR HAFTA OLUP, YEDİ BİN SENEDİR ve BUNUN ALTI BİNİ GEÇMİŞTİR.</text:p>
      <text:p text:style-name="P10"><text:soft-page-break/>İbni Abbas’dan sahih olarak nakledilen şöyle bir rivayet vardır. O DEDİ Kİ: DÜNYA YEDİ GÜNDÜR. HER BİR GÜN BİN YIL GİBİDİR. ve RESULULLAH (sav) de ONUN SONUNDA GÖNDERİLDİ.</text:p>
      <text:p text:style-name="P10">Ashabı Kiramın gördüğü bir rüya</text:p>
      <text:p text:style-name="P10">Tabarani Kebir’inde diyor ki, Ahmed b. Nadr el-Askeri ve Cafer b. Muhammed-ül Feryabi nakletmişler ki; (Ravi silsilesi ile) Dakkak b. Zeyd-i Cüheni’den rivayet ettiler. O dedi ki: Ben gördüğüm bir rüya’yı Resullullah (sav)’e anlattım. Bu rüyada Peygamber (sav) yedi basamaklı bir minberin en üst basamağında idi. O BUYURDU Kİ: YEDİ BASAMAKLI GÖRDÜĞÜN MİNBER ŞU DÜNYANIN ÖMRÜ OLAN YEDİ BİN SENEDİR, BEN de ONUN SON BİNİNDE OLACAĞIM.</text:p>
      <text:p text:style-name="P10">İbni Abd-il Hamid, Tefsir’inde diyor ki; Muhammed b. Fadl, Hammad b. Zeyd’den, O da Yahya b. Atik’den, O da Muhammed b. Sirin’den, O da Müslüman olmuş kitap ehli birisinden rivayet ettiler ki:ALLAH, GÖKLERİ ve YERLERİ ALTI GÜNDE YARATMIŞTIR. RABBİMİN YANINDA BİR GÜN, SİZİN DÜNYA HAYATINDA SAYDIĞINIZ BİN YIL GİBİDİR. ve DÜNYANIN ECELİ ALTI GÜNDÜR, YEDİNCİ GÜNDE KIYAMET KOPACAKTIR. ALTI GÜN GİTMİŞTİR ve SİZ YEDİNCİ GÜNDESİNİZ.</text:p>
      <text:p text:style-name="P10">Peygamber (s.a.v.) zamanında, Adem (a.s.)’dan beri 5600 yıl geçmiş olduğu</text:p>
      <text:p text:style-name="P10">Ahmed İbni Hanbel İlel’inde nakletti. İsmail b. Abdülkerim, Abdüssamed’den O da Vehb’den rivayet etti:</text:p>
      <text:p text:style-name="P14"><text:span text:style-name="T19">DÜNYADAN BEŞ BİN ALTI YÜZ YIL GEÇMİŞTİR. </text:span><text:span text:style-name="T34">(Ahir Zaman mehdisinin alametleri, Celaleddin Suyuti’nin tasnifinden Hadisler, Ali bin Hüsameddin El-Muttaki, sf. 88,89)</text:span></text:p>
      <text:p text:style-name="P10"> Peygamberimiz (sav) söz konusu hadis-i şeriflerinde özel bir takvime göre bir zaman bilgisi vermektedir. Nasıl ki, Hz. İsa (as)’ın doğum günü, Peygamberimiz (sav)’in Mekke’den Medine’ye hicreti bir takvim başlangıcı olarak alınarak Hicri ve Miladi takvimler oluşmuş ise, aynı bu şekilde Peygamberimiz (sav)’in de, o dönemde kullanılmakta olan belli bir takvime göre böyle bir hesaplama yapmış olması muhtemeldir. Şu an 2010 yılında olduğumuzu söylerken nasıl dünyanın yaşının 2010 yıl olduğunu kastetmiyorsak Peygamberimiz (sav) de, hadis-i şeriflerinde ümmetine dünyanın ömrünün 7000 yıl olduğunu, kendisine kadar da bu ömürden 5600 yıl geçtiği bilgisini verirken dünyanın başlangıcından itibarenki yaşını kastetmemektedir. Bu tarih; belki Hz. Nuh (as) ya da Hz. İbrahim (as)’ın doğumu, Hz. İbrahim (as) ’a peygamberlik görevinin verilmesi veya Hz. İbrahim (as)’ın bir yerden bir yere hicreti ya da Hz. Nuh (as)’ın gemiye binip tufanın başlaması ya da tufanın son bulması ya da başka peygamberlerin hayatlarında gerçekleşmiş benzeri başka birçok önemli olayın başlangıç ve bitiş tarihlerine göre belirlenmiş bir takvim üzerinden hesaplanmış olabilir.</text:p>
      <text:p text:style-name="P10">Burada önemli olan, Peygamberimiz (sav)’in söz konusu bu takvimin başlangıcı üzerinden Dünyanın ömrünün bu takvime göre 7000 yıl olduğunu ümmetine bildirmesi ve kendisine kadar da bu başlangıçtan itibaren 5600 yıl geçtiğini net bir şekilde bildirmiş olmasıdır.</text:p>
      <text:h text:style-name="P47" text:outline-level="2">7000-5600 = 1400</text:h>
      <text:p text:style-name="P27">Demek ki Peygamberimiz (sav)’in döneminde, Dünya’nın ömründen sadece 7000 yıllık dönemi kapsayan bir takvim kullanılıyordu. Peygamberimiz (sav) de bu takvimi esas alarak; kendi döneminden, İslam ümmetinin sonuna kadar olan döneme ait bazı bilgiler verdi.</text:p>
      <text:p text:style-name="P10"><text:soft-page-break/>Peygamberimiz (sav)'den rivayet edilen hadise dayalı olarak Suyuti Hazretleri'nin yaptığı açıklamada ümmetin ömrünün Hicri 1500'leri geçmeyeceği belirtilmektedir:</text:p>
      <text:p text:style-name="P14"><text:span text:style-name="T46">"BENİM ÜMMETİMİN ÖMRÜ 1500 SENEYİ PEK GEÇMEYECEK."</text:span><text:span text:style-name="T49"> </text:span><text:span text:style-name="T25">(Suyuti, el-Keşfu an Mücavezeti Hazihil Ümmeti el-Elfu, el-havi lil Fetavi, Suyuti. 2/248, tefsiri Ruhul Beyan. Bursevi. (Arapça) 4/262, Ahmed bin Hanbel, Kitâbu’l-İlel, sh. 89.)</text:span></text:p>
      <text:p text:style-name="P14"><text:span text:style-name="T25">Büyük ehl-i sünnet alimi </text:span><text:span text:style-name="T51">Berzenci Hazretleri</text:span><text:span text:style-name="T25"> ümmetin ömrünün Hicri 1500'ü geçmeyeceğini ifade eder:</text:span></text:p>
      <text:p text:style-name="P14"><text:span text:style-name="T19">“</text:span><text:span text:style-name="T46">BU ÜMMETİN ÖMRÜ BİN SENEYİ GEÇECEK, FAKAT BİN BEŞ YÜZ SENEYİ AŞMAYACAKTIR...” </text:span><text:span text:style-name="T25">(Kıyamet Alametleri, Medineli Allame Muhammed b. Resul el-Hüseyni el-Berzenci, Pamuk Yayıncılık, İstanbul, 2002, s. 299)</text:span></text:p>
      <text:p text:style-name="P4"> Son 1000 yılın en büyük müceddidi Said Nursi Hazretleri Müslümanların Allah'ın emri gelinceye kadar hak üzerinde olacaklarını ve 1506'lara kadar galibane olarak devam edeceğini 1545 tarihinde ise kıyametin kopmasının muhtemel olacağını (Doğrusunu Allah bilir) ifade etmektedir:</text:p>
      <text:p text:style-name="P15"><text:span text:style-name="T54">"Ümmetimden bir taife Allah'ın emri gelinceye kadar (kıyamete kadar) hak üzerinde olacaktır." </text:span><text:span text:style-name="T55">"Ümmetimden bir taife.." fıkrasının (bölümünün) makam-ı cifrîsi (cifir hesâbına göre olan netice, sayı değeri) 1542 (2117) ederek nihayet-i devamına (varlığının sonuna) îma eder. "Hak üzerinde olacaktır." (şedde sayılır) fıkrası dahi; makam-ı cifrîsi 1506 (2082), bu tarihe kadar zâhir ve aşikârane (açık ve ortada), belki galibane; sonra tâ 1542 (2117) ye kadar, gizli ve mağlubiyet içinde vazife-i tenviriyesine (aydınlatma görevine) devam edeceğine remze (işarete) yakın îma eder.</text:span><text:span text:style-name="T54"> </text:span><text:span text:style-name="T56">"Allah'ın emri gelinceye kadar" (şedde sayılır) fıkrası dahi; makam-ı cifrîsi 1545 (2120), kâfirin başında KIYAMET KOPMASINA îma eder. </text:span><text:span text:style-name="T54">(Kastamonu Lahikası, s. 33)</text:span></text:p>
      <text:p text:style-name="P14"><text:span text:style-name="T25">Hem ehli sünnet alimlerinden Berzenci ve İmam Suyuti Hazretleri'nin hem de Üstad'ın Peygamberimiz (sav)'den rivayet edilen hadisler doğrultusunda yaptıkları açıklamalara göre ümmetin ömrünün Hicri 1500'leri geçmeyeceği anlaşılmaktadır. </text:span><text:span text:style-name="T19">Bu bilgiler vesilesiyle Hz. Mehdi (as)’ın zuhur edeceği ve dolayısıyla da İslam ahlakının dünyaya hakim olacağı ahir zamanın, içinde bulunduğumuz bu yüzyıl olduğu yani Hicri 1400’ler olduğu açıkça görülmektedir.</text:span></text:p>
      <text:p text:style-name="P9">Ahir zaman hadislerini gizlemek isteyenlerin çabası boşunadır</text:p>
      <text:p text:style-name="P16"><text:span text:style-name="T19">Peygamberimiz (sav)’in hadislerinde, Ashab-ı Kiram döneminden itibaren Müslümanların Hz. İsa (as) ve Hz. Mehdi (as)’ın gelişini özlemle beklediklerinden bahsedilir. Hadislerde ayrıca Peygamberimiz (sav), o dönemde yaşayacak olan müminlere, </text:span><text:span text:style-name="T36">"karda sürünerek de olsa Hz. Mehdi (as) 'ı bulup ona uymaları</text:span><text:span text:style-name="T19">"nı bildirerek, bu kıymetli asra yetişenlere, Allah'ın lütfuna layık olmaya çalışmalarını öğütlemiştir.</text:span></text:p>
      <text:p text:style-name="P10">İşte bu kitabın hazırlanmasındaki amaçlardan biri de hem Hz. İsa (as) ve Hz. Mehdi (as) 'ı heyecanla bekleyen Müslümanların hem de bu konuyu merak eden tüm insanların, en doğru bilgilere ve en güvenilir, sahih kaynaklara ulaşabilmeleri; Peygamberimiz (sav)’in, asırlar boyu titizlikle nakledilerek günümüze ulaştırılan kıymetli hadislerinde bu mübarek şahıslar hakkında verilen önemli haberleri öğrenebilmeleridir. Bu vesileyle Müslümanlar, İslam dünyası ve yeryüzündeki tüm insanların huzuru için büyük önem taşıyan bu önemli gelişmeleri daha yakından takip edebilecek ve bu tarihi olaylara daha hızlı ve güzel bir şekilde hazırlanabileceklerdir.</text:p>
      <text:p text:style-name="P16"><text:span text:style-name="T19">Bu kitabın bir diğer amacı da Peygamber Efendimiz (sav)'den rivayet edilen ahir zaman ve Hz. Mehdi (as) ile ilgili hadis-i şerifleri bir araya getirerek, "Hz. Mehdi (as)’ın gelmeyeceğini", ya da "bir şahıs olarak değil şahsı manevi olarak geleceğini", ya da "geçmiş zamanda gelip </text:span><text:soft-page-break/><text:span text:style-name="T19">görevini tamamlayıp sonra da vefat ettiğini", ya da "bu yüzyılda değil, önümüzdeki yüzyıllarda geleceğini" iddia eden birtakım çevrelere ahir zaman alametlerinin iddialarının doğru olmadığının delillerini sunmaktır. Kitapta hadislerle ilgili hiçbir yorum ve açıklama yapılmamaktadır, çünkü </text:span><text:span text:style-name="T35">Peygamber Efendimiz (sav)’in ahir zaman ve Mehdiyet ile ilgili hadis-i şerifleri hiçbir açıklama ya da tefsir gerektirmeyecek kadar açık, net ve anlaşılırdır.</text:span></text:p>
      <text:h text:style-name="P47" text:outline-level="2">Ahir Zaman Müjdelerinin Sevincini Yaşamak</text:h>
      <text:p text:style-name="P10">Yüzyılımızda yaşayan bu tarihi şahısların çıkışını hasretle, ümitle, şevkle bekleyen samimi iman eden kişiler inşaAllah Hz. İsa (as) ve Hz. Mehdi (as)’ın yardımcılarından, dostlarından, yakınlarından olabilme şerefine erişebileceklerdir. Yeryüzündeki dinsiz akımlara karşı yürütecekleri fikri mücadelelerinde, tüm dünyaya İslam ahlakının yayılmasında, Türk-İslam dünyasının birlik olmasında, Hıristiyan ve Musevi dünyasının Kuran’a ve hak dine tabi olmasında inşaAllah Hz. İsa (as) ve Hz. Mehdi (as)’ın destekçilerinden olabileceklerdir.</text:p>
      <text:p text:style-name="P10">Bu mübarek şahısların yardımcılarından olup, tüm dünyanın hasret kaldığı adalet, barış, huzur, mutluluk, bolluk ve berekete kavuşmasına vesile olma şerefine erişmek, tüm insanlık için elbette ki çok büyük bir müjdedir. Allah’ın vadi haktır ve gerçekleşecektir.</text:p>
      <text:p text:style-name="P7">Allah'ın yardımıyla. O, dilediğine yardım eder. O, güçlü ve üstün olandır, esirgeyendir. (Bu,) Allah'ın va’didir; Allah, vadinden geri dönmez. Ancak insanların çoğu bilmezler. (Rum Suresi, 5-6)</text:p>
      <text:h text:style-name="P44" text:outline-level="1"><text:bookmark-start text:name="B3"/>Hz. Mehdi (as)’ı İnkar Edenlerin Durumu</text:h>
      <text:h text:style-name="P47" text:outline-level="2"><text:bookmark-end text:name="B3"/>1- Devrin İmamını Kabul Etmeden Ölen, Cahiliye Ölümü Üzerine Ölmüş Olur</text:h>
      <text:p text:style-name="P17"><text:span text:style-name="T25">Fuzeyl bin Yesar şöyle der: İmam Muhammed Bakır’ın şöyle buyurduğunu duydum: </text:span><text:span text:style-name="T20">“Her kim zamanının imamını tanımadan ölürse cahiliyet ölümü üzerine ölmüş olur. ve </text:span><text:span text:style-name="T25">her kim imamını tanırsa Kaim (Hz. Mehdi) aleyhisselam’ın zuhurunun erken veya geç olması, onun için fark etmez. ve her kim imamını tanıyarak ölürse Kaim (Hz. Mehdi) aleyhisselam’ın çadırında olanlar gibidir.” (Gaybetul Numani, sf. 407)</text:span></text:p>
      <text:h text:style-name="P47" text:outline-level="2"><text:soft-page-break/>2- Diğer İmamları Kabul Edip Hz. Mehdi (as)’ı İnkar Eden, Tüm Peygamberleri Kabul Edip Hz. Muhammed (sav)’i İnkar Etmiş Gibi Olur</text:h>
      <text:p text:style-name="P26">Onbirinci İmam Hasan Askari dedi ki: “Allah’ın peygamberinden sonraki imamları kabul edip Mehdi (as)’ı inkar eden kişi, tüm peygamberleri kabul eden, ama Muhammed (sav) reddeden kişi gibidir. ve her kim Allah’ın peygamberini (Muhammed (sav)) inkar ederse Allah’ın bütün peygamberlerini inkar etmiş gibi olur. Bizim sonuncumuza itaat etmeniz birincimize itaat etmeniz gibidir ve sonuncumuzu inkar etmeniz birincimizi inkar etmeniz gibidir. Dikkat edin! Doğrusu Mehdi için Allah’ın korudukları dışında, tüm insanların şüpheye düşeceği bir gayb olacaktır.” (Ithbatu’l-hudat, Şeyh Hurr el-Amili, sf. 427)</text:p>
      <text:h text:style-name="P47" text:outline-level="2">3- Peygamberimiz (sav), “Mehdi’yi İnkar Eden Beni İnkar Eder” Buyurmuştur</text:h>
      <text:p text:style-name="P27">Resulullah (sav) şöyle buyurmuştur: "Kâim, (kıyam edecek olan Mehdi) benim evlatlarımdandır. Adı, benim adım; künyesi, benim künyem; huyu, benim huyum ve davranışları da benim davranışlarım olacaktır. İnsanları benim dinime çağıracak, Allah’ın Kitabına davet edecektir. Ona itaat eden, bana itaat eder. Ona isyan eden bana isyan eder. Zuhurundan evvel onu inkar eden beni inkar etmiştir. Onu tekzip eden (yalanlayan) beni tekzip etmiştir. Onu tasdik eden, beni tasdik etmiştir. Onu (hz. Mehdi’yi) tekzip edenleri (yalanlayanları), onun (hz. Mehdi’nin) hakkındaki sözlerimi inkar edenleri ve ümmetimi saptıranları allah nezdinde şikayet edeceğim. Zalimler yakında işlerinin sonucunu göreceklerdir." (Bihar-ul Envar, c.51, s.73)</text:p>
      <text:p text:style-name="P27">Peygamber (sav) şöyle buyurmuştur: "Evlatlarımdan olan Mehdi’yi inkar eden beni inkar etmiştir." (Bihar-ul Envar, c.51, s.73)</text:p>
      <text:h text:style-name="P47" text:outline-level="2">4- Hz. Mehdi (as)’ı Beklemek İbadettir</text:h>
      <text:p text:style-name="P14"><text:span text:style-name="T59">Kaimimiz Mehdi (as)’ın arkadaşları arasında olmayı uman kişiler</text:span><text:span text:style-name="T58"> </text:span><text:span text:style-name="T21">onu beklemeli</text:span><text:span text:style-name="T58"> ve </text:span><text:span text:style-name="T25">şefkatli ve iyi davranışları benimsemelidir. (İmam Mehdi Hakkında Sorular ve Cevaplar, Seyid Hüseyin Hüseyni)</text:span></text:p>
      <text:p text:style-name="P16"><text:span text:style-name="T19">Emir’ul- Muminin Ali, Resulullah (sav)’den şöyle nakleder: </text:span><text:span text:style-name="T36">“İbadetlerin en üstünü Mehdi (as)’ın zuhurunu beklemektedir.” (</text:span><text:span text:style-name="T19">Yenabi’ul- Mevedde, s.493. el-Mehdi, s.201)</text:span></text:p>
      <text:h text:style-name="P47" text:outline-level="2">5- Allah, Miraçta Peygamberimiz (sav)’e Hz. Mehdi (as)’ı Göstermiş ve Hz. Mehdi (as)’ı Sevdiğini Söylemiştir</text:h>
      <text:p text:style-name="P9"><text:span text:style-name="T25">Abdullah bin Ömer bin Hattab'den, Resulullah (sav) şöyle buyurdu: Miraç gecesi Allah azze ve celle bana şöyle vahyetti: </text:span><text:span text:style-name="T26">"Ey Muhammed! Onları görmek ister misin</text:span><text:span text:style-name="T25">?" </text:span><text:span text:style-name="T26">"İsterim ya Rabbim!"</text:span><text:span text:style-name="T25"> dedim.</text:span></text:p>
      <text:p text:style-name="P16"><text:span text:style-name="T19">Şöyle buyurdu: </text:span><text:span text:style-name="T26">"Öyleyse biraz ilerle."</text:span><text:span text:style-name="T25"> </text:span><text:span text:style-name="T26">Biraz ilerleyince Ali bin Ebu Talib'i gördüm. Sonra Hasan, Hüseyn, Ali bin Hüseyn, Muhammed bin Ali, Cafer bin Muhammed, Musa bin Cafer, </text:span><text:soft-page-break/><text:span text:style-name="T26">Ali bin Musa, Muhammed bin Ali, Ali bin Muhammed, Hasan bin Ali ve </text:span><text:span text:style-name="T20">hüccet-i kaim'i (Hz. Mehdi (as)’ı) gördüm. Mehdi onların içinde parlayan yıldız gibiydi.</text:span></text:p>
      <text:p text:style-name="P9">Dedim ki: "Ey Rabbim! Kimdir bunlar?"</text:p>
      <text:p text:style-name="P9">Şöyle buyurdu<text:span text:style-name="T18">: "Onlar imamlardır. Bu da Kaim (Mehdi)’dir. Helalimi helal edecek, haramımı ise haram edecektir. Düşmanlarımdan da intikam alacaktır. Ey muhammed, onu sev, çünkü ben onu seviyorum, onu seveni de seviyorum." </text:span>(Şeyh Muhammed b.İbrahim-i Numani, Gaybet-i Numani s.97)</text:p>
      <text:h text:style-name="P47" text:outline-level="2">6- Hiçbir Şey Müslümanları Hz. Mehdi (as) ’a Tabi Olmaktan Alıkoymamalıdır</text:h>
      <text:p text:style-name="P9"><text:span text:style-name="T3">Hiçbir şey seni ona biat etmekten (onun talebesi olmaktan, ona tabi olmaktan) alıkoymasın</text:span><text:span text:style-name="T6">, seni engelleyenler her zaman fitneye sığınanlardır. Eğer konuşurlarsa şerr konuşurlar, eğer susarlarsa fasit ve fasıktırlar." </text:span><text:span text:style-name="T7">(Şeyh Muhammed b. İbrahim-i Numani, Gaybet-i Numani, s. 252)</text:span></text:p>
      <text:h text:style-name="P47" text:outline-level="2">7- Müslümanlar En Zor Koşullarda Dahi Olsa Hz. Mehdi (as)’ı Aramakla Yükümlüdür</text:h>
      <text:p text:style-name="P16"><text:span text:style-name="T37">Sizden ona (Hz. Mehdi (as) ’a) kim yetişirse, </text:span><text:span text:style-name="T35">kar üzerinde sürünerek dahi olsa ona gelsin.</text:span><text:span text:style-name="T37"> Ona katılsın. Zira o, Hz. Mehdi (as) 'dır. (İbn Mace, Fiten, B 34, H 4082; İbn Ebi Şeybe, c. VII, s. 527; Kitab-ül Burhan Fi Alamet-il Mehdiyy-il Ahir Zaman, s. 14)</text:span></text:p>
      <text:p text:style-name="P16"><text:span text:style-name="T37">Allah Resûlü (sav), Huzeyfetü'l-Yemani, "Bu sulhtan sonra ne olacak?" dediğinde de şöyle buyurmuşlardı: "Dalalete davet edilecek. İşte sen o gün </text:span><text:span text:style-name="T35">bir Halife (Hz. Mehdi (as) ) gördüğünde ağacın kökünü ısırarak da olsa (yani açlıktan çok çaresiz hale gelmiş dahi olsan) ölünceye kadar ona koş"</text:span><text:span text:style-name="T37"> buyurmuşlardı. (Ebu Avane, Müsned, 4:476)</text:span></text:p>
      <text:h text:style-name="P47" text:outline-level="2">8- Peygamberimiz (sav) Hz. Mehdi (as)’ı Terk Eden, Allah'ı Terk Etmiş Olur Demektedir</text:h>
      <text:p text:style-name="P3"><text:span text:style-name="T43">…</text:span><text:span text:style-name="T44"> </text:span><text:span text:style-name="T43">Bu ümmetin Mehdi’si de bizdendir. Benden sonra onlara sarılan şüphesiz ki Allah’ın kopmaz ipine sarılmıştır. </text:span><text:span text:style-name="T45">Onları (Mehdi (as) ve cemaatini) terk eden ise Allah’ı terk etmiş sayılır.</text:span><text:a xlink:type="simple" xlink:href="http://www.aliyyenveliyullah.com/kaynaklarda%20imam%20mehdi(af).asp#_ftn12%23_ftn12" text:style-name="Internet_20_link" text:visited-style-name="Visited_20_Internet_20_Link"> </text:a><text:span text:style-name="T43">(Isbat-ul Hüdat, c.2, s.526)</text:span></text:p>
      <text:h text:style-name="P44" text:outline-level="1"><text:bookmark-start text:name="B4"/>Hz. Mehdi (as)’ın Soyu (Nesebi)  </text:h>
      <text:h text:style-name="P47" text:outline-level="2"><text:bookmark-end text:name="B4"/>9- Hz. Mehdi (as)’ın Soy Ağacını Peygamberimiz (sav) Açıklamıştır</text:h>
      <text:p text:style-name="P16"><text:span text:style-name="T25">Mufaddıl dedi: "Ey Mevlam! Hz. (Mehdi as) zuhuru nasıldır?" (Sadık) dedi: "Ey Mufaddıl! Açığa çıkmak için şüpheli zuhur eder, namı yayılır, emri bilinir, ismiyle ve lakabıyla anılır, </text:span><text:span text:style-name="T19">nesebi açıklanır</text:span><text:span text:style-name="T25">, kabul eden ve etmeyen, tahkik edip yalanlayanların diline düşer ki; bahsedilen ispatlara uygun düşsün ve ona olan delillerimiz ispatlansın, </text:span><text:span text:style-name="T19">soyunu adını ve lakabını belirttik </text:span><text:soft-page-break/><text:span text:style-name="T19">ki, insanlar adını, soyunu ve lakabını bilmiyoruz demesinler diye dedesi peygamber (sav) adını verdik."</text:span><text:span text:style-name="T25"> (Bihar-ül Envar, cilt 53)</text:span></text:p>
      <text:h text:style-name="P47" text:outline-level="2">10- Peygamberimiz (sav)’in Soyundandır</text:h>
      <text:p text:style-name="P24">Kıyametin kopması için zamanda sadece bir günden başka vakit kalmamış da olsa Allah (cc) benim Ehl-i Beytimden (soyumdan) bir zatı (Hz. Mehdi (as) 'ı) gönderecek.</text:p>
      <text:p text:style-name="P24">(Sünen-i Ebu Davud, 5/92)</text:p>
      <text:p text:style-name="P9"><text:span text:style-name="T6">Hz. Mehdi (as) ile müjdelenin. O Kureyş'ten ve </text:span><text:span text:style-name="T3">Ehl-i Beytimden bir kişidir.</text:span><text:span text:style-name="T6"> </text:span><text:span text:style-name="T64">(Kitab-ul Burhan Fi Alamet-il Mehdiyy-il Ahir Zaman, s. 13)</text:span></text:p>
      <text:p text:style-name="P9"><text:span text:style-name="T3">Benim Ehl-i Beytimden bir şahıs (Hz. Mehdi (as) )</text:span><text:span text:style-name="T6"> bütün dünyaya hakim oluncaya kadar günler ve geceler gitmez.</text:span></text:p>
      <text:p text:style-name="P24">(En-Necmu's Sakıb, Ukayli)</text:p>
      <text:p text:style-name="P25">Bütün peygamberler birbirinin soyundandır. Hz. Mehdi (as) da hadislerin belirttiğine göre bu soydan gelmektedir. Halk arasında bu soydan gelenlere "seyyid" denmektedir. Hz. Mehdi (as) da seyyid olacaktır.</text:p>
      <text:p text:style-name="P25">Allah, Kuran'da birbirlerinin soyundan gelen elçilerden bahsetmektedir. Bu ayetler Hz. Mehdi (as)’ın da aynı soydan geleceğine işaret etmektedir.</text:p>
      <text:p text:style-name="P24">Gerçek şu ki, Allah, Adem'i, Nuh'u, İbrahim ailesini ve İmran ailesini alemler üzerine seçti; Onlar birbirlerinden (türeme tek) bir zürriyettir. Allah işitendir, bilendir. (Al-i İmran Suresi, 33-34)</text:p>
      <text:p text:style-name="P24">"Rabbimiz, ikimizi sana teslim olmuş (Müslümanlar) kıl ve soyumuzdan sana teslim olmuş (Müslüman) bir ümmet (ver). Bize ibadet yöntemlerini (yer veya ilkelerini) göster ve tevbemizi kabul et. Şüphesiz, Sen tevbeleri kabul eden ve esirgeyensin." (Bakara Suresi, 128)</text:p>
      <text:p text:style-name="P24">Babalarından, soylarından ve kardeşlerinden, kimini (bunlara kattık); onları da seçtik ve dosdoğru yola yöneltip-ilettik. (Enam Suresi, 87)</text:p>
      <text:h text:style-name="P47" text:outline-level="2">11- Hz. Ali’nin Soyundandır</text:h>
      <text:p text:style-name="P16"><text:span text:style-name="T25">Hz. Ali b. Ebu Talib şöyle buyuruyor: </text:span><text:span text:style-name="T19">"Vaat edilmiş Mehdi bizden olacaktır ve </text:span><text:span text:style-name="T25">ahir zamanda zuhur edecektir. Hiç bir millet arasında ondan başka beklenilen bir Mehdi yoktur." (Isbat-ül Hüdat, cilt 7, s.148)</text:span></text:p>
      <text:h text:style-name="P47" text:outline-level="2">12- Hz. Hasan’ın Soyundandır</text:h>
      <text:p text:style-name="P16"><text:span text:style-name="T25">“Hz. Mehdi, Fatima'nın evlatlarındandır ve </text:span><text:span text:style-name="T46">HASAN'IN SOYUNDANDIR</text:span><text:span text:style-name="T25">." (Ebu Davud, Hz. Mehdi, 1)</text:span></text:p>
      <text:p text:style-name="P16"><text:span text:style-name="T25">Hz. İmam Ali Naki şöyle buyurmuştur: "</text:span><text:span text:style-name="T46">BENDEN SONRA OĞLUM HASAN İMAMDIR ve HASAN’DAN SONRA da ADALETİ TÜM DÜNYAYI KAPLAYACAK OLAN OĞLU MEHDİ’DİR." </text:span><text:span text:style-name="T25">(Isbat-ül Hüdat, cilt 6, s.275)</text:span></text:p>
      <text:h text:style-name="P44" text:outline-level="1"><text:bookmark-start text:name="B5"/><text:soft-page-break/>Hz. Mehdi (as)’ın Doğumu</text:h>
      <text:h text:style-name="P47" text:outline-level="2"><text:bookmark-end text:name="B5"/>13- Doğumu Gizli, Yani Evde Olmuştur</text:h>
      <text:p text:style-name="P16"><text:span text:style-name="T25">İmam Zeyn-ul Abidin şöyle buyurmuştur: "Bizim Kaim'imiz (Hz. Mehdi (as) ile Allah'ın resulleri arasında bir takım benzerlikler vardır... </text:span><text:span text:style-name="T46">İBRAHİM (as) İLE, DOĞUMUNUN GİZLİ OLMASI (DOĞUMUNUN EVDE OLMASINDA)</text:span><text:span text:style-name="T25"> ...benzerliği vardır." (Kemal’ud-Din s. 322, 31. Bab, 3. hadis)</text:span></text:p>
      <text:p text:style-name="P16"><text:span text:style-name="T25">Hz. Ali b. Hüseyin Zeynel Abidin şöyle buyurur: "</text:span><text:span text:style-name="T46">KÂİM’İMİZİN (HZ. MEHDİ (as) 'IN) DOĞUMU İNSANLARA GİZLİ KALACAKTIR (yani, doğumu evde olacaktır) </text:span><text:span text:style-name="T25">..." (Bihar-ül Envar, cilt. 51, s. 135)</text:span></text:p>
      <text:h text:style-name="P47" text:outline-level="2">14- Büyük Bir Şehirde Doğmuş, Sonra Yine Büyük Bir Şehre Gitmiştir ve “Kara Köyü”Ndendir</text:h>
      <text:p text:style-name="P16"><text:span text:style-name="T46">MEHDİ, MEDİNE'DEN (BÜYÜK ŞEHİRDEN) ÇIKACAK ve MEKKE'YE GELECEK</text:span><text:span text:style-name="T25">. İnsanlar onu, kendi aralarından (tanıyıp) ortaya çıkaracaklar .... (Mer'iy b. Yusuf b. Ebi bekir b. Ahmet b. Yusuf el-Makdi'si "Feraidu Fevaidi'l Fikr Fi'l İmam El-Mehdi El-Muntazar)</text:span></text:p>
      <text:p text:style-name="P16"><text:span text:style-name="T22"><text:s/></text:span><text:span text:style-name="T25">MEHDİ (as)’ın </text:span><text:span text:style-name="T46">KARA KÖYÜNDEN ÇIKACAĞI</text:span><text:span text:style-name="T25"> söylenmiştir. (Mustafa Reşit Filizi, Risalet-ül Huruc ül Mehdi, s. 69)</text:span></text:p>
      <text:p text:style-name="P4">Peygamberimiz (sav)’den rivayet edilen hadislerde medine kelimesi kapalı bir üslup içinde kullanılmıştır. Yani Peygamberimiz (sav) medine kelimesini farklı farklı anlamlarıyla kullanmıştır. İslam aleminde ise çok fazla büyük şehir yani medine vardır. Bu nedenle söz konusu hadislerde geçen medine kelimesinin hangi anlamı taşıdığını ancak konuyla ilgili diğer rivayetleri inceleyerek anlamak mümkündür.</text:p>
      <text:p text:style-name="P15"><text:span text:style-name="T52">Örneğin yukarıda yer verdiğimiz hadiste Peygamberimiz (sav), Hz. Mehdi (as)’ın medineden, yani büyük bir şehirden çıkacağını bildirmekte, başka bir hadiste de Hz. Mehdi (as)’ın “</text:span><text:span text:style-name="T55">Kara köyünden çıkacağını</text:span><text:span text:style-name="T52">” ifade etmektedir. İmam Kurtubi’nin </text:span><text:span text:style-name="T55">Tezkire</text:span><text:span text:style-name="T52">’sinde ise </text:span><text:span text:style-name="T55">Hz. Mehdi (as)’ın, İslam ülkelerinin batı tarafından çıkacağı</text:span><text:span text:style-name="T52"> ifade edilmiştir. Bu ifade, Hz. Mehdi (as)’ın doğduğu büyük şehrin İslam ülkelerinin batı tarafında yer alan büyük bir şehir olduğunu göstermektedir.</text:span></text:p>
      <text:p text:style-name="P4">Başka bir hadiste ise Peygamberimiz (sav), karşısındaki kişiye Hz. Mehdi (as)’ın medineyi yani büyük bir şehri manen fethedeceğini söylemektedir. Rivayette Peygamberimiz (sav)’in karşısındaki kişi, çok fazla medine (yani büyük şehir) olduğundan Hz. Mehdi (as)’ın hangi medineyi yani hangi şehri manen fethedeceği konusunda şüpheye düşmüştür. Bu nedenle Peygamberimiz (sav)’e bu medinenin (büyük şehrin) hangisi olduğunu sormuştur.</text:p>
      <text:p text:style-name="P5">Peygamberimiz (sav) de cevap olarak bu medinenin (yani şehrin) İstanbul olduğunu söylemiştir.</text:p>
      <text:p text:style-name="P15"><text:span text:style-name="T53">Hz. İbni Amrdan (ra) rivayet edilmiştir</text:span><text:span text:style-name="T52">:</text:span></text:p>
      <text:p text:style-name="P4">Peygamberimiz (sav) buyurdu ki: Ey Ümmet! Altı şey vardır ki; onlar olmadan kıyamet kopmaz (altıncısı) medinenin (şehrin)fethi.</text:p>
      <text:p text:style-name="P4">-Denildi ki : Hangi medine? (Hangi şehir?)</text:p>
      <text:p text:style-name="P4"><text:soft-page-break/>-Buyurdu ki: Konstantiniyye.</text:p>
      <text:p text:style-name="P34">Hz. Mehdi (as)’ın doğduğu ve İslam aleminin batısında kalan şehir ile fethedeceği şehrin ayrı medineler yani ayrı şehirler olduğunu da yine rivayet edilen hadislere bakarak anlamamız mümkündür. Yani, Hz. Mehdi (as) İslam aleminin batısında yer alan büyük bir şehirde doğacak, daha sonra da İslam aleminin bir başka büyük şehri olan İstanbul’u manen fethedecektir.</text:p>
      <text:h text:style-name="P49" text:outline-level="2">15 - Peygamberimiz (sav), Hz. Mehdi (as)’ın Zuhur Yerinin Güzide, Yani İnsanların Beğendiği, Seçkin Bir Semt Olacağını Bildirmiştir</text:h>
      <text:p text:style-name="P36">Ebu Naim Abdullah bin Ömer (ra)’dan rivayet edilmiştir. Allah Rasulü (sav) şöyle buyurmuştur: “HZ. MEHDİ (A.S.) KERİME DENİLEN BİR KÖYDEN ÇIKAR.” (Nurul ebsar, Ehl-i Beyt, Oniki imam, kutuplar ve mezhep imamlarının menkıbeleri, Şeblenci, sf. 590)</text:p>
      <text:h text:style-name="P49" text:outline-level="2">16- Soyu Kafkasya'dan Gelir</text:h>
      <text:p text:style-name="P9"><text:span text:style-name="T18">Müslümanlardan bir zat (Hz. Mehdi (as) ) gelecek, BU ZATIN ŞEREFİ KAFKASYA'NIN EN ULU DAĞINDAN etrafa Güneş’in şuaı </text:span><text:span text:style-name="T25">(ışık hüzmeleri gibi) </text:span><text:span text:style-name="T29">gibi şulenisar olacaktır </text:span><text:span text:style-name="T25">(etrafa ışıltılar saçacaktır)</text:span><text:span text:style-name="T29">.</text:span><text:span text:style-name="T25"> (Osman Yüksel Serdengeçti, Mabedsiz Şehir, Serdengeçti Neşriyatı: VI, s.107)</text:span></text:p>
      <text:h text:style-name="P48" text:outline-level="2">17- Mekke ve Medine’den Değil, "Kar" Olan Bir Yerden Çıkar</text:h>
      <text:p text:style-name="P16"><text:span text:style-name="T25">Horasan tarafından bayraklar çıktığını gördüğünüzde, </text:span><text:span text:style-name="T46">KAR ÜZERİNDE SÜRÜNEREK de OLSA,</text:span><text:span text:style-name="T25"> o bayraklara katılınız, zira içlerinde Allah’ın halifesi Hz. Mehdi (as) vardır. (El-Kavlu’l Muhtasar fi Alamet-il Mehdiyy-il Muntazar, Hadis no. 35)</text:span></text:p>
      <text:p text:style-name="P12">Hadiste Mehdi (as) ’a ulaşmak için “kar üzerinde sürünerek de olsa” ifadesi kullanılmaktadır. Bu ifadeyle Peygamberimiz (sav) çok hikmetli bir şekilde, bazı kimselerin iddia ettiği gibi, Mekke veya Medine şehirlerinden değil, kar yağan, kar olan bir yerden çıkacağını anlatmaktadır.</text:p>
      <text:h text:style-name="P47" text:outline-level="2">18- Doğduğu Büyük Şehirden Çıkıp Köprüyü Geçerek İstanbul’a Gelecektir</text:h>
      <text:p text:style-name="P16"><text:span text:style-name="T22"><text:s/></text:span><text:span text:style-name="T25">Konstantiniyye’nin fethi sırasında sabah namazı için abdest alırken bir bayrak dikecek. </text:span><text:span text:style-name="T46">DENİZ İKİYE AYRILARAK SU KENDİLİĞİNDEN UZAKLAŞACAK ve AÇILAN YOLU TAKİP EDEN HZ. MEHDİ KARŞI KIYIYA GEÇECEKTİR.</text:span><text:span text:style-name="T25"> Sonra bir bayrak daha dikecek ve diyecek ki: "Ey insanlar, ibret alınız. Deniz Ben-i İsrail’e nasıl yol verdiyse bize de öyle yol verdi..." (El-Kavl-ül Muhtasar fi Alamet-il Mehdiyy-il Muntazar, s. 57)</text:span></text:p>
      <text:p text:style-name="P34">Hz. Mehdi (as)’ın denizde kuru bir yol açılacağı söylenerek bir köprüye de işaret edilmiş; Hz. Mehdi (as)’ın bir köprüden geçerek İstanbul’a geleceği haber verilmiştir</text:p>
      <text:h text:style-name="P47" text:outline-level="2"><text:soft-page-break/>19- Doğu Tarafından Çıkar</text:h>
      <text:p text:style-name="P16"><text:span text:style-name="T25">Hasan’ın evladından birisi </text:span><text:span text:style-name="T46">(HZ. MEHDİ (as) ) DOĞU TARAFINDAN ÇIKACAK</text:span><text:span text:style-name="T25">.... (Ali Bin Hüsamettin El Muttaki, Celaleddin Suyuti'nin Tasnifinden Hadisler – Ahir Zaman Mehdi’sinin Alametleri, s. 22)</text:span></text:p>
      <text:h text:style-name="P47" text:outline-level="2">20- Türk Milleti İçinden Çıkacaktır</text:h>
      <text:p text:style-name="P16"><text:span text:style-name="T62"><text:s/></text:span><text:span text:style-name="T46">HZ. MEHDÎ (as) RUM'DAN, TÜRKLERDEN</text:span><text:span text:style-name="T25"> (çünkü, eskiden Türkiye'ye “Diyar-ı Rum” deniliyordu) AYRILMAYACAKTIR. (İş'afü'r-Rağıbîn'den naklen Tılsımlar Mecmuası, Bediüzzaman Said Nursi, s. 212)</text:span></text:p>
      <text:h text:style-name="P47" text:outline-level="2">21- Kutsal Emanetlerin Olduğu Yerden, Yani İstanbul'dan Çıkar</text:h>
      <text:p text:style-name="P16"><text:span text:style-name="T46">PEYGAMBER (sav)’in SOFTAN BAYRAĞI ile ÇIKACAKTIR. O BAYRAK DÖRT KÖŞELİ OLUP, DİKİŞSİZDİR ve RENGİ de SİYAHTIR.</text:span><text:span text:style-name="T25"> Onda bir hicr (hale) bulunur. O Resulullah (sav)’in vefatından beri açılmamış olup Mehdi çıkınca açılacaktır. (Kitab-ül Burhan Fi Alamet-il Mehdiy-il Ahir Zaman, s. 23)</text:span></text:p>
      <text:p text:style-name="P16"><text:span text:style-name="T25">Alametlere gelince; </text:span><text:span text:style-name="T46">BERABERİNDE ALLAH RESULÜNÜN (sav) GÖMLEĞİ, KILICI, SANCAĞI BULUNACAKTIR.</text:span><text:span text:style-name="T25"> O sancak ki Peygamberin (sav) vefatından bugüne kadar hiç açılmamıştır... (Kıyamet Alametleri, s. 164)</text:span></text:p>
      <text:h text:style-name="P44" text:outline-level="1"><text:bookmark-start text:name="B6"/>Hz. Mehdi (as) ve İstanbul</text:h>
      <text:h text:style-name="P47" text:outline-level="2"><text:bookmark-end text:name="B6"/>22- İstanbul’u Manen, İlimle Fethedecektir</text:h>
      <text:p text:style-name="P27">Hz. İbni Amrdan (ra) rivayet edilmiştir:</text:p>
      <text:p text:style-name="P9"><text:span text:style-name="T19">Peygamberimiz (sav) buyurdu ki: “Ey Ümmet! Altı şey vardır ki; onlar olmadan kıyamet kopmaz, (altıncısı) MEDİNENİN (ŞEHRİN) FETHİ.”</text:span><text:span text:style-name="T20">DENİLDİ Kİ: HANGİ MEDİNE? (HANGİ ŞEHİR?)</text:span></text:p>
      <text:p text:style-name="P26">BUYURDU Kİ: KONSTANTİNİYYE (İSTANBUL).</text:p>
      <text:p text:style-name="P27">(Medineli Allâme Muhammed b. Resul el-Hüseynî el-Berzencî, Kıyamet Alametleri, 204 Ramuz-el Ehadis, 296)</text:p>
      <text:p text:style-name="P16"><text:span text:style-name="T25">Nuaym bin Hammad, Ebu Cafer'den şöyle rivayet etmiştir: "… Zulmü ve zalimleri engelleyecek, ülkeler düzelecek, </text:span><text:span text:style-name="T46">CENAB-I HAK KENDİSİNE İSTANBUL'U (MANEN) FETHETTİRECEKTİR."</text:span><text:span text:style-name="T25"> (Ukayli “En-Necmu’s-sakıb fi Beyanı Enne’l Mehdi min Evladı Ali b. Ebi Talib Ale’t-Temam ve’l kamal”)</text:span></text:p>
      <text:p text:style-name="P16"><text:span text:style-name="T46">ALLAH KONSTANTİNİYYE'Yİ (İSTANBUL'U) ÇOK SEVDİĞİ DOSTLARININ ELİYLE FETHEDECEK</text:span><text:span text:style-name="T25">... Onlardan hastalığı ve üzüntüyü kaldıracak. (Kıyamet Alametleri, s. 181)</text:span></text:p>
      <text:h text:style-name="P47" text:outline-level="2"><text:soft-page-break/>23- Bulunduğu Yerde Çok Sayıda Bayrak Olacaktır</text:h>
      <text:p text:style-name="P16"><text:span text:style-name="T25">Konstantiniyye'nin fethi sırasında, </text:span><text:span text:style-name="T46">SABAH NAMAZI İÇİN ABDEST ALIRKEN BİR BAYRAK DİKECEK</text:span><text:span text:style-name="T25">, deniz ikiye ayrılarak su kendiliğinden uzaklaşacak ve açılan yolu takip eden Hz. Mehdi, karşı kıyıya geçecektir. Sonra </text:span><text:span text:style-name="T46">BİR BAYRAK DAHA DİKECEK</text:span><text:span text:style-name="T25"> ve diyecek ki "Ey insanlar, ibret alınız. Deniz Ben-i İsrail'e nasıl yol verdiyse, bize de öylece yol verdi." (El-Kavlü'l Muhtasar fi Alamatil Mehdiyy-il Muntazar, s. 57)</text:span></text:p>
      <text:p text:style-name="P16"><text:span text:style-name="T65">24- HZ. MEHDİ (as)’ın KUTSAL EMANETLERLE ÇIKMASI, İSTANBUL’DAN</text:span><text:span text:style-name="T19"> </text:span><text:span text:style-name="T65">ÇIKACAĞINA İŞARETTİR</text:span></text:p>
      <text:p text:style-name="P16"><text:span text:style-name="T25">Abdullah b. Surefeden rivayet edildi ki: "</text:span><text:span text:style-name="T46">HZ. MEHDİ (as)’ın BERABERİNDE, SÜSLENMİŞ BİR HALDE PEYGAMBERİMİZ (sav)’in BAYRAĞI OLACAKTIR</text:span><text:span text:style-name="T25">." (Kitab-ül Burhan Fi Alamet-il Mehdiyy-il Ahir Zaman, s. 65)</text:span></text:p>
      <text:p text:style-name="P16"><text:span text:style-name="T25">Alametlere gelince; </text:span><text:span text:style-name="T46">BERABERİNDE ALLAH RESULÜNÜN (sav) GÖMLEĞİ, KILICI, SANCAĞI BULUNACAKTIR.</text:span><text:span text:style-name="T25"> O sancak ki Peygamberin (sav) vefatından bugüne kadar hiç açılmamıştır... (Kıyamet Alametleri, s. 164)</text:span></text:p>
      <text:h text:style-name="P47" text:outline-level="2">25- Bediüzzaman Hazretleri de Hz. Mehdi (as)’ın İstanbul’dan Çıkacağını Söylemiştir</text:h>
      <text:p text:style-name="P9"><text:span text:style-name="T13">Şimdi, Mehdi gibi eşhasın hakkındaki rivayatın ihtilafatı ve sırrı şudur ki: Ehadîsi tefsir edenler, metn-i ehadîsi tefsirlerine ve istinbatlarına tatbik etmişler. Meselâ: Merkez-i saltanat o vakit Şam'da veya Medine'de olduğundan, vukuat-ı Mehdiye veya Süfyaniyeyi Hz. merkez-i saltanat civarında olan Basra, Kûfe, Şam gibi yerlerde tasavvur ederek öyle tefsir etmişler. Hem de o eşhasın şahs-ı manevîsine veya temsil ettikleri cemaate ait âsâr-ı azîmeyi o eşhasın zâtlarında tasavvur ederek öyle tefsir etmişler ki, O EŞHAS-I HÂRİKA çıktıkları vakit bütün halk onları tanıyacak gibi bir şekil vermişler. Halbuki demiştik: Bu dünya tecrübe meydanıdır. Akla kapı açılır, fakat ihtiyarı elinden alınmaz. ÖYLE İSE O EŞHAS, hattâ o müthiş Deccal dahi çıktığı zaman çokları, hattâ kendisi de bidayeten Deccal olduğunu bilmez. Belki nur-u imanın dikkatiyle, O EŞHAS-I ÂHİRZAMAN TANINABİLİR.</text:span><text:span text:style-name="T14"> </text:span><text:span text:style-name="T4">(Sözler, s. 344)</text:span></text:p>
      <text:p text:style-name="P12">Bediüzzaman Hazretleri, son saltanat ve Halifeliğin merkezi İstanbul'da olduğu için Hz. Mehdi (as) ile ilgili olayların da bu şehirde gerçekleşeceğini bildirmiştir. Peygamberimiz (sav)’in hadislerini açıklayanlar, o dönemlerde saltanatın merkezi Basra, Şam, Kufe gibi yerlerde olduğu için Hz. Mehdi (as) ile ilgili olayların bu civarlarda gerçekleşeceğini düşünmüşlerdir. Ancak Bediüzzaman, son saltanat ve Halifeliğin merkezi İstanbul'da olduğu için Hz. Mehdi (as) ile ilgili olayların da bu şehirde gerçekleşeceğini bildirmiştir. Bu ifadelerle Bediüzzaman ahir zaman ile ilgili rivayet ve açıklamaların daha iyi anlaşılmasını sağlamaktadır.</text:p>
      <text:h text:style-name="P44" text:outline-level="1"><text:bookmark-start text:name="B7"/>Hz. Mehdi (as)’ın Çıkış Zamanı</text:h>
      <text:h text:style-name="P47" text:outline-level="2"><text:bookmark-end text:name="B7"/>26- Hz. Mehdi (as)’ın Gelişi Tüm İnsanlar İçin Bir Müjdedir</text:h>
      <text:p text:style-name="P16"><text:span text:style-name="T46">HZ. MEHDİ ile MÜJDELENİN.</text:span><text:span text:style-name="T25"> O Kureyş'ten ve Ehl-i Beyt'imden bir kişidir. O, insanların </text:span><text:soft-page-break/><text:span text:style-name="T25">ihtilaf ve sosyal sarsıntılar içinde bulundukları bir sırada çıkar.</text:span><text:span text:style-name="T26">.. (</text:span><text:span text:style-name="T25">Hz. Ebu Said el Hudri (ra) / Ramuz El-Ehadis 1. cilt, Sayfa 7, No 7 - Kitab-ül Burhan fi Alamet-il Mehdiyy-il Ahir Zaman, s. 13)</text:span></text:p>
      <text:h text:style-name="P47" text:outline-level="2">27- Peygamberimiz (sav), Hz. Mehdi (as)’ın Müjdelenmesi Gerektiğini Bildirmiştir</text:h>
      <text:p text:style-name="P16"><text:span text:style-name="T25">Ebu'l Hicaf da Peygamber'in (sav) üç defa şöyle buyurduğunu rivayet etmektedir: ''</text:span><text:span text:style-name="T46">HZ. MEHDİ (as) HUSUSUNDA MÜJDELER OLSUN SİZLERE</text:span><text:span text:style-name="T25">. </text:span><text:span text:style-name="T26">Halkın dağıldığı ve zorlukların baş gösterdiği zaman Hz. Mehdi (as) zuhur edecektir....”</text:span><text:span text:style-name="T20"> </text:span><text:span text:style-name="T25">(Peygamberin Ehl-i Beytinden Olan Hz. Mehdi (as) , s. 16; Bihar-ül Envar, cilt 51, s. 74)</text:span></text:p>
      <text:p text:style-name="P16"><text:span text:style-name="T46">EY İNSANLAR, MEHDİ'NİN ÇIKIŞI ile MÜJDELENİN. </text:span><text:span text:style-name="T26">Çünkü AIlah'ın vaadi gerçektir, boşa çıkmaz. O'nun hükmü geri çevrilmez. O, her şeyi hikmet üzere yapar ve her şeyi bilir.</text:span><text:span text:style-name="T25"> </text:span><text:span text:style-name="T26">Allah'ın fethi yakındır. (Yenabiu'l-Mevedde, Süleyman el-Hüseynî el-Kunduzî, s. 440)</text:span></text:p>
      <text:h text:style-name="P47" text:outline-level="2">28- Hz. Mehdi (as)’ın Çıkış Alametleri Birbiri Ardınca Gerçekleşir</text:h>
      <text:p text:style-name="P16"><text:span text:style-name="T25">Kıyamet alametleri birbirini takiben meydana gelir. </text:span><text:span text:style-name="T46">BİR DİZİDEKİ BONCUKLARIN ART ARDA KOPMASI GİBİ.</text:span><text:span text:style-name="T25"> (Ramuz-El Ehadis, 2776; Camiü’s-Sagir, s.3167)</text:span></text:p>
      <text:p text:style-name="P16"><text:span text:style-name="T46">ALAMETLER, AĞI KOPARILIP KAÇAN BALIKLARIN BİRBİRİNİ KOVALADIĞI GİBİ KOVALAR</text:span><text:span text:style-name="T25">. (Ölüm, Kıyamet ve Diriliş, İmam Şarani, s. 478)</text:span></text:p>
      <text:h text:style-name="P47" text:outline-level="2">29- Zuhuru Aniden Olacaktır</text:h>
      <text:p text:style-name="P16"><text:span text:style-name="T19">Kumait’ten; İmam Bakır’a gidip sordum: “Kaim Muhammed Mehdi ne zaman zuhur edecek?” Şöyle cevap verdi: “Aynı soru Allah’ın elçisinin önünde de sorulmuştu ve o şöyle demişti: </text:span><text:span text:style-name="T20">“Onun çıkışı aniden olan yeniden diriliş anına benzer.” </text:span><text:span text:style-name="T25">(İmam Mehdi Hakkında Sorular ve Cevaplar, Seyid Hüseyin Hüseyni)</text:span></text:p>
      <text:p text:style-name="P9"><text:span text:style-name="T6">Hz. İmam Rıza şöyle buyurdu: "...Babalarımdan nakledilmiştir ki, </text:span><text:span text:style-name="T3">HZ. MEHDİ (as) GİZLİCE ve ANİDEN ZUHUR EDECEKTİR</text:span><text:span text:style-name="T6">." </text:span><text:span text:style-name="T7">(Yenabi-ul Mevedde, c. 2, s.197)</text:span></text:p>
      <text:h text:style-name="P47" text:outline-level="2">30- Zulmün Arttığı Bir Dönemde Çıkar</text:h>
      <text:p text:style-name="P16"><text:span text:style-name="T25">Mehdi hususunda müjdeler olsun sizlere.  </text:span><text:span text:style-name="T46">HALKIN DAĞILDIĞI ve ZORLUKLARIN BAŞ GÖSTERDİĞİ ZAMAN MEHDİ ZUHUR EDECEKTİR.</text:span><text:span text:style-name="T25"> Zulüm ve sitemle dolan yeryüzünü adaletle dolduracaktır… (Bihar-ul Envar, cilt 51, s. 74)</text:span></text:p>
      <text:p text:style-name="P16"><text:span text:style-name="T46">KÜFÜR HER YANI İSTİLA EDİP HÜKMÜ CEMİYET İÇİNDE AŞİKARANE İŞLENMEDİKÇE, HZ. MEHDİ (as) ZUHUR ETMEZ</text:span><text:span text:style-name="T25">. Bu vakitte, vaki olan ise, küfrün istilasıdır. Onun kuvvetidir. </text:span><text:span text:style-name="T46">İSLAM'IN ve MÜSLÜMANLARIN DAHİ ZAAFIDIR. BU VAKİT, RESULULLAH (sav) EFENDİMİZİN, EHL-i İSLAM’IN GARİB DÜŞECEKLERİNİ ANLATTIĞI DEVİRDİR</text:span><text:span text:style-name="T25">…. (İmam-ı Rabbani, Mektubat-ı Rabbani, 2. cilt, 381. Mektup, s. 1184-1186) </text:span></text:p>
      <text:h text:style-name="P47" text:outline-level="2"><text:soft-page-break/>31- İnsanlar Hz. Mehdi (as)’ı İlk Olarak 30-40’lı Yaşlarında Tanımaya Başlar</text:h>
      <text:p text:style-name="P16"><text:span text:style-name="T46">YAŞI 30 ile 40 ARASINDA OLDUĞU HALDE GÖNDERİLECEKTİR...</text:span><text:span text:style-name="T25"> Mehdi benim evlatlarımdandır. 40 yaşlarındadır. (El-Kavlu'l Muhtasar Fi Alamatil Mehdiyy-il Muntazar, s. 41)</text:span></text:p>
      <text:h text:style-name="P47" text:outline-level="2">32- Hz. Mehdi (as)’ın Gelişinden Ümit Kesilmesi Mehdi (as)’ın Çıkış Alametidir</text:h>
      <text:p text:style-name="P16"><text:span text:style-name="T46">İNSANLARIN ÜMİTSİZ OLDUĞU ve "HİÇ MEHDİ FALAN YOKMUŞ" DEDİĞİ</text:span><text:span text:style-name="T25"> bir sırada Allah Hz. Mehdi (as) 'ı gönderir. (Kitab-ul Burhan fi-Alamet-il Mehdiyy-il Ahir Zaman, s. 55) </text:span></text:p>
      <text:p text:style-name="P9"><text:span text:style-name="T8">HALK TAM ZUHURDAN ÜMİDİNİ KESTİĞİ ANDA O (HZ. MEHDİ (as) ) ZUHUR EDECEKTİR!</text:span><text:span text:style-name="T6"> Onun zamanında yaşayıp ona yardım edenlere ne mutlu! Ona düşmanlık besleyip, ona ve onun emrine karşı çıkanlara ve onun düşmanlarından olanlara eyvahlar olsun! </text:span><text:span text:style-name="T7">(Şeyh Muhammed b. İbrahim-i Numani, Gaybet-i Numani s. 301)</text:span></text:p>
      <text:p text:style-name="P24">... HZ. MEHDİ (as) , Resulullah (sav)'ın bayrağı ile, insanların başlarına bela üzerine bela yağdığı ve ÇIKIŞINDAN ÜMİT KESİLDİĞİ BİR SIRADA ÇIKAR... (Ali Bin Husameddin el-Muttaki, Kitab-ul Burhan fi-Alamet-il Mehdiyy-il Ahir Zaman, s. 55)</text:p>
      <text:h text:style-name="P47" text:outline-level="2">33- Ümitsizliğin ve Acıların En Yoğun Olduğu Dönemde Çıkar</text:h>
      <text:p text:style-name="P9"><text:span text:style-name="T6">Davud bin Kesir-i Rıkki der ki: İmam Ebu Abdullah aleyhisselam'a şöyle arzettim: "...Bu emir (yani kıyam) (Hz. Mehdi (as) ) çok uzadı öyle ki, kalplerimiz daraldı ve derin hüzünden dolayı ölüyoruz." Buyurdu ki: </text:span><text:span text:style-name="T8">"BU ZUHUR, DAHA ÜMİTSİZ ve HÜZÜNÜN DAHA ÇOK OLDUĞU BİR ZAMANDA VUKU BULACAKTIR." </text:span><text:span text:style-name="T7">(Şeyh Muhammed b.İbrahim-i Numani, Gaybet-i Numani, s. 208)</text:span></text:p>
      <text:p text:style-name="P9"><text:span text:style-name="T6">... ONUN (HZ. MEHDİ (as) 'IN) ZUHURU ÜMİTSİZLİK ve YEİS ESNASINDADIR. </text:span><text:span text:style-name="T7">(Şeyh Muhammed b. İbrahim-i Numani, Gaybet-i Numani s. 274)</text:span></text:p>
      <text:h text:style-name="P47" text:outline-level="2">34- İnsanların Çoğunun Kararsız Kaldığı Bir Dönem Hz. Mehdi (as)’ın Çıkış Vaktidir</text:h>
      <text:p text:style-name="P9"><text:span text:style-name="T38">İmam Sadık’dan: </text:span><text:span text:style-name="T12">“</text:span><text:span text:style-name="T13">Zuhurundan önceki dönem uzun olduğu için yalnızca tek bir grup kararlı kalacak ve </text:span><text:span text:style-name="T12">başka bir grup “Henüz doğmadı!” diyecek. Başkaları diyecekler ki, “Doğdu ve öldü.” Diğerleri, </text:span><text:span text:style-name="T15">“İmam Mehdi, başkasının vücudunda yeniden geldi ve konuşuyor” diyerek günaha girecekler.”</text:span><text:span text:style-name="T12"> </text:span><text:span text:style-name="T38">(</text:span><text:span text:style-name="T67">Kemal'ud-Din, Cilt 2, bölüm 34:51)</text:span></text:p>
      <text:h text:style-name="P44" text:outline-level="1"><text:bookmark-start text:name="B8"/><text:soft-page-break/>Hz. Mehdi (as)’ın Zuhuru ve Tanınması</text:h>
      <text:h text:style-name="P47" text:outline-level="2"><text:bookmark-end text:name="B8"/>35- Hz. Mehdi (as)’ın Kim Olduğu Allah Katında Bellidir</text:h>
      <text:p text:style-name="P16"><text:span text:style-name="T25">... Ey Allah’ın kulları, Allah’tan korkun; </text:span><text:span text:style-name="T46">MEHDİ (as) ZUHUR EDİNCE, HERŞEYİ BIRAKIP MÜMKÜN OLAN HER VESİLEYLE ONA DOĞRU KOŞUNUZ. ZİRA O ALLAH’IN HALİFESİ ve BENİM VASİMDİR.</text:span><text:span text:style-name="T25"> (Bihar-ul Envar, cilt 51, s.65; Isbat-ul Hüdat, cilt 6, s. 382)</text:span></text:p>
      <text:h text:style-name="P47" text:outline-level="2">36- Hz. Mehdi (as)’ı Allah Mutlaka İnsanlara Tanıtacaktır</text:h>
      <text:p text:style-name="P16"><text:span text:style-name="T25">Ebu Abdullah (İmam Cafer-i Sadık) buyurdu ki: "Ey Hişam! Bana Amr bin Ubeyd'e ne yaptığını ve ona nasıl bir soru sorduğunu haber ver." Hişam (Sorulan bu soru üzerine Amr bin Ubeyd ile aralarında geçen diyaloğu anlattı.) Dedi ki: "Yoksa Allah; kalbi, bedenin diğer organlarının kuşkularını gidermek için mi var etmiştir?" (Amr bin Ubeyd) Dedi ki: "Evet!" Hişam dedi ki: "Allah Tebareke ve Teala senin bedeninin organlarını kendi başlarına bırakmamış, onlara doğruyu belirginleştiren, kuşkulu şeylerle ilgili kesin inancı ortaya koyan bir imam var etmiştir. </text:span><text:span text:style-name="T46">BUNU YAPAN ALLAH, BÜTÜN İNSANLARI, ŞAŞKINLIKLAR, KUŞKULAR ve İHTİLAFLAR İÇERİSİNDE BIRAKIR MI? ONLAR İÇİN BAŞVURACAKLARI, KUŞKULARI İÇİN ÇÖZÜM YOLLARI ARAYACAKLARI, ŞAŞKINLIKLARINI BERTARAF ETMESİ İÇİN SIĞINACAKLARI BİR İMAM TAYİN ETMEZ Mİ? SENİN ORGANLARININ ŞAŞKINLIĞINI ve KUŞKULARINI GİDERMEK İÇİN BAŞVURACAĞI BİR İMAM TAYİN EDERKEN, BÜTÜN İNSANLARI ŞAŞKINLIK ve KUŞKULAR İÇERİSİNDE UNUTUR MU?”</text:span><text:span text:style-name="T25"> Ebu Abdullah (İmam Cafer-i Sadık), güldü ve şöyle dedi: "Ey Hişam! Bunları sana kim öğretti? Dedim ki: "Bunları senden öğrenerek bir araya getirdim.” İmam buyurdu ki: "Allah'a yemin ederim ki bu, İbrahim ve Musa'nın suhuflarında yer alan gerçeklerdir." (Usul-i Kafi, Yakub bin İshak El Kuleyni, Cilt 1, s. 229)</text:span></text:p>
      <text:h text:style-name="P47" text:outline-level="2">37- Hz. Mehdi (as)’ın Zuhurunda Şüphe Yoktur</text:h>
      <text:p text:style-name="P16"><text:span text:style-name="T25">Ebu Hamzâ-i Somâli’den: Bir gün İmam Muhammed Bakır’ın yanında oturmuştum. Yanındakiler dağılıp gittikten sonra bana şöyle buyurdu: “</text:span><text:span text:style-name="T46">EY EBU HAMZA! ALLAH’IN YANINDA DEĞİŞMEYECEK OLAN KESİN HÜKÜMLERDEN BİRİ MEHDİMİZİN KIYAMIDIR</text:span><text:span text:style-name="T25">…" (Şeyh Muhammed b. İbrahim-i Numani, Gaybet-i Numani s. 90-91)</text:span></text:p>
      <text:h text:style-name="P47" text:outline-level="2">38- Hz. Mehdi (as) , Sahabe ve Tabiin Zamanında Dahi Şevkle Beklenmiştir</text:h>
      <text:p text:style-name="P16"><text:span text:style-name="T25">Hakem b. Üyeyne: "Muhammed b. Ali’ye dedim ki: </text:span><text:span text:style-name="T46">"SİZ EHL-i BEYT’TEN BİRİNİN (HZ. MEHDİ (as) ’IN) KIYAM EDECEĞİNİ ve HER YERİ ADALETLE DOLDURACAĞINI DUYDUK. ACABA DOĞRU MUDUR?" BUNUN ÜZERİNE, "BİZ de ÜMİT İÇİNDE ONU BEKLİYORUZ</text:span><text:span text:style-name="T25">" dedi. (El-Havi, cilt2, s.155)</text:span></text:p>
      <text:h text:style-name="P47" text:outline-level="2"><text:soft-page-break/>39- İnsanlar Hz. Mehdi (as)’ı Beklemekle ve Aramakla Yükümlüdürler</text:h>
      <text:p text:style-name="P16"><text:span text:style-name="T25">İmam Muhammed Taki Abdulazim Haseni’ye şöyle buyurdu: "</text:span><text:span text:style-name="T46">KÂİM, VAAT EDİLMİŞ MEHDİ’DİR. GAYBETİ ZAMANINDA ONU BEKLEMEK, ZUHUR EDİNCE de ONA İTAAT ETMEK GEREKİR.</text:span><text:span text:style-name="T25">.. Allah’a andolsun ki, eğer kıyametin kopmasına bir gün dahi kalsa, Allah, Mehdi zuhur etsin ve yeryüzünü zulümle dolduğu gibi adaletle doldursun diye o günü uzatır..." (Bihar-ul Envar, cilt 51, s.156; Isbat-ül Hüdat, cilt 6, s.420)</text:span></text:p>
      <text:h text:style-name="P47" text:outline-level="2">40- Allah, Dünyanın Son Günü Dahi Olsa, Hz. Mehdi (as)’ın Zuhuru İçin O Günü Uzatacaktır</text:h>
      <text:p text:style-name="P16"><text:span text:style-name="T25">Benim Ehl-i Beytimden bir şahıs (Hz. Mehdi (as) ) bütün dünyaya hakim oluncaya kadar</text:span><text:span text:style-name="T46"> GÜNLER ve GECELER GİTMEZ</text:span><text:span text:style-name="T25">. (En-Necmu's Sakıb, Ukayli)</text:span></text:p>
      <text:p text:style-name="P16"><text:span text:style-name="T46">EĞER DÜNYADAN BİR GECE BİLE KALSA, ALLAH ONU UZATIR</text:span><text:span text:style-name="T25"> ve Ehl-i Beytimden birisini (Hz. Mehdi) melik kılardı. (Kitab-ül Burhan Fi Alamet-il Mehdiyy-il Ahir Zaman, s. 10)</text:span></text:p>
      <text:p text:style-name="P16"><text:span text:style-name="T46">DÜNYADA TEK BİR GÜN KALSA BİLE (KIYAMET KOPMADAN) ALLAH O GÜNÜ UZATACAK,</text:span><text:span text:style-name="T25"> adı adıma, babasının adı da babamın adına uygun </text:span><text:span text:style-name="T46">EHL-i BEYT’İMDEN MUTLAKA BİR KİMSE (Hz. Mehdi (as) ) GELECEK</text:span><text:span text:style-name="T25">.... (Ebu Davud ve Tırmizi / Büyük Hadis Külliyatı, Rudani 5. cilt, s. 365)</text:span></text:p>
      <text:h text:style-name="P47" text:outline-level="2">41- İman Edenlerle Münafıkların Tam Olarak Açığa Çıkmasından Sonra Hz. Mehdi (as) Zuhur Eder</text:h>
      <text:p text:style-name="P16"><text:span text:style-name="T25">Süleyman bin Bilâl der ki: "İmam Cafer-i Sadık babasından, o da dedesinden nakleder ki, Hz. Hüseyin şöyle buyurdu: Bir gün adamın biri Emirülmüminin Ali'nin yanına gelerek: "Ey Emirülmüminin! Bize şu Mehdi'nizden bahseder misin?” diye arzedince şöyle buyurdu: </text:span><text:span text:style-name="T46">"GİTMESİ GEREKENLER GİDİP de MÜMİNLER AZALDIĞINDA ve FİTNECİLER GİTTİĞİNDE İŞTE ORADA (YANİ UZAK BİR YERDE ZUHUR EDECEKTİR.)</text:span><text:span text:style-name="T25">"  (Şeyh Muhammed b. İbrahim-i Numani, Gaybet-i Numani, s.250)</text:span></text:p>
      <text:h text:style-name="P44" text:outline-level="1"><text:bookmark-start text:name="B9"/>Halkın Büyük Kısmının Başta Onu Tanıyamaması</text:h>
      <text:h text:style-name="P47" text:outline-level="2"><text:bookmark-end text:name="B9"/>42- Halkın Büyük Çoğunluğu İlk Başta Onu Tanımaz</text:h>
      <text:p text:style-name="P16"><text:span text:style-name="T25">Hz. İmam Hüseyin'in şöyle buyurduğu rivayet olunmuştur: "Hz. Mehdi (as) </text:span><text:span text:style-name="T46">KIYAM ETTİĞİNDE HALK ONU TANIMAYACAKTIR</text:span><text:span text:style-name="T25">...” (Ikd-üd Dürer, s. 41)  </text:span></text:p>
      <text:h text:style-name="P47" text:outline-level="2">43- O Halkı Çok İyi Tanır, Ama Halkın Çoğu Onu Tanımaz</text:h>
      <text:p text:style-name="P16"><text:span text:style-name="T46">AMA HÜCCET (HZ. MEHDİ (as) ) HALKI TANIR, HALK İSE ONU TANIYAMAZ</text:span><text:span text:style-name="T25">. </text:span><text:span text:style-name="T46">TIPKI YUSUF GİBİ. YUSUF HALKI TANIDIĞI HALDE ONLAR YUSUF'U İNKAR EDERLERDİ.</text:span><text:span text:style-name="T25"> Sonra Hz. Ali </text:span><text:soft-page-break/><text:span text:style-name="T25">şu ayeti okudu: "Kullara yazıklar olsun, Resül onlara geldikçe onunla alay ediyorlardı." (Şeyh Muhammed b. İbrahim-i Numani, Gaybet-i Numani, s. 162)</text:span></text:p>
      <text:h text:style-name="P47" text:outline-level="2">44- Hz. Mehdi (as) Halktan Bir Kişi Gibi Davranacağı İçin İlk Başta Tanınmaz</text:h>
      <text:p text:style-name="P16"><text:span text:style-name="T25">İmam Sadık şöyle buyurmaktadır: Bu işin sahibinin (Hz. Mehdi (as)’ın), Yusuf (as) ’a benzerliği bulunmaktadır. Çünkü Yusuf (as) kardeşlerini tanımıştı, ancak kardeşleri onu gördükleri zaman, </text:span><text:span text:style-name="T46">KENDİNİ TANITINCAYA KADAR ONU TANIMAMIŞLARDI... HALBUKİ O [HZ. MEHDİ(AS)], ONLARIN ÇARŞILARINDA GİDER GELİR. TOPLANTILARINDA HALILARININ ÜZERİNE AYAK BASAR.</text:span><text:span text:style-name="T25"> Allah’ın izni ile kendini tanıtıncaya kadar onlar onu (Hz. Mehdi (as)’ı) tanımayacaklar. (Mucem-ul Ehadisi İmam Mehdi, cilt. 3)</text:span></text:p>
      <text:h text:style-name="P47" text:outline-level="2">45- İlk Başlarda İnsanların Büyük Bir Bölümü Hz. Mehdi (as) ’dan Uzak Duracaktır</text:h>
      <text:p text:style-name="P14"><text:span text:style-name="T46">KOYUNLARIN ÇOBANLARINDAN KAÇMASI GİBİ İNSANLAR ONDAN (HZ. MEHDİ (as) ’DAN) KAÇACAKLARDIR...</text:span><text:span text:style-name="T25"> Daha sonra insanlar her yerde bir ıslahatçı aramaya başlarlar. Ancak ondan başka kendilerine yardım edecek birini bulamadıklarından, ona koşmaya başlarlar... (Bihar ul-Envar, cilt 52, S. 326)</text:span></text:p>
      <text:h text:style-name="P44" text:outline-level="1"><text:bookmark-start text:name="B10"/>Zamanı Geldiğinde Tanınır</text:h>
      <text:h text:style-name="P47" text:outline-level="2"><text:bookmark-end text:name="B10"/>46- Hz. Mehdi (as) , Allah’ın İzin Verdiği Bir Zamanda Tanınır</text:h>
      <text:p text:style-name="P16"><text:span text:style-name="T25">Bizden olan hak üzere Kâim (Hz. Mehdi (as) ) kıyam etmedikçe asla kıyamet kopmaz. </text:span><text:span text:style-name="T46">BU da ALLAH’IN İZİN VERDİĞİ BİR ZAMANDA OLACAKTIR.</text:span><text:span text:style-name="T25"> Ona uyan kurtulur, ondan geri kalan ise helak olur... (Bihar-ul Envar, cilt 51, s. 65; Isbat-ul Hüdat, cilt 6, s. 382)</text:span></text:p>
      <text:p text:style-name="P16"><text:span text:style-name="T25">...</text:span><text:span text:style-name="T46">ALLAH DİLEDİĞİ ZAMANA KADAR ONU (HZ. MEHDİ (as) ’I) GÖZDEN UZAK TUTAR. DAHA SONRA ZUHUR EDER</text:span><text:span text:style-name="T25"> ve yeryüzünü önceden zulümle dolduğu gibi adaletle doldurur. (Bihar-ul Envar, cilt 52, s. 32; İsbat-ul Hudat, cilt 6, s. 19) </text:span></text:p>
      <text:h text:style-name="P47" text:outline-level="2">47- İnsanların Hz. Mehdi (as) Hakkındaki Görüşleri İlk Önce Birbirinden Farklı Olur, Fakat Sonra Tüm Görüşler Birleşir</text:h>
      <text:p text:style-name="P16"><text:span text:style-name="T46">ZAMANIN SAHİBİ EL-MEHDİ (HZ. MEHDİ (as) ) HAKKINDA FARKLI GÖRÜŞLER BİRLEŞEREK TAKİP EDECEK, ÇEŞİTLİ ZİHİNLER ARASINDA BUNLAR BİRLEŞECEK, </text:span><text:span text:style-name="T25">onun vesilesiyle en yakın dostlarınızın hakları sökülüp çıkartılacak, onun vesilesiyle düşmanlarınızın kötülüklerine karşı koyacak ve yeryüzünü onun vesilesiyle iyilik ve adaletle dolduracaksınız... (Seyyid Murtaza Müçtehidi Sistani, Nashr Almas Yayınları, s. 343)</text:span></text:p>
      <text:h text:style-name="P47" text:outline-level="2"><text:soft-page-break/>48- Zamanı Geldiği Zaman İnsanlar Hz. Mehdi (as)’ın Çevresinde Toplanırlar</text:h>
      <text:p text:style-name="P16"><text:span text:style-name="T25">Onun (Hz. Mehdi (as)’ın) </text:span><text:span text:style-name="T46">ZAMANI ULAŞTIĞINDA</text:span><text:span text:style-name="T25">... </text:span><text:span text:style-name="T46">İNSANLAR SONBAHARIN BULUT PARÇALARI GİBİ ONUN (HZ. MEHDİ (as) ’IN) ETRAFINA TOPLANIR</text:span><text:span text:style-name="T25">. (Nech-ül Belağa, İlginç Sözler-1)</text:span></text:p>
      <text:h text:style-name="P47" text:outline-level="2">49- Hz. Mehdi (as) ’a Yardımcı Olanlar Onu Alametlerinden Tanırlar</text:h>
      <text:p text:style-name="P16"><text:span text:style-name="T25">Hz. Ali şöyle buyurur: </text:span><text:span text:style-name="T46">“...ALLAH HZ. MEHDİ (as)’ın YARDIMCILARINI KORUR, ONLARA NİŞANE ve ALAMETLERLE YARDIMCI OLUR ve </text:span><text:span text:style-name="T25">onları yeryüzünün tüm insanlarına galip kılar." (İsbat-ul Hudat, cilt 7, s. 49)</text:span></text:p>
      <text:h text:style-name="P47" text:outline-level="2">50- Hz. Mehdi (as) İnsanlara Aziz ve Sevgili Olduğunda Zuhur Eder</text:h>
      <text:p text:style-name="P3"><text:span text:style-name="T104">Seleme b. Züfer şöyle der: .. “</text:span><text:span text:style-name="T105">MEHDİ, İNSANLARIN KÖTÜLÜK, CÂNİLİK ve ZULÜMDEN BIKTIĞI ve HİÇBİR GAİB ONUN KADAR AZİZ ve SEVGİLİ OLMADIĞI BİR ZAMANDA KIYAM EDECEKTİR.</text:span><text:span text:style-name="T104">"</text:span><text:a xlink:type="simple" xlink:href="http://gadir.free.fr/gadir/ktb/Adalet_Gunesi/Adaletgunesi.htm#_ftn70" text:style-name="Internet_20_link" text:visited-style-name="Visited_20_Internet_20_Link"><text:span text:style-name="T104"> (El-Havi, cilt 2, s.159</text:span></text:a><text:span text:style-name="T104">)</text:span></text:p>
      <text:h text:style-name="P44" text:outline-level="1"><text:bookmark-start text:name="B11"/>Hz. Mehdi (as)’ın İsmi</text:h>
      <text:h text:style-name="P47" text:outline-level="2"><text:bookmark-end text:name="B11"/>51- Peygamberimiz (sav), Hz. Mehdi (as)’ın Adını Bir Hikmetle Gizli Tutmuştur</text:h>
      <text:p text:style-name="P16"><text:span text:style-name="T25">Cabir, Ebu Cafer’den naklediyor, ... iman edenlerin Prensi (Hz. Ali) dedi ki: “Benim sevgili ve yakın dostum (Peygamberimiz (sav)) dedi ki, </text:span><text:span text:style-name="T46">YÜCE ALLAH ONU ORTAYA ÇIKARANA KADAR ONUN (HZ. MEHDİ (as)’ın ADINI KİMSEYE SÖYLEMEMEM İÇİN BENDEN SÖZ ALDI. ONUN (HZ. MEHDİ (as) ’IN) ADI, YÜCE ALLAH’IN ELÇİSİNE EMANET ETTİĞİ BİLGİLERDEN BİRİDİR.</text:span><text:span text:style-name="T25"> (İkmal al Din) (Gaybet, Allame Muhammed Bakır El-Meclisi, Ansariyan Yayınları, İran, 2007)</text:span></text:p>
      <text:h text:style-name="P47" text:outline-level="2">52- Hz. Mehdi (as)’ın İsmi, Peygamberimiz (sav)’in İsmine Uygundur</text:h>
      <text:p text:style-name="P16"><text:span text:style-name="T25">Abdullah b. Ömer (ra)'dan rivayete göre; Resulullah (sav) şöyle buyurmuştur: “Benim Ehl-i Beyt'imden </text:span><text:span text:style-name="T46">İSMİ, İSMİME UYGUN OLAN BİR KİŞİ (HZ. MEHDİ (as) ) bütün </text:span><text:span text:style-name="T25">Araplar üzerine hakimiyet kuruncaya kadar dünya (yok olup) gitmez.”</text:span></text:p>
      <text:p text:style-name="P16"><text:span text:style-name="T25">Dünya hayatından sadece bir gün kalmış olsa bile, </text:span><text:span text:style-name="T46">BENİM EHL-i BEYT'İMDEN İSMİ İSMİME UYGUN OLAN BİR KİŞİ (HZ. MEHDİ (as) ) GÖNDERİNCEYE KADAR ALLAH O GÜNÜ MUHAKKAK UZATIR</text:span><text:span text:style-name="T25">... (Tirmizi, Ebu Davud, Nesai, Beyhaki ve Ebu Amr Ed-Dâni tahric etmişlerdir)</text:span></text:p>
      <text:h text:style-name="P47" text:outline-level="2"><text:soft-page-break/>53- Babasının İsmi, Peygamberimiz (sav)’in Babasının İsmine Uygundur</text:h>
      <text:p text:style-name="P16"><text:span text:style-name="T25">Onun (Hz. Mehdi (as)’ın) ismi ismime,</text:span><text:span text:style-name="T46"> BABASININ İSMİ de BABAMIN İSMİNE MUVAFIK OLACAKTIR</text:span><text:span text:style-name="T25">... (Kıyamet Alametleri, Genişletilmiş 9. baskı, s.159-160)</text:span></text:p>
      <text:h text:style-name="P47" text:outline-level="2">54- Peygamberimiz (sav), Ben-i Adnanidir, Yani Resulullah (sav)’in Soyadı Adnan’dır</text:h>
      <text:p text:style-name="P16"><text:span text:style-name="T25">“İbn İshak’a göre İsmail’in, Hz. Muhammed (sav)’e kadar soyu şöyledir: </text:span><text:span text:style-name="T19">Nabit, Yeşcub, Yarub, Teyrah, Nahor, Mukavvem, Uded, ADNAN. </text:span><text:span text:style-name="T25">Peygamber (sav), Adnan’da durur ötesini anmazdı...”</text:span></text:p>
      <text:p text:style-name="P12">Hz. Ali ise, Peygamberimiz (sav)’e “MUSTAFA ADNAN” olarak hitap ederdi:</text:p>
      <text:p text:style-name="P16"><text:span text:style-name="T25">Bundan dolayı iki isim sahibi oldum. Bir de künye ki daha önce hiç duymamıştım. Ebu Turab ki bana bu künyeyi vermişti: </text:span><text:span text:style-name="T19">HÂDÎ OLAN MUSTAFA (ASM) ADNAN PEYGAMBERİ...</text:span><text:span text:style-name="T25"> (Ercuze)</text:span></text:p>
      <text:h text:style-name="P47" text:outline-level="2">55- Hz. Mehdi (as) , İlk Başlarda İsminin Yaygınlaşmasından ve Tanınmasından Kaçınır</text:h>
      <text:p text:style-name="P16"><text:span text:style-name="T25">Mufazzal bin Ömer der ki: İmam Ebu Abdullah Cafer-i Sadık’ın huzurunda idim ve benimle birlikte başkaları da vardı. İmam bize şöyle buyurdu: </text:span><text:span text:style-name="T46">“SAKIN HZ. MEHDİ (as)’ın ADINI MEŞHUR ETMEYİN...”</text:span><text:span text:style-name="T25"> (Şeyh Muhammed b. İbrahim-i Numani, Gaybet-i Numani s. 174)</text:span></text:p>
      <text:h text:style-name="P47" text:outline-level="2">56. İslam Ahlakı Tüm Dünyaya Hakim Olana Kadar Hz. Mehdi (as) İsmiyle Anılmayacaktır</text:h>
      <text:p text:style-name="P12">Et-Tevhid eserinden; Dekkâk ve el-Varrâk; Muhammed b. Harun es-Sufî, Revyânî aracılığıyla Abdülazim el-Hasenî’den rivayet eder: Ebû’l-Hasan es-Sâlis [aleyhisselâm] el-Kâim [Mehdi aleyhisselâm] hakkında şöyle buyurdu:</text:p>
      <text:p text:style-name="P12">Zuhur edip zulüm ve haksızlıkla dolup taşan DÜNYAYI ADALETLE DOLDURUNCAYA KADAR ONU (HZ. MEHDİ (as) ’I), İSMİYLE ANMAYA İZİN YOKTUR. (Meclisî, Bihârü’l-Envâr, Beyrut, 1404, c.51, s.32)</text:p>
      <text:h text:style-name="P47" text:outline-level="2">57. Peygamberimiz (sav) Bir Hikmetle Hz. Mehdi (as)’ın İsmini Açıkça Söylememiştir</text:h>
      <text:p text:style-name="P16"><text:span text:style-name="T25">İkmâlü’d-Din eserinden: İbn İdris; babası, Eyyub b. Nuh, Muhammed b. Sinan, Safvan b. Mihran’dan naklen rivayet eder: Cafer Sadık b. Muhammed buyurdu ki: El-Mehdî benim evladımdır. KENDİSİNİ İSMİYLE ANMANIZA İZİN VERİLMEMİŞTİR. </text:span><text:span text:style-name="T29">(Hadisin benzeri ed-Dakkâk, el-Esedî, Sehl b. Mahbûb, Abdülaziz el-Abdî, İbn Ebû Ya’fur ve Ebû Abdullah [Cafer Sadık] </text:span><text:soft-page-break/><text:span text:style-name="T29">senediyle İkmâlü’d-Din eserinde zikredilmiştir.)</text:span><text:span text:style-name="T25"> (Meclisî, Bihârü’l-Envâr, Beyrut, 1404, c.51, s.32)</text:span></text:p>
      <text:h text:style-name="P47" text:outline-level="2">58- Hz. Mehdi (as)’ın Bir İsmi de "Arslan"Dır</text:h>
      <text:p text:style-name="P16"><text:span text:style-name="T25">Maveraünnehir’den bir şahıs (Hz. Mehdi (as) ) çıkar, </text:span><text:span text:style-name="T46">ONA EL-HÂRİS İBN-UL HARRAS</text:span><text:span text:style-name="T25">** denir. (Ebu Davud, Mehdi 1, (2452)) Ravi: Hz. Hilal İbnu Amr (ra) (Et-Tac, Ali Nâsıf el-Hüseynî,cilt 5, s. 617) (Sünen-i Ebu Davud Terceme ve Şerhi, Şamil Yayınevi: 14/410)</text:span></text:p>
      <text:p text:style-name="P16"><text:span text:style-name="T25">(** Haris aslan demektir. O zatın ismi ile aynı mânâdadır. Binaenaleyh hadîs kinayeli olarak o zattan bahsetmektedir.) </text:span><text:span text:style-name="T18">HZ. MEHDİ (as)’ın BİR İSMİ de "ARSLAN"DIR. (Ebu Davud, Mehdi 1, (2452))</text:span></text:p>
      <text:h text:style-name="P47" text:outline-level="2">60- Hz. Mehdi (as)’ın İsmi Peygamberlere Gelen Kutsal Kitaplarda Geçer</text:h>
      <text:p text:style-name="P16"><text:span text:style-name="T25">Nuaym buyurdu ki: "</text:span><text:span text:style-name="T46">BEN MEHDİ'Yİ PEYGAMBERLERİN SUHUFUNDA ŞÖYLE BULURUM</text:span><text:span text:style-name="T25">: 'Mehdi'nin amelinde ne zulüm ne de ayıp yoktur.'" (Kitab-ül Burhan Fi Alamet-il Mehdiyy-il Ahir Zaman, s. 21)</text:span></text:p>
      <text:p text:style-name="P16"><text:span text:style-name="T46">PEYGAMBERLERE DAİR OLAN KİTAPLARDA,</text:span><text:span text:style-name="T25"> "Mehdi'nin işi zulüm ve kötülük değildir" şeklinde işaret edilmiştir. (El-Kavlu'l Muhtasar Fi Alamet-il Mehdiyy-il Muntazar, s.49)</text:span></text:p>
      <text:h text:style-name="P47" text:outline-level="2">61- Hem İsmi Hem de Lakabıyla Bilinecektir</text:h>
      <text:p text:style-name="P16"><text:span text:style-name="T25">Mufaddıl dedi: "Ey Mevlam! Hz. Mehdi (as)’ın zuhuru nasıldır?" (Sadık) dedi: "Ey Mufaddıl! </text:span><text:span text:style-name="T46">AÇIĞA ÇIKMAK İÇİN ŞÜPHELİ ZUHUR EDER, NAMI YAYILIR, EMRİ BİLİNİR, İSMİYLE ve LAKABIYLA ANILIR, </text:span><text:span text:style-name="T25">nesebi açıklanır, kabul eden ve etmeyen, tahkik edip yalanlayanların diline düşer ki; bahsedilen ispatlara uygun düşsün ve ona olan delillerimiz ispatlansın, </text:span><text:span text:style-name="T46">SOYUNU, ADINI ve LAKABINI BELİRTTİK Kİ, İNSANLAR ADINI, SOYUNU ve LAKABINI BİLMİYORUZ DEMESİNLER...”</text:span><text:span text:style-name="T25"> (Bihar-ül Envar, 53. Cilt)</text:span></text:p>
      <text:h text:style-name="P47" text:outline-level="2">62-Arak Adlandırılmasının Hikmeti</text:h>
      <text:p text:style-name="P12">Şeyh Tûsî’nin Gaybet eserinden: Fazl; Musa b. Se’dân ve Abdullah b. Kasım el-Hazremî aracılığıyla Ebû Saîd el-Horasânî’den rivayet eder: Ebû Abdullah’a [Cafer Sadık] sordum:</text:p>
      <text:p text:style-name="P12">“El-Mehdî ve el-Kâim aynı kişi mi?”</text:p>
      <text:p text:style-name="P12">“Evet!” dedi.</text:p>
      <text:p text:style-name="P12">“Niçin el-Mehdî olarak adlandırılır?” dedim.</text:p>
      <text:p text:style-name="P12">Buyurdu ki:</text:p>
      <text:p text:style-name="P16"><text:span text:style-name="T25">“</text:span><text:span text:style-name="T46">ZİRA KENDİSİNE BÜTÜN GİZLİ ŞEYLER GÖSTERİLMİŞTİR. EL-KÂİM OLARAK ADLANDIRILMASI da ÖLDÜĞÜ SÖYLENDİKTEN (YANİ ÇIKIŞINDAN ÜMİT KESİLDİKTEN, ÇIKMAYACAĞI İDDİA EDİLDİKTEN) SONRA BÜYÜK BİR EMİRLE KIYAM EDECEĞİ İÇİNDİR</text:span><text:span text:style-name="T25">.” (Meclisî, Bihârü’l-Envâr, Beyrut, 1404, c.51, s.30)</text:span></text:p>
      <text:h text:style-name="P44" text:outline-level="1"><text:bookmark-start text:name="B12"/><text:soft-page-break/>Hz. Mehdi (as)’ın Fiziki Özellikleri - Genel Görünümü</text:h>
      <text:h text:style-name="P47" text:outline-level="2"><text:bookmark-end text:name="B12"/>63- Güzel Simalıdır</text:h>
      <text:p text:style-name="P16"><text:span text:style-name="T25">Hz. İmam Hüseyin'in şöyle buyurduğu rivayet olunmuştur: “... Zira o (HZ. MEHDİ (as) ) </text:span><text:span text:style-name="T46">HALKA GÜZEL SİMALI BİRİ OLARAK GELECEKTİR</text:span><text:span text:style-name="T25">..." (Ikd-üd Dürer, s. 41)  </text:span></text:p>
      <text:p text:style-name="P9">Humran bin A'yân der ki: İmam Muhammed Bâkır'a: "... <text:span text:style-name="T71">(HZ. MEHDİ (as) ) YÜZÜ GÜZELLERİN EVLADIDIR</text:span>. (Yani yüzü güzeldir)..."  (Şeyh Muhammed b.İbrahim-i Numani, Gaybet-i Numani s. 252-253)  </text:p>
      <text:h text:style-name="P47" text:outline-level="2">64- Peygamberler Gibi Azametlidir</text:h>
      <text:p text:style-name="P16"><text:span text:style-name="T25">Abdullah bin Zamre, İbn-i Mâti-i Himyeri (Kâ'b-ul Ahbar)'den nakleder ki şöyle dedi: "... Kıyam edecek (Kâim) olan Hz. Mehdi (as) , ....</text:span><text:span text:style-name="T46"> ALLAH PEYGAMBERLERE VERDİĞİ (AZAMETİ) ONA da VERECEKTİR</text:span><text:span text:style-name="T25">..." (Şeyh Muhammed b. İbrahim-i Numani, Gaybet-i Numani s. 169)</text:span></text:p>
      <text:h text:style-name="P47" text:outline-level="2">65- Görünüş Olarak Hz. İsa (as) ’a Benzer</text:h>
      <text:p text:style-name="P16"><text:span text:style-name="T25">Abdullah bin Zamre, İbn-i Mâti-i Himyeri (Kâ'b-ul Ahbar)'den nakleder ki şöyle dedi: "... Kıyam edecek (Kâim) olan Hz. Mehdi (as) , ...Hayırda, </text:span><text:span text:style-name="T46">GÖRÜNÜŞTE ve AHLAKTA EN ÇOK HZ. İSA (as) ’a BENZEYEN O'DUR</text:span><text:span text:style-name="T25">. Allah peygamberlere verdiği (azameti) ona da verecektir..." (Şeyh Muhammed b. İbrahim-i Numani, Gaybet-i Numani s. 169)</text:span></text:p>
      <text:h text:style-name="P47" text:outline-level="2">66- Yüzü Nurludur</text:h>
      <text:p text:style-name="P16"><text:span text:style-name="T25">Yüzü parlayan </text:span><text:span text:style-name="T46">YILDIZ GİBİ NURLUDUR.</text:span><text:span text:style-name="T25"> (El-Kavlu'l Muhtasar Fi Alamatil Mehdiyy-il Muntazar, 33 Kitab-ül Burhan Fi Alamatil-il Mehdiyy-il Ahir Zaman, s.22)  </text:span></text:p>
      <text:p text:style-name="P16"><text:span text:style-name="T46">GÜZEL YÜZLÜDÜR. YÜZÜNÜN NURLARI ONA AZAMET VERİR.</text:span><text:span text:style-name="T25">  (Mer’iy b. Yusuf b. Ebi bekir b. Ahmet b. Yusuf el-Makdi’si “Feraidu Fevaidi’l Fikr Fi’l İmam El-Mehdi El-Muntazar”)</text:span></text:p>
      <text:h text:style-name="P47" text:outline-level="2">67- Çehresi Huzur Verir</text:h>
      <text:p text:style-name="P16"><text:span text:style-name="T25">(Hz. Mehdi (as) 'ın)</text:span><text:span text:style-name="T46"> GÜZELLİĞİ TEMİZ YÜZÜNDEN YÜKSELİR, SABAH MELTEMİ HUZUR VEREN ÇEHRESİNDEN YAYILIR</text:span><text:span text:style-name="T25">. (Minanur Rahman, 2/237)</text:span></text:p>
      <text:h text:style-name="P47" text:outline-level="2">68- Yüzü Görkemlidir</text:h>
      <text:p text:style-name="P16"><text:span text:style-name="T19">Resullulah (sav) buyurdu: </text:span><text:span text:style-name="T36">“… Yüzü iffet nuruyla ve görkemle doludur. Görkemli bir lider görünüşü vardır…</text:span><text:span text:style-name="T20">” </text:span><text:span text:style-name="T19">(İmam Mehdi Hakkında Sorular ve Cevaplar, Seyyid Hüseyin Hüseyni)</text:span></text:p>
      <text:h text:style-name="P47" text:outline-level="2"><text:soft-page-break/>69. Hz. Mehdi (as)’ın Hayranlık Uyandıran Bir Çekiciliğe Sahip Olması</text:h>
      <text:p text:style-name="P10">Abdülvâhid b. Abdullah; Ahmed b. Muhammed b. Rabâh ez-Zührî, Ahmed b. Ali el-Himeyrî, Hasan b. Eyyûb, Abdülkerim b. Amr el-Amr el-Has’amî, İshak b. Cerîr ve Hucr b. Zâide aracılığıyla Humrân b. A’yan’dan rivayet eder: Ebû Cafer [Muhammed Bâkır]’a sordum:</text:p>
      <text:p text:style-name="P10">“El-Kâim [Mehdi aleyhisselâm] sen misin?</text:p>
      <text:p text:style-name="P10">“Ben Rasulullah’ın (sav) evladı ve kanından bir kimseyim. Allah istediğini yapandır” diye buyurdu.</text:p>
      <text:p text:style-name="P10">Sorumu yineleyince şöyle dedi:</text:p>
      <text:p text:style-name="P16"><text:span text:style-name="T19">“Nereye varmak istediğini biliyorum. Senin sahibin, geniş karınlıdır ve </text:span><text:span text:style-name="T39">HAYRANLIK UYANDIRAN BİR ÇEKİCİLİĞE SAHİPTİR.”</text:span><text:span text:style-name="T19"> (Muhammed b. İbrahim Nu’mânî, Kitâbü’l-Gaybe (Tahran, 1397), s.216. [İSAM demirbaş no: 016351])</text:span></text:p>
      <text:h text:style-name="P47" text:outline-level="2">70- İlerleyen Yaşlarında da Genç Görünümlü Olacaktır</text:h>
      <text:p text:style-name="P16"><text:span text:style-name="T25">...Va'dedilmiş kaim (Hz. Mehdi (as) ) </text:span><text:span text:style-name="T46">İLERİ YAŞLARDA, AMA GENÇ BİR SURETTE ZUHUR EDECEKTİR.</text:span><text:span text:style-name="T25"> (Bihar-ul Envar,cilt 52, s. 32; İsbat-ul Hudat, cilt 6, s. 19)  </text:span></text:p>
      <text:p text:style-name="P16"><text:span text:style-name="T25">Uzun ömürlü ve </text:span><text:span text:style-name="T46">GENÇ YÜZLÜDÜR.</text:span><text:span text:style-name="T25"> Onu gören 40 yaş civarında bir erkek diye düşünür ve bir işareti de </text:span><text:span text:style-name="T46">ALLAH'IN EMRİ GELİNCEYE KADAR YAŞLANMAYACAĞIDIR</text:span><text:span text:style-name="T25">. (Kemalüddin, s. 625 ve Müntehabül Ezhar, 2. Cilt, s. 284)  </text:span></text:p>
      <text:p text:style-name="P16"><text:span text:style-name="T25">Ve onun </text:span><text:span text:style-name="T46">(HZ. MEHDİ (as) 'IN) İŞARETLERİNDEN BİRİ de GÜNLERİN ve GECELERİN GEÇMESİ ile YAŞLANMAMASIDIR.</text:span><text:span text:style-name="T25"> (Muntekab-ül Esar, Lütfullah Gülpaygani, s. 285)</text:span></text:p>
      <text:h text:style-name="P47" text:outline-level="2">71- Görünümüyle İsrailoğulları’na Benzer  </text:h>
      <text:p text:style-name="P16"><text:span text:style-name="T25">Abdullah b. Harris şöyle der: "Hz. Mehdi (as) kırk yaşında iken kıyam edecek ve </text:span><text:span text:style-name="T46">(görünüş bakımından) İSRAİLOĞULLARINA BENZEYECEKTİR</text:span><text:span text:style-name="T25">." (Kitab-ul Havi li'l Feteva, cilt 2, s. 135)  </text:span></text:p>
      <text:h text:style-name="P47" text:outline-level="2">72- Ben-i İsrail Endamındadır  </text:h>
      <text:p text:style-name="P16"><text:span text:style-name="T25">Hz. Mehdi (as)’ın boyu, posu</text:span><text:span text:style-name="T46"> SANKİ BEN-i İSRAİL RİCALİNDEDİR.</text:span><text:span text:style-name="T25">  (El-Kavlu-l Muhtasar Fi Alamatil Mehdiyy-il Muntazar, s.36, 29)  </text:span></text:p>
      <text:h text:style-name="P47" text:outline-level="2">73- Orta Boyludur  </text:h>
      <text:p text:style-name="P16"><text:span text:style-name="T25">Mehdi, </text:span><text:span text:style-name="T46">ORTA BOYLU</text:span><text:span text:style-name="T25"> olacaktır.  (Kıyamet Alametleri El-Kavlu-l Muhtasar Fi Alamatil Mehdiyy-il Muntazar, s.41)  </text:span></text:p>
      <text:h text:style-name="P47" text:outline-level="2"><text:soft-page-break/>74- Uzun Ömürlüdür</text:h>
      <text:p text:style-name="P16"><text:span text:style-name="T46">UZUN ÖMÜRL</text:span><text:span text:style-name="T25">Ü ve genç yüzlüdür.... (Kemalüddin, s. 625 ve Müntehabül Ezhar, 2. cilt, s. 284)  </text:span></text:p>
      <text:h text:style-name="P47" text:outline-level="2">75. Hz. Nuh Gibi Uzun Yaşayacaktır</text:h>
      <text:p text:style-name="P12">İmam Zeynel Abidin diyor ki: “İMAM MEHDİ’DE NUH’UN MİZACI VARDIR ve BU, HAYATININ UZUN OLMASIDIR.” (Kamaluddin, s. 322)</text:p>
      <text:h text:style-name="P43" text:outline-level="1"><text:bookmark-start text:name="B13"/><text:span text:style-name="T1">Hz. Mehdi (as)’ın Fiziki Özellikleri - </text:span><text:span text:style-name="T15">Cildinin Güzelliği</text:span></text:h>
      <text:h text:style-name="P47" text:outline-level="2"><text:bookmark-end text:name="B13"/>76- Cildi Parlaktır</text:h>
      <text:p text:style-name="P16"><text:span text:style-name="T25">Hz. Mehdi (as) 'ın... </text:span><text:span text:style-name="T46">CİLDİ ÇOK PARLAKTIR</text:span><text:span text:style-name="T25">. (Bihar-ül Envar, cilt 13, s. 243) (Farsçadan tercüme) </text:span></text:p>
      <text:p text:style-name="P16"><text:span text:style-name="T25">Hz. Mehdi (as)’ın yüzü </text:span><text:span text:style-name="T46">ALTIN-BRONZ BİR METAL GİBİ PARLAR</text:span><text:span text:style-name="T25">. ÖYLE </text:span><text:span text:style-name="T46">PARLAK Kİ </text:span><text:span text:style-name="T25">neredeyse cildinin asıl rengi görünmeyecek. (Bihar-ül Envar, cilt 13, s. 263)  </text:span></text:p>
      <text:h text:style-name="P47" text:outline-level="2">77- Cilt Rengi, Kırmızıyla Karışık Beyazdır  </text:h>
      <text:p text:style-name="P16"><text:span text:style-name="T25">Rengi</text:span><text:span text:style-name="T46"> ARAB RENGİDİR</text:span><text:span text:style-name="T25">. (Kitab-ül Burhan Fi Alamet-il Mehdiyy-il Ahir Zaman, s. 24)  </text:span></text:p>
      <text:p text:style-name="P16"><text:span text:style-name="T25">Arap ırkının ten rengi kırmızıyla  karışık beyazdır. </text:span><text:span text:style-name="T72">Hz. Peygamber (sav)’in ten rengi de kırmızıya çalan beyaz renkti. Fakat, teninin görünen kısımları güneş, rüzgar gibi etkenlerle esmere çalıyordu. Rivayetlerden Hz. Mehdi (as)’ın ten renginin de Peygamber Efendimiz (sav)'le aynı renkte olacağı anlaşılmaktadır:</text:span></text:p>
      <text:p text:style-name="P16"><text:span text:style-name="T25">Esmerden maksat </text:span><text:span text:style-name="T46">BEMBEYAZ OLMAYIP AZ KIRMIZILIĞI </text:span><text:span text:style-name="T25">ispat etmektir. Çünkü Resul-ü Ekrem Hazretleri’nin rengi, hamamdan henüz yeni çıkmış ve kendisine kızıllık gelmiş olan bir beyaz kimsenin o andaki rengi gibidir. Yani Resul-ü Ekrem Hazretleri’nin mübarek rengi, </text:span><text:span text:style-name="T46">KIRMIZI ile KARIŞIK NURANİ BEYAZ İDİ.</text:span><text:span text:style-name="T25">  (İbni Kesir, Semail-ür -Resul, s. 28)</text:span></text:p>
      <text:p text:style-name="P39">Efendimiz (sav) beyaza pembe karışık renkte idi... (Hz. Ali (ra), G.Ahmed Ziyaüddin, Ramuz El Hadis, 2. cilt, s. 519/4)</text:p>
      <text:h text:style-name="P47" text:outline-level="2">78- Cilt Rengi Kimi Zaman Açık Kimi Zaman Daha Koyudur</text:h>
      <text:p text:style-name="P16"><text:span text:style-name="T29">(Hz. Mehdi (as)’ın)... YÜZÜ BAZEN AÇIK RENK ve ALTIN GİBİ PARLAK, BAZEN DAHA KOYU RENK ve AY GİBİ PARLAKTIR.</text:span><text:span text:style-name="T25"> (Bihar-ül Envar, cilt 13)</text:span></text:p>
      <text:h text:style-name="P43" text:outline-level="1"><text:bookmark-start text:name="B14"/><text:soft-page-break/><text:span text:style-name="T1">Hz. Mehdi (as)’ın Fiziki Özellikleri - </text:span><text:span text:style-name="T15">Burnunun Güzelliği</text:span></text:h>
      <text:h text:style-name="P47" text:outline-level="2"><text:bookmark-end text:name="B14"/>79- Burnu Çok Muntazamdır  </text:h>
      <text:p text:style-name="P16"><text:span text:style-name="T25">O, açık alınlı, </text:span><text:span text:style-name="T46">KÜÇÜK BURUNLU</text:span><text:span text:style-name="T25">...  (Muhammed B. Resul Al-Hüseyni El Berzenci, "Kıyamet Alametleri" Pamuk Yayınları, Trc. Naim Erdoğan, s. 163) </text:span></text:p>
      <text:p text:style-name="P16"><text:span text:style-name="T25">İmam Ahme Ebu Ya’la, Semuyeh, Ziyaü’l-Makdisi el-Muhtare’de Ebu Said (ra)’dan rivayet ettiklerine göre Hazreti Peygamber (sav) şöyle buyurmuştur: “Ehli beytimden saçı düzgün, alnı açık, </text:span><text:span text:style-name="T46">BURNU MUNTAZAM BİR KİMSE</text:span><text:span text:style-name="T25"> (HZ. MEHDİ (as) ) ...” (Muhammed bin Salih ed-Dimaşki, Peygamber (sav) Külliyatı, s. 202)</text:span></text:p>
      <text:h text:style-name="P47" text:outline-level="2">80- İnce Burunludur  </text:h>
      <text:p text:style-name="P16"><text:span text:style-name="T25">Onun alnı geniş, </text:span><text:span text:style-name="T46">BURNU İSE İNCE OLACAKTIR</text:span><text:span text:style-name="T25">.  (Tırmizi, Büyük Hadis Külliyatı, Rudani 5. cilt, s. 365)  </text:span></text:p>
      <text:h text:style-name="P47" text:outline-level="2">81- Burnu Küçüktür  </text:h>
      <text:p text:style-name="P16"><text:span text:style-name="T25">(Hz. Mehdi (as) 'ın) </text:span><text:span text:style-name="T46">BURNU KÜÇÜKTÜR</text:span><text:span text:style-name="T25">... (Bihar-ül Envar, c ilt 13, s.?)  </text:span></text:p>
      <text:h text:style-name="P47" text:outline-level="2">82- Burnunda Orta Bölümünde, Belli Belirsiz Çok Küçük Bir Çıkıntı Vardır  </text:h>
      <text:p text:style-name="P16"><text:span text:style-name="T25">(Hz. Mehdi (as) 'ın) Burnu küçüktür ve tam </text:span><text:span text:style-name="T46">KÖPRÜ BÖLÜMÜNDE ÇOK KÜÇÜK BİR ÇIKINTISI VARDIR</text:span><text:span text:style-name="T25">. (Bihar-ül Envar, cilt 13)  </text:span></text:p>
      <text:h text:style-name="P43" text:outline-level="1"><text:bookmark-start text:name="B15"/><text:span text:style-name="T1">Hz. Mehdi (as)’ın Fiziki Özellikleri - </text:span><text:span text:style-name="T15">Alnının Özellikleri</text:span></text:h>
      <text:h text:style-name="P47" text:outline-level="2"><text:bookmark-end text:name="B15"/>83- Alnı Parlaktır</text:h>
      <text:p text:style-name="P16"><text:span text:style-name="T25">Ebu Said El-Hudri, Allah’ın Elçisi (sav)’den nakleder, “Şüphesiz Yüce Allah benim soyumdan ve Ehli Beytim’den... </text:span><text:span text:style-name="T46">PARLAK ALINLI BİRİNİ</text:span><text:span text:style-name="T25"> (Hz. Mehdi (as)’ı) çıkartacak..." (İkdüd Dürer fi Ekber-i Muntazar, s. 101)</text:span></text:p>
      <text:h text:style-name="P47" text:outline-level="2">84- Alnı Geniştir</text:h>
      <text:p text:style-name="P16"><text:span text:style-name="T25">(Hz. Mehdi (as) 'ın)... </text:span><text:span text:style-name="T46">ALNI GENİŞTİR</text:span><text:span text:style-name="T25">... (Bihar-ül Envar, cilt 13, s?)  </text:span></text:p>
      <text:p text:style-name="P16"><text:span text:style-name="T46">ONUN ALNI GENİŞ</text:span><text:span text:style-name="T25">, burnu ise ince olacaktır.  (Tırmizi, Büyük Hadis Külliyatı, Rudani, 5. Cilt, s. 365)  </text:span></text:p>
      <text:h text:style-name="P47" text:outline-level="2"><text:soft-page-break/>85- Açık Alınlıdır  </text:h>
      <text:p text:style-name="P16"><text:span text:style-name="T25">Mehdi bendendir... </text:span><text:span text:style-name="T46">AÇIK ALINLIDIR. </text:span><text:span text:style-name="T25">(Kitab-ül Burhan fi Alamet-il Mehdiyy-il Ahir Zaman, s. 21)  </text:span></text:p>
      <text:p text:style-name="P16"><text:span text:style-name="T25">O, </text:span><text:span text:style-name="T46">AÇIK ALINLIDIR</text:span><text:span text:style-name="T25">. (Mer'iy b. Yusuf b. Ebi bekir b. Ahmet b. Yusuf el-Makdi'si "Fevaidu Fevaidi'l Fikr Fi'l İmam El-Mehdi El-Muntazar")  </text:span></text:p>
      <text:h text:style-name="P47" text:outline-level="2">86- Alnında Bir İz (Yara İzi) Vardır  </text:h>
      <text:p text:style-name="P16"><text:span text:style-name="T25">Humrân bin A'yân der ki: İmam Muhammed Bâkır’a şöyle arzettim: “... </text:span><text:span text:style-name="T46">ALNINDA İZ VARDIR,</text:span><text:span text:style-name="T25"> yüzünde ise ben.”  (Şeyh Muhammed b.İbrahim-i Numani, Gaybet-i Numani, s. 252)  </text:span></text:p>
      <text:h text:style-name="P47" text:outline-level="2">87- Alnında Hafif Bir İçbükeylik Vardır  </text:h>
      <text:p text:style-name="P16"><text:span text:style-name="T25">(Hz. Mehdi (as) 'ın) ... alnı geniştir ve </text:span><text:span text:style-name="T46">ALNINDA HAFİF İÇBÜKEYLİK VARDIR</text:span><text:span text:style-name="T25">.... (Bihar-ül Envar, 13. Cilt)  </text:span></text:p>
      <text:h text:style-name="P43" text:outline-level="1"><text:bookmark-start text:name="B16"/><text:span text:style-name="T1">Hz. Mehdi (as)’ın Fiziki Özellikleri - </text:span><text:span text:style-name="T15">Yanağındaki Benin Özellikleri</text:span></text:h>
      <text:h text:style-name="P47" text:outline-level="2"><text:bookmark-end text:name="B16"/>88- Yanağında Ben Vardır  </text:h>
      <text:p text:style-name="P16"><text:span text:style-name="T25">Yüzünde </text:span><text:span text:style-name="T46">BİR BEN</text:span><text:span text:style-name="T25"> bulunacaktır. (El-Kavlu'l Muhtasar Fi Alamet-il Mehdiyy-il Muntazar, s. 41)  </text:span></text:p>
      <text:p text:style-name="P16"><text:span text:style-name="T46">YANAĞINDA, İNCİYİ ANDIRAN, BİR YILDIZ GİBİ YÜZÜNÜ AYDINLATAN BİR İŞARET VARDIR. </text:span><text:span text:style-name="T25">(Muhammed B. Resul Al-Hüseyni El Berzenci, "Kıyamet Alametleri" Pamuk Yayınları, Trc: Naim Erdoğan)  </text:span></text:p>
      <text:h text:style-name="P47" text:outline-level="2">89- Bu Ben, Açık Renkli ve Parlaktır</text:h>
      <text:p text:style-name="P16"><text:span text:style-name="T25">Hz. Mehdi (as) 'ın... YANAĞINDAKİ BENİ ...</text:span><text:span text:style-name="T46">YILDIZ GİBİ PARLAKTIR.</text:span><text:span text:style-name="T25"> (Bihar-ül Envar, Cilt:13, Sayfa: 243 (Farsça tercüme)) </text:span></text:p>
      <text:h text:style-name="P47" text:outline-level="2">90- Beni, Hz. Musa (as)’ın Yanağındaki Ben Gibidir  </text:h>
      <text:p text:style-name="P16"><text:span text:style-name="T25">Hz. Mehdi (as) 'ın.. </text:span><text:span text:style-name="T46">YANAĞINDAKİ BENİ HZ. MUSA (as) 'DA OLDUĞU GİBİ </text:span><text:span text:style-name="T25">dışa çıkık ve yıldız gibi parlaktır... (Bihar-ül Envar, Cilt:13, s. 243 (Farsça tercüme)) </text:span></text:p>
      <text:h text:style-name="P47" text:outline-level="2"><text:soft-page-break/>91- Yanağındaki Ben Dışa Çıkıktır</text:h>
      <text:p text:style-name="P16"><text:span text:style-name="T25">Hz. Mehdi (as) 'ın.. YANAĞINDAKİ </text:span><text:span text:style-name="T46">BENİ DIŞA ÇIKIKTIR</text:span><text:span text:style-name="T25">.... (Bihar-ül Envar, Cilt:13, s. 243 (Farsça tercüme)) </text:span></text:p>
      <text:h text:style-name="P43" text:outline-level="1"><text:bookmark-start text:name="B17"/><text:span text:style-name="T1">Hz. Mehdi (as)’ın Fiziki Özellikleri - </text:span><text:span text:style-name="T15">Gözlerinin ve Kaşlarının Özellikleri</text:span></text:h>
      <text:h text:style-name="P47" text:outline-level="2"><text:bookmark-end text:name="B17"/>92- Çekik Gözlüdür  </text:h>
      <text:p text:style-name="P16"><text:span text:style-name="T25">Humrân bin A'yân der ki: İmam Muhammed Bâkır'a şöyle arzettim: “... Mehdi'nin </text:span><text:span text:style-name="T46">GÖZLERİ ÇEKİKTİ</text:span><text:span text:style-name="T25">R...” (Şeyh Muhammed b.İbrahim-i Numani, Gaybet-i Numani s. 252)  </text:span></text:p>
      <text:h text:style-name="P47" text:outline-level="2">93- Yeşil Gözlüdür  </text:h>
      <text:p text:style-name="P16"><text:span text:style-name="T25">O (HZ. MEHDİ (as) ) </text:span><text:span text:style-name="T46">YEŞİL GÖZLÜ (EKHALU'L AYNEYNİ)</text:span><text:span text:style-name="T25"> … bir gençtir... (Mehdi ile ilgili gelen haberler, (Nurul Ebsar) Ehl-i Beyt &amp; Oniki İmam, Kutuplar ve Mezhep İmamlarının Menkıbeleri Şeblenci (1250),Tercüme: Saim Güngör, (Pamuk Yayıncılık, Nisan 2004, cilt: 628 77 93) s. 588-589)</text:span></text:p>
      <text:p text:style-name="P16"><text:span text:style-name="T46">O (HZ. MEHDİ) YEŞİL GÖZLÜ (AYNU’L HADRA), </text:span><text:span text:style-name="T25">hilal kaşlı, kalkık burunlu, sık sakallı, sağ yanağına doğru sakalsız bir gençtir.  (Mehdi ile ilgili gelen haberler, (Nurul Ebsar) Ehl-i Beyt &amp; Oniki İmam, Kutuplar ve Mezhep İmamlarının Menkıbeleri Şeblenci (1250), Tercüme: Saim Güngör, (Pamuk Yayıncılık Nisan 2004 Cilt: 628, 77, 93)</text:span></text:p>
      <text:h text:style-name="P47" text:outline-level="2">94- Kaşları Kavislidir  </text:h>
      <text:p text:style-name="P16"><text:span text:style-name="T25">Kaşı </text:span><text:span text:style-name="T46">KAVİSLİDİR.</text:span><text:span text:style-name="T25"> (Muhammed B. Resul Al-Hüseyni El Berzenci, "Kıyamet Alametleri" Pamuk Yayınları, Trc. Naim Erdoğan, s. 163) </text:span></text:p>
      <text:p text:style-name="P16"><text:span text:style-name="T46">O (HZ. MEHDİ) yeşil gözlü (aynu’l hadra’), HİLAL KAŞLI, </text:span><text:span text:style-name="T25">kalkık burunlu, sık sakallı, sağ yanağına doğru sakalsız bir gençtir.  (Mehdi ile ilgili gelen haberler, (Nurul Ebsar) Ehl-i Beyt &amp; Oniki İmam, Kutuplar ve Mezhep İmamlarının Menkıbeleri Şeblenci (1250), Tercüme: Saim Güngör, (Pamuk Yayıncılık Nisan 2004 Cilt: 628, 77, 93)</text:span></text:p>
      <text:h text:style-name="P47" text:outline-level="2">95- İki Kaşının Arasında Tek Çizgi Halinde, Küçük Bir Çukur Vardır  </text:h>
      <text:p text:style-name="P16"><text:span text:style-name="T25">Hz. Mehdi (as)’ın ... </text:span><text:span text:style-name="T46">İKİ KAŞ ARASINDA KÜÇÜK BİR ÇUKUR VARDIR</text:span><text:span text:style-name="T25">... (Bihar-ül Envar, Cilt:13, s. 243 (Farsça tercüme))  </text:span></text:p>
      <text:h text:style-name="P43" text:outline-level="1"><text:bookmark-start text:name="B18"/><text:soft-page-break/><text:span text:style-name="T1">Hz. Mehdi (as)’ın Fiziki Özellikleri - </text:span><text:span text:style-name="T15">Saçının ve Sakalının Güzel Özellikleri</text:span></text:h>
      <text:h text:style-name="P47" text:outline-level="2"><text:bookmark-end text:name="B18"/>96- Saçı Gürdür  </text:h>
      <text:p text:style-name="P16"><text:span text:style-name="T46">(HZ. MEHDİ (as) ’IN) SAÇI SIKTIR</text:span><text:span text:style-name="T25">... (Bihar-ül Envar, cilt 13)</text:span></text:p>
      <text:h text:style-name="P47" text:outline-level="2">97- Saçı Siyahtır  </text:h>
      <text:p text:style-name="P16"><text:span text:style-name="T46">SİYAH SAÇLIDIR</text:span><text:span text:style-name="T25">... (Mer'iy b. Yusuf b. Ebi bekir b. Ahmet b. Yusuf el-Makdi'si "Fevaidu Fevaidi'l Fikr Fi'l İmam El-Mehdi El-Muntazar") </text:span></text:p>
      <text:h text:style-name="P47" text:outline-level="2">98- Saçları Güzelliğiyle Dikkat Çeker </text:h>
      <text:p text:style-name="P16"><text:span text:style-name="T25">O (HZ. MEHDİ (as) ) ... </text:span><text:span text:style-name="T46">GÜZEL SAÇLIDIR</text:span><text:span text:style-name="T25">...  (Ahbar-ud Duvel, s. 117 -Hicri 1382 basımı) </text:span></text:p>
      <text:p text:style-name="P16"><text:span text:style-name="T25">... O (HZ. MEHDİ (as) )... </text:span><text:span text:style-name="T46">GÜZEL SAÇLI...</text:span><text:span text:style-name="T25"> bir gençtir.  (Simt-ul Nucum-il Avali,cilt 4, s. 138) (Hz. Mehdi Aleyhisselam, Abdullah Turan, Al-i Taha, s. 157)  </text:span></text:p>
      <text:h text:style-name="P47" text:outline-level="2">99- Saçları Kulağının Üstünde Kıvrılır</text:h>
      <text:p text:style-name="P16"><text:span text:style-name="T19">Resullulah (sav) buyurdu: </text:span><text:span text:style-name="T36">“…Saçları kulağının üzerinde </text:span><text:span text:style-name="T20">kıvrılır...”</text:span><text:span text:style-name="T25"> </text:span><text:span text:style-name="T19">(İmam Mehdi Hakkında Sorular ve Cevaplar, Seyyid Hüseyin Hüseyni)</text:span></text:p>
      <text:h text:style-name="P47" text:outline-level="2">100- Sakalı Sıktır  </text:h>
      <text:p text:style-name="P9">Sakalı <text:span text:style-name="T71">SIKTIR</text:span>. (Kıyamet Alametleri, s.163)  </text:p>
      <text:p text:style-name="P16"><text:span text:style-name="T25">Sakalı </text:span><text:span text:style-name="T46">BOL ve SIK </text:span><text:span text:style-name="T25">olacaktır.  (El-Kavlu-l Muhtasar Fi Alamatil Mehdiyy-il Muntazar, s.23) </text:span></text:p>
      <text:h text:style-name="P47" text:outline-level="2">101- Sakalı Siyahtır  </text:h>
      <text:p text:style-name="P16"><text:span text:style-name="T46">SİYAH SAKALLIDIR</text:span><text:span text:style-name="T25">.  (Mer'iy b. Yusuf b. Ebi bekir b. Ahmet b. Yusuf el-Makdi'si "Fevaidu Fevaidi'l Fikr Fi'l İmam El-Mehdi El-Muntazar") </text:span></text:p>
      <text:h text:style-name="P47" text:outline-level="2">102- Sakalı Cezm Edilmiş, Yani Düzeltilmiştir  </text:h>
      <text:p text:style-name="P16"><text:span text:style-name="T25">... (Hz. Mehdi (as) ) ...</text:span><text:span text:style-name="T46">MECZUM (CEZM EDİLMİŞ YANİ YANLARINA NAZARAN DAHA UZUN AMA DÜZELTİLMİŞ SAKAL ŞEKLİNE SAHİP),</text:span><text:span text:style-name="T25">... Bir adam ki, ona Şuayb bin Salih denilir. ... (Fetava-i Hadîsiyye, Ebü'l-Abbas Şehabeddin Ahmed İbn Hacer el-Heytemi-41)</text:span></text:p>
      <text:p text:style-name="P34"><text:soft-page-break/>Bu hadiste Peygamberimiz (sav), Hz. Mehdi (as) ’a Şuayb bin Salih diye hitap etmektedir. Hadisi şerh eden büyük İslam alimi Heytemi Hazretleri, Hz. Mehdi (as) için kullanılan Şuayb kelimesinin şubecik anlamında kullanıldığını ifade etmiş, bu ifade ile Hz. Mehdi (as)’ın çok sayıdaki inkarcılara karşı fikri mücadele verecek olan arkadaş grubunun sayısının son derece az olduğunun ifade edildiğini söylemiştir. Yine Bin Salih ifadesiyle de Hz. Mehdi (as)’ın babasının da salih bir insan olduğuna dikkat çekildiğini açıklamıştır.</text:p>
      <text:h text:style-name="P47" text:outline-level="2">103- Sakalı Yanlarda Daha Azdır  </text:h>
      <text:p text:style-name="P16"><text:span text:style-name="T25">... (Hz. Mehdi (as) )..., </text:span><text:span text:style-name="T46">KEVSEC (SAKALI YANLARDA AZ</text:span><text:span text:style-name="T25">)... (Fetava-i Hadîsiyye, Ebü'l-Abbas Şehabeddin Ahmed İbn Hacer el-Heytemi, s.41)</text:span></text:p>
      <text:p text:style-name="P16"><text:span text:style-name="T25">O ... (Hz. Mehdi (as) )... </text:span><text:span text:style-name="T46">SAĞ YANAĞINA DOĞRU SAKALSIZ BİR GENÇTİR</text:span><text:span text:style-name="T25">. (Mehdi ile ilgili gelen haberler, (Nurul Ebsar) Ehl-i Beyt &amp; Oniki İmam, Kutuplar ve Mezhep İmamlarının Menkıbeleri Şeblenci (1250),Tercüme: Saim Güngör, (Pamuk Yayıncılık, Nisan 2004, cilt: 628, 77, 93) s. 588-589)</text:span></text:p>
      <text:p text:style-name="P11">Birçok hadiste Hz. Mehdi (as)’ın sakallı olacağını haber veren Peygamberimiz (sav) bu hadisinde de bu sakalın şekliyle ilgili detaylar bildirmiştir. Hz. Mehdi (as)’ın sakal cinsinin ince yapılı olduğunu, şekil olarak da yanlardan az yani ince olarak inen, aşağı kısmı ise uzun olacak bir şekle sahip olduğunu ifade etmiştir.</text:p>
      <text:h text:style-name="P47" text:outline-level="2">104- Hz. Mehdi (as)’ın Sakalı Hafif Olup Sakalı Yanlarda Az, Aşağı Tarafı İse Uzun Olacaktır</text:h>
      <table:table table:name="Table1" table:style-name="Table1">
        <table:table-column table:style-name="Table1.A"/>
        <table:table-row table:style-name="TableLine362786528">
          <table:table-cell table:style-name="TableBox279621360" office:value-type="string">
            <text:p text:style-name="P12">... (Hz. Mehdi (as) ) orta boylu, esmer, MECZUM (CEZM EDİLMİŞ YANİ YANLARINA NAZARAN DAHA UZUN AMA DÜZELTİLMİŞ SAKAL ŞEKLİNE SAHİP), KEVSEC (SAKALI YANLARDA AZ)... Bir şahıs ki, ona şuayb bin salih denilir... (Fetava-i Hadîsiyye, Ebü'l-Abbas Şehabeddin Ahmed İbn Hacer el-Heytemi-41)</text:p>
          </table:table-cell>
        </table:table-row>
      </table:table>
      <text:p text:style-name="P9"><text:span text:style-name="T60"><text:s/></text:span><text:span text:style-name="T58">Hadisteki “meczum” yani “cezm edilmiş, yanlarına nazaran daha uzun ama düzeltilmiş sakal” ifadesiyle Hz. Mehdi (as)’ın sakal şekli; ayrıca kevsec ifadesiyle de sakalının hem yanlardan ince olarak inen hem de ince tüylü bir yapıya sahip olduğu anlaşılmaktadır. Aynı zamanda hadisteki kevsec ifadesiyle Hz. Mehdi (a.s.)’ın sakalının sert sakal şeklinde değil aynı Peygamberimiz (sav)’de de olduğu gibi ince tüylü sakal şeklinde olduğu da anlaşılmaktadır.</text:span></text:p>
      <text:h text:style-name="P43" text:outline-level="1"><text:bookmark-start text:name="B19"/><text:span text:style-name="T1">Hz. Mehdi (as)’ın Fiziki Özellikleri - </text:span><text:span text:style-name="T15">Bütün Vücudu Geniştir</text:span></text:h>
      <text:h text:style-name="P47" text:outline-level="2"><text:bookmark-end text:name="B19"/>105- Geniş Vücutludur  </text:h>
      <text:p text:style-name="P16"><text:span text:style-name="T46">İRİ GÖVDELİ</text:span><text:span text:style-name="T25">...  (Ukayli "En-Necmu's-sakıb fi Beyanı Enne'l Mehdi min Evladı Ali b. Ebi Talib Ale't-Temam ve'l kamal")  </text:span></text:p>
      <text:p text:style-name="P16"><text:span text:style-name="T25">O (Hz. Mehdi (as) ), alnı açık... </text:span><text:span text:style-name="T46">KARNI BÜYÜK,</text:span><text:span text:style-name="T25"> iki uyluk arası açık... (Fevaidu Fevaidi'l Fikr Fi'l İmam El-Mehdi El-Muntazar, sf. 13)  </text:span></text:p>
      <text:p text:style-name="P16"><text:soft-page-break/><text:span text:style-name="T46">İKİ UYLUK ARASI AÇIK</text:span><text:span text:style-name="T25">...  (Mer'iy b. Yusuf b. Ebi bekir b. Ahmet b. Yusuf el-Makdi'si "Fevaidu Fevaidi'l Fikr Fi'l İmam El-Mehdi El-Muntazar")  </text:span></text:p>
      <text:h text:style-name="P47" text:outline-level="2">106- Omuzları Geniştir</text:h>
      <text:p text:style-name="P16"><text:span text:style-name="T25">(Hz. Mehdi (as)’ın) OMUZ UCU KEMİĞİ MÜLAYİM, İRİ... </text:span><text:span text:style-name="T46">İKİ OMUZUNUN ARASI GENİŞTİR.</text:span><text:span text:style-name="T25"> (Bihar, Cilt 13, Sayfa 8,9,10,11,109,110,112,115,118,119,125,167; Mucem-i Melahim-i Fiten Cilt :1 Sayfa:203-214 ve Cilt:3 Sayfa 76-80)</text:span></text:p>
      <text:h text:style-name="P47" text:outline-level="2">107- Omuzları Heybetlidir</text:h>
      <text:p text:style-name="P16"><text:span text:style-name="T19">Resullulah (sav) buyurdu: </text:span><text:span text:style-name="T26">“İnce ve güzel bir burnu vardır. Alnı geniş ve parlaktır;</text:span><text:span text:style-name="T20"> omuzları bir kaya kadar sağlamdır...”</text:span><text:span text:style-name="T19"> (</text:span><text:span text:style-name="T25">(İmam Mehdi Hakkında Sorular ve Cevaplar, Seyid Hüseyin Hüseyni)</text:span></text:p>
      <text:h text:style-name="P47" text:outline-level="2">108- Uylukları Geniştir  </text:h>
      <text:p text:style-name="P9">Ahir zamanda soyumdan bir kişi (Hz. Mehdi (as) ) çıkacak, ... Açık ve geniş karınlı olacak, <text:span text:style-name="T71">UYLUK KEMİKLERİ GENİŞ</text:span>... belirgin olacaktır... (İmam Mehdi’nin Hayatı, Allame Bakır Şerif el-Kureyşi)</text:p>
      <text:h text:style-name="P47" text:outline-level="2">109- Karnı Geniştir  </text:h>
      <text:p text:style-name="P16"><text:span text:style-name="T25">O (Hz. Mehdi (as) ) ... </text:span><text:span text:style-name="T46">KARNI BÜYÜK</text:span><text:span text:style-name="T25">, iki uyluk arası açık...  (Fevaidu Fevaidi'l Fikr Fi'l İmam El-Mehdi El-Muntazar, sf. 13) </text:span></text:p>
      <text:h text:style-name="P47" text:outline-level="2">110- Başı Büyüktür</text:h>
      <text:p text:style-name="P16"><text:span text:style-name="T25">O (Hz. Mehdi (as) ) ve </text:span><text:span text:style-name="T46">GENİŞ YÜZLÜ</text:span><text:span text:style-name="T25"> bir gençtir.  (Simt-ul Nucum-il Avali,cilt 4, s. 138) (Hz. Mehdi Aleyhisselam, Abdullah Turan, Al-i Taha, s. 157)  </text:span></text:p>
      <text:p text:style-name="P16"><text:span text:style-name="T25">Hz. Mehdi ben(im neslim)dendir. </text:span><text:span text:style-name="T46">ALNI GENİŞ ve AÇIKTIR</text:span><text:span text:style-name="T25">. (İmam Şarani “Ölüm - Kıyamet - Ahiret ve Ahir zaman Alametleri”, Bedir Yayınevi, s. 432-448)</text:span></text:p>
      <text:p text:style-name="P12">Hadislerden de anlaşılacağı üzere, Hz. Mehdi (as) 'n alnı ve yüzü geniştir, dolayısıyla büyük bir başa sahiptir.</text:p>
      <text:h text:style-name="P43" text:outline-level="1"><text:bookmark-start text:name="B20"/><text:soft-page-break/><text:span text:style-name="T1">Hz. Mehdi (as)’ın Fiziki Özellikleri - </text:span><text:span text:style-name="T15">Vücudundaki Belirleyici Ben ve İzler</text:span></text:h>
      <text:h text:style-name="P47" text:outline-level="2"><text:bookmark-end text:name="B20"/>111- Vücudunda, Peygamberimiz (sav)’inkilerle Aynı Renkte Olan İki Ben Vardır</text:h>
      <text:p text:style-name="P9">Ebu Cafer, İmam Muhammed Bekir Hazretleri cetleri yoluyla, Ehli Beytin lideri, Hazretleri, Müminlerin Emiri’nin minberden söylediklerini nakletmiştir, “Ahir zamanda soyumdan bir kişi (Hz. Mehdi (as) ) çıkacak,... <text:span text:style-name="T71">PEYGAMBERİN RENGİNDE İKİ ET BENİ BULUNACAK. </text:span>O (Hz. Mehdi (as) ) yükselecek.” (İmam Mehdi’nin Hayatı, Allame Bakır Şerif el- Kureyşi)</text:p>
      <text:h text:style-name="P47" text:outline-level="2">112- Sağ Bacağında Siyah Bir İz Vardır  </text:h>
      <text:p text:style-name="P16"><text:span text:style-name="T25">(Mehdi (as)’ın) </text:span><text:span text:style-name="T46">SAĞ BACAĞINDA SİYAH BİR İZ VARDIR</text:span><text:span text:style-name="T25">. (Şeyh Muhammed b.İbrahim-i Numani, Gaybet-i Numani, s. 251)  </text:span></text:p>
      <text:h text:style-name="P47" text:outline-level="2">113- Sağ Bacağındaki İz Beden Renginden Farklıdır</text:h>
      <text:p text:style-name="P16"><text:span text:style-name="T62"><text:s/></text:span><text:span text:style-name="T25">(Hz. Mehdi (as)’ın)... sağ bacağında</text:span><text:span text:style-name="T46"> BEDEN RENGİNİN AKSİNE BİR İZ </text:span><text:span text:style-name="T25">bulunmaktadır. (Mucem-ul Ehadis-i İmam Mehdi Cilt:4 s.154 ve Kemal-ud Din Cilt:2 s.376 ve Bihar, Cilt:52, s. 322)</text:span></text:p>
      <text:h text:style-name="P47" text:outline-level="2">114- Sağ Uyluğunda Bir Ben Vardır</text:h>
      <text:p text:style-name="P16"><text:span text:style-name="T25">Hazreti Ali, İmam Mehdi (as) ’dan şu sözlerle bahseder: “... </text:span><text:span text:style-name="T46">SAĞ UYLUĞUNDA BİR BEN VARDIR.”</text:span><text:span text:style-name="T25"> (Yenabi-ül Mevedde, s. 423)</text:span></text:p>
      <text:h text:style-name="P47" text:outline-level="2">115- Sırtında Bir Ben Vardır  </text:h>
      <text:p text:style-name="P16"><text:span text:style-name="T25">Ebu Basir der ki: İmam Muhammed Bakır veya Cafer-i Sadık şöyle buyurdu: "... </text:span><text:span text:style-name="T46">İKİ KÜREK KEMİĞİNİN ARASINDA BİR BEN VARDIR...</text:span><text:span text:style-name="T25">."  (Şeyh Muhammed b.İbrahim-i Numani, Gaybet-i Numani s. 253) </text:span></text:p>
      <text:h text:style-name="P47" text:outline-level="2">116- Sol Kürek Kemiğinin Alt Tarafında Yaprak Şeklinde Bir Ben Vardır</text:h>
      <text:p text:style-name="P16"><text:span text:style-name="T25">Ebu Basir der ki: İmam Muhammed Bakır veya Cafer-i Sadık şöyle buyurdu: "... </text:span><text:span text:style-name="T46">SOL KÜREK KEMİĞİNİN SOL ALT TARAFINDA BİR YAPRAK VARDIR, tıpkı mersin yaprağı gibi</text:span><text:span text:style-name="T25">."  (Şeyh Muhammed b.İbrahim-i Numani, Gaybet-i Numani s. 253) </text:span></text:p>
      <text:h text:style-name="P47" text:outline-level="2"><text:soft-page-break/>117- Omuzunda Nübüvvet Mührü Vardır  </text:h>
      <text:p text:style-name="P16"><text:span text:style-name="T25">Mehdi (as)’ın omuzunda </text:span><text:span text:style-name="T46">PEYGAMBER EFENDİMİZ (sav)’DEKİ NÜBÜVVET MÜHRÜ</text:span><text:span text:style-name="T25"> bulunacaktır.  (El-Kavlu Fi Muhtasarr Fi Alamatil Mehdiyy-il Muntazar, s.41) </text:span></text:p>
      <text:p text:style-name="P16"><text:span text:style-name="T25">Omuzunda </text:span><text:span text:style-name="T46">PEYGAMBER (sav)’in NİŞANI </text:span><text:span text:style-name="T25">vardır. (Kıyamet Alametleri, s.163)  </text:span></text:p>
      <text:h text:style-name="P47" text:outline-level="2">118- Alnında İz Vardır</text:h>
      <text:p text:style-name="P16"><text:span text:style-name="T25">Humran bin A'yân der ki: İmam Muhammed Bâkır'a: “... </text:span><text:span text:style-name="T46">ALNINDA İZ VARDIR,</text:span><text:span text:style-name="T25"> yüzünde ise ben..."  (Şeyh Muhammed b.İbrahim-i Numani, Gaybet-i Numani, s. 252-253)  </text:span></text:p>
      <text:h text:style-name="P43" text:outline-level="1"><text:bookmark-start text:name="B21"/><text:span text:style-name="T1">Hz. Mehdi (as)’ın Fiziki Özellikleri - </text:span><text:span text:style-name="T15">Bedeni Gücü</text:span></text:h>
      <text:h text:style-name="P47" text:outline-level="2"><text:bookmark-end text:name="B21"/>119- Heybetli Bir Şahıstır  </text:h>
      <text:p text:style-name="P16"><text:span text:style-name="T25">(Hz. Mehdi (as) ) </text:span><text:span text:style-name="T46">HEYBETLİ BİR ŞAHISTIR</text:span><text:span text:style-name="T25">. (İkdud dürer)</text:span></text:p>
      <text:p text:style-name="P16"><text:span text:style-name="T25">Hz. Mehdi (as) sanki </text:span><text:span text:style-name="T46">BENİ İSRAİL'DEN BİR ŞAHISTIR</text:span><text:span text:style-name="T25">. (Tavrı onlara benzer, yani </text:span><text:span text:style-name="T46">HEYBETLİ ve ACAR</text:span><text:span text:style-name="T25">.) (Kitab-ül Burhan Fi Alamet-il Mehdiyy-il Ahir Zaman, s. 23-30)  </text:span></text:p>
      <text:h text:style-name="P47" text:outline-level="2">120- Bedeni Çok Güçlüdür</text:h>
      <text:p text:style-name="P16"><text:span text:style-name="T25">...Va'dedilmiş Kaim (Hz. Mehdi (as) ) </text:span><text:span text:style-name="T46">O KADAR GÜÇLÜDÜR Kİ; YERYÜZÜNÜN EN BÜYÜK AĞACINA da EL UZATSA ONU KÖKÜNDEN SÖKÜP ATAR</text:span><text:span text:style-name="T25">... (Bihar-ul Envar,cilt 52, s. 32; İsbat-ul Hudat, cilt 6, s. 19) </text:span></text:p>
      <text:h text:style-name="P47" text:outline-level="2">121- Sesi Çok Güçlüdür</text:h>
      <text:p text:style-name="P16"><text:span text:style-name="T25">...Va'dedilmiş Kaim (Hz. Mehdi (as) </text:span><text:span text:style-name="T46">O kadar güçlüdür ki; </text:span><text:span text:style-name="T25">... </text:span><text:span text:style-name="T46">DAĞLAR ARASINDA FERYAD EDECEK OLURSA SERT KAYALAR UN UFAK OLUR</text:span><text:span text:style-name="T25">. ... (Bihar-ul Envar,cilt 52, s. 32; İsbat-ul Hudat,cilt 6, s. 19) </text:span></text:p>
      <text:h text:style-name="P47" text:outline-level="2">122- Sesi Nefes Kesicidir</text:h>
      <text:p text:style-name="P16"><text:span text:style-name="T25">Resullulah (sav) buyurdu: </text:span><text:span text:style-name="T26">“Görkemli bir lider görünüşü vardır, bakışları farklıdır, </text:span><text:span text:style-name="T47">SESİ GÜÇLÜ ve NEFES KESİCİDİR.</text:span><text:span text:style-name="T26">”</text:span><text:span text:style-name="T75"> </text:span><text:span text:style-name="T25">(İmam Mehdi Hakkında Sorular ve Cevaplar, Seyid Hüseyin Hüseyni)</text:span></text:p>
      <text:h text:style-name="P43" text:outline-level="1"><text:bookmark-start text:name="B22"/><text:soft-page-break/><text:span text:style-name="T1">Hz. Mehdi (as)’ın Fiziki Özellikleri - </text:span><text:span text:style-name="T15">Kemik Yapısı</text:span></text:h>
      <text:h text:style-name="P47" text:outline-level="2"><text:bookmark-end text:name="B22"/>123- Kemik Yapısı Gençtir</text:h>
      <text:p text:style-name="P16"><text:span text:style-name="T25">(Hz. Mehdi (as)’ın) </text:span><text:span text:style-name="T46">OMUZ UCU KEMİĞİ MÜLAYİM</text:span><text:span text:style-name="T25">, ... (Bihar, Cilt 13, Sayfa 8,9,10,11,109,110,112,115,118,119,125,167; Mucem-i Melahim-i Fiten Cilt :1 Sayfa:203-214 ve Cilt:3 Sayfa 76-80)</text:span></text:p>
      <text:h text:style-name="P47" text:outline-level="2">124- Uyluklarının Arası Açıktır  </text:h>
      <text:p text:style-name="P16"><text:span text:style-name="T25">(Hz. Mehdi),... karnı büyük, </text:span><text:span text:style-name="T46">İKİ UYLUK ARASI AÇIK</text:span><text:span text:style-name="T25">... (Fevaidu Fevaidi'l Fikr Fi'l İmam El-Mehdi El-Muntazar, s. 13) </text:span></text:p>
      <text:p text:style-name="P16"><text:span text:style-name="T46">İKİ UYLUK ARASI AÇIK</text:span><text:span text:style-name="T25">... (Mer'iy b. Yusuf b. Ebi bekir b. Ahmet b. Yusuf el-Makdi'si "Fevaidu Fevaidi'l Fikr Fi'l İmam El-Mehdi El-Muntazar")  </text:span></text:p>
      <text:h text:style-name="P47" text:outline-level="2">125- Diz Kapakları Öne Çıkıktır</text:h>
      <text:p text:style-name="P9">(HZ. MEHDİ (as) ’IN) <text:span text:style-name="T71">İKİ DİZ KAPAĞI da ÖNE ÇIKIKTIR</text:span>. (Mucem-ul Ehadis-i İmam Mehdi Cilt:4 Sayfa 154 ve Kemal-ud Din Cilt:2 Sayfa 376 ve Bihar Cilt:52 Sayfa 322)</text:p>
      <text:h text:style-name="P47" text:outline-level="2">126- Bacak Yapısı Tüm Vücudu Gibi Geniş Yapılı Olacaktır</text:h>
      <text:p text:style-name="P9">(HAZRETİN) (HZ. MEHDİ (as) ’IN) BACAKLARI GENİŞ, İRİCE ve SAĞ BACAĞINDA BEDEN RENGİNİN AKSİNE BİR İZ BULUNMAKTADIR. (Mucem-ul Ehadis-i İmam Mehdi Cilt:4 Sayfa 154 ve Kemal-ud Din Cilt:2 Sayfa 376 ve Bihar Cilt:52 Sayfa 322)</text:p>
      <text:h text:style-name="P43" text:outline-level="1"><text:bookmark-start text:name="B23"/><text:span text:style-name="T1">Hz. Mehdi (as)’ın Fiziki Özellikleri - </text:span><text:span text:style-name="T15">Diğer Bazı Vücut Özellikleri</text:span></text:h>
      <text:h text:style-name="P47" text:outline-level="2"><text:bookmark-end text:name="B23"/>127- Bakışları Etkileyicidir</text:h>
      <text:p text:style-name="P16"><text:span text:style-name="T19">Resullulah (sav) buyurdu: </text:span><text:span text:style-name="T20">“Görkemli bir lider görünüşü vardır, BAKIŞLARI FARKLIDIR, </text:span><text:span text:style-name="T26">sesi güçlü ve nefes kesicidir.”</text:span><text:span text:style-name="T75"> </text:span><text:span text:style-name="T25">(İmam Mehdi Hakkında Sorular ve Cevaplar, Seyid Hüseyin Hüseyni)</text:span></text:p>
      <text:h text:style-name="P47" text:outline-level="2"><text:soft-page-break/>128- Hayranlık Uyandıran Bir Çekiciliğe Sahiptir</text:h>
      <text:p text:style-name="P10">Abdülvâhid b. Abdullah; Ahmed b. Muhammed b. Rabâh ez-Zührî, Ahmed b. Ali el-Himeyrî, Hasan b. Eyyûb, Abdülkerim b. Amr el-Amr el-Has’amî, İshak b. Cerîr ve Hucr b. Zâide aracılığıyla Humrân b. A’yan’dan rivayet eder:</text:p>
      <text:p text:style-name="P16"><text:span text:style-name="T19">Ebû Cafer [Muhammed Bâkır]’a sordum: “El-Kâim [Mehdi aleyhisselâm] sen misin? “Ben Rasulullah’ın [sav] evladı ve kanından bir kimseyim. Allah istediğini yapandır.” diye buyurdu. Sorumu yineleyince şöyle dedi: </text:span><text:span text:style-name="T26">“Nereye varmak istediğini biliyorum. Senin sahibin, geniş karınlıdır</text:span><text:span text:style-name="T25"> ve </text:span><text:span text:style-name="T47">HAYRANLIK UYANDIRAN BİR ÇEKİCİLİĞE SAHİPTİR.</text:span><text:span text:style-name="T46">”</text:span><text:span text:style-name="T19"> (Muhammed b. İbrahim Nu’mânî, Kitâbü’l-Gaybe (Tahran, 1397), s.216. [İSAM demirbaş no: 016351])</text:span></text:p>
      <text:h text:style-name="P47" text:outline-level="2">129- Yanakları Daha Az Dolgundur</text:h>
      <text:p text:style-name="P16"><text:span text:style-name="T19">Resullulah (sav) buyurdu:</text:span><text:span text:style-name="T26"> “…YANAKLARI DAHA AZ DOLGUN GÖZÜKÜR ve (uykusuz kaldığından dolayı) bazen solgundur...”</text:span><text:span text:style-name="T25"> (İmam Mehdi Hakkında Sorular ve Cevaplar, Seyid Hüseyin Hüseyni)</text:span></text:p>
      <text:h text:style-name="P47" text:outline-level="2">130- Dudakları Mükemmel Güzelliktedir</text:h>
      <text:p text:style-name="P16"><text:span text:style-name="T19">Kaşları kavisli ve güçlüdür. Saçları kulağının üzerinde kıvrılır. </text:span><text:span text:style-name="T39">DUDAKLARI MÜKEMMEL ve GÜZELDİR</text:span><text:span text:style-name="T19">, görünüşü iyi ve yakışıklıdır… (İmam Mehdi Hakkında Sorular ve Cevaplar, Seyid Hüseyin Hüseyni)</text:span></text:p>
      <text:h text:style-name="P47" text:outline-level="2">131- Dişleri Güzel ve Parlaktır  </text:h>
      <text:p text:style-name="P16"><text:span text:style-name="T46">DİŞLERİ PARLAK</text:span><text:span text:style-name="T25"> olacaktır. (Nuaym b. Hammad, vr. 52a; El-Kavlu'l Muhtasar Fi Alamet-il Mehdiyy-il Muntazar, sf. 41)  </text:span></text:p>
      <text:p text:style-name="P16"><text:span text:style-name="T25">... (Hz. Mehdi (as) 'ın) </text:span><text:span text:style-name="T46">ÖN DİŞLERİ PARLAKTIR</text:span><text:span text:style-name="T25">... (Yenabi-ül Mevedde, s. 423)</text:span></text:p>
      <text:h text:style-name="P47" text:outline-level="2">132- Yürüyüşü  </text:h>
      <text:p text:style-name="P16"><text:span text:style-name="T25">... Bir özelliği de </text:span><text:span text:style-name="T46">YÜRÜRKEN UYLUKLARININ AÇIK ve BİRBİRİNDEN UZAK OLMASIDIR</text:span><text:span text:style-name="T25">. (El-Kavlu'l Muhtasar Fi Alamatil Mehdiyy-il Muntazar, s. 32)  </text:span></text:p>
      <text:h text:style-name="P47" text:outline-level="2">133- Konuşurken Kimi Zaman Dilinde Ağırlık Oluşur  </text:h>
      <text:p text:style-name="P16"><text:span text:style-name="T46">DİLİNDE AĞIRLIK VARDIR</text:span><text:span text:style-name="T25">.... (İmam Suyuti, Kıyamet Alametleri, Ölüm ve Diriliş, s.1699, s.174)  </text:span></text:p>
      <text:p text:style-name="P16"><text:span text:style-name="T25">...</text:span><text:span text:style-name="T46">YAVAŞ ve AĞIR KONUŞTUĞU ZAMAN</text:span><text:span text:style-name="T25"> sağ elini sol dizine vurur... (İmam Suyuti, Kıyamet Alametleri, Ölüm ve Diriliş, s.1699, s.174)  </text:span></text:p>
      <text:h text:style-name="P47" text:outline-level="2"><text:soft-page-break/>134- Konuşmalarında Vurgu Yapmak İçin Sağ Elini Kullanır</text:h>
      <text:p text:style-name="P16"><text:span text:style-name="T25">...Yavaş ve ağır konuştuğu zaman </text:span><text:span text:style-name="T46">SAĞ ELİNİ SOL DİZİNE VURUR</text:span><text:span text:style-name="T25">... (İmam Suyuti, Kıyamet Alametleri, Ölüm ve Diriliş, s.1699, s.174)  </text:span></text:p>
      <text:h text:style-name="P47" text:outline-level="2">135- Uzun Ömürlüdür</text:h>
      <text:p text:style-name="P16"><text:span text:style-name="T25">Ebu Said’den: Hasan b. Ali şöyle buyurdu: “... </text:span><text:span text:style-name="T46">ONUN (HZ. MEHDİ (as) 'IN) GAYBETİNDE ALLAH ONUN ÖMRÜNÜ UZATACAK</text:span><text:span text:style-name="T25"> ... ve bu, Allah’ın her şeye Kadir olduğunun bilinmesi içindir.” (Kemal-ud Din, cilt 1, s. 315)</text:span></text:p>
      <text:h text:style-name="P44" text:outline-level="1"><text:bookmark-start text:name="B24"/>Hz. Mehdi (as)’ın Çıkacağı Dönemin Genel Özellikleri</text:h>
      <text:h text:style-name="P47" text:outline-level="2"><text:bookmark-end text:name="B24"/>136- Gerçek Müminler Sayıca Çok Azdır</text:h>
      <text:p text:style-name="P16"><text:span text:style-name="T25">İnsanlara bir zaman gelir ki </text:span><text:span text:style-name="T46">CAMİLERİNDE TOPLANIP NAMAZ KILARLAR. FAKAT ARALARINDA MÜMİN BULUNMAZ.</text:span><text:span text:style-name="T25"> (Hakim; Son Zamanlarla İlgili Hadisler, s. 19)</text:span></text:p>
      <text:h text:style-name="P47" text:outline-level="2">137- O Zamanda Fitneler Çoğalır </text:h>
      <text:p text:style-name="P16"><text:span text:style-name="T25">Kıyamet yaklaştığı zaman ve </text:span><text:span text:style-name="T46">MÜMİNLERİN KALBİ; ÖLÜM, AÇLIK, FİTNELER, SÜNNETLERİN KAYBOLMASI, BİD'ATLERİN ORTAYA ÇIKMASI, EMRİ BİL MARUF ve NEHYİ ANIL MÜNKER (İYİLİĞİ EMREDİP KÖTÜLÜKTEN MENETME) İMKANLARININ KAYBOLMASI GİBİ SEBEPLERLE ZAYIFLADIĞI ZAMAN</text:span><text:span text:style-name="T25"> benim evlatlarımdan Hz. Mehdi (as) ile Cenab-ı Hak sünnetleri ihya eder..."  (Kitab-ül Burhan Fi Alameti-il Mehdiyy-il Ahir Zaman, s. 66)  </text:span></text:p>
      <text:p text:style-name="P16"><text:span text:style-name="T46">MAĞRİB'DE (BATIDA) KARIŞIKLIKLAR, FİTNELER ve KORKU OLACAK</text:span><text:span text:style-name="T25">... </text:span><text:span text:style-name="T46">FİTNELER ÇOĞALACAK.  (</text:span><text:span text:style-name="T25">Ölüm-Kıyamet-Ahiret ve Ahir Zaman Alametleri, s.440)  </text:span></text:p>
      <text:h text:style-name="P47" text:outline-level="2">138- İstisnasız Her Yere Ulaşan Fitneler  Görülür</text:h>
      <text:p text:style-name="P16"><text:span text:style-name="T46">HİÇBİR TARAFIN ONDAN MAHFUZ KALMAYACAĞI BİR FİTNE ZUHUR EDECEK</text:span><text:span text:style-name="T25">... ve bu durum bir münadinin semadan seslenerek: "Ey insanlar, emiriniz artık Mehdi'dir" demesine kadar devam edecektir. (El-Kavlu'l Muhtasar Fi Alamatil Mehdiyy-il Muntazar, s. 23) </text:span></text:p>
      <text:h text:style-name="P47" text:outline-level="2">139- Fitneler Süratle Yayılır  </text:h>
      <text:p text:style-name="P16"><text:span text:style-name="T25">Hiçbir tarafın ondan mahfuz kalmayacağı bir fitne zuhur edecek, bu </text:span><text:span text:style-name="T46">FİTNE KALDIĞI YERDEN HEMEN BAŞKA BİR TARAFA YAYILACAK</text:span><text:span text:style-name="T25">...  (El-Kavlu'l Muhtasar Fi Alamet-il Mehdiyy-il Muntazar, s. 21-22)  </text:span></text:p>
      <text:h text:style-name="P47" text:outline-level="2"><text:soft-page-break/>140- Fitneler Hiç Durulmaz</text:h>
      <text:p text:style-name="P16"><text:span text:style-name="T25">Şu muhakkak ki </text:span><text:span text:style-name="T46">(BİRBİRİNİ TAKİP EDEN) BİRTAKIM FİTNELER OLACAKTIR. SONRA TEKRAR FİTNELER OLACAKTIR. SONRA YİNE FİTNELER OLACAKTIR.</text:span><text:span text:style-name="T25"> (Ölüm-Kıyamet-Ahiret ve Ahirzaman Alametleri, s. 375, no. 684)  </text:span></text:p>
      <text:h text:style-name="P47" text:outline-level="2">141- İnsanları İmandan Uzaklaştıran Fitneler Olur </text:h>
      <text:p text:style-name="P16"><text:span text:style-name="T25">Kıyamete yakın karanlık gecelerin parçaları gibi karışıklıklar olacaktır. </text:span><text:span text:style-name="T46">BU KARIŞIKLIKLAR İÇİNDE KİŞİ MÜMİN OLARAK SABAHLAYIP KAFİR OLARAK AKŞAMLAYACAK, MÜMİN OLARAK AKŞAMLAYIP KAFİR OLARAK SABAHLAYACAKTIR.</text:span><text:span text:style-name="T25"> (Kur'an ve Sünnette Kıyamet ve Ahiret, s. 155)  </text:span></text:p>
      <text:p text:style-name="P16"><text:span text:style-name="T25">Kıyamet önü sıra </text:span><text:span text:style-name="T46">KARANLIK GECELER GİBİ FİTNELER VARDIR.</text:span><text:span text:style-name="T25"> (Ramuz-El Ehadis, 121/5)  </text:span></text:p>
      <text:h text:style-name="P47" text:outline-level="2">142- İnsanların Fitnelerden Bıktığı Bir Dönemde Çıkar</text:h>
      <text:p text:style-name="P3"><text:span text:style-name="T104">Seleme b. Züfer şöyle der: “... </text:span><text:span text:style-name="T105">MEHDİ, İNSANLARIN KÖTÜLÜK CÂNİLİK ve ZULÜMDEN BIKTIĞI</text:span><text:span text:style-name="T104"> ve hiçbir gaib onun kadar aziz ve sevgili olmadığı bir zamanda kıyam edecektir."</text:span><text:a xlink:type="simple" xlink:href="http://gadir.free.fr/gadir/ktb/Adalet_Gunesi/Adaletgunesi.htm#_ftn70" text:style-name="Internet_20_link" text:visited-style-name="Visited_20_Internet_20_Link"><text:span text:style-name="T104"> (El-Havi, cilt 2, s.159</text:span></text:a><text:span text:style-name="T104">)</text:span></text:p>
      <text:h text:style-name="P47" text:outline-level="2">143- Sistemler Değişir, Zalim Rejimler Yıkılır  </text:h>
      <text:p text:style-name="P16"><text:span text:style-name="T25">Zamanın </text:span><text:span text:style-name="T46">İNKİTAA UĞRADIĞI (SİSTEMLERİN DEĞİŞTİĞİ) BİR DÖNEMDE </text:span><text:span text:style-name="T25">Hz. Mehdi (as) denen bir şahıs gelecek...   (Kitab-ül Burhan fi Alamet-il Mehdiyy-il Ahir Zaman, s. 14)  </text:span></text:p>
      <text:h text:style-name="P47" text:outline-level="2">144- Herkesin Kurtarıcı İstediği Bir Zamanda Çıkar</text:h>
      <text:p text:style-name="P16"><text:span text:style-name="T25">Cafer Sadık şöyle buyuruyor:</text:span><text:span text:style-name="T20"> "</text:span><text:span text:style-name="T47">HALK HER YERDE (KURTARICI) ARAMAYA KOYULUR. ONDAN BAŞKASINI BULAMAYINCA YİNE ONA (HZ. MEHDİ (as) 'A) DOĞRU KOŞARLAR."</text:span><text:span text:style-name="T46"> </text:span><text:span text:style-name="T25">(Bihar-ül Envar,cilt 52, s. 326)</text:span></text:p>
      <text:h text:style-name="P47" text:outline-level="2">145- O Dönemde Müslümanların Manevi Lideri Yoktur</text:h>
      <text:p text:style-name="P16"><text:span text:style-name="T25">Ebu Said Peygamber’in (sav) şöyle buyurduğunu rivayet ediyor: "Ahir zamanda sultanlar tarafından ümmetime şiddetli bir bela gelecektir. Öyle bir bela ki, ondan daha şiddetlisi duyulmamıştır. Öyle ki, geniş yeryüzü onlara dar gelecek ve zulümle dolacaktır. </text:span><text:span text:style-name="T46">MÜMİNLER BU ZULÜMDEN KURTULMAK İÇİN BİR SIĞINAK ve BİR KURTARICI BULAMAYACAKLAR</text:span><text:span text:style-name="T25">...” (El-Beyan, s. 72, Es-Sevaik-ul Muhrika, s. 161, Yenabi-ul Mevedde, cilt 2, s. 177)</text:span></text:p>
      <text:p text:style-name="P16"><text:span text:style-name="T25">ONUN ÇIKACAĞI YIL, İNSANLAR HACCA, </text:span><text:span text:style-name="T46">BAŞLARINDA BİR EMİR (Müslümanların manevi lideri) BULUNMADAN GİDECEKLER</text:span><text:span text:style-name="T25">... (Muhammed B. Resul Al-Hüseyni El Berzenci, Kıyamet Alametleri, Pamuk Yayınları, s. 168-169)</text:span></text:p>
      <text:h text:style-name="P47" text:outline-level="2"><text:soft-page-break/>146- O Dönemde Haramlar Helal Sayılır  </text:h>
      <text:p text:style-name="P16"><text:span text:style-name="T25">... </text:span><text:span text:style-name="T46">BUNDAN SONRA BÜTÜN HARAMLARIN HELAL SAYILACAĞI BİR FİTNE GELİR. </text:span><text:span text:style-name="T25">(Kitab-ül Burhan Fi Alameti-il Mehdiyy-il Ahir Zaman, s. 26)</text:span></text:p>
      <text:h text:style-name="P47" text:outline-level="2">147- Savaşlar ve Anarşi Çok Olur  </text:h>
      <text:p text:style-name="P16"><text:span text:style-name="T46">DÜNYA HERC-Ü MERC İÇİNDE KALDIĞINDA</text:span><text:span text:style-name="T25">, fitneler zuhur ettiğinde, </text:span><text:span text:style-name="T46">YOLLAR KESİLDİĞİNDE</text:span><text:span text:style-name="T25">, bazıları bazılarına </text:span><text:span text:style-name="T46">HÜCUM ETTİĞİNDE</text:span><text:span text:style-name="T25">... (Kıyamet-Ahiret ve Ahirzaman Alametleri, s. 454)  </text:span></text:p>
      <text:p text:style-name="P30">"Herc-ü merc" kelimesinin sözlüklerdeki karşılığı "darmadağınıklık, karmakarışıklık" anlamlarıdır.</text:p>
      <text:h text:style-name="P47" text:outline-level="2">148- İmana ve Ahlaka Değil, Paraya Saygı Duyulur</text:h>
      <text:p text:style-name="P16"><text:span text:style-name="T25">... </text:span><text:span text:style-name="T46">PARALARI İÇİN ZENGİNLERİN SAYGI GÖRMESİ...</text:span><text:span text:style-name="T25"> (Kıyamet Alametleri, s. 146)  </text:span></text:p>
      <text:h text:style-name="P47" text:outline-level="2">149- Samimi İman Edenlerin Sayısı Azalır</text:h>
      <text:p text:style-name="P16"><text:span text:style-name="T25">İnsanlar üzerine öyle bir zaman gelecektir ki İslam’ın yalnız ismi, Kuran’ın ise resmi kalacak. </text:span><text:span text:style-name="T46">MESCİDLER DIŞ GÖRÜNÜŞLERİ ile MAMUR, FAKAT İÇLERİ HİDAYETTEN MAHRUM OLACAK</text:span><text:span text:style-name="T25">... (Beyhaki) (Kıyamet ve Alametleri, Ömer Öngüt, s. 54)</text:span></text:p>
      <text:p text:style-name="P16"><text:span text:style-name="T46">İNSANLAR MESCİDLERLE BİRBİRİNE KARŞI ÖVÜNMEDİKÇE </text:span><text:span text:style-name="T25">kıyamet kopmaz. (Nesai)</text:span></text:p>
      <text:h text:style-name="P47" text:outline-level="2">150- ALLAH'IN AÇIKÇA İNKAR EDİLMESİ (Allah’ı Tenzih Ederiz)</text:h>
      <text:p text:style-name="P16"><text:span text:style-name="T46">ALENEN ve APAÇIK ALLAH TEALA İNKAR EDİLİNCEYE KADAR</text:span><text:span text:style-name="T25"> Hz. Mehdi (as) gelmez. (Kitab-ül Burhan Fi Alameti-il Mehdiyy-il Ahir Zaman, s. 27)</text:span></text:p>
      <text:h text:style-name="P47" text:outline-level="2">151- İnsanlar Allah’a İman Ettiği İçin Baskı Görür</text:h>
      <text:p text:style-name="P38">Hz. Ali'den anlatıldığına göre adamın biri kendisine Hz. Mehdi (as)’ı sordu. Hz. Ali ise "O (Hz. Mehdi (as) ) ahir zamanda çıkacaktır. KİŞİNİN "ALLAH" DEDİĞİ İÇİN ÖLÜME MAHKUM EDİLECEĞİ BİR ZAMANDA GELECEKTİR" diye cevap vermiştir. (Sıddık Rasan Han, el-İzan, s.128)</text:p>
      <text:h text:style-name="P47" text:outline-level="2">152- Kuran Ahlakını Yaşayanlar Çok Az Olur</text:h>
      <text:p text:style-name="P16"><text:span text:style-name="T25">Resulullah Efendimiz (sav) hadis-i şeriflerinde buyururlar ki: </text:span><text:span text:style-name="T46">“ÜMMETİM ÜZERİNE ÖYLE BİR ZAMAN GELECEKTİR Kİ İSLAM’IN YALNIZ İSMİ, İMANIN RESMİ, KURAN’DAN İSE HARF </text:span><text:soft-page-break/><text:span text:style-name="T46">ve HURUFAT KALACAK...” </text:span><text:span text:style-name="T25">(Kıyamet ve Alametleri, Ömer Öngüt, s. 50)</text:span></text:p>
      <text:h text:style-name="P47" text:outline-level="2">153- Dünya Genelinde Zalim Yöneticiler Hakim Olur</text:h>
      <text:p text:style-name="P16"><text:span text:style-name="T25">Resulullah (sav) şöyle buyurmuştur: “Ümmetime </text:span><text:span text:style-name="T46">öyle bir zaman gelecek ki YÖNETİCİLERİ ZALİM,</text:span><text:span text:style-name="T25"> alimleri tamahkar ve takvasız olacaktır...” (Bihar’ul-Envar,cilt 23, s. 22)</text:span></text:p>
      <text:h text:style-name="P47" text:outline-level="2">154- Bir Çok Ülkede Zalim Liderleri Diğer Zalim Liderler Takip Eder</text:h>
      <text:p text:style-name="P16"><text:span text:style-name="T25">Şeyh Tusi'nin El-Emali kitabında: "</text:span><text:span text:style-name="T46">BİR ÖNCEKİNDEN DAHA KÖTÜ OLMAYAN YENİ BİR YIL GELMEZ ve HER GELEN YÖNETİCİ de BİR ÖNCEKİNDEN KÖTÜ OLUR...</text:span><text:span text:style-name="T25"> Bu durum insanlar fesat ve adaletsizlik içinde doğana kadar ve fesat ve haksızlık dışında bir şey bilmeyene kadar devam edecektir." (Kitab-ül Gaybet, [Bihar-ul Envar, cilt 51], Ansariyan Yayıncılık, derleyen: Muhammed Bakır el-Meclisi, İran-Kum, 2003, sf. 120)</text:span></text:p>
      <text:h text:style-name="P47" text:outline-level="2">155- Ticaret Hayatı Güvensiz Olur</text:h>
      <text:p text:style-name="P16"><text:span text:style-name="T25">Resulullah (sav) şöyle buyurmuştur: “Ümmetime öyle bir zaman gelecek ki ... </text:span><text:span text:style-name="T46">TACİRLERİ FAİZCİ, AYIPLARI GİZLEMELERİ SADECE ALIŞVERİŞTE OLACAKTIR</text:span><text:span text:style-name="T25">...” (Bihar’ul-Envar, cilt 23, s. 22)</text:span></text:p>
      <text:h text:style-name="P47" text:outline-level="2">156- Haramlar Alenen İşlenir Hale Gelir</text:h>
      <text:p text:style-name="P16"><text:span text:style-name="T46">KÜFÜR HER YANI İSTİLA EDİP HÜKMÜ CEMİYET İÇİNDE AŞİKARE İŞLENMEDİKÇE</text:span><text:span text:style-name="T25"> Hz. Mehdi (as) zuhur etmez. Bu vakitte vaki olan ise... küfrün istilasıdır. Onun kuvvetidir.  (Mektubat-ı Rabbani, 2-259)  </text:span></text:p>
      <text:h text:style-name="P47" text:outline-level="2">157- Okur Yazarlar Çoğalır</text:h>
      <text:p text:style-name="P16"><text:span text:style-name="T46">KIYAMETİN YAKLAŞMASINA DOĞRU… OKUR-YAZAR ÇOĞALIR</text:span><text:span text:style-name="T25">. (Müslim, Ahmed bin Hanbel; Son Zamanlarla İlgili Hadisler, s. 98; Ramuz-El Ehadis, 1/121)</text:span></text:p>
      <text:h text:style-name="P47" text:outline-level="2">158- Büyük Olaylar ve Hayret Verici Şeyler Meydana Gelir  </text:h>
      <text:p text:style-name="P16"><text:span text:style-name="T25">Onun zamanında </text:span><text:span text:style-name="T46">NİCE HAYRET VEREN HALLER ZUHUR EDECEKTİR</text:span><text:span text:style-name="T25"> (meydana gelecektir). (Mektubat-ı Rabbani, 2/258)  </text:span></text:p>
      <text:h text:style-name="P47" text:outline-level="2"><text:soft-page-break/>159- Allah'ın Varlığını İnkar Eden Materyalist ve Darwınist Felsefe Yaygınlaşır</text:h>
      <text:p text:style-name="P16"><text:span text:style-name="T46">BİSMİLLAH HARFLERİNİN DEĞERİ KAYBETTİRİLDİĞİ ZAMAN</text:span><text:span text:style-name="T25"> Mehdi (as) zuhur eder. (Risalet-ül huruc-ül Mehdi, s. 29)  </text:span></text:p>
      <text:h text:style-name="P47" text:outline-level="2">160- Bazı İnsanların Suretlerinde Bozulma ve Çirkinleşme Olur</text:h>
      <text:p text:style-name="P16"><text:span text:style-name="T25">Hz. Aişe (ra)’dan: “</text:span><text:span text:style-name="T46">BU ÜMMETİN SONUNDA</text:span><text:span text:style-name="T25">, hasf (yere batma), </text:span><text:span text:style-name="T46">MESH (SURET DEĞİŞMESİ)</text:span><text:span text:style-name="T25">... olacaktır...” (Muhammed B. Resul El Hüseyin El Berzenci, Kıyamet Alametleri, s. 111)</text:span></text:p>
      <text:p text:style-name="P16"><text:span text:style-name="T25">Ahir zamanda yere batma, taş yağma zuhur edecek ve </text:span><text:span text:style-name="T46">İNSAN KILIĞINDAN ÇIKMA OLACAKTIR.</text:span><text:span text:style-name="T25"> (Hz. Sehl İbni Saad, Ramuz El Ehadis, cilt 2, s. 302/8)</text:span></text:p>
      <text:h text:style-name="P47" text:outline-level="2">161- Evrim ile Maymunla Ortak Atadan Geldiklerine İnanan Bazı İnsanlar, Maymun ve Domuz Karakterinde Olacaklardır  </text:h>
      <text:p text:style-name="P16"><text:span text:style-name="T25">Muhammed (sav)’in nefsi yed-i kudretinde olana kasem (yemin) ederim ki, </text:span><text:span text:style-name="T46">ÜMMETİMDEN BİR CEMAAT ... SABAHLEYİN KALKTIKLARINDA DOMUZ ve MAYMUN SÛRETİNDE KALKACAKLARDIR...  (</text:span><text:span text:style-name="T25">Hz. Ubade RA) (Kıyamet Alametleri, Râmûz el-Ehàdîs'ten Dersler, 459/2)  </text:span></text:p>
      <text:p text:style-name="P16"><text:span text:style-name="T25">Nefsim yedi kudretinde olana yemin ederim ki, </text:span><text:span text:style-name="T46">ÜMMETİMDEN BİR KISIM İNSANLAR... BİRER MAYMUN ve HINZIR (DOMUZ) HALİNE DÖNECEKLER.</text:span><text:span text:style-name="T25">  (Râmûzu'l-Ehadîs, Hadîs no: 5711)  </text:span></text:p>
      <text:h text:style-name="P47" text:outline-level="2">162- Hac Farzı Allah'ın Rızası Dışında Amaçlarla Yapılır Hale Gelir</text:h>
      <text:p text:style-name="P16"><text:span text:style-name="T25">İnsanlar üzerine bir zaman gelir ki </text:span><text:span text:style-name="T46">ZENGİNLER TENEZZÜH (SEYAHAT) İÇİN, ORTA HALLİLER TİCARET İÇİN, ONLARIN KURRALARI (ALİMLERİ) RİYA ve GÖSTERİŞ İÇİN, FAKİRLERİ İSE DİLENMEK İÇİN HAC EDERLER.</text:span><text:span text:style-name="T25"> (Ramuz-El Ehadis, 503/8)</text:span></text:p>
      <text:h text:style-name="P47" text:outline-level="2">163- İhtilaller Çok Olur </text:h>
      <text:p text:style-name="P16"><text:span text:style-name="T25">... (O sırada) fitneler, karışıklıklar, </text:span><text:span text:style-name="T46">İHTİLALLER ÇOK OLUR da İNSANLAR BİRBİRLERİNİ ÖLDÜRÜRLER</text:span><text:span text:style-name="T25">... (Ölüm-Kıyamet-Ahiret ve Ahirzaman Alametleri, s. 482, no. 901; Kitabü'n-Nihaye, İbn-i Kesir, 1/131)  </text:span></text:p>
      <text:h text:style-name="P47" text:outline-level="2">164- Dünyayı Karışıklık ve Kargaşa Kaplar  </text:h>
      <text:p text:style-name="P16"><text:span text:style-name="T46">DÜNYA HERC-Ü MERC İÇİNDE KALDIĞINDA, FİTNELER ZUHUR ETTİĞİNDE, YOLLAR KESİLDİĞİNDE, BAZILARI BAZISINA HÜCUM ETTİĞİNDE, BÜYÜK KÜÇÜĞE MERHAMET </text:span><text:soft-page-break/><text:span text:style-name="T46">ETMEDİĞİ, BÜYÜĞE VAKARLI DAVRANMADIĞINDA</text:span><text:span text:style-name="T25"> Allah, bu sırada onlardan adavetin (düşmanlığın) kökünü kazıyarak dalalet (iman ve İslamiyet'ten ayrılmak, sapkınlık) kalelerini fethedecek ve evvelce benim ayakta tutuğum gibi, ahir zamanda dini ayakta tutacak, önceden zulümle dolu olan dünyayı adaletle dolduracak birini (Mehdi) gönderecektir.  (Kitab-ül Burhan Fi Alamet-il Mehdiyy-il Ahir Zaman, s.12) </text:span></text:p>
      <text:h text:style-name="P47" text:outline-level="2">165- Yaygın Katliamlar Olur  </text:h>
      <text:p text:style-name="P16"><text:span text:style-name="T25">Hz. Mehdi (as) ’dan önce, </text:span><text:span text:style-name="T46">YAYGIN KATLİAMLARIN VUKU BULACAĞI BÜYÜK BİR FİTNE GÖRÜLECEKTİR.</text:span><text:span text:style-name="T25">  (El-Kavlu'l Muhtasar Fi Alamet-il Mehdiyy-il Muntazar, s. 37)  </text:span></text:p>
      <text:h text:style-name="P47" text:outline-level="2">166- Fakirlik Artar  </text:h>
      <text:p text:style-name="P16"><text:span text:style-name="T46">FAKİRLER ÇOĞALACAK.</text:span><text:span text:style-name="T25"> (Ölüm-Kıyamet-Ahiret ve Ahirzaman Alametleri, s. 455) </text:span></text:p>
      <text:h text:style-name="P47" text:outline-level="2">167- Açlık Artar</text:h>
      <text:p text:style-name="P16"><text:span text:style-name="T46">AÇLIK ve HAYAT PAHALILIĞI ALABİLDİĞİNE YAYILACAK. </text:span><text:span text:style-name="T25">(Ölüm-Kıyamet-Ahiret ve Ahirzaman Alametleri, s. 440)</text:span></text:p>
      <text:h text:style-name="P47" text:outline-level="2">168- Ekonomik Durum Kötüleşir  </text:h>
      <text:p text:style-name="P9"><text:span text:style-name="T6">(Hz. Mehdi (as)’ın zuhurundan önce) </text:span><text:span text:style-name="T9">PİYASANIN DURGUN OLMASI, KAZANÇLARIN AZALMASI</text:span><text:span text:style-name="T6"> olacaktır. (Kıyamet Alametleri, s. 148)</text:span></text:p>
      <text:p text:style-name="P9"><text:span text:style-name="T6">Herkesin </text:span><text:span text:style-name="T9">AZ KAZANÇTAN YAKINMASI,</text:span><text:span text:style-name="T6"> paraları için zenginlerin saygı görmesi olacaktır. (Kıyamet Alametleri, s. 146)</text:span></text:p>
      <text:h text:style-name="P47" text:outline-level="2">169- Malın Değeri Kalmayacak</text:h>
      <text:p text:style-name="P16"><text:span text:style-name="T25">İnsanlar 95. seneye kadar malik olacak, yani işleri iyi gidecek, 97 veya 99. senede </text:span><text:span text:style-name="T46">MÜLKLERİ ZAİL OLACAK... </text:span><text:span text:style-name="T25">(El-Kavlu'l Muhtasar Fi Alamet-il Mehdiyy-il Muntazar, s. 54)  </text:span></text:p>
      <text:h text:style-name="P47" text:outline-level="2">170- ALLAH'TAN BAŞKA, SAHTE İLAHLAR EDİNİLİR   (Allah’ı Tenzih Ederiz)</text:h>
      <text:p text:style-name="P16"><text:span text:style-name="T46">LAT-UZZA'YA YENİDEN ALLAH'TAN BAŞKA İLAH EDİNİLEREK TAPILMADIKÇA</text:span><text:span text:style-name="T25"> kıyamet kopmaz. (Kıyamet Alametleri, s.281)</text:span></text:p>
      <text:h text:style-name="P47" text:outline-level="2"><text:soft-page-break/>171- İnsanların Birbirlerine Güvenmedikleri, Adeta Birbirinden Kaçar Hale Geldikleri Bir Ortam Oluşur</text:h>
      <text:p text:style-name="P16"><text:span text:style-name="T25">"Ey Allah'ın Resulü, Ahlas fitnesi nedir?" </text:span><text:span text:style-name="T46">"KAÇIŞMAK -YANİ İNSANLAR ARASINDAKİ AŞIRI DÜŞMANLIKLARDAN DOLAYI BİRBİRLERİNE GÜVENEMEDİKLERİ İÇİN BİRBİRLERİNDEN KAÇIŞMALARI- ve </text:span><text:span text:style-name="T25">insanların mallarının yağma edilmesidir," buyurdu. (Ölüm-Kıyamet-Ahiret ve Ahirzaman Alametleri, s. 386, no.714)  </text:span></text:p>
      <text:h text:style-name="P47" text:outline-level="2">172- Toplumda Büyük Kargaşa ve Fitneler Baş Gösterir</text:h>
      <text:p text:style-name="P16"><text:span text:style-name="T25">...</text:span><text:span text:style-name="T46">SONRA FİTNE DOĞACAK ve BELALAR İNECEK,</text:span><text:span text:style-name="T25"> </text:span><text:span text:style-name="T46">KAVMİYETÇİLİK TAASSUBU DİRİLECEK, HALK DİNİNDE YOLUNU KAYBEDECEK.</text:span><text:span text:style-name="T25"> (Şeyh Muhammed b. İbrahim-i Numani, Gaybet-i Numani, s. 163)</text:span></text:p>
      <text:h text:style-name="P44" text:outline-level="1"><text:bookmark-start text:name="B25"/>Müslümanların Durumu</text:h>
      <text:h text:style-name="P47" text:outline-level="2"><text:bookmark-end text:name="B25"/>173- Müslümanlar Baskı Görür  </text:h>
      <text:p text:style-name="P16"><text:span text:style-name="T25">Ahir zamanda ümmetimin başına sultanlarından şiddetli belalar gelir, öyle ki </text:span><text:span text:style-name="T46">YERLER MÜSLÜMANLARA DAR GELİR.</text:span><text:span text:style-name="T25"> (Kitab-ül Burhan fi Alamet-il Mehdiyy-il Ahir Zaman, s. 12)  </text:span></text:p>
      <text:h text:style-name="P47" text:outline-level="2">174- Müslümanlar Arasında Savaşlar Olur</text:h>
      <text:p text:style-name="P16"><text:span text:style-name="T25">Evet nefsim elinde olan Allah'a yemin ederim ki, </text:span><text:span text:style-name="T46">SİZ O FİTNE ZAMANINDA YÜKSELİP BİRBİRİNİZİN BOYUNLARINI BURAN YILANLAR HALİNE DÖNECEKSİNİZ</text:span><text:span text:style-name="T25">, buyurdu.  (Ölüm-Kıyamet-Ahiret ve Ahirzaman Alametleri, s. 368, no. 672)  </text:span></text:p>
      <text:p text:style-name="P16"><text:span text:style-name="T46">İKİ BÜYÜK İSLAM ORDUSU BİRBİRLERİYLE HARP ETMEDİKÇE</text:span><text:span text:style-name="T25"> kıyamet kopmayacaktır.  (Ölüm-Kıyamet-Ahiret ve Ahirzaman Alametleri, s. 454, no.831)  </text:span></text:p>
      <text:h text:style-name="P47" text:outline-level="2">175- Bazı Müslümanlar Birbirlerini Tekfir Eder (İnkarcı İlan Eder), Lanet Okurlar</text:h>
      <text:p text:style-name="P16"><text:span text:style-name="T25">Amîre bint-i Nufeyl der ki: İmam Hüseyn’in şöyle buyurduğunu duydum: "</text:span><text:span text:style-name="T46">SİZLER BİRBİRİNİZDEN BERÎ (UZAK) OLDUĞUNUZU SÖYLEMEDİKÇE, BİRBİRİNİZİN YÜZÜNE TÜKÜRMEDİKÇE, BİRBİRİNİZİ TEKFİR ETMEDİKÇE ve BİRBİRİNİZE LÂNET OKUMADIKÇA</text:span><text:span text:style-name="T25"> beklediğiniz (Hz. Mehdi (as) 'nin zuhuru) vuku bulmayacaktır. Arzettim ki: Öyleyse o zamanda hiçbir hayır yoktur. Buyurdu ki: "Hayrın hepsi o zamandadır. Kâim'imiz </text:span><text:span text:style-name="T46">(HZ. MEHDİ (as) ) KIYAM EDECEK (ZUHUR EDECEK) ve BUNLARIN HEPSİNİ ORTADAN KALDIRACAKTIR."</text:span><text:span text:style-name="T25"> (Şeyh Muhammed b. İbrahim-i Numani, Gaybet-i Numani s. 240)</text:span></text:p>
      <text:h text:style-name="P47" text:outline-level="2"><text:soft-page-break/>176- İslam Dünyasının Bir Kısmı Kuran Ahlakından Uzaklaşır  </text:h>
      <text:p text:style-name="P16"><text:span text:style-name="T25">Beni Hak ile baas eden Allah'a yemin ederim ki, benden sonra ümmetimin içinde fetret devri olacak. O devirde </text:span><text:span text:style-name="T46">HERKES HELALİ ARAMADAN MAL TALEBİNDE BULUNACAK, KANLAR AKITILACAK ve ŞİİR KURAN'A BEDEL TUTULACAK.</text:span><text:span text:style-name="T25"> (Deylemi; Geleceğin Tarihi I, s.50)  </text:span></text:p>
      <text:h text:style-name="P47" text:outline-level="2">177- Bazı İnsanlar İmanlarını Muhafaza Edemezler</text:h>
      <text:p text:style-name="P12">Hz. Enes (ra) anlatıyor; Resulullah (sav) buyurdular ki:</text:p>
      <text:p text:style-name="P16"><text:span text:style-name="T25">"Kıyamet kopmazdan önce gece karanlığının parçaları gibi fitneler olacak. </text:span><text:span text:style-name="T46">(O VAKİT) KİŞİ MÜMİN OLARAK SABAHA ERER de KAFİR OLARAK AKŞAMA KAVUŞUR. MÜMİN OLARAK AKŞAMA ERER, KAFİR OLARAK SABAHA KAVUŞUR. BİRÇOK KİMSELER AZICIK BİR DÜNYALIK MUKABİLİNDE DİNLERİNİ SATARLAR."</text:span><text:span text:style-name="T25"> (Tirmizi, Fiten 30, (2196))</text:span></text:p>
      <text:h text:style-name="P47" text:outline-level="2">178- Öyle Zorlu Bir Ortam Olur Ki Bir Samimi Mümin Elli Kişinin Sevabını Kazanır</text:h>
      <text:p text:style-name="P16"><text:span text:style-name="T25">Ebu Ümeyye eş-Şa’bânî anlatıyor:  “...Ne zaman uyulan bir cimrilik, takip edilen bir heva, (dine, ahirete) tercih edilen dünyalık görür, rey sahiplerinin (selefi dinlemeden) kendi reylerini beğendiklerini müşahede edersen, o zaman kendine bak. İnsanlarla uğraşmayı bırak. Zîra (bu safhaya gelince) arkanızda sabır günleri var demektir. </text:span><text:span text:style-name="T46">O GÜNLER AVUÇTA ATEŞ TUTMAK GİBİ (SIKINTILI)DIR. O GÜNLERDE, SİZİN KADAR AMEL YAPABİLEN BİR KİMSEYE ELLİ KİŞİNİN ECRİ VERİLECEKTİR.”</text:span><text:span text:style-name="T25"> (Ebu Davud, Melahim 17, (4341); Tirmizî, Tefsir, Mâide, (3060); İbnu Mace, Fiten 21, (401)</text:span></text:p>
      <text:h text:style-name="P47" text:outline-level="2">179- Birçok İnsan Allah'ın ve Ahiretin Varlığından Gafildir</text:h>
      <text:p text:style-name="P16"><text:span text:style-name="T46">DÜNYA HALKI, UYUDUKLARI HALDE YÜRÜTÜLEN KERVAN EHLİNE BENZER</text:span><text:span text:style-name="T25">. (Nech-ül Belağa, Hikmetli Sözler, s. 64)</text:span></text:p>
      <text:h text:style-name="P47" text:outline-level="2">180- Kuran Ayetleri Gereği Gibi Düşünülmez </text:h>
      <text:p text:style-name="P16"><text:span text:style-name="T25">Peygamber (sav) şöyle dedi: "İlim insanlardan alınacak." Ziyad şöyle dedi: </text:span><text:span text:style-name="T46">"EY ALLAH'IN RESULÜ, BİZ KURAN'I OKUDUK ve OKUYORUZ, HANIMLARIMIZA ve ÇOCUKLARIMIZA da OKUTUYORUZ. BU İLİM BİZDEN NASIL ALINACAK?" PEYGAMBER ŞÖYLE BUYURDU: "YAHUDİLERİN TEVRAT'I ve HIRİSTİYANLARIN İNCİL'İ HAKKINDA BİLGİN YOK MUDUR? ONLAR O KADAR TEVRAT ve İNCİL OKUDULAR, HANİ ONLARDA BUNDAN BİRŞEY KALDI MI?" </text:span><text:span text:style-name="T25"> (Ölüm Kıyamet ve Diriliş, s. 483)  </text:span></text:p>
      <text:h text:style-name="P47" text:outline-level="2">181- Bazı Müslümanlar, Müslüman Olmayanlara Özenir</text:h>
      <text:p text:style-name="P16"><text:span text:style-name="T25">(Ahir zamanda) </text:span><text:span text:style-name="T46">SİZDEN ÖNCEKİ MİLLETLERİ KARIŞ KARIŞ, ARŞIN ARŞIN İZLEYECEKSİNİZ, </text:span><text:soft-page-break/><text:span text:style-name="T46">HATTA ONLAR KERTENKELE DELİĞİNE GİRSELER, SİZ de PEŞLERİNDEN GİRECEKSİNİZ</text:span><text:span text:style-name="T25">.  (Ölüm Kıyamet ve Diriliş, s. 470) </text:span></text:p>
      <text:h text:style-name="P47" text:outline-level="2">182- İslam Ahlakından Uzak Bir Hayatın Propagandasını Yapan, İnsanları Ahlakdışı Bir Hayata Teşvik Eden Kimseler Ortaya Çıkar</text:h>
      <text:p text:style-name="P16"><text:span text:style-name="T20">“</text:span><text:span text:style-name="T46">O DEVİRDE HALKI CEHENNEM KAPILARINA ÇAĞIRACAK OLAN BİRTAKIM DAVETÇİLER (PROPAGANDACI ÇIĞIRTKANLAR) OLACAKTIR. HER KİM O ÇIĞIRTKANLARIN DAVETİNE İCABET EDERSE ONU CEHENNEME ATACAKLAR</text:span><text:span text:style-name="T25">.” "Ya Resulullah, o davetçiler zümresinin vasıflarını bize beyan etseniz." "Peki edeyim, onlar bizim milletimizden olup bizim dilimizle konuşan bir zümredir" buyurdu. (Ölüm-Kıyamet-Ahiret ve Ahir Zaman Alametleri, s. 382, no. 698)  </text:span></text:p>
      <text:h text:style-name="P47" text:outline-level="2">183- Bazı Din Adamlarının Dahi Ahlakı Bozulur  </text:h>
      <text:p text:style-name="P16"><text:span text:style-name="T46">AHİR ZAMANDA KURT OKUYUCULAR OLACAK. KİM O ZAMANA YETİŞİRSE, ŞERLERİNDEN ALLAH'A SIĞINSIN.</text:span><text:span text:style-name="T25"> Onlar çok kirli insanlardır. Riyakarlık (ikiyüzlülük) hakim olacak, riya (ikiyüzlülük) ve gösterişten utanılmayacak. (Ölüm Kıyamet ve Diriliş, s. 470)  </text:span></text:p>
      <text:h text:style-name="P47" text:outline-level="2">184- Çoğunluk Namaz Kılmaz, İslam'da Şarabın Haram Kılındığı Bilinmez</text:h>
      <text:p text:style-name="P16"><text:span text:style-name="T25">Hz. Huzeyfe'nin anlattığına göre, Resulullah Efendimiz şöyle buyurmuştur: "Ey Huzeyfe! O günde (Hz. Mehdi (as) zuhur ettiğinde) onlar ridde (dinden çıkmak) üzere olacaklardır. </text:span><text:span text:style-name="T46">ŞARABIN HELAL OLDUĞUNU ZANNEDECEKLER ve NAMAZ da KILMAYACAKLARDIR.</text:span><text:span text:style-name="T25">"  (Ukayli "En-Necmu's-sakıb fi Beyanı Enne'l Mehdi min Evladı Ali b. Ebi Talib Ale't-Temam ve'l kamal) </text:span></text:p>
      <text:h text:style-name="P47" text:outline-level="2">185- "İyiliği Emretme, Kötülükten Men Etme" İbadeti Terk Edilir</text:h>
      <text:p text:style-name="P16"><text:span text:style-name="T46">İYİLİK TERK EDİLİP EMREDİLMEDİĞİNDE, KÖTÜLÜK İŞLENİP ALIKONULMADIĞINDA</text:span><text:span text:style-name="T25"> kıyamet yaklaşmış olacaktır. (Ölüm Kıyamet ve Diriliş, s. 480)  </text:span></text:p>
      <text:h text:style-name="P47" text:outline-level="2">186- Kuran Ahlakı Terk Edilir  </text:h>
      <text:p text:style-name="P16"><text:span text:style-name="T25">İnsanlara bir zaman gelir ki </text:span><text:span text:style-name="T46">KURAN-I KERİM BİR VADİDE, İNSANLAR BAŞKA BİR VADİDE OLURLAR</text:span><text:span text:style-name="T25">. (Hakim, Tirmizi; Son Zamanlarla İlgili Hadisler, s.25)  </text:span></text:p>
      <text:h text:style-name="P47" text:outline-level="2"><text:soft-page-break/>187- Kişisel Menfaatler İslam ve Mukaddesatın Menfaatlerine Tercih Edilir</text:h>
      <text:p text:style-name="P16"><text:span text:style-name="T25">Ma'rufa sarılın, münkerden de kaçının! </text:span><text:span text:style-name="T46">NE ZAMAN UYULAN BİR CİMRİLİK, TAKİP EDİLEN BİR HEVA, (DİNE, AHİRETE) TERCİH EDİLEN DÜNYALIK GÖRÜR, REY SAHİPLERİNİN (MÜÇTEHİTLERİ DİNLEMEDEN) KENDİ GÖRÜŞLERİNİ BEĞENDİKLERİNİ MÜŞAHEDE EDERSEN, O ZAMAN KENDİNE BAK.</text:span><text:span text:style-name="T25"> İnsanlarla uğraşmayı bırak. Zîra (bu safhaya gelince) arkanızda sabır günleri var demektir. O günler avuçta ateş tutmak gibi (sıkıntılı)dır. O günlerde, sizin kadar amel yapabilen bir kimseye elli kişinin ecri verilecektir. (Ebu Davud, Melahim 17, (4341); Tirmizî, Tefsir, Mâide, (3060); İbnu Mace, Fiten 21, (4014)) </text:span></text:p>
      <text:h text:style-name="P47" text:outline-level="2">188- Dini Değerleri Gösteriş Yapmak İçin Kullananlar Olur</text:h>
      <text:p text:style-name="P16"><text:span text:style-name="T25">Ümmetimin son zamanlarında </text:span><text:span text:style-name="T46">MESCİTLERİNİ SÜSLEYİP KALPLERİNİ HARAP BIRAKAN, ELBİSESİNİ SAKINIP KORUDUĞU KADAR DİNİNİ SAKINIP KORUMAYAN, DÜNYA İŞLERİNİN YOLUNDA GİTMESİ UĞRUNDA DİNİNİ VASITA YAPMAĞA ALDIRIŞ ETMEYEN</text:span><text:span text:style-name="T25"> birtakım insanlar türeyecektir. (Hakim; Son Zamanlarla İlgili Hadisler, s. 27)</text:span></text:p>
      <text:h text:style-name="P47" text:outline-level="2">189 Dinen Yasak Olanları Yapanlar Müslümanlara Galip Olur</text:h>
      <text:p text:style-name="P16"><text:span text:style-name="T25">Mescidlerin içinde </text:span><text:span text:style-name="T46">FISK-U FÜCUR EHLİNİN (ALLAH'A İSYAN İÇİNDE OLANLAR, GÜNAH İŞLEYENLER) SESLERİNİN YÜKSELMESİ, DİNEN YASAK OLAN ŞEYLERİ İŞLEYENLERİN, DİNİN EMRETTİKLERİNİ YERİNE GETİREN SAMİMİ MÜMİNLER ÜZERİNE GALİP OLUP ONLARA TAHAKKÜM ETMELERİDİR, </text:span><text:span text:style-name="T25">buyurdu. (Ölüm-Kıyamet-Ahiret ve Ahirzaman Alametleri, s. 450, no. 828)</text:span></text:p>
      <text:h text:style-name="P47" text:outline-level="2">190- Sahte Mesihler ve Mehdiler Ortaya Çıkar  </text:h>
      <text:p text:style-name="P16"><text:span text:style-name="T25">Her biri Allah'ın Resulü olduğunu iddia eden </text:span><text:span text:style-name="T46">OTUZA YAKIN YALANCI GÖNDERİLMEDİKÇE</text:span><text:span text:style-name="T25"> kıyamet kopmayacaktır. (Tirmizi, Fiten: 43; Ebu Davud, Melahim: 16)  </text:span></text:p>
      <text:h text:style-name="P47" text:outline-level="2">191- Allah Müslümanların Üzerinden Sıkıntıları Mehdi (as) Vesilesiyle Kaldıracaktır</text:h>
      <text:p text:style-name="P16"><text:span text:style-name="T25">Allah Konstantiniyye'yi (İstanbul'u) çok sevdiği dostlarının ehline fethedecek... </text:span><text:span text:style-name="T46">ONLARDAN HASTALIĞI ve ÜZÜNTÜYÜ KALDIRACAK</text:span><text:span text:style-name="T25">. (Kıyamet Alametleri, Berzenci, s. 181)</text:span></text:p>
      <text:h text:style-name="P44" text:outline-level="1"><text:bookmark-start text:name="B26"/><text:soft-page-break/>Toplumsal Yapıda Çok Şiddetli Bozulma Yaşanır</text:h>
      <text:h text:style-name="P47" text:outline-level="2"><text:bookmark-end text:name="B26"/>192- Sosyal Düzen Bozulur</text:h>
      <text:p text:style-name="P16"><text:span text:style-name="T20"> </text:span><text:span text:style-name="T25">... İnsanların </text:span><text:span text:style-name="T46">İHTİLAF ve İÇTİMAİ (SOSYAL) SARSINTILAR İÇİNDE BULUNDUKLARI ZAMAN</text:span><text:span text:style-name="T25">. (Ramuz-El Ehadis, 7/7)  </text:span></text:p>
      <text:h text:style-name="P47" text:outline-level="2">193- Şirk Yoğun Olarak Hakim Olur</text:h>
      <text:p text:style-name="P16"><text:span text:style-name="T25">İman edenlerin Efendisi der ki: "... Şundan emin olun ki, </text:span><text:span text:style-name="T46">HZ. MEHDİ (as) ’MİZİ KARŞILAYACAK OLAN, SİZİN ŞİRK (CAHİLİYE) DÜZENİNİZİN ETKİSİ OLACAKTIR. Çünkü o gün -İLAHİ RAHMET GÖSTERİLENLER DIŞINDA- BÜTÜN ÜMMET ŞİRK KOŞANLAR OLACAKTIR..."</text:span><text:span text:style-name="T25">  (Kitab-ül Gaybet, [Bihar-ul Envar, cilt 51], Ansariyan Yayıncılık, derleyen: Muhammed Bakır el-Meclisi, İran-Kum, 2003, s. 182)</text:span></text:p>
      <text:h text:style-name="P47" text:outline-level="2">194- Kötü Ahlak İnsanlar Arasında Yaygınlaşacak</text:h>
      <text:p text:style-name="P16"><text:span text:style-name="T25">Mufazzal bin Ömer der ki: İmam Ebu Abdullah Cafer-i Sadık şöyle buyurdu: "...</text:span><text:span text:style-name="T46">Ve HALKIN EN ŞİRRETLİLERİ OLDUĞUNDA, ZUHUR VUKU BULACAKTIR (HZ. MEHDİ (as) ORTAYA ÇIKACAKTIR).”  (</text:span><text:span text:style-name="T25">Şeyh Muhammed b. İbrahim-i Numani, Gaybet-i Numani, s. 187) </text:span></text:p>
      <text:h text:style-name="P47" text:outline-level="2">195- Uyuşturucuya ve Cinayetlere Bağlı Ölümler Artar  </text:h>
      <text:p text:style-name="P16"><text:span text:style-name="T25">Hz. Ali şöyle buyurmuştur: "</text:span><text:span text:style-name="T46">MEHDİ'NİN KIYAMININ ÖNCESİNDE KIRMIZI ÖLÜM ve BEYAZ ÖLÜM OLACAK</text:span><text:span text:style-name="T25">...”  (Ikdü'd-Dürer, s. 98, Gaybet-i Numani, s. 397, Gaybet-i Şeyh Tusi, s. 267, Biharü'l-Envar, cilt 52, s. 211)  </text:span></text:p>
      <text:p text:style-name="P16"><text:span text:style-name="T41">Hadiste, ahir zamanda Hz. Mehdi (a.s.)’nin çıkışından önce toplumlarda cinayet olaylarının yoğunlaşacağına dikkat çekilmiştir. Hadisten açıkça anlaşıldığı gibi, günümüzde </text:span><text:span text:style-name="T42">BEYAZ ZEHİR</text:span><text:span text:style-name="T41"> (her türlü uyuşturucu madde) olarak adlandırılan uyuşturucular ile hadiste belirtildiği gibi </text:span><text:span text:style-name="T42">BEYAZ ÖLÜM</text:span><text:span text:style-name="T41"> gerçekleşecek ve insanları maddi ve manevi olarak öldürecektir. Ayrıca hadiste ifade edilen </text:span><text:span text:style-name="T42">(kan renginde)</text:span><text:span text:style-name="T41"> </text:span><text:span text:style-name="T42">KIRMIZI ÖLÜM</text:span><text:span text:style-name="T41">’le de Hz. Mehdi (a.s.) öncesinde </text:span><text:span text:style-name="T42">KANLI CİNAYETLER İŞLENECEĞİNE</text:span><text:span text:style-name="T41"> dikkat çekilmiştir. </text:span><text:span text:style-name="T42">KIRMIZI ve BEYAZ ÖLÜMLERİN</text:span><text:span text:style-name="T41"> sayısındaki bu artış, Hz. Mehdi (a.s.)’nin zuhurunun alametlerindendir.</text:span></text:p>
      <text:h text:style-name="P47" text:outline-level="2"><text:soft-page-break/>196- Hz. Mehdi (as) ’dan Önce Tüm Yönetim Şekilleri Denenecektir</text:h>
      <text:p text:style-name="P16"><text:span text:style-name="T25">Hişam b. Salim İmam Sadık’ın şöyle buyurduğunu rivayet etmektedir:  "</text:span><text:span text:style-name="T46">HALKIN TÜM KESİMLERİ İKTİDARA ULAŞMADIKÇA HZ. MEHDİ (as) ZUHUR ETMEYECEKTİR.</text:span><text:span text:style-name="T25">" Böylece hiç kimse "</text:span><text:span text:style-name="T46">EĞER BİZ EGEMEN OLUP HÜKÜMET KURSAYDIK ADALETLİ DAVRANIRDIK</text:span><text:span text:style-name="T25">" diyemeyecektir.  (Bihar-ül Envar, cilt 52, s. 244) </text:span></text:p>
      <text:h text:style-name="P47" text:outline-level="2">197- Bazı Siyaset Adamlarında Ahlaki Yozlaşma Çok Şiddetlenir</text:h>
      <text:p text:style-name="P16"><text:span text:style-name="T25">Ahir zamanda, </text:span><text:span text:style-name="T46">ZALİM EMİRLER, FASIK BAKANLAR, HAİN KADILAR, YALANCI HOCALAR OLACAKTIR</text:span><text:span text:style-name="T25">. Bunlara herhangi biri yetişirse onların yanında müttefik olmasın, yardımcı olmasın, yön veren olmasın... (Risalet-ül huruc-ül Mehdi, s. 182)  </text:span></text:p>
      <text:h text:style-name="P47" text:outline-level="2">198- Maruf (İyilik, Doğruluk) ile Münker (Kötülük) Birbiriyle Karıştırılır</text:h>
      <text:p text:style-name="P16"><text:span text:style-name="T25">(Peygamber (sav):) "Emr-i bi'l-ma'rufta (iyiliği emretme) bulunmadığınız, nehy-i ani'l-münker (kötülükten men etme) yapmadığınız vakit haliniz ne olur?" diye sordu. "Yani bu olacak mı?" dediler. "Evet, hatta daha beteri!" buyurdular ve sormaya devam ettiler: "Münkeri (kötülüğü) emredip, ma'rufu (iyiliği) yasakladığınız zaman haliniz ne olur?" (Yanında bulunanlar iyice hayrete düşerek): "Ey Allah'ın Resûlü! Bu mutlaka olacak mı?" dediler. "Evet, hatta daha beteri!" buyurdular ve devam ettiler: "</text:span><text:span text:style-name="T46">MARUFU MÜNKER , MÜNKERİ de MARUF ADDETTİĞİNİZ ZAMAN HALİNİZ NE OLUR?"</text:span><text:span text:style-name="T25"> (Yanındaki Ashab:) "Ey Allah'ın Resûlü! Bu mutlaka olacak mı?" diye sordular. "Evet, olacak!" buyurdular.  (Ebu Ya'lâ, Müsned; Taberâni, el-Mu'cemu'l-Evsat; Heysemi, Mecma'u'z-Zevaid, 7, 281) </text:span></text:p>
      <text:h text:style-name="P47" text:outline-level="2">199- Yıldız Falına İnanılır ve Kader İnkar Edilir</text:h>
      <text:p text:style-name="P16"><text:span text:style-name="T25">Ahir zamanda ümmetim hakkında en çok endişe duyduğum; </text:span><text:span text:style-name="T46">YILDIZLARA (İNANMAK), KADERİ YALANLAMAK</text:span><text:span text:style-name="T25">. (Ramuz-El Ehadis, 1/1540)  </text:span></text:p>
      <text:h text:style-name="P47" text:outline-level="2">200- İnsanların Çoğu Nefsani Tutkularına Öncelik Verirler  </text:h>
      <text:p text:style-name="P16"><text:span text:style-name="T25">İnsanlar üzerine bir zaman gelecek, </text:span><text:span text:style-name="T46">KAYGILARI KURSAKLARI, ŞEREFLERİ MALLARI, KIBLELERİ KADINLARI OLACAK. DİNLERİ de ALTIN ve GÜMÜŞ OLACAKTIR</text:span><text:span text:style-name="T25">. Bunlar halkın şerlileridir ve Allah yanında onların nasipleri yoktur. (Sülemi; Geleceğin Tarihi 1, s.19)  </text:span></text:p>
      <text:h text:style-name="P47" text:outline-level="2">201- Haine İtimat Edilir, Doğrular Hain Sayılır</text:h>
      <text:p text:style-name="P16"><text:span text:style-name="T25">İnsanlar üzerine aldatıcı seneler gelecek. O senelerde </text:span><text:span text:style-name="T46">HAİNE İTİMAT EDİLECEK, DOĞRU KİŞİ HAİN SAYILACAK</text:span><text:span text:style-name="T25">. (Ölüm Kıyamet ve Diriliş, s. 476) </text:span></text:p>
      <text:h text:style-name="P47" text:outline-level="2"><text:soft-page-break/>202- Güvenilir İnsanların Sayısı Azalır  </text:h>
      <text:p text:style-name="P16"><text:span text:style-name="T25">Ahir zamanda ümmetim içerisinde </text:span><text:span text:style-name="T46">EN AZ BULUNACAK ŞEY HELAL PARA ve KENDİSİNE GÜVENİLİR ARKADAŞTIR</text:span><text:span text:style-name="T25">. (Suyuti, Camiü's-Sagir, 2/71)  </text:span></text:p>
      <text:h text:style-name="P47" text:outline-level="2">203- Emanet Ehli İnsanlar Azalır</text:h>
      <text:p text:style-name="P16"><text:span text:style-name="T25">Ganimet belirli kişilerin inhisarında (idaresinde) olduğu, </text:span><text:span text:style-name="T46">EMANET GANİMET SAYILDIĞI</text:span><text:span text:style-name="T25">, zekat ağır bir yük kabul edildiği zaman...  (Kıyamet Alametleri, s. 114) </text:span></text:p>
      <text:h text:style-name="P47" text:outline-level="2">204- Ehil Olmayan Kişilere Sorumluluk Verilir</text:h>
      <text:p text:style-name="P16"><text:span text:style-name="T46">İŞ EHİL OLMAYANA VERİLİNCE,</text:span><text:span text:style-name="T25"> artık kıyameti bekle! (Zebidi, Tecridi Sarih, 12/201) </text:span></text:p>
      <text:h text:style-name="P47" text:outline-level="2">205- Yalancı Şahitlik ve İftira Yaygınlaşır</text:h>
      <text:p text:style-name="P16"><text:span text:style-name="T20"> </text:span><text:span text:style-name="T25">Kıyametten hemen önce. </text:span><text:span text:style-name="T46">YALANCI ŞAHİTLİK YAYGINLAŞIR, HAKKA ŞAHİTLİK İSE GİZLENİR</text:span><text:span text:style-name="T25">. (Ramuz-El Ehadis, 1/121) </text:span></text:p>
      <text:h text:style-name="P47" text:outline-level="2">206- Üstünlük Takvada Değil Zenginlikte Aranır</text:h>
      <text:p text:style-name="P16"><text:span text:style-name="T46">ZENGİNE İTİBAR EDİLİP KENDİNDEN DAHA ÜSTÜN KİŞİLER ONA AYAĞA KALKTIKLARINDA</text:span><text:span text:style-name="T25"> ve ona selam verdiklerinde, kıyamet yaklaşmış demektir. (Ölüm Kıyamet ve Diriliş, s. 480-481)  </text:span></text:p>
      <text:h text:style-name="P47" text:outline-level="2">207- Hayvanlara İnsanlardan Çok Değer Verilir</text:h>
      <text:p text:style-name="P16"><text:span text:style-name="T25">Kıyamet yaklaşınca </text:span><text:span text:style-name="T46">KİŞİ KÖPEK YAVRUSU YETİŞTİRECEK. BU İŞİ KENDİ ÖZ ÇOCUĞUNU YETİŞTİRMEKTEN ONA DAHA İYİ GELECEK</text:span><text:span text:style-name="T25">. (Taberani, Hakim)  </text:span></text:p>
      <text:h text:style-name="P47" text:outline-level="2">208- Ailevi İlişkiler Bozulur</text:h>
      <text:p text:style-name="P16"><text:span text:style-name="T25">Kişinin </text:span><text:span text:style-name="T46">ANNESİNE İSYAN ETMESİ, BABASINA SIKINTI VERMESİ.</text:span><text:span text:style-name="T25"> (Tirmizi, Fiten: 38)  </text:span></text:p>
      <text:h text:style-name="P47" text:outline-level="2">209- İnsani İlişkiler Bozulur</text:h>
      <text:p text:style-name="P16"><text:span text:style-name="T46">KALPLER BİRBİRİNE YABANCI OLMADAN</text:span><text:span text:style-name="T25">, sözler birbirinden ayrılmadan, ana baba bir, kardeşler farklı dinlerden olmadan kıyamet kopmaz. (Deylemi; Geleceğin Tarihi 1, s. 32)  </text:span></text:p>
      <text:p text:style-name="P16"><text:span text:style-name="T46">KİŞİNİN YALNIZ TANIDIKLARINA SELAM VERMESİ</text:span><text:span text:style-name="T25"> kıyamet alametlerindendir. (Ramuz-El Ehadis, 121/4)  </text:span></text:p>
      <text:h text:style-name="P47" text:outline-level="2"><text:soft-page-break/>210- İnsanlar Arasında Sevgi ve Saygı Azalır  </text:h>
      <text:p text:style-name="P16"><text:span text:style-name="T46">BÜYÜKLER KÜÇÜKLERE MERHAMET ETMEDİKLERİNDE, KÜÇÜKLER de BÜYÜKLERİNE SAYGI GÖSTERMEDİKLERİNDE, ÇOCUK ÖFKELİ OLDUĞUNDA</text:span><text:span text:style-name="T25"> kıyamet yaklaşmış olacaktır. (Ölüm Kıyamet ve Diriliş, s. 480)  </text:span></text:p>
      <text:p text:style-name="P16"><text:span text:style-name="T46">BÜYÜĞE SAYGI, KÜÇÜĞE MERHAMET KALKACAK</text:span><text:span text:style-name="T25">. (Kıyamet Alametleri, s.140)</text:span><text:span text:style-name="T20">  </text:span></text:p>
      <text:h text:style-name="P47" text:outline-level="2">211- Dünya Hırsı Artar</text:h>
      <text:p text:style-name="P16"><text:span text:style-name="T25">İnsanlarda </text:span><text:span text:style-name="T46">CİMRİLİK ve HIRS ARTACAK</text:span><text:span text:style-name="T25">. (Müslim, İmare: 176)  </text:span></text:p>
      <text:h text:style-name="P47" text:outline-level="2">212- İntihar Vakaları Artar</text:h>
      <text:p text:style-name="P16"><text:span text:style-name="T46">İNSANLAR KENDİ CANLARINA KIYARLAR</text:span><text:span text:style-name="T25"> ve yeryüzünü belalar kaplar. (Kitabü'n-Nihaye, İbn-i Kesir, 1/131)  </text:span></text:p>
      <text:h text:style-name="P47" text:outline-level="2">213- Cinayetler Artar</text:h>
      <text:p text:style-name="P16"><text:span text:style-name="T46">CİNAYETLER ARTMADIKÇA...</text:span><text:span text:style-name="T25"> kıyamet kopmaz. (Ölüm Kıyamet ve Diriliş, s. 468) </text:span></text:p>
      <text:p text:style-name="P16"><text:span text:style-name="T25">... Fitneler, korkulu durumlar ve </text:span><text:span text:style-name="T46">CİNAYETLER GÖRÜLMESİ</text:span><text:span text:style-name="T25">. (Kitab-ül Burhan fi Alamet-il Mehdiyy-il Ahir Zaman, s. 39)</text:span></text:p>
      <text:h text:style-name="P47" text:outline-level="2">214- Aile İçi Şiddet Vakaları Artar</text:h>
      <text:p text:style-name="P16"><text:span text:style-name="T25">Kıyamet kopmasından önce muhakkak birtakım herc vakaları vardır, buyurdu. Ben de: “Ey Allah'ın Resulu, herc nedir?” diye sordum. Resul-ü Ekrem; “Öldürmektir, yani cinayetlerdir”, buyurdu... “Bu öldürmekten maksat, müşrikleri öldürmek değildir. </text:span><text:span text:style-name="T46">FAKAT BİRBİRİNİZİ ÖLDÜRMENİZDİR. HATTA O DERECE Kİ, İNSANIN KOMŞUSUNU, AMCASININ OĞLUNU ve YAKIN AKRABASINI ÖLDÜRMESİDİR”,</text:span><text:span text:style-name="T25"> buyurdu. (Ölüm-Kıyamet-Ahiret ve Ahirzaman Alametleri, s. 385, no. 711)</text:span></text:p>
      <text:h text:style-name="P47" text:outline-level="2">215- İnsanlar Doğru Yoldan Ayrılırlar  </text:h>
      <text:p text:style-name="P16"><text:span text:style-name="T25">Hz. Ali şöyle buyurmaktadır: “</text:span><text:span text:style-name="T46">İNSANLAR AZGINLIK YOLUNDA SAĞ ve SOLU TUTMUŞ, DOĞRU YOLU BİR KENARA ATMIŞLAR.”</text:span><text:span text:style-name="T25"> (Nehc-ul Belaga, Hutbe 150)  </text:span></text:p>
      <text:h text:style-name="P44" text:outline-level="1"><text:bookmark-start text:name="B27"/><text:soft-page-break/>Ahlaki Bozulma Yaşanması</text:h>
      <text:h text:style-name="P47" text:outline-level="2"><text:bookmark-end text:name="B27"/>216- Ahlaki Çöküş Artar</text:h>
      <text:p text:style-name="P16"><text:span text:style-name="T46">FUHUŞ AÇIK OLMADAN</text:span><text:span text:style-name="T25">… kıyamet kopmaz. (Ramuz-El Ehadis, 91/7)</text:span></text:p>
      <text:h text:style-name="P47" text:outline-level="2">217- Kimi Gençler Din Ahlakından Uzaklaşır </text:h>
      <text:p text:style-name="P16"><text:span text:style-name="T25">Hz. Ali anlatıyor: Resûlullah aleyhissalâtu vesselâm (bir gün): "</text:span><text:span text:style-name="T46">GENÇLERİNİZİN FISKA DÜŞTÜĞÜ, KADINLARINIZIN AZDIĞI ZAMAN</text:span><text:span text:style-name="T25"> haliniz ne olur?" diye sormuştu. (Kütüb-ü Sitte, hadis no: 4752; Heysemi, Mecma'u'z-Zevaid'de kaydetmiştir (7, 281))</text:span></text:p>
      <text:h text:style-name="P47" text:outline-level="2">218- Aile Kurumu Zayıflar</text:h>
      <text:p text:style-name="P16"><text:span text:style-name="T46">BOŞANMALARIN ÇOĞALMASI</text:span><text:span text:style-name="T25"> kıyamet alametlerindendir. (Ölüm-Kıyamet-Ahiret ve Ahirzaman Alametleri, s. 455)  </text:span></text:p>
      <text:p text:style-name="P16"><text:span text:style-name="T25">Kıyamet yaklaşınca </text:span><text:span text:style-name="T46">GAYRİ MEŞRU ÇOCUKLAR ÇOĞALIR</text:span><text:span text:style-name="T25">. (Ramuz-El Ehadis, 33/7)  </text:span></text:p>
      <text:h text:style-name="P47" text:outline-level="2">219- Sapıklıklar Çoğu Toplumda Yaygın Kabul Görür</text:h>
      <text:p text:style-name="P16"><text:span text:style-name="T46">ERKEKLER KADINLARA BENZEYECEK, KADINLAR ERKEKLERE BENZEYECEK</text:span><text:span text:style-name="T25">. (Ölüm-Kıyamet-Ahiret ve Ahirzaman Alametleri, s. 451)</text:span></text:p>
      <text:h text:style-name="P47" text:outline-level="2">220- Sahtekarlık ve Rüşvetin Artması  </text:h>
      <text:p text:style-name="P16"><text:span text:style-name="T25">Benden sonra ümmetim içinde fetret devri olacak. O devirde </text:span><text:span text:style-name="T46">HERKES HELALİ ARAMADAN MAL TALEBİNDE BULUNACAK,</text:span><text:span text:style-name="T25"> kanlar akıtılacak ve şiir Kuran'a bedel tutulacak. (Deylemi; Geleceğin Tarihi 1, s. 50)  </text:span></text:p>
      <text:h text:style-name="P47" text:outline-level="2">221- Riyakarlık ve Gösterişin Hakim Olması  </text:h>
      <text:p text:style-name="P16"><text:span text:style-name="T25">... O günde </text:span><text:span text:style-name="T46">RİYAKARLIKTAN UTANILMAYACAK ve ÇEKİNİLMEYECEK</text:span><text:span text:style-name="T25">. (Ölüm-Kıyamet-Ahiret ve Ahirzaman Alametleri, s. 458, no. 835) </text:span></text:p>
      <text:h text:style-name="P47" text:outline-level="2">222- Zinanın Artması  </text:h>
      <text:p text:style-name="P16"><text:span text:style-name="T46">ZİNANIN ÇOĞALMASI</text:span><text:span text:style-name="T25"> kıyamet alametlerindendir. (Buhari, Tecrid: 1/16)  </text:span></text:p>
      <text:p text:style-name="P16"><text:span text:style-name="T25">Kıyamet yaklaşınca... </text:span><text:span text:style-name="T46">KADINLA YOLUN ORTASINDA CİNSEL MÜNASEBETTE BULUNACAK KADAR HAYA ORTADAN KALKAR</text:span><text:span text:style-name="T25">. (Taberani, Hakim; Son Zamanlarla İlgili </text:span><text:soft-page-break/><text:span text:style-name="T25">Hadisler, s. 111)  </text:span></text:p>
      <text:h text:style-name="P47" text:outline-level="2">223- Kaba Söz ve Küfrün Yaygınlaşması   </text:h>
      <text:p text:style-name="P16"><text:span text:style-name="T25">Son zamanlarda türeyen, birbirleriyle karşılaştıkları zaman </text:span><text:span text:style-name="T46">SELAMLARI LANETLEŞMEDEN İBARET OLAN SARHOŞ ve ASİ BİR NESİL</text:span><text:span text:style-name="T25">. (Ahmed bin Hanbel, Hakim; Son Zamanlarla İlgili Hadisler, s. 54)  </text:span></text:p>
      <text:h text:style-name="P47" text:outline-level="2">224- Dedikodu ve Alaycılığın Yaygınlaşması   </text:h>
      <text:p text:style-name="P16"><text:span text:style-name="T25">Kıyamet yaklaşınca o devrin </text:span><text:span text:style-name="T46">EN İTİBARLILARI YALTAKLIK ve DALKAVUKLUK YAPANLARDIR</text:span><text:span text:style-name="T25">. (Taberani, Deylemi; Son Zamanlarla İlgili Hadisler, s. 111)  </text:span></text:p>
      <text:h text:style-name="P47" text:outline-level="2">225- Yakınlarının Kişiyi Kötülüğe Teşvik Etmesi</text:h>
      <text:p text:style-name="P16"><text:span text:style-name="T46">KİŞİNİN HELAKI EBEVEYNİNİN ELİNDE, O YOKSA KARISININ ELİNDE, O da YOKSA AKRABASININ ELİNDE OLACAK</text:span><text:span text:style-name="T25">. Şöyle; </text:span><text:span text:style-name="T46">ONU GEÇİM SIKINTISI YÜZÜNDEN AYIPLAYACAKLAR, TAKAT GETİREMEDİĞİ İŞLERE SÜRECEKLER, NİHAYET O DAYANAMAYARAK KARANLIK ve TEHLİKELİ İŞLERİ YAPACAK ve HELAK OLUP GİDECEK</text:span><text:span text:style-name="T25">. (Ebu Naim; Geleceğin Tarihi 1, s. 29)  </text:span></text:p>
      <text:h text:style-name="P43" text:outline-level="1"><text:bookmark-start text:name="B28"/><text:span text:style-name="T1">Hz. Mehdi (as)’ın Çıkışını Haber Veren Büyük Olaylar </text:span><text:span text:style-name="T15">Savaşlar</text:span></text:h>
      <text:h text:style-name="P47" text:outline-level="2"><text:bookmark-end text:name="B28"/>226- Yeryüzünden Barış Kalkar  </text:h>
      <text:p text:style-name="P16"><text:span text:style-name="T25">Bütün kalplerin içine fesat düştüğü için bir kısım halk diğeriyle konuşarak barış ve ittifak gösterileri yaparlar. Fakat kalplerinde </text:span><text:span text:style-name="T46">BARIŞ ile İTTİFAKA MUHALİF BİR DURUM OLDUĞU BİR DEVİR GELMEDİKÇE KIYAMET KOPMAZ.</text:span><text:span text:style-name="T25"> (Ölüm-Kıyamet-Ahiret ve Ahirzaman Alametleri, s. 382, no.701)  </text:span></text:p>
      <text:h text:style-name="P47" text:outline-level="2">227- Savaşlarla Büyük Şehirler Yok Olur </text:h>
      <text:p text:style-name="P16"><text:span text:style-name="T46">BÜYÜK ŞEHİRLER DÜN SANKİ YOKMUŞ GİBİ HELAK OLUR</text:span><text:span text:style-name="T25">.   (Kitab-ül Burhan Fi Alametil Mehdiyyil Ahir Zaman, s. 38)  </text:span></text:p>
      <text:h text:style-name="P47" text:outline-level="2">228- Afganistan İşgal Edildi</text:h>
      <text:p text:style-name="P16"><text:span text:style-name="T46">TALİKAN'A (AFGANİSTAN'A) YAZIK OLDU</text:span><text:span text:style-name="T25">. Şüphesiz Allah Teala'nın orada altın ve gümüş olmayan hazineleri vardır... (Kitab-ül Burhan Fi Alameti-il Mehdiyy-il Ahir Zaman, s. 59) </text:span></text:p>
      <text:p text:style-name="P24">Talikan'a yazık oldu...</text:p>
      <text:p text:style-name="P25"><text:soft-page-break/>Hadiste Afganistan'ın Hz. Mehdi (as) zamanında işgal edileceğine işaret edilmektedir. Rusların Afganistan'ı işgali olan 1979 yılı Hicri 1400 yılına, diğer bir ifadeyle Hicri 14. yüzyılın başlangıcına denk gelmektedir. Bilindiği gibi hadislerde Hz. Mehdi (as)’ın yüzyıl başlarında çıkacağı haber verilmiştir. Hz. Mehdi (as) 'yle ilgili diğer pek çok alametin de Hicri 1400 ve Hicri 14. yy başlarına denk gelmesi bu tarihlerin Hz. Mehdi (as)’ın çıkışı hakkında önemli bir işaret taşıdığını göstermektedir.</text:p>
      <text:p text:style-name="P24">Orada altın ve gümüş olmayan hazineleri vardır...</text:p>
      <text:p text:style-name="P25">Rivayetin bu bölümünde Afganistan'ın maddi zenginlik kaynaklarına dikkat çekiliyor olabilir. Bugün Afganistan'da çeşitli sebeplerle işletilmeye açılmamış büyük petrol yatakları, demir havzaları ve kömür madenleri tespit edilmiştir.</text:p>
      <text:h text:style-name="P47" text:outline-level="2">229- Azerbaycan İşgal Edildi</text:h>
      <text:p text:style-name="P16"><text:span text:style-name="T46">AZERBAYCAN'DAN MUTLAKA BİR ATEŞ ÇIKACAKTIR. ve HİÇBİR ŞEY ONUN KARŞISINDA DURAMAYACAK. BÖYLE BİR ŞEY OLUNCA EVİNİZDE OTURUN</text:span><text:span text:style-name="T25">...  (Şeyh Muhammed b. İbrahim-i Numani, Gaybet-i Numani s. 311)</text:span></text:p>
      <text:h text:style-name="P47" text:outline-level="2">230- Azerbaycan'da Büyük Bir Savaş Yaşandı</text:h>
      <text:p text:style-name="P22"><text:span text:style-name="T25">Ebû Abdullah [Cafer Sadık] buyurdu ki: “</text:span><text:span text:style-name="T46">AZERBAYCAN’DA HİÇBİR ŞEYİN KARŞI DURAMAYACAĞI BİR ATEŞ ZUHUR EDECEKTİR. </text:span><text:span text:style-name="T25">Böyle olduğu zaman evlerinizden çıkmayın ve bizim bulunduğumuz yerde bulunun. Hareket edicimiz harekete geçtiğinde ise bir adım da olsa ona koşun. Allah’a yemin ederim ki onu Kâbe ve makam arasında görür gibiyim...” (Muhammed b. İbrahim Nu’mânî, Kitâbü’l-Gaybe (Tahran, 1397), s.263. [İSAM demirbaş no: 016351])</text:span></text:p>
      <text:h text:style-name="P47" text:outline-level="2">231- İran-Irak Savaşı</text:h>
      <text:p text:style-name="P16"><text:span text:style-name="T25">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da duracaklar... </text:span><text:span text:style-name="T46">ARALARINDA SAVAŞ OLACAK: </text:span><text:span text:style-name="T25">Her iki ordudan, Allah, zaferi kaldıracak... (Kıyamet Alametleri, El Berzenci, s. 179)</text:span></text:p>
      <text:p text:style-name="P9"><text:span text:style-name="T14">- Faris yönünden gelecek olan </text:span><text:span text:style-name="T12">: İran tarafından gelecek olan</text:span></text:p>
      <text:p text:style-name="P9"><text:span text:style-name="T14">- Faris </text:span><text:span text:style-name="T12">: İran - İranlı (Büyük Lugat)</text:span></text:p>
      <text:p text:style-name="P9"><text:span text:style-name="T14">- Yazıya inecekler</text:span><text:span text:style-name="T12">: Ovalık-Irak Ovası</text:span></text:p>
      <text:p text:style-name="P9"><text:span text:style-name="T14">- Mutık </text:span><text:span text:style-name="T12">: Yöredeki bir dağın adı.</text:span></text:p>
      <text:p text:style-name="P9"><text:span text:style-name="T14">- Rakabe </text:span><text:span text:style-name="T12">: Petrol kuyularının çok olduğu bölge.</text:span></text:p>
      <text:p text:style-name="P24">"Ey Araplar! Siz fazla taassuba kaçtınız! Siz bunlara gereği gibi hak tanımazsanız, sizinle hiç kimse birlik kurmayacaktır…"</text:p>
      <text:p text:style-name="P25"><text:soft-page-break/>Hadisin bu bölümünde iki taraf arasında, aşırı milliyetçilikten kaynaklanan bir anlaşmazlığın olacağına dikkat çekiliyor. Bu anlaşmazlık sebebiyle, "Yazı"ya inilecek ve savaş başlayacak. (Yazı: Irak Ovası)</text:p>
      <text:p text:style-name="P24">Allah, her iki ordudan zaferi kaldıracak...</text:p>
      <text:p text:style-name="P25">Bu hadisin de işaret ettiği gibi, İran-Irak Savaşı 8 yıl sürmüş ve binlerce kayıp verilmesine rağmen bir netice alınamamıştır. İki taraf da kesin bir üstünlük sağlayamamıştır.</text:p>
      <text:p text:style-name="P24">Şevval ayında ayaklanma Zilkade'de harb konuşmaları, Zilhicce'de ise harb vaki olacak.</text:p>
      <text:p text:style-name="P24">(Kıyamet Alametleri, Berzenci, s. 166)</text:p>
      <text:p text:style-name="P25">Hadiste belirtilen Şevval, Zilkade ve Zilhicce ayları İran-Irak Savaşının gelişim aşamalarıyla aynı tarihlere denk gelmektedir:</text:p>
      <text:p text:style-name="P25">Şevval ayında ayaklanma...</text:p>
      <text:p text:style-name="P25">İran Şahı'na karşı olan ilk ayaklanma bilindiği gibi hadiste belirtilen 5 Şevval 1398 (8 Eylül 1976)'de olmuştur.</text:p>
      <text:p text:style-name="P25">Zilkade'de harp konuşmaları ve Zilhicce'de ise harp vaki olacak...</text:p>
      <text:p text:style-name="P25">Hicri 1400 Zilhicce (1980 Ekim) ayında İran-Irak arasındaki savaş tam anlamıyla başlamıştı.</text:p>
      <text:h text:style-name="P47" text:outline-level="2">232- Bir Ordunun Kaybolması  </text:h>
      <text:p text:style-name="P16"><text:span text:style-name="T46">BİR ORDU SAVAŞ İÇİN GELİR, ÇÖLE GİRDİĞİNDE BAŞ ve SONUNDAKİLERİ BATAR,</text:span><text:span text:style-name="T25"> ortadakiler de kurtulmaz. (Hanbel, Tirmizi, İbni Mace, Ebu Davud'dan; Geleceğin Tarihi 4, s.30)  </text:span></text:p>
      <text:p text:style-name="P16"><text:span text:style-name="T25">...Kendisine </text:span><text:span text:style-name="T46">BİR ORDU GÖNDERİLECEK. BUNLAR YERİN BİR ÇÖLÜNDE İKEN YERE BATIRILACAKLARDIR.</text:span><text:span text:style-name="T25"> (Müslim'den; Geleceğin Tarihi 4, s. 31) </text:span></text:p>
      <text:h text:style-name="P47" text:outline-level="2">233- Iraklıların Parasının Yok Olması   </text:h>
      <text:p text:style-name="P16"><text:span text:style-name="T25">Iraklıların elinde ölçecekleri bir tartı aleti ve </text:span><text:span text:style-name="T46">ALIŞ-VERİŞ YAPABİLECEKLERİ BİR PARA HEMEN HEMEN KALMAYACAK</text:span><text:span text:style-name="T25">.(Kenzul Ummal, Kitab-ul kıyame kısm-ul efal,cilt 5, s. 45)  </text:span></text:p>
      <text:h text:style-name="P47" text:outline-level="2">234- Irak'ın Üçe Bölünmesi  </text:h>
      <text:p text:style-name="P16"><text:span text:style-name="T46">IRAK HALKI ÜÇ FIRKAYA AYRILIR</text:span><text:span text:style-name="T25">. Bir kısmı çapulculara katılır. Bir kısmı ailelerini geride bırakıp kaçarlar. Bir kısmı savaşır ve öldürülürler. Siz bunları gördüğünüz vakit kıyamete hazırlanın. (Fera İdu Fevaidi'l Fikr Fi'l İmam El-Mehdi El-Muntazar)  </text:span></text:p>
      <text:h text:style-name="P47" text:outline-level="2">235- Irak Halkının Şam'a, Kuzeye Kaçması </text:h>
      <text:p text:style-name="P16"><text:span text:style-name="T25">Masum ve temiz </text:span><text:span text:style-name="T46">IRAK HALKI ŞAM'A KAÇAR.</text:span><text:span text:style-name="T25"> (Risalet-ül Huruc-ül Mehdi, s. 210)  </text:span></text:p>
      <text:h text:style-name="P47" text:outline-level="2"><text:soft-page-break/>236- Bağdat Köprüsünün Bombalanması</text:h>
      <text:p text:style-name="P16"><text:span text:style-name="T25">Müminlerin Emiri Ali’den ... şöyle nakledilmiştir: “</text:span><text:span text:style-name="T46">BAĞDAT’A KÖPRÜ YAPILDIĞI ve KUYRUKLU YILDIZLAR DOĞUDAN DOĞDUĞU ZAMAN ORDUNUN SÜVARİ BİRLİKLERİ KÖPRÜ ÜZERİNDE ÖLDÜRÜLECEKTİR</text:span><text:span text:style-name="T25">.” (Muhtasar-u Basair-id Deracat Sayfa:237 ve Et Teşrif Bil Menun Sayfa:367 ve Bihar Cilt:41 Sayfa:178)</text:span></text:p>
      <text:h text:style-name="P50" text:outline-level="3">1-...KUYRUKLU YILDIZLAR DOĞUDAN DOĞDUĞU ZAMAN...</text:h>
      <text:p text:style-name="P12">Hicri 1406'da yani Miladi 1986 yılında "Halley" kuyruklu yıldızı, Hicri 1430’da yani 24 Şubat 2009 yılında da Lulin kuyruklu yıldızı Dünyamızın yakınından geçmiştir. ve İKİ YILDIZ da HAREKETLERİNE DOĞUDAN BAŞLAMAKTADIRLAR.</text:p>
      <text:h text:style-name="P50" text:outline-level="3">2. ... ORDUNUN SÜVARİ BİRLİKLERİ KÖPRÜ ÜZERİNDE ÖLDÜRÜLECEKTİR.</text:h>
      <text:p text:style-name="P16"><text:span text:style-name="T62"><text:s/></text:span><text:span text:style-name="T25">TARİH: Nisan 2007, Bağdat köprüsü bombalanmıştır. 2007 tarihinde Bağdat Köprüsü’nde meydana gelen bu olay, direnişçilere karşı gerçekleştirilmiştir. Hadiste de direnişçilere özellikle dikkat çekilmiştir.</text:span></text:p>
      <text:h text:style-name="P47" text:outline-level="2">237- Bağdat’ın Alevlerle Yok Edilmesi</text:h>
      <text:p text:style-name="P16"><text:span text:style-name="T25">Ahir zamanda </text:span><text:span text:style-name="T46">BAĞDAT ALEVLERLE YOK EDİLİR</text:span><text:span text:style-name="T25">... (Risalet-ül Huruc-ül Mehdi, Cilt 3, sf. 177)</text:span></text:p>
      <text:h text:style-name="P47" text:outline-level="2">238- Irak'ın Yeniden Yapılanması </text:h>
      <text:p text:style-name="P16"><text:span text:style-name="T25"> ..Irak'a saldırmadıkça kıyamet kopmaz. ve Irak'taki masum insanlar Şam'a doğru sığınma yerleri ararlar. </text:span><text:span text:style-name="T46">ŞAM YENİDEN YAPILANIR, IRAK da YENİDEN YAPILANIR.</text:span><text:span text:style-name="T25"> (Kenzul Ummal, Kitab-ul kıyame kısm-ul efal,cilt5, s. 254)  </text:span></text:p>
      <text:h text:style-name="P47" text:outline-level="2">239- Doğu Tarafından Bir Ateş Görünmesi</text:h>
      <text:p text:style-name="P16"><text:span text:style-name="T46">DOĞUDAN ÜÇ VEYA YEDİ GÜN ARDI ARDINA BÜYÜK BİR ATEŞ ZUHUR EDECEK, GÖKTE KARANLIK GÖRÜLECEK, GÖKTE ALIŞILMIŞ OLAN KIRMIZILIĞIN AKSİNE BAMBAŞKA BİR KIZILLIK YAYILACAK</text:span><text:span text:style-name="T25">. Yeryüzünün duyup anlayabileceği bir dille nida edilecek. (Kıyamet Alametleri, s. 166)  </text:span></text:p>
      <text:h text:style-name="P47" text:outline-level="2">240- Mahalle Aralarında Savaş Yaşanması</text:h>
      <text:p text:style-name="P16"><text:span text:style-name="T25">Fırat Nehri ile Dicle Nehri arasında bir şehir kurulacak da orada Abbas oğullarının saltanatları kurulacaktır. Orası Zavra (yani Bağdat şehridir) diye isimlendirilmiştir... “Ey müminlerin emiri, Resul-i Ekrem orasını niçin Zavra isimlendirmiştir?” “Çünkü </text:span><text:span text:style-name="T46">HARP HER TARAFINI SARDIĞI ve TA KENAR BUCAKLARA KADAR ULAŞTIĞI İÇİN</text:span><text:span text:style-name="T25"> Zavra diye isimlendirilir.” (Ölüm-Kıyamet-Ahiret ve Ahirzaman Alametleri, s. 426, no. 776) </text:span></text:p>
      <text:p text:style-name="P16"><text:soft-page-break/><text:span text:style-name="T25">“Benim görmekte olduğum helak yerlerini sizler de görebiliyor musunuz? Ben </text:span><text:span text:style-name="T46">EVLERİNİZİN ARALARINA FİTNE ve FELAKET MAHALLELERİNİ ŞİDDETLİ YAĞMUR SELLERİNİN AÇTIĞI YARLAR GİBİ</text:span><text:span text:style-name="T25"> görüyorum” buyurdu.  (Sahih-i Müslim, 4/2221; Ölüm-Kıyamet-Ahiret ve Ahir Zaman Alametleri, s. 368, no. 671) </text:span></text:p>
      <text:h text:style-name="P47" text:outline-level="2">241- Kufe’de Çatışmalar Olması, Kufe Mescidi’nin Kubbesinin ve Duvarının Yıkılması</text:h>
      <text:p text:style-name="P16"><text:span text:style-name="T25">Ona, "(Hz. Mehdi (as) ) ne zaman çıkacak?" diye sordum. O dedi ki: "Irak'ın Anbar ilinde, Fırat ile Şiraz ve Dicle kıyısında ordular gördüğünde,</text:span><text:span text:style-name="T46"> KUFE'NİN KUBBESİ YIKILDIĞINDA, KUFE'DE BAZI EVLER YANDIĞINDA, TÜM BUNLARI GÖRDÜĞÜN ZAMAN ALLAH DİLEĞİNİ HAKİKATEN GERÇEKLEŞTİRECEKTİR,</text:span><text:span text:style-name="T25"> hiç kimse Allah'ın emrini engelleyemez ve hiç kimse onun hükmünü değiştiremez." (Falahi Ssa'il: 199; ve El-Misbaah: 51 ve El-Baladul Amin: 35)</text:span></text:p>
      <text:p text:style-name="P31">Ebu Abdullah Hüseyin bin Ali'den (ra) buyurdu ki:</text:p>
      <text:p text:style-name="P16"><text:span text:style-name="T23">"</text:span><text:span text:style-name="T49">KUFE MESCİDİ'NİN</text:span><text:span text:style-name="T76"> Abdullah bin Mes'ud'un evinin tarafındaki </text:span><text:span text:style-name="T49">DUVARI YIKILDIĞINDA, O ZAMAN</text:span><text:span text:style-name="T76"> o kavmin mülkünü kaybetmesidir ve o mülkün zevali sırasında da Mehdi huruc eder.</text:span><text:span text:style-name="T25">” </text:span><text:span text:style-name="T76">(El Muttaki, Ahir Zaman Mehdisi'nin Alametleri - Suyuti'nin Tasnifinden Hadisler, sf. 27)</text:span></text:p>
      <text:h text:style-name="P47" text:outline-level="2">242- Peygamberimiz (sav) 1400 Yıl Öncesinen Pkk Terörüne Açıkça İşaret Etmiştir</text:h>
      <text:p text:style-name="P23"><text:span text:style-name="T62"><text:s/></text:span><text:span text:style-name="T25">“Dani, Huzeyfe’den tahric etti. O dedi ki: Resullullah (sav) şöyle buyurdu: </text:span><text:span text:style-name="T49">ZEVRA’DA BİR SAVAŞ OLUR,</text:span><text:span text:style-name="T25"> Huzeyfe ise, “Ya Resullullah Zevra nedir?” dedi. Buyurdu: </text:span><text:span text:style-name="T49">ZEVRA DOĞU’DA NEHİRLER ARASINDA BULUNAN ve ÜMMETİMİN EN ŞERLİLERİNİN YAŞADIĞI BİR ŞEHİRDİR.</text:span><text:span text:style-name="T25"> Zalimler hep orada otururlar. Onlara dört çeşit bela musallat olur: Kılınçtan geçirilirler, yere batırılırlar, tufana maruz kalırlar ve hayvan suretine değiştirilirler.” (Celaleddin Suyuti'nin Tasnifinden Hadisler, Ahir Zaman Mehdisinin Alametleri, El Muttaki, s.70)</text:span></text:p>
      <text:p text:style-name="P13">Hadiste PKK’nın zalimliği ve kan dökücülüğü anlatılmakta, bu fitnenin bölgede yaşayan mazlum Kürt kardeşlerimize eziyetlerine de dikkat çekilmektedir.</text:p>
      <text:h text:style-name="P50" text:outline-level="3"><text:span text:style-name="T61"><text:s/></text:span>“Zevra’da bir savaş olur...”</text:h>
      <text:p text:style-name="P13">Zevra Kürtçe bir kelimedir ve Kürtlerin yaşadığı bölgeleri anlatmak için kullanılır.</text:p>
      <text:h text:style-name="P50" text:outline-level="3"><text:span text:style-name="T61"><text:s/></text:span>“Zevra Doğu’da nehirler arasında bulunan ve ümmetimin en şerlilerinin yaşadığı bir şehirdir.”</text:h>
      <text:p text:style-name="P13">PKK'nın esas terör bölgesi hadiste de bildirildiği gibi Fırat ve Dicle Nehirleri arasında kalan Güneydoğu Anadolu Bölgesi şehirleridir. Bu bölgede Ortadoğu'nun ve İslam Ümmeti'nin en şerli topluluğu olan PKK'lı teröristler dağınık halde yaşamaktadır.</text:p>
      <text:p text:style-name="P10">Önemli hatırlatma!</text:p>
      <text:p text:style-name="P13"><text:soft-page-break/>Peygamberimiz (sav)’in hadisteki ifadelerinin muhatabı PKK terör örgütüdür, “ümmetin en şerlileri” bölgede Marksist, Leninist, Stalinist bir zulüm sistemi kurmak isteyen PKK’dır. Asla Kürt kardeşlerimiz değildir. Kürtler bizim çok nezih, çok onurlu, cesur ve vefalı, canımız kardeşlerimizdir. Allah’a, Kuran’a ve Resulullah (sav)’e sadakatleri tüm İslam alemine örnektir.</text:p>
      <text:h text:style-name="P50" text:outline-level="3"><text:span text:style-name="T61"><text:s/></text:span>“Onlara dört çeşit bela musallat olur.”</text:h>
      <text:h text:style-name="P50" text:outline-level="3">1- “Kılınçtan geçirilirler...”</text:h>
      <text:p text:style-name="P13">PKK terör örgütüne yönelik kahraman Türk Ordusu'nun yıllardır verdiği mücadele sırasında bu azılı örgütün çok sayıda elemanı öldürülmüştür.</text:p>
      <text:h text:style-name="P50" text:outline-level="3">2- “... yere batırılırlar...”</text:h>
      <text:p text:style-name="P13">PKK örgütü elemanları Türk askerinden kaçmak için yerin altlarındaki sığınaklarda iğrenç şekilde yaşamaya mahkum kalmaktadır. Tıpkı hadiste işaret edildiği gibi “yere batıp” mağaralarda yaşarlar.</text:p>
      <text:h text:style-name="P50" text:outline-level="3">3- “... tufana maruz kalırlar...”</text:h>
      <text:p text:style-name="P13">Tufan kelimesi anlam olarak “çok yoğun ve şiddetli şey” demektir. Hava bombardımanı, makineli tüfek ateşi, helikopterden yahut uçaktan yapılan her türlü saldırı tufandır. PKK'lı teröristler yaklaşık 30 yıldır tanklardan, helikopter ve uçaklardan yağdırılan bombalarla adeta tufana maruz kalmışlardır.</text:p>
      <text:h text:style-name="P50" text:outline-level="3">4- “ ... ve hayvan suretine değiştirilirler.”</text:h>
      <text:p text:style-name="P13">PKK'lı teröristlerin fotoğraflarına bakıldığında adeta birer hayvana dönüştükleri görülmektedir. Saçları sakalları birbirine karışmış, konuşmayı dahi bilmeyen, dağlarda hayvan gibi yiyip içen varlıklara dönüşmüşlerdir.</text:p>
      <text:p text:style-name="P13">Ayrıca bilindiği gibi PKK komünist ve Darwinist bir örgüttür. Evrime inanıp maymundan geldiklerini, dolayısıyla birer hayvan olduklarını düşünmektedirler. Peygamberimiz (sav)’in bu ifadesinin bir diğer işareti de bu yöndedir.</text:p>
      <text:p text:style-name="P13">Görüldüğü gibi hadiste Resulullah (sav) açıkça PKK örgütünü, örgüt elemanlarının nasıl bir topluluk olduklarını ve başlarına nelerin geleceğini mucizevi bir biçimde 1400 yıl önce haber vermiştir.</text:p>
      <text:h text:style-name="P44" text:outline-level="1"><text:bookmark-start text:name="B29"/>Suriye’de Yaşanan Olaylar</text:h>
      <text:h text:style-name="P47" text:outline-level="2"><text:bookmark-end text:name="B29"/>243- Şam'da Fitneler  Görülmesi</text:h>
      <text:p text:style-name="P16"><text:span text:style-name="T46">ŞAM'DA FİTNELER BİR TARAFTAN SAKİNLEŞTİKÇE, DİĞER BİR TARAFTAN ALEVLENİR.</text:span><text:span text:style-name="T25"> Gökten çağırıcı bir münadi "Mehdi emirinizdir. Mehdi Halifenizdir (manevi lideriniz)" demedikçe de fitneler bitmez. (Risalet-ül Huruc-ül Mehdi, s. 63) </text:span></text:p>
      <text:h text:style-name="P47" text:outline-level="2"><text:soft-page-break/>244- Şam’da Haresta Bölgesinde Yaşanan Olaylar</text:h>
      <text:p text:style-name="P16"><text:span text:style-name="T25">Halid b. Ma'dan diyor ki: "</text:span><text:span text:style-name="T46">ŞAM DİYARININ MERKEZİNDE HARESTA DİYE İSİMLENDİRİLEN KÖY HELAK EDİLİNCİYE KADAR HZ. MEHDİ (as) ZUHUR ETMEZ.</text:span><text:span text:style-name="T25">" (Mer'iy b. Yusuf b. Ebi bekir b. Ahmet b. Yusuf el-Makdi'si "Feraidu Fevaidi'l Fikr Fi'l İmam El-Mehdi El-Muntazar")</text:span></text:p>
      <text:p text:style-name="P16"><text:span text:style-name="T25">Müminleri Emiri Ali şöyle buyurmuştur: “</text:span><text:span text:style-name="T46">SARI BAYRAKLILARIN KIRMIZI MADDELERLE ŞAM’A GİRDİKLERİ ZAMAN ADINA HARESTA DEDİKLERİ ŞAM KÖYLERİNDEN BİRİNİN YERİN DİBİNE GEÇİŞ OLAYINI BEKLEYİN. </text:span><text:span text:style-name="T25">Sonra ciğer yiğenin oğlunu (Süfyani’yi) bekleyiniz.” (Mucem-ul Ehadis-i İmam Mehdi, cilt 3, s. 86 ve İkdud Durer, s. 54 ve Gaybet-i Tusi, s. 461 ve Bihar-ül Envar, cilt 52, s. 216)</text:span></text:p>
      <text:h text:style-name="P47" text:outline-level="2">245- Şam, Irak, Arabistan'da Kargaşa  Yaşanması</text:h>
      <text:p text:style-name="P16"><text:span text:style-name="T25">Resulullah (sav) şöyle buyurmuştur: "...Öyle bela ve musibetler olacak ki, hiçbir kimse, sığınabileceği bir makam bulamayacaktır. </text:span><text:span text:style-name="T46">BU BELALAR ŞAM'IN ETRAFINDA DOLANACAK, IRAK'IN ÜZERİNE ÇÖKECEK. ARABİSTAN YARIMADASININ ELİNİ ve AYAĞINI BAĞLAYACAKTIR</text:span><text:span text:style-name="T25">... Onlar belayı bir tarafta defetmeye çalışırlarken, diğer taraftan o yine ortaya çıkacaktır."  (Kenzul Ummal, Kitab-ul kıyame kısm-ul efal, cilt 5, s. 38-39)  </text:span></text:p>
      <text:h text:style-name="P47" text:outline-level="2">246- Irak ve Şam'a Ambargo Uygulanması</text:h>
      <text:p text:style-name="P16"><text:span text:style-name="T25">Ebu Nadre (ra) dedi ki; Cabir (ra)'ın yanında idik, şöyle dedi: "Öyle bir zaman yaklaşıyor ki, </text:span><text:span text:style-name="T46">IRAK AHALİSİNE BİR KAFİZ (ÖLÇEK), BİR DİRHEM (BİR AĞIRLIK ÖLÇÜSÜDÜR) SEVK OLUNMAYACAK".</text:span><text:span text:style-name="T25"> Dedik ki: "Bu kimden dolayı olur." Dedi ki: "Acemler ('Arap olmayanlar) bunu men' ederler." Sonra dedi: "</text:span><text:span text:style-name="T46">ŞAM AHALİSİNE BİR DİNAR, BİR MÜDY (KİLE, BİR ÖLÇÜ BİRİMİDİR) SEVK OLUNMAYACAK".</text:span><text:span text:style-name="T25"> "Bu kimden dolayı olur" dedik. "Rumlar'dan dolayı" dedi. (Et-Tac, Ali Nâsıf el-Hüseyni)  </text:span></text:p>
      <text:h text:style-name="P44" text:outline-level="1"><text:bookmark-start text:name="B30"/>Mısır’da Yaşanan Olaylar</text:h>
      <text:h text:style-name="P47" text:outline-level="2"><text:bookmark-end text:name="B30"/>247- Şam ve Mısır Meliklerinin Öldürülmesi</text:h>
      <text:p text:style-name="P16"><text:span text:style-name="T25">Ondan önce </text:span><text:span text:style-name="T46">ŞAM ve MISIR MELİKLERİ ÖLDÜRÜLECEKTİR</text:span><text:span text:style-name="T25">...  (El-Kavlu'l Muhtasar Fi Alamet-il Mehdiyy-il Muntazar, s. 49)  </text:span></text:p>
      <text:h text:style-name="P47" text:outline-level="2">248- Mısırlıların Esir Düşmesi</text:h>
      <text:p text:style-name="P16"><text:span text:style-name="T25">Şam ehli, </text:span><text:span text:style-name="T46">MISIRLI KABİLELERİ ESİR ALACAKLARDIR.</text:span><text:span text:style-name="T25"> (Beklenen Mehdi'nin Alametleri, s. 49)  </text:span></text:p>
      <text:h text:style-name="P47" text:outline-level="2"><text:soft-page-break/>249- Mısır’da Fitne ve Kargaşalar Yaşanması</text:h>
      <text:p text:style-name="P16"><text:span text:style-name="T25">Nuaym b. Hammad Fiten’de, ve Ebu Cafer, Muhammed b. Ali (ra)’dan tahric ettiler. Buyurdu ki: "Abbasi, Horasan’a ulaştığı zaman Şarkta boynuz şeklinde bir yıldız çıkar. Bu yıldız, ilk çıktığında Allah Nuh kavmini helak etmiştir. Hz. İbrahim ateşe atıldığında da çıkmıştır. Firavun kavmi yok edildiğinde ve Yahya b. Zekeriya öldürüldüğünde de görülmüştür. Siz o yıldızı gördüğünüzde fitnelerin şerrinden Allah’a sığının. O yıldızın doğması güneş ve ay tutulmasından sonra olacaktır. </text:span><text:span text:style-name="T46">SONRA FİTNELER “ALACA KARGA” MISIR’DA ZUHUR EDİNCEYE KADAR DEVAM EDER. </text:span><text:span text:style-name="T25">(Kitab-ül Burhan fi Alamet-il Mehdiyy-il Ahir Zaman, s. 32)</text:span></text:p>
      <text:p text:style-name="P16"><text:span text:style-name="T25">Deylemi, Ebu Ali Merdani’den (ravi silsilesi ile) O da Ebu Zer’den, O da Resulullah (sav)’den rivayet ettiler. Buyurdu ki: </text:span><text:span text:style-name="T46">MISIR’DA KUREYŞ’TEN BİR ADAM ÇIKAR, ÇÖKÜK BURUNLUDUR. MAĞLUP OLUR ve MÜLKÜNÜ ZAİL EDER ve RUM’A KAÇAR. </text:span><text:span text:style-name="T25">Onları alıp İskenderiyye’ye getirir ve müslümanlarla savaşır ve ilk melhame bu olur. KAYNAK YOK</text:span></text:p>
      <text:h text:style-name="P47" text:outline-level="2">250- Mısır'da Yaşanan Kılıçlı Saldırılar</text:h>
      <text:p text:style-name="P16"><text:span text:style-name="T25">İbni Ebi Şeybe, Ebi Celd’den tahric etti, O dedi ki: "Bir fitne görülür, bunu diğer fitneler takip eder, ve </text:span><text:span text:style-name="T46">BİRİNCİLER SONUNCULARIN KILIÇLA ÇATIŞMAYA DÖNÜŞÜNÜ KAMÇILAR,</text:span><text:span text:style-name="T25"> ve bundan sonra bütün haramların helal sayılacağı bir fitne gelir. Sonra da hilafet, yeryüzünün en hayırlısı olan Mehdi’ye evinde otururken gelecektir." (Kitabül Burhan fi Alametil Mehdiyyil Muntazar, s.26)</text:span></text:p>
      <text:h text:style-name="P44" text:outline-level="1"><text:bookmark-start text:name="B31"/>Filistin’de Yaşanan Olaylar</text:h>
      <text:h text:style-name="P47" text:outline-level="2"><text:bookmark-end text:name="B31"/>251- Filistin'de Zulüm Yaşanması  </text:h>
      <text:p text:style-name="P16"><text:span text:style-name="T25">Nuaym, Kaab’dan tahric etti, dedi ki:  Deccal, Beytül Makdis’de (Mescid-i Aksa'ya yakın belde, Filistin) </text:span><text:span text:style-name="T46">MÜMİNLERİ MUHASARA (KUŞATMA) ALTINA ALIR ve ONLARA (MÜMİNLERE) ÖYLESİNE ŞİDDETLİ BİR AÇLIK İSABET EDER Kİ,</text:span><text:span text:style-name="T25"> açlıktan yaylarının kirişini bile yemek zorunda kalırlar.  (Celaleddin Suyuti'nin Tasnifinden Hadisler, Ahir Zaman Mehdisinin Alametleri, s. 48)  </text:span></text:p>
      <text:h text:style-name="P47" text:outline-level="2">252- İsrail-Filistin Barış Görüşmeleri  </text:h>
      <text:p text:style-name="P16"><text:span text:style-name="T46">BEYT-i MAKDİS'DE BARIŞ ANLAŞMASI</text:span><text:span text:style-name="T25"> olacaktır. (Risalet-ül Huruc-ül Mehdi, cilt 3, s. 184)  </text:span></text:p>
      <text:h text:style-name="P47" text:outline-level="2">253- Dördüncü Sulh ve Arap-İsrail Barışı  </text:h>
      <text:p text:style-name="P16"><text:span text:style-name="T25">Ebu Naim, Ebu Umame'den tahric etti, Resulullah (sav) buyurdu: "</text:span><text:span text:style-name="T46">SİZİNLE İNSANLAR (BİR NÜSHADA RUMLAR DENİYOR) ARASINDA DÖRT SULH OLACAK, DÖRDÜNCÜ SULH, </text:span><text:span text:style-name="T25">Heraklius ehlinden bir adam vasıtası ile olur ve bu yedi sene devam eder..." (Kıyamet </text:span><text:soft-page-break/><text:span text:style-name="T25">Alametleri, Osman Çataklı, 299/8)  </text:span></text:p>
      <text:h text:style-name="P47" text:outline-level="2">254- Eski Ürdün Kralı Abdullah’ın Öldürülmesi  </text:h>
      <text:p text:style-name="P16"><text:span text:style-name="T25">Mehdi'nin çıkış alametlerinden birisi de, </text:span><text:span text:style-name="T46">HAŞİMİLER'DEN ÜST DÜZEY BİRİNİN ÖLDÜRÜLMESİDİR. </text:span><text:span text:style-name="T25">(Risalet-ül Huruc-ül Mehdi, s.12)  </text:span></text:p>
      <text:h text:style-name="P44" text:outline-level="1"><text:bookmark-start text:name="B32"/>Katliamların Artması</text:h>
      <text:h text:style-name="P47" text:outline-level="2"><text:bookmark-end text:name="B32"/>255- Bazı İnsanların Liderlerini Öldürmesi </text:h>
      <text:p text:style-name="P16"><text:span text:style-name="T46">LİDERLERİNİZİ ÖLDÜRMEDİKÇE</text:span><text:span text:style-name="T25">, dünyanızda kötüleriniz varis olmadıkça kıyamet kopmaz.   (Kıyamet Alametleri, s. 141)  </text:span></text:p>
      <text:h text:style-name="P47" text:outline-level="2">256- İç Savaşlar ve İhtilafların Artması</text:h>
      <text:p text:style-name="P16"><text:span text:style-name="T25">Şu muhakkak ki, yakın gelecekte fitne, </text:span><text:span text:style-name="T46">TEFRİKA ve İHTİLAF(LAR ÇIKARAN BİRTAKIM İNSAN)LAR OLACAKTIR.</text:span><text:span text:style-name="T25"> (Ölüm-Kıyamet-Ahiret ve Ahirzaman Alametleri, s. 376, no. 685)  </text:span></text:p>
      <text:h text:style-name="P47" text:outline-level="2">257- Kardeşin Kardeşle Savaşması</text:h>
      <text:p text:style-name="P16"><text:span text:style-name="T25">Kalpler birbirinden nefret etmedikçe, </text:span><text:span text:style-name="T46">FİKİRLER AYRILMADIKÇA, ÖZ KARDEŞLER DİNDE İHTİLAFA DÜŞMEDİKÇE KIYAMET KOPMAZ</text:span><text:span text:style-name="T25">.  (Kıyamet Alametleri, s.142-143)</text:span></text:p>
      <text:h text:style-name="P47" text:outline-level="2">258- Bombardımanların Olması</text:h>
      <text:p text:style-name="P16"><text:span text:style-name="T25">Aişe (ra)’dan: “</text:span><text:span text:style-name="T46">BU ÜMMETİN SONUNDA, </text:span><text:span text:style-name="T25">HASF (YERE BATMA), mesh (suret değişmesi) ve </text:span><text:span text:style-name="T46">KAZİF (TAŞ YAĞMASI) OLACAKTIR.</text:span><text:span text:style-name="T25">.”  (Muhammed B. Resul El Hüseyin El Berzenci, Kıyamet Alametleri, s. 111) </text:span></text:p>
      <text:p text:style-name="P16"><text:span text:style-name="T25"> Ali b. Ebû Tâlip ve Ebû Hureyre (R. Anhüma) dan nakl edildiğine göre Allah’ın Resûlü sellellâhü aleyhi ve sellem şöyle buyurmuşlardır:  ”... Zelzele, yerle bir olma felaketini</text:span><text:span text:style-name="T46">,</text:span><text:span text:style-name="T25"> suretlerin maymun veya domuza dönüşmesini, </text:span><text:span text:style-name="T46">GÖKTEN TAŞ ve BENZERLERİNİN YAĞMASINI BEKLEYİN!”  (</text:span><text:span text:style-name="T25">Tirmızi) (Muhammed B. Resul El Hüseyin El Berzenci, Kıyamet Alametleri, s. 114)  </text:span></text:p>
      <text:p text:style-name="P12">Peygamberimiz (sav) hadislerinde, ahir zamanda “gökten taş ve benzerlerinin yağacağını”, “zelzeleler olacağını”, “yerle bir olma felaketinin gerçekleşeceğini” ve “yere batma olaylarının olacağını” haber vermiştir. Asrımızda dünyanın pek çok yerinde bombardımanla gökten taş yağmaktadır. Yere düşen bombalar; -hadiste “taş ve benzerlerinin yağacağı” sözleriyle ifade edildiği gibi- yerdeki toprağı ve taşı kaldırıp insanların üzerine fırlatmakta ve bunun sonucunda da geniş kitleler halinde insanların öldüğü felaketler gerçekleşmektedir.</text:p>
      <text:h text:style-name="P47" text:outline-level="2"><text:soft-page-break/>259- Masum İnsanlar Öldürülür</text:h>
      <text:p text:style-name="P16"><text:span text:style-name="T46">MASUM İNSANLAR KATLOLUNCAYA KADAR</text:span><text:span text:style-name="T25"> Mehdi (as) çıkmayacak ve katliamlara yerde ve göktekiler, artık tahammül edemez bir hale geldiğinde zuhur edecektir...  (El-Kavlu'l Muhtasar Fi Alamet-il Mehdiyy-il Muntazar, s. 37)  </text:span></text:p>
      <text:h text:style-name="P47" text:outline-level="2">260- Masum Çocukların Öldürülmesi  </text:h>
      <text:p text:style-name="P16"><text:span text:style-name="T25">Muhammed ümmetinden </text:span><text:span text:style-name="T46">MASUM BİR ÇOCUK ÖLDÜRÜLDÜĞÜNDE,</text:span><text:span text:style-name="T25"> gökten bir münadi 'hak onda (Mehdi'de) ve onun yanında olandadır' diye haykırır. (Sabban İsafur Ragibin, s.154)  </text:span></text:p>
      <text:h text:style-name="P47" text:outline-level="2">261- İnsanların Sebepsiz Yere Öldürülmesi  </text:h>
      <text:p text:style-name="P16"><text:span text:style-name="T25">Ebu Hureyre (ra) anlatıyor: Resulullah (sav) buyurdular ki: "İnsanlar öyle günler görecek ki, </text:span><text:span text:style-name="T46">KATİL NİÇİN ÖLDÜRDÜĞÜNÜ, MAKTUL de NİÇİN ÖLDÜRÜLDÜĞÜNÜ BİLEMEYECEK."</text:span><text:span text:style-name="T25">  (Müslim, Fiten: 56, (2908))  </text:span></text:p>
      <text:h text:style-name="P47" text:outline-level="2">262- Kişinin Kardeşini Öldürmesi  </text:h>
      <text:p text:style-name="P16"><text:span text:style-name="T46">KİŞİ, KARDEŞİNİ ÖLDÜRMEDİKÇE</text:span><text:span text:style-name="T25"> kıyamet kopmaz.   (Kıyamet Alametleri, s. 141)  </text:span></text:p>
      <text:h text:style-name="P47" text:outline-level="2">263- Evlerin Mezar Olması  </text:h>
      <text:p text:style-name="P16"><text:span text:style-name="T25">"İnsanlara ölüm gelip </text:span><text:span text:style-name="T46">EVLER MEZAR OLDUĞU ZAMAN</text:span><text:span text:style-name="T25"> halin nice olur", buyurdu. (Ölüm-Kıyamet-Ahiret ve Ahirzaman Alametleri, s. 392, no. 726) </text:span></text:p>
      <text:h text:style-name="P47" text:outline-level="2">264- Anarşi ve Kargaşa Her Yeri Kaplar</text:h>
      <text:p text:style-name="P16"><text:span text:style-name="T25">Kıyametin hemen yakınında </text:span><text:span text:style-name="T46">ANARŞİ ve KARGAŞA GÜNLERİ VARDIR</text:span><text:span text:style-name="T25">. (Suyuti, Cami'üs Sagir, 3/211)  </text:span></text:p>
      <text:h text:style-name="P44" text:outline-level="1"><text:bookmark-start text:name="B33"/>Hz. Mehdi (as)’ın Gelişini Müjdeleyen Mühim Olaylar</text:h>
      <text:h text:style-name="P47" text:outline-level="2"><text:bookmark-end text:name="B33"/>265- Independenta Gemisinin İnfilak Etmesi</text:h>
      <text:p text:style-name="P16"><text:span text:style-name="T25">Hüseyin b. Ali (ra)’dan şöyle rivayet olunmuştur: "</text:span><text:span text:style-name="T46">GÖKYÜZÜNDE DOĞU CİHETİNDEN, GECEYİ AYDINLATAN BÜYÜK BİR ATEŞ GÖRDÜĞÜNÜZ VAKİT, İŞTE O AN, HZ. MEHDİ (as)’ın GELİŞ VAKTİDİR."</text:span><text:span text:style-name="T25"> (Mer'iy b. Yusuf b. Ebi bekir b. Ahmet b. Yusuf el-Makdi'si "Feraidu Fevaidi'l Fikr Fi'l İmam El-Mehdi El-Muntazar)</text:span></text:p>
      <text:p text:style-name="P24">Ebu Cafer b. Muhammed b. Ali (ra)'dan rivayet edildi:</text:p>
      <text:p text:style-name="P24"><text:soft-page-break/>"Siz üç veya yedi gün, doğudan bir ateşi gördüğünüz zaman Al-i Muhammed'in (Hz. Mehdi (as) 'ın) çıkmasını bekleyiniz, inşaAllah-ü Teala, bir münadi (gökten bir melek) Hz. Mehdi (as)’ın ismi ile semadan (gökten) nida edecek ki, Doğu'da Batı'da olan herkes bu sesi işitecek. Öyle ki korkudan uykuda olanlar uyanacak, ayakta olan çökecek, oturan ise ayağa fırlayacaktır." (Kitab-ül Burhan Fi Alameti-il Mehdiyy-il Ahir Zaman , s. 32)</text:p>
      <text:p text:style-name="P9"><text:span text:style-name="T12">Hadiste Peygamberimiz (sav)’in bildirdiği bu büyük patlama ve ardından ortaya çıkan büyük ateş 1979 yılında yani Hicri 1400'de Kadıköy açıklarında meydana gelen </text:span><text:span text:style-name="T14">İndependenta</text:span><text:span text:style-name="T12"> adlı petrol yüklü tankerin infilakını haber vermektedir. 15 Kasım 1979 tarihinde, dünyanın dördüncü büyük tankeri olan 150 bin grostonluk Independenta adlı 95.530 ton hampetrol yüklü bir Romen tankerinin, İslam aleminin son merkezi olan İstanbul'a gelirken bir Yunan şilebiyle çarpışması neticesinde petrol tutuşmuş ve denizde günlerce süren büyük bir ateş ortaya çıkmıştır. Peygamberimiz (sav), İstanbul'da meydana gelen bu büyük olay anının Hz. Mehdi (a.s.)'nin İstanbul'a geliş vakti olduğunu; </text:span><text:span text:style-name="T14">"... İŞTE O AN, HZ. MEHDİ (as)’ın GELİŞ VAKTİDİR."</text:span><text:span text:style-name="T12"> ifadesiyle açık bir şekilde bildirmiştir.</text:span></text:p>
      <text:p text:style-name="P25">Hadiste verilen bilgilere göre bu, Hz. Mehdi (as)’ın İstanbul'a ayak bastığı günler içerisinde gerçekleşecek bir olaydır. Bu olay ile Hz. Mehdi (as)’ın İstanbul'a gelişi, bir müjde olarak herkesin duyacağı şekilde bütün dünyaya ve hem cin alemine hem de insan alemine ilan edilmiştir. Böylece, hem gök gürültüsü gibi şiddetli bir sesle, hem günlerce süren dev ateş, ışık ve duman bulutuyla ve zaman zaman süregelen patlamalarla Hz. Mehdi (as)’ın İstanbul'a geldiği Allah tarafından insanlara haber verilmiştir.</text:p>
      <text:h text:style-name="P47" text:outline-level="2">266- Fırat’ın Suyunun Kesilmesi</text:h>
      <text:p text:style-name="P9"><text:span text:style-name="T6">Hz. Mehdi (as)’ın alametlerindendir: </text:span><text:span text:style-name="T3">Fırat Nehrinin durdurulması.</text:span></text:p>
      <text:p text:style-name="P24">(Kitab-ül Burhan Fi Alameti-il Mehdiyy-il Ahir Zaman, s. 39)</text:p>
      <text:p text:style-name="P16"><text:span text:style-name="T46">FIRAT NEHRİ'NİN SULARI ÇEKİLEREK ALTINDAN BİR DAĞ ORTAYA ÇIKACAK, İNSANLAR BUNU ALMAK İÇİN VURUŞACAK ve HER YÜZ KİŞİDEN, SADECE BİRİ HAYATTA KALACAK</text:span><text:span text:style-name="T25">. Bu zaman gelinceye kadar kıyamet kopmaz." (Müslim, Fiten, 29)</text:span></text:p>
      <text:h text:style-name="P47" text:outline-level="2">267- Hz. Mehdi (as)’ın Çıkışından Önce Meydana Gelecek Büyük Olay / 1 Mayıs Taksim Olayları</text:h>
      <text:p text:style-name="P16"><text:span text:style-name="T25">Hz. Mehdi (as) çıkmadan önce </text:span><text:span text:style-name="T46">MEDİNEDE (büyük şehirde) SİMSİYAH TAŞLARIN BİLE KAN İÇİNDE KAYBOLACAĞI BÜYÜK BİR VAK'A OLACAKTIR. BU OLAYDA BİR KADININ ÖLDÜRÜLMESİ </text:span><text:span text:style-name="T25">bir kamçının sallanması kadar kolay olacaktır. ve bu olay 2 km kadar yayılacaktır. (EI-Kavlu'l Muhtasar Fi Alamatil Mehdiyy-iI Muntazar, 41)</text:span></text:p>
      <text:p text:style-name="P9"><text:span text:style-name="T14">(1) Hz. Mehdi (as) çıkmadan önce ...</text:span><text:span text:style-name="T12"> Hadis-i şerifin böyle başlaması bu olayın aynı zamanda Hz. Mehdi (as)’ın çıkış öncesi alametlerinden olduğunu gösteriyor. Hz. Mehdi (as)’ın çıkış zamanı hadis-i şerifler ve büyük İslam alimlerinin izahlarına göre Hicri 1400 (Miladi 1979-80) yılı başlarında olması gerekiyor. Hadiste geçen "Hz. Mehdi (as) çıkmadan önce" ifadesi, Hz. Mehdi (as)’ın ortaya çıkışından kısa bir süre önce bu büyük olayın olacağına işaret etmektedir.</text:span></text:p>
      <text:p text:style-name="P9"><text:span text:style-name="T14">(2)</text:span><text:span text:style-name="T12"> </text:span><text:span text:style-name="T14">.... Medinede ...</text:span><text:span text:style-name="T12"> Arapça'da Medine kelimesi aynı zamanda büyük şehir karşılığında da kullanılmaktadır. Aşağıdaki hadis buna örnektir.</text:span></text:p>
      <text:p text:style-name="P25"><text:soft-page-break/>Hz. İbni Amr'dan rivayet edilmiştir. Resulullah (sav) buyurdu ki:</text:p>
      <text:p text:style-name="P25">Ey Ummet! Altı şey vardır ki, onlar olmadan kıyamet kopmaz... Altıncısı da medinenin fethi.</text:p>
      <text:p text:style-name="P25">Denildi ki: Hangi medine? Buyurdu ki: Kostantiniyye. (İstanbul)</text:p>
      <text:p text:style-name="P25">(Bu İstanbul'un Hz. Mehdi (as) tarafından yapılacak manevi fethidir.)</text:p>
      <text:p text:style-name="P25">(Kıyamet Alametleri, s. 204 Ramuz EI Ehadis 1/296)</text:p>
      <text:p text:style-name="P9"><text:span text:style-name="T14">(3) ... Simsiyah taşların bile kan içinde kaybolacağı ... </text:span><text:span text:style-name="T12">Hadis-i şerifin bu kısmında da kanlı hadisenin üzerinde cereyan edeceği zemin yüzeyi tarif edilmektedir. Siyah taş, yani asfalt yol üzerinde kanlı bir olay olacağına işaret edilmektedir.</text:span></text:p>
      <text:p text:style-name="P25">- 1 Mayıs Taksim olayında 34 ölü ve 200 kişinin yaralanmasından akan kanlar, siyah taşlar (yani asfalt yol) üzerine dökülmüş ve bu kanlar caddeye yayılmıştır.</text:p>
      <text:p text:style-name="P9"><text:span text:style-name="T14">Asfalt yol: </text:span><text:span text:style-name="T12">Ufak çakıl taşlarının asfalt maddesi ile karıştırılmasından oluşur.</text:span></text:p>
      <text:p text:style-name="P25">Bu karışım yola döküldüğünde yekpare siyah taş halini almaktadır.</text:p>
      <text:p text:style-name="P9"><text:span text:style-name="T14">(4) ... kan içinde kaybolacağı ... </text:span><text:span text:style-name="T12">Çatışmalar neticesinde akan kan, bazı kısımlarda asfaltı bir örtü gibi örtmüş ve asfalt yer yer görülmez hale gelmiştir.</text:span></text:p>
      <text:p text:style-name="P9"><text:span text:style-name="T14">(5) ... büyük bir vak'a olacaktır ... </text:span><text:span text:style-name="T12">1 Mayıs Taksim hadisesi anarşi döneminde çok sayıda insanın katledildiği ve çok fazla kanın akıtıldığı büyük bir hadisedir.</text:span></text:p>
      <text:p text:style-name="P9"><text:span text:style-name="T14">(6) ... Bir kamçının sallanması kadar kolay olacaktır ...</text:span><text:span text:style-name="T12"> Burada bir benzetme yapılarak öldürmenin pek kolayca işleneceğine dikkat çekiliyor. Nasıl bir kamçı, basit el hareketleriyle her tarafa doğru kolaylıkla sallanabiliyorsa, aynı kolaylıkla kamçı gibi kabzasından tutulan ve her tarafa yönetilebilen tabanca da sadece tetiğinin çekilmesiyle hedefteki şahsı öldürebilir.</text:span></text:p>
      <text:h text:style-name="P47" text:outline-level="2">268- Fırat Nehri'nin Suyunun Kesilmesinin Ardından Pkk Terörü Tırmanışa Geçti</text:h>
      <text:p text:style-name="P16"><text:span text:style-name="T25">Fırat nehri'nin altın bir dağ üzerinden açılması yakındır. İnsanlar bunu işitince ona yürüyecekler ve onun yanında bulunan insanlar, 'bundan bir şey alınmasına müsaade edersek, bunun hepsi götürülür' diyecektir.</text:span><text:span text:style-name="T46"> MÜTEAKİBEN ONUN İÇİN HARB EDECEKLER ve HER YÜZ KİŞİDEN DOKSAN DOKUZU ÖLDÜRÜLECEK</text:span><text:span text:style-name="T25">. (Müslim, Fiten, 29)</text:span></text:p>
      <text:p text:style-name="P16"><text:span text:style-name="T25">İnsanlar onun için harb edecek ve </text:span><text:span text:style-name="T46">HER YÜZ KİŞİDEN DOKSAN DOKUZU ÖLDÜRÜLECEK</text:span><text:span text:style-name="T25">, onlardan her adam, “keşke kurtulan ben olsaydım”, diyecektir buyurmuşlar. (Sahih-i Müslim, 11/320)</text:span></text:p>
      <text:h text:style-name="P47" text:outline-level="2">269- Kabe’de Kan Akıtıldı; Kabe Baskını Oldu</text:h>
      <text:p text:style-name="P16"><text:span text:style-name="T25">Onun (Hz. Mehdi (as)’ın) çıkacağı yıl, insanlar hacca, başlarında bir emir bulunmadan gidecekler... Hep birlikte Beyt-i Şerif'i tavaf edecekler, sonra Mina'ya indiklerinde, </text:span><text:span text:style-name="T46">KÖPEKLER GİBİ BİRBİRİNE SALDIRACAK, HACILAR SOYULACAK,</text:span><text:span text:style-name="T25"> kanlar Akabe Cemresinin üzerine akacak." (Kıyamet Alametleri, s. 168-169) </text:span></text:p>
      <text:p text:style-name="P16"><text:span text:style-name="T69">1979 yılında (Hicri 1 Muharrem 1400'de) Hac sırasında Kabe'de büyük bir katliam olmuştur. (1 Muharrem 1400)</text:span><text:span text:style-name="T78"> Olayın meydana geliş tarihi Hicri 1400 yılının ilk günüdür.</text:span></text:p>
      <text:p text:style-name="P16"><text:soft-page-break/><text:span text:style-name="T79">Hadiste yer alan</text:span><text:span text:style-name="T80"> "çıkacağı yıl" </text:span><text:span text:style-name="T69">ifadesi bu açıdan son derece önemlidir. Çünkü hem bu olay hem de Hz. Mehdi (as)’ın çıkış tarihi 1979 yılını göstermektedir. 1979 yılında gerçekleşen bu olayın ardından 7 yıl sonra Hac sırasında çok daha kanlı bir olay meydana gelmiştir. Bu sefer de 402 kişi öldürülmüştür.</text:span></text:p>
      <text:p text:style-name="P16"><text:span text:style-name="T25">"... Hep birlikte Beyt-i Şerif'i tavaf edecekler, sonra Mina'ya indiklerinde, köpekler gibi birbirine saldıracak, hacılar soyulacak,</text:span><text:span text:style-name="T46"> KANLAR AKABE CEMRESİNİN ÜZERİNE AKACAK."</text:span><text:span text:style-name="T25"> (Kıyamet Alametleri, s. 168-169) </text:span></text:p>
      <text:h text:style-name="P47" text:outline-level="2">270 Tozlu Dumanlı Bir Fitne Görüldü  </text:h>
      <text:p text:style-name="P16"><text:span text:style-name="T46">TOZLU DUMANLI</text:span><text:span text:style-name="T25">, karanlık bir fitne görülecek, bunu diğerleri takip edecek... (Kitab-ül Burhan fi Alamet-il Mehdiyy-il Ahir Zaman, s. 26)  </text:span></text:p>
      <text:p text:style-name="P25">11 Eylül 2001 tarihinde ABD'nin New York ve Washington eyaletlerinde meydana gelen dünya tarihinin en büyük terör saldırısı bu hadisle büyük bir uyum göstermektedir. Bu olayların ardından çok büyük bir toz ve duman bulutu çevreyi sarıp kuşatmıştır.</text:p>
      <text:h text:style-name="P44" text:outline-level="1"><text:bookmark-start text:name="B34"/>Ekonomik Zorluklar</text:h>
      <text:h text:style-name="P47" text:outline-level="2"><text:bookmark-end text:name="B34"/>271- Büyük Bir Ekonomik Kriz Yaşanması  </text:h>
      <text:p text:style-name="P16"><text:span text:style-name="T25">Piyasanın durgun olması, </text:span><text:span text:style-name="T46">KAZANÇLARIN AZALMASI</text:span><text:span text:style-name="T25">... (Kıyamet Alametleri, s. 148)  </text:span></text:p>
      <text:p text:style-name="P16"><text:span text:style-name="T25">İşlerin kesad gitmesi. Herkes "</text:span><text:span text:style-name="T46">SATAMIYORUM, ALAMIYORUM, KAZANAMIYORUM</text:span><text:span text:style-name="T25">!" diye yakınacak. (Kıyamet Alametleri, s. 152)  </text:span></text:p>
      <text:h text:style-name="P47" text:outline-level="2">272- Ülkelerin Batması</text:h>
      <text:p text:style-name="P16"><text:span text:style-name="T25">Bütün bunlar (ahir zaman alametleri) </text:span><text:span text:style-name="T46">ÜLKELERİN DEĞİŞMEYE UĞRAYACAĞI, KULLARIN ZAYIF DURUMA DÜŞECEĞİ ve </text:span><text:span text:style-name="T25">Hz. Mehdi (as)’ın çıkmasından ümit kesileceği bir dönemde gerçekleşecektir.... (Yenabiu'l-Mevedde, sf. 440)</text:span></text:p>
      <text:h text:style-name="P47" text:outline-level="2">273- Fakirlik ve Açlığın Artması</text:h>
      <text:p text:style-name="P16"><text:span text:style-name="T46">FAKİRLER ÇOĞALACAK</text:span><text:span text:style-name="T25">.  (Ölüm-Kıyamet-Ahiret ve Ahir Zaman Alametleri, s. 455)  </text:span></text:p>
      <text:h text:style-name="P47" text:outline-level="2">274- Ticaretin ve Yolların Kesilmesi  </text:h>
      <text:p text:style-name="P16"><text:span text:style-name="T46">TİCARET ve YOLLARIN KESİLDİĞİ</text:span><text:span text:style-name="T25"> ve fitnelerin çoğaldığı zaman... (Kitab-ül Burhan fi Alamet-il Mehdiyy-il Ahir Zaman, s. 52)  </text:span></text:p>
      <text:h text:style-name="P47" text:outline-level="2"><text:soft-page-break/>275- Kazancın Azalması  </text:h>
      <text:p text:style-name="P16"><text:span text:style-name="T46">HERKESİN AZ KAZANÇTAN YAKINMASI</text:span><text:span text:style-name="T25">... Paraları için zenginlerin saygı görmesi... (Kıyamet Alametleri, s. 146)  </text:span></text:p>
      <text:h text:style-name="P47" text:outline-level="2">276- Milli Servetlerin Sadece Zenginler Arasında Bölüşülmesi  </text:h>
      <text:p text:style-name="P16"><text:span text:style-name="T25">“...On beş şeyi yapmaya başlayınca ona büyük belanın gelmesi vâcip olur!" buyurmuşlardı. (Yanındakiler:) "Ey Allah'ın Resûlü! Bunlar nelerdir?" diye sordular. Aleyhissalâtu vesselâm saydı: "</text:span><text:span text:style-name="T46">GANİMET (YANİ MİLLİ SERVET, FAKİR FUKARAYA UĞRAMADAN SADECE ZENGİN ve MEVKİ SAHİBİ KİMSELER ARASINDA) TEDAVÜL EDEN BİR METÂ HALİNE GELİRSE</text:span><text:span text:style-name="T25">.”  (Tirmizi, Fiten: 39, (2211))  </text:span></text:p>
      <text:h text:style-name="P44" text:outline-level="1"><text:bookmark-start text:name="B35"/>Hz. Mehdi (as)’ın Çıkışını Haber Veren Doğa Olayları</text:h>
      <text:h text:style-name="P47" text:outline-level="2"><text:bookmark-end text:name="B35"/>277- Yere Batmalar Yaşanır</text:h>
      <text:p text:style-name="P16"><text:span text:style-name="T46">AHİR ZAMANDA YERE BATMA</text:span><text:span text:style-name="T25">, taş yağma zuhur edecek .... (Hz. Sehl İbni Saad, Ramuz El Ehadis, cilt 2, s. 302/8)</text:span></text:p>
      <text:h text:style-name="P47" text:outline-level="2">278- Güneş'te Olağanüstülükler (Patlama Vs.) Görülmesi</text:h>
      <text:p text:style-name="P16"><text:span text:style-name="T25">O, (Hz. Mehdi (as) ), </text:span><text:span text:style-name="T46">GÜNEŞ'TEN BİR ALAMET BELİRİNCEYE KADAR GELMEYECEKTİR.</text:span><text:span text:style-name="T25">  (El-Kavlu'l Muhtasar Fi Alamatil Mehdiyy-il Muntazar, s. 47)  </text:span></text:p>
      <text:h text:style-name="P47" text:outline-level="2">279- Güneş’ten Alametler Belirmesi</text:h>
      <text:p text:style-name="P16"><text:span text:style-name="T46">GÜNEŞ ALAMET OLARAK DOĞMADIKÇA</text:span><text:span text:style-name="T25"> Hz. Mehdi (as) çıkmayacaktır.  (Kitab-ül Burhan Fi Alameti-il Mehdiyy-il Ahir Zaman, s. 33)</text:span></text:p>
      <text:h text:style-name="P47" text:outline-level="2">280- Ramazan Ayı İçinde İki Defa Güneş Tutulması  </text:h>
      <text:p text:style-name="P16"><text:span text:style-name="T25">Şureyk'in rivayet ettiği hadis şöyledir: "Hz. Mehdi (as)’ın zuhurundan önce, </text:span><text:span text:style-name="T46">GÜNEŞ İKİ RAMAZANDA TUTULACAK."</text:span><text:span text:style-name="T25"> (Ölüm, Kıyamet ve Diriliş, İmam-ı Şa'rani, Pamuk Yayınları s.457) </text:span></text:p>
      <text:p text:style-name="P16"><text:span text:style-name="T25">Hz. Mehdi (as)’ın çıkmasından önce</text:span><text:span text:style-name="T46"> BİR RAMAZAN İÇİNDE GÜNEŞ İKİ DEFA TUTULACAKTIR</text:span><text:span text:style-name="T25">. (Ölüm-Kıyamet-Ahiret ve Ahir Zaman Alametleri, s. 440)</text:span></text:p>
      <text:h text:style-name="P47" text:outline-level="2"><text:soft-page-break/>281 Ramazan Ayında Ay Tutulmaları Yaşanması</text:h>
      <text:p text:style-name="P12">Hz. Mehdi (as) için 2 alamet vardır ki... Bunun birincisi, Ramazan'ın birinci gecesi Ay'ın ikincisi de ortasında Güneş'in tutulmasıdır.  (El-Kavlu'l Muhtasar Fi Alamatil Mehdiyy-il Muntazar, s. 47)</text:p>
      <text:p text:style-name="P12">Ramazan'ın birinci gecesi Ay, ortasında Güneş tutulacaktır. (Kıyamet Alametleri, s. 199)</text:p>
      <text:h text:style-name="P47" text:outline-level="2">282- Kuyruklu Yıldız Doğdu - Halley</text:h>
      <text:p text:style-name="P16"><text:span text:style-name="T25">Hz. Mehdi (as) 'nin çıkışından evvel, (her tarafı) aydınlatan </text:span><text:span text:style-name="T46">KUYRUKLU BİR YILDIZ DOĞACAKTIR. </text:span><text:span text:style-name="T25"> (Kıyamet Alametleri, s. 200)  </text:span></text:p>
      <text:h text:style-name="P47" text:outline-level="2">283- Boynuzu Andıran İki Uçlu Yıldız Çıktı - Lulin</text:h>
      <text:p text:style-name="P24">Ashabın verdiği habere göre, Resulullah Efendimiz (sav) şöyle buyurmuştur:</text:p>
      <text:p text:style-name="P24">"Vaad edilen Mehdi'nin zuhur mukaddimeleri olan Abbasi Melik Horasan'a vardığı zaman, ŞARK TARAFINDA İKİ DİŞLİ (1) MÜNEVVER (2) BİR BOYNUZ (3) ÇIKAR."</text:p>
      <text:p text:style-name="P24">"ŞARK TARAFINDA BIR KUYRUKLU YILDIZ DOĞUP AYDINLIK VERECEKTİR."</text:p>
      <text:p text:style-name="P24">Bu yıldız dahi doğmuştur. Amma o mudur, yoksa onun bir benzeri midir?</text:p>
      <text:p text:style-name="P24">Bu yıldıza:</text:p>
      <text:p text:style-name="P24">-Kuyruklu yıldız, adının verilmesi, ihtimal ki, şu anlatmalara dayanıyor:</text:p>
      <text:p text:style-name="P24">-Sabitlerin seyri, MAĞRİBDEN (BATIDAN) MEŞRİKADIR (DOĞUYADIR)(4)...</text:p>
      <text:p text:style-name="P9"><text:span text:style-name="T6">Bu yıldızın durumu da, onun seyrine göredir. Yani </text:span><text:span text:style-name="T3">yüzü meşrik canibine doğru, arkası dahi, mağrib tarafınadır</text:span><text:span text:style-name="T6">. Bu uzun beyazlık dahi, onun arka tarafındadır. Bu mana icabı olarak, ona:</text:span></text:p>
      <text:p text:style-name="P24">-Kuyruk... isminin verilmesi yerindedir.</text:p>
      <text:p text:style-name="P9"><text:span text:style-name="T3">ONUN HER GÜNKÜ IRTİFİ (GEÇİŞ YÖNÜ) İSE, MEŞRİKTEN MAĞRİBEDİR.(5)</text:span><text:span text:style-name="T6"> Ancak o, kısri (kendine has durumunda ağırlık taşıyan) seyri ile felek-i azamın seyrine bağlıdır.</text:span></text:p>
      <text:p text:style-name="P24">Hakikat-i hali, en iyi bilen Sübhan Allah'tır.</text:p>
      <text:p text:style-name="P24">İmam-ı Rabbani, Mektubat-ı Rabbani, 381. Mektup, s.1184</text:p>
      <text:p text:style-name="P25">(1) ... iki dişli...:</text:p>
      <text:p text:style-name="P25">Lulin kuyruklu yıldızının arka kısmındaki kuyruğun çatallı olması, hadisteki iki dişli ifadesiyle birebir bağdaşmaktadır.</text:p>
      <text:p text:style-name="P25">(2) ... münevver (aydınlatıcı)...:</text:p>
      <text:p text:style-name="P25">Hadiste bahsi geçen münevver (aydınlatıcı) sıfatı, Lulin kuyruklu yıldızının dünyaya yaklaştıkça 6 yıldız parlaklığı kadar artan parlaklığına işaret etmektedir.</text:p>
      <text:p text:style-name="P25">(3) ... bir boynuz...:</text:p>
      <text:p text:style-name="P9"><text:span text:style-name="T12">Lulin kuyruklu yıldızını diğer kuyruklu yıldızlardan ayıran en önemli farklılığı, yıldızının çekirdeğinin arka kısımda yer alan kuyruğunun karşısında, çekirdeğin ön kısmında yani ilerleme yönünde de bir kuyruğunun bulunmasıdır. Lulin kuyruklu yıldızının çekilmiş </text:span><text:soft-page-break/><text:span text:style-name="T12">fotoğraflarına bakıldığında da karşıt yöndeki iki kuyruğun şekil itibariyle bir boynuzu andırdığı ilk bakışta farkedilmektedir.</text:span></text:p>
      <text:p text:style-name="P25">(4) Sabitlerin seyri mağripten (batıdan) meşrikadır (doğuyadır)...:</text:p>
      <text:p text:style-name="P9"><text:span text:style-name="T12">Hadisin devamında yer alan "Sabitlerin seyri, </text:span><text:span text:style-name="T14">mağribden (batıdan) meşrikadır (doğuyadır).</text:span><text:span text:style-name="T12">.." ifadesi gökcisimlerinin dönüş yönüne işaret etmektedir, ki bu bilgi 20. yüzyılda elde edilen astronomi bilgileriyle birebir uyuşmaktadır. Nitekim bütün gökcisimleri </text:span><text:span text:style-name="T14">MAĞRİPTEN (batıdan) MEŞRİKA (doğuya)</text:span><text:span text:style-name="T12"> hareket etmektedir.</text:span></text:p>
      <text:p text:style-name="P25">(5) Onun her günkü irtifi (geçiş yönü) ise, meşrikten (doğudan) mağribedir (batıyadır)...:</text:p>
      <text:p text:style-name="P25">Burada ise "Onun her günkü irtifi (geçiş yönü) ise..." denilerek, Lulin kuyruklu yıldızının diğer gök cisimlerinden farklı olarak doğudan batıya doğru hareket ettiği bildirilmiştir.</text:p>
      <text:p text:style-name="P9"><text:span text:style-name="T12">Peygamber Efendimiz (sav)’in hadisinde ahir zamanda gelmesi beklenen Hz. Mehdi (a.s.)'nin çıkış alameti olarak belirttiği ve İmam-ı Rabbani'nin de detaylı olarak tefsir ettiği </text:span><text:span text:style-name="T14">"iki dişli münevver (aydınlatıcı) bir boynuz çıkar"</text:span><text:span text:style-name="T12"> ifadesi </text:span><text:span text:style-name="T14">24 Şubat 2009</text:span><text:span text:style-name="T12"> yılında </text:span><text:span text:style-name="T14">yani Hicri 1430'da </text:span><text:span text:style-name="T12">Dünya'ya en yakın noktadan geçen Lulin kuyruklu yıldızına işaret etmektedir.</text:span></text:p>
      <text:h text:style-name="P47" text:outline-level="2">284- Kuraklık  Yaşanması</text:h>
      <text:p text:style-name="P16"><text:span text:style-name="T25">Deccal'in çıkmasından önce </text:span><text:span text:style-name="T46">GÖKYÜZÜ ÜÇ SENE YAĞMURUNU TUTAR.</text:span><text:span text:style-name="T25"> Birinci senede normal yağmurun üçte birini tutup üçte ikisini yağdırır. Yeryüzü bitkisinin üçte birini bitirmez. İkinci yılda </text:span><text:span text:style-name="T46">GÖKYÜZÜ NORMAL YAĞMURUNUN ÜÇTE İKİSİNİ YAĞDIRMAZ</text:span><text:span text:style-name="T25">. Yeryüzü de bitkisinin üçte ikisini bitirmez. Üçüncü yılda ise </text:span><text:span text:style-name="T46">GÖKYÜZÜ YAĞMURUNUN TAMAMINI KESER</text:span><text:span text:style-name="T25">, yeryüzü de bitkisinden hiçbirini bitirmez. (Ebu Davud, İbni Mace, Taberani; Geleceğin Tarihi 3, s.241) </text:span></text:p>
      <text:h text:style-name="P47" text:outline-level="2">285- Kuyruklu Yıldızın Çıkışından Önce Kuraklık, Çıkışından Sonra Bol Yağmurlar Olacaktır</text:h>
      <text:p text:style-name="P16"><text:span text:style-name="T25">Hz. Mehdi (as)’ın zuhurunda çift kuyruklu bir kuyruklu yıldız çıkacak ve öyle parlak olacak ki, dolunay gibi parlayacak. Bu yıldızın çıkışından sonra öyle çok yağmur yağacak ki, büyük hasar olacak. Fakat </text:span><text:span text:style-name="T46">HALK BU YAĞMURLARI SEVİNÇLE KARŞILAYACAK. ÇÜNKÜ BUNDAN ÖNCEKİ 3 YILDA HİÇ YAĞMUR YAĞMAMIŞ OLACAK</text:span><text:span text:style-name="T25">. (Murtaza Lakha, R &amp;K Tyrell Basımevi, Londra, 1993)</text:span></text:p>
      <text:h text:style-name="P47" text:outline-level="2">286- Kıtlık Yaşanması</text:h>
      <text:p text:style-name="P16"><text:span text:style-name="T25">Deccal'in çıkmasından önce gökyüzü üç sene yağmurunu tutar... Üçüncü yılda ise gökyüzü yağmurunun tamamını keser, </text:span><text:span text:style-name="T46">YERYÜZÜ de BİTKİSİNDEN HİÇBİRİNİ BİTİRMEZ</text:span><text:span text:style-name="T25">. (Ebu Davud, İbni Mace, Taberani; Geleceğin Tarihi 3, s. 241) </text:span></text:p>
      <text:h text:style-name="P47" text:outline-level="2">287- Doğal Afetlerle Büyük Şehirler Yok Oldu </text:h>
      <text:p text:style-name="P16"><text:span text:style-name="T46">BÜYÜK ŞEHİRLER DÜN SANKİ YOKMUŞ GİBİ HELAK OL</text:span><text:span text:style-name="T25">UR.   (Kitabül Burhan Fi Alametil </text:span><text:soft-page-break/><text:span text:style-name="T25">Mehdiyyil Ahir Zaman, s. 38)  </text:span></text:p>
      <text:h text:style-name="P47" text:outline-level="2">288- Yer Çökmeleri   Gerçekleşti</text:h>
      <text:p text:style-name="P16"><text:span text:style-name="T25">(Kıyamet) alametlerinin </text:span><text:span text:style-name="T46">İLKİ YER ÇÖKMELERİDİR</text:span><text:span text:style-name="T25">. (Ölüm-Kıyamet-Ahiret ve Ahirzaman Alametleri, s.518)  </text:span></text:p>
      <text:h text:style-name="P47" text:outline-level="2">289- Rüzgar ve Kasırgalar Arttı  </text:h>
      <text:p text:style-name="P16"><text:span text:style-name="T25">Kıyametten önce on alamet görmeden o, kopmayacaktır. Onuncusu, </text:span><text:span text:style-name="T46">İNSANLARI DENİZE ATACAK OLAN KASIRGA</text:span><text:span text:style-name="T25">. (Kıyamet Alametleri, s.288)  </text:span></text:p>
      <text:h text:style-name="P47" text:outline-level="2">290- Yıldırımlar Çoğaldı   </text:h>
      <text:p text:style-name="P16"><text:span text:style-name="T25">Kıyametin yaklaştığı sırada </text:span><text:span text:style-name="T46">YILDIRIMLAR O KADAR ÇOĞALACAK Kİ</text:span><text:span text:style-name="T25">, insanlar (birbirlerine şöyle) diyecekler: "Dün kime yıldırım isabet etti?" Onlar da (şöyle) cevap verecekler: "Dün falan ve filan (kimseleri) yıldırım çarptı." (El-Hakim, Müstedrek, 4/444)  </text:span></text:p>
      <text:p text:style-name="P16"><text:span text:style-name="T25">Evlerinizi depremler yıkacak, </text:span><text:span text:style-name="T46">HAYVANLARINIZI YILDIRIMLAR YAKIP KÖMÜRE ÇEVİRECEKTİR.</text:span><text:span text:style-name="T25"> (Nuaymm bin Hammad; Geleceğin Tarihi 4, s. 69) </text:span></text:p>
      <text:h text:style-name="P47" text:outline-level="2">291- Zamanın Kısalması  </text:h>
      <text:p text:style-name="P16"><text:span text:style-name="T46">ZAMAN TEKARÜB EDEREK (YAKLAŞARAK) GECE ile GÜNDÜZ BİRBİRİNE YAKLAŞIR</text:span><text:span text:style-name="T25">... (Ölüm-Kıyamet-Ahiret ve Ahirzaman Alametleri, s. 374, no. 681)</text:span></text:p>
      <text:p text:style-name="P16"><text:span text:style-name="T46">ZAMAN KISALIP SENE AY, AY HAFTA, HAFTA GÜN, GÜN SAAT, SAAT de ATEŞ TUTUŞTURACAK KADAR AZ BİR ZAMAN OLMADIKÇA</text:span><text:span text:style-name="T25"> kıyamet kopmaz. (Tirmizi, İbn-i Mace, Ahmed bin Hanbel; Son Zamanlarla İlgili Hadisler, s. 109)</text:span></text:p>
      <text:h text:style-name="P47" text:outline-level="2">292- Sel Felaketleri Yaşandı</text:h>
      <text:p text:style-name="P16"><text:span text:style-name="T46">GÖKTEN ŞİDDETLİ YAĞMUR</text:span><text:span text:style-name="T25"> yağıp taş binalar hariç bütün kerpiç evler yıkılmadıkça kıyamet kopmaz. (Ahmed b. Hanbel, Müsned 13/291, hadis no. 7554)  </text:span></text:p>
      <text:p text:style-name="P16"><text:span text:style-name="T46">EV ve KULÜBE BIRAKMAYAN ŞİDDETLİ YAĞMUR YAĞINCAYA KADAR</text:span><text:span text:style-name="T25"> kıyamet kopmaz.  (Kıyamet Alametleri, s. 253) </text:span></text:p>
      <text:h text:style-name="P47" text:outline-level="2">293- Depremler Çoğaldı  </text:h>
      <text:p text:style-name="P16"><text:span text:style-name="T25">Şu hadiseler meydana gelmedikçe kıyamet kopmayacaktır... </text:span><text:span text:style-name="T46">DEPREMLER ÇOĞALACAK...  (</text:span><text:span text:style-name="T25">Ramuz-El Ehadis, 476/11)  </text:span></text:p>
      <text:h text:style-name="P47" text:outline-level="2"><text:soft-page-break/>294- Uzayda İnsan Eli Biçiminde Bir Görüntü Oluştu</text:h>
      <text:p text:style-name="P16"><text:span text:style-name="T25">... Esma binti Umeys dedi ki: </text:span><text:span text:style-name="T46">O GÜNÜN (HZ. MEHDİ (as)’ın ZUHURUNUN) ALAMETİ SEMADAN UZATILMIŞ ve İNSANLARIN KENDİSİNE BAKIP DURDUĞU BİR EL’DİR.</text:span><text:span text:style-name="T25"> (Celalettin Suyutinin Tasnifinden Hadisler, Ahir Zaman Mehdisinin Alametleri, Ali Bin Hüsameddin El Muttaki, s. 69)</text:span></text:p>
      <text:p text:style-name="P16"><text:span text:style-name="T25">... İşte o zaman (Hz. Mehdi (as)’ın zuhuru zamanında) </text:span><text:span text:style-name="T46">SEMADAN KENDİNİ BELLİ EDEN BİR EL GÖRÜNÜR... </text:span><text:span text:style-name="T25">(Celalettin Suyutinin Tasnifinden Hadisler, Ahir Zaman Mehdisinin Alametleri, Ali Bin Hüsameddin El Muttaki, s. 51)</text:span></text:p>
      <text:h text:style-name="P47" text:outline-level="2">295- Afganistan’da Demir, Kömür, Petrol Gibi Çeşitli Maden Rezervler Bulundu</text:h>
      <text:p text:style-name="P16"><text:span text:style-name="T25">Talikan'a (Afganistan'a) yazık oldu. Şüphesiz Allah Teala'nın </text:span><text:span text:style-name="T46">ORADA ALTIN ve GÜMÜŞ OLMAYAN HAZİNELERİ VARDIR. </text:span><text:span text:style-name="T25">Orada Allah'ı hakkıyla bilen insanlar vardır... (Kitab-ül Burhan Fi Alameti-il Mehdiyy-il Ahir Zaman, s. 59)  </text:span></text:p>
      <text:h text:style-name="P43" text:outline-level="1"><text:bookmark-start text:name="B36"/><text:span text:style-name="T1">Hz. Mehdi (as)’ın Çıkışını Haber Veren Teknolojik </text:span><text:bookmark-end text:name="B36"/><text:span text:style-name="T1">Gelişmeler</text:span></text:h>
      <text:h text:style-name="P47" text:outline-level="2">296- Şehirleşmede Artış Yaşandı</text:h>
      <text:p text:style-name="P16"><text:span text:style-name="T25">Ey Enes! </text:span><text:span text:style-name="T46">İNSANLAR ŞEHİRLEŞECEKLER,</text:span><text:span text:style-name="T25"> o şehirlerden bazılarına "Basra ve Kusayre" denilecek. (Ölüm, Kıyamet ve Diriliş, İmam Şarani, s.490) </text:span></text:p>
      <text:h text:style-name="P47" text:outline-level="2">297- Yüksek Binalar İnşa Edilmesi</text:h>
      <text:p text:style-name="P16"><text:span text:style-name="T46">YÜKSEK YÜKSEK BİNALAR İNŞA EDİLMEDİKÇE</text:span><text:span text:style-name="T25">, kıyamet kopmaz.  (Ölüm, Kıyamet ve Diriliş, s. 468)  </text:span></text:p>
      <text:h text:style-name="P47" text:outline-level="2">298- Çarşılar Yakınlaştı , İçinde Çok Sayıda Mağazanın Bulunduğu Alışveriş Merkezleri Açıldı</text:h>
      <text:p text:style-name="P16"><text:span text:style-name="T25">...</text:span><text:span text:style-name="T46">ÇARŞILAR YAKINLAŞMADIKÇA</text:span><text:span text:style-name="T25"> kıyamet kopmaz. (Mecmeu'z-Zevaid, 7/327)  </text:span></text:p>
      <text:p text:style-name="P9"><text:span text:style-name="T6">O (Hz. Mehdi (as) ) dünyanın her yerinde teveccüh eder ve her zalimi (fikren) yok eder. Ehl-i İslam'ın kalbini Allah onunla ihya eder. Hazineleri Beytü'l-Makdis'de toplar. </text:span><text:span text:style-name="T2">İÇİNDE BİR ÇARŞISININ HER BİR ÇARŞIDA da BİN DÜKKANIN BULUNDUĞU bir şehre gelir... </text:span><text:span text:style-name="T6">(İmam-ı Suyuti. Hazret-i Ali (ra)'den) (Kıyamet ve Alametleri, Ömer Öngüt, Hakikat Yayıncılık Sayfa: 367)</text:span></text:p>
      <text:h text:style-name="P47" text:outline-level="2"><text:soft-page-break/>299- Telsiz ve Cep Telefonu Gibi Haberleşme Sistemleri Keşfedildi</text:h>
      <text:p text:style-name="P16"><text:span text:style-name="T46">KİŞİYE KAMÇISININ UCU KONUŞMADIKÇA</text:span><text:span text:style-name="T25">, kıyamet kopmaz.  (Ölüm, Kıyamet ve Diriliş, s.471) </text:span></text:p>
      <text:h text:style-name="P47" text:outline-level="2">300- Ses Kaydı Yapılıp Sonra Dinlenebilmesi  </text:h>
      <text:p text:style-name="P16"><text:span text:style-name="T46">KİŞİYE (KENDİ) SESİ KONUŞMADIKÇA,</text:span><text:span text:style-name="T25"> kıyamet kopmaz. (Ölüm, Kıyamet ve Diriliş, s.471)  </text:span></text:p>
      <text:h text:style-name="P47" text:outline-level="2">301- Ayakkabı Topuğuna Yerleştirilen Ses Alıcısı</text:h>
      <text:p text:style-name="P16"><text:span text:style-name="T25">Nefsim yed-i kudretinde olan (Allah)’a kasem ederim ki, ... </text:span><text:span text:style-name="T46">KİŞİYE SESİ ve PABUCU KONUŞMADIKÇA</text:span><text:span text:style-name="T25"> ve </text:span><text:span text:style-name="T46">EHLİNİN NE YAPTIĞINI ONA BİLDİRMEDİKÇE KIYAMET</text:span><text:span text:style-name="T25"> kopmaz. (İmam-ı Şa’rani, Ölüm, Kıyamet, Diriliş, sf.471)</text:span></text:p>
      <text:h text:style-name="P47" text:outline-level="2">302- Avuç İçi Bilgisayarların Yapılması</text:h>
      <text:p text:style-name="P16"><text:span text:style-name="T25">Hz. Mehdi (as) için </text:span><text:span text:style-name="T46">KAİNAT AVUCUNUN İÇİ KADAR AÇIK OLACAK</text:span><text:span text:style-name="T25">. (Bihar-ül Envar, cilt 52, s. 328)</text:span></text:p>
      <text:h text:style-name="P47" text:outline-level="2">303- Diz Üstü Bilgisayarların Kullanılması</text:h>
      <text:p text:style-name="P16"><text:span text:style-name="T25">İbn Meni, Abd bin Hümeyd, hasen sahih hükmüyle Tirmizi, Ebu Ya’la onun kanalıyla Sahih’inde İbn Hibban, İmam Ahmed ve Hakim’in Ebu Said (radiyallahu anh)’dan rivayet ettiklerine göre Hz. Peygamber (sav) şöyle buyurmuştur: “Muhammed’in nefsi kudret elinde tutan zata yemin olsun ki, vahşi hayvanlar insanlarla konuşmadıkça, kişiye kamçısının ucundaki meşin, ayakkabısının bağı konuşmadıkça, </text:span><text:span text:style-name="T46">KENDİNDEN SONRA AİLESİNİN NE YAPTIĞINI DİZİ HABER VERMEDİKÇE KIYAMET KOPMAZ.”</text:span><text:span text:style-name="T25"> (Peygamber Külliyatı, Muhammed bin Salih ed-Dimaşki, Cilt 10, 28. Bölüm, sf 1937</text:span></text:p>
      <text:h text:style-name="P47" text:outline-level="2">304- Televizyon ve İnternet Kullanımı</text:h>
      <text:p text:style-name="P9"><text:span text:style-name="T6">İmam Sadık şöyle buyurmuştur: (Hz. Mehdi (as) ) Rükn ve Makam arasında durur, yüksek sesle şöyle seslenir: "Ey benim temsilcilerim, özel dostlarım, ey </text:span><text:span text:style-name="T3">BEN ZUHUR ETMEDEN ALLAH'IN BANA YARDIM ETMESİ İÇİN YERYÜZÜNDE HAZIRLADIĞI KİMSELER, </text:span><text:span text:style-name="T6">itaat ederek bana gelin." Onlar </text:span><text:span text:style-name="T3">YERYÜZÜNÜN DOĞU VEYA BATISINDA MİHRAP VEYA YATAKLARINDA OLDUĞU HALDE İMAM MEHDİ (as)’ın SESİNİ İŞİTİRLER.</text:span><text:span text:style-name="T6"> Bu bir tek ses onların </text:span><text:span text:style-name="T3">HEPSİNİN KULAĞINA GİDER ve HEPSİ ONA DOĞRU HAREKET EDERLER. ÇOK GEÇMEDEN GÖZ AÇIP KAPATINCAYA KADAR HEPSİ HUZURUNA VARIRLAR.</text:span><text:span text:style-name="T6"> Bu (azametli toplantı) Rükn ve Makam arasında (Güneş doğmadan önce) gerçekleşecektir." </text:span><text:span text:style-name="T7">(Bihar-ül Envar, C. 53, S. 7)</text:span></text:p>
      <text:p text:style-name="P9"><text:span text:style-name="T12">Peygamber Efendimiz (sav)'den rivayet edilen bu hadiste, Allah'ın yeryüzünde özel olarak seçip hazırladığı bu kişilerin Hz. Mehdi (as)’ın konuşmalarını dünyanın çeşitli yerlerindeki </text:span><text:soft-page-break/><text:span text:style-name="T12">televizyon ve radyo yayınları yoluyla duyarak, uçakla ya da diğer süratli vasıtalarla çok kısa bir süre içerisinde Hz. Mehdi (as)’ın yanına geleceklerine işaret edilmektedir.</text:span></text:p>
      <text:h text:style-name="P47" text:outline-level="2">305- Çöllerin Yeşertilmesi</text:h>
      <text:p text:style-name="P16"><text:span text:style-name="T46">ARABİSTAN'DA da NEHİRLER ve BAHÇELER OLUŞMADIKÇA</text:span><text:span text:style-name="T25"> kıyamet kopmaz. (Ahmed b. Hanbel, Müsned, 17/22, hadis no: 8819)  </text:span></text:p>
      <text:h text:style-name="P47" text:outline-level="2">306- Görüntülü İletişim Sistemleri  </text:h>
      <text:p text:style-name="P16"><text:span text:style-name="T25">Hz. Mehdi (as)’ın zamanında, </text:span><text:span text:style-name="T46">DOĞUDAKİ BİR MÜSLÜMAN BATIDAKİ MÜSLÜMAN KARDEŞİNİ GÖREBİLECEK, BATIDAKİ de DOĞUDAKİNİ GÖREBİLECEK</text:span><text:span text:style-name="T25">.  (Bihar-ül Envar, cilt: 52, sayfa 391)  </text:span></text:p>
      <text:h text:style-name="P47" text:outline-level="2">307- Körlerin İyileştirilmesi</text:h>
      <text:p text:style-name="P16"><text:span text:style-name="T25">İmam-ı Zaman (Hz. Mehdi (as) ) döneminde </text:span><text:span text:style-name="T46">KÖRLER GÖRME KUVVETİNİ KAZANACAK</text:span><text:span text:style-name="T25">... (Bihar-ül Envar, Cilt 51, Sayfa 70) </text:span></text:p>
      <text:h text:style-name="P47" text:outline-level="2">308- Tıptaki Gelişmelerle Hastalar Şifa Bulacaktır</text:h>
      <text:p text:style-name="P16"><text:span text:style-name="T25">İmam-ı Zaman (Hz. Mehdi (as) ) döneminde... </text:span><text:span text:style-name="T46">HASTALAR ŞİFA BULACAKTIR. </text:span><text:span text:style-name="T25"> (Bihar-ül Envar, Cilt 51, s. 70) </text:span></text:p>
      <text:h text:style-name="P47" text:outline-level="2">309- Dünyanın Yapısı ve Evren Hakkında Bilgilere Ulaşılması  </text:h>
      <text:p text:style-name="P16"><text:span text:style-name="T25">Hz. Mehdi (as) zamanında insanlar </text:span><text:span text:style-name="T46">YERİN 7 KATINA DA, GÖĞÜN 7 KATINA da ULAŞMIŞ OLACAKLAR</text:span><text:span text:style-name="T25">.  (Bihar-ül Envar, cilt 52, s. 321)  </text:span></text:p>
      <text:h text:style-name="P47" text:outline-level="2">310- Televizyon ve Radyo Kanalıyla Hz. Mehdi (as)’ın Konuşmalarının Dinlenmesi</text:h>
      <text:p text:style-name="P9"><text:span text:style-name="T6">İmam (as) (Hz. Mehdi (as) ) dünyanın doğu ve batısını (manen) fethedip İslam'ı (İslam ahlakını) dünyanın dört bir yanına egemen kılacaktır... </text:span><text:span text:style-name="T3">ALLAH TEALA İNSANLARA ÖYLE BİR GÜÇ VERECEK Kİ, HERKES OLDUĞU YERDE ONUN (HZ. MEHDİ (as) 'IN) SÖZLERİNİ DUYACAK ve </text:span><text:span text:style-name="T6">İmam (a.s) İslam'a hayat verecektir... </text:span><text:span text:style-name="T7">(Bihar'ul-Envar, c. 52, s. 279 ve c. 53, s.12 İkmal'ud- Din, c. 2, s. 367)</text:span></text:p>
      <text:p text:style-name="P16"><text:span text:style-name="T25">311</text:span><text:span text:style-name="T19">- UZAKTA YAŞAYANLAR da YÜKSEK TEKNOLOJİYİ KULLANARAK HZ. MEHDİ (as)’ı GÖRÜP DUYABİLECEKLERDİR</text:span></text:p>
      <text:p text:style-name="P16"><text:span text:style-name="T25">Kaim’imiz (Hz. Mehdi (as) ) kıyam ettiği zaman,Yüce Allah </text:span><text:span text:style-name="T46">KAİM’İMİZLE DOSTLARIMIZ </text:span><text:soft-page-break/><text:span text:style-name="T46">ARASINDA DÖRT FERSAHLIK YOL OLSA BİLE OLDUKLARI YERDEN ONLARLA KONUŞABİLECEKLERİ, ONU DUYABİLECEKLERİ ve ONU GÖREBİLECEKLERİ BİR ŞEKİLDE KULAKLARINA ve GÖZLERİNE SEBEP VERECEKTİR. </text:span><text:span text:style-name="T25">(Mucem-ul Ehadis-i İmam Mehdi Cilt:4 Sayfa:57 ve Bihar Cilt:52 Sayfa 336 ve Muntehab-ul Envaril Muzie s. 352)</text:span></text:p>
      <text:h text:style-name="P47" text:outline-level="2">312- Simultane Çeviri ile Dünyanın Her Yerinden Takip Edilmesi</text:h>
      <text:p text:style-name="P16"><text:span text:style-name="T26">Zürare der ki: İmam Caferi Sadık’a şöyle arzettim: “Nida hakk mıdır?” Buyurdu ki: “</text:span><text:span text:style-name="T47">EVET, ALLAH’A ANDOLSUN Kİ HER KAVİM ONU KENDİ DİLİ ile DUYACAKTIR</text:span><text:span text:style-name="T26">”...” (Gaybet-i Numani, 14. Bölüm, Kaim Aleyhisselam’ın Kıyamından Önce Vuku Bulacak Alametler)</text:span></text:p>
      <text:h text:style-name="P47" text:outline-level="2">313- İnternet Vasıtasıyla Süratli İletişim Kurulabilmesi </text:h>
      <text:p text:style-name="P16"><text:span text:style-name="T25"> ...Onlar (Hz. Mehdi (as) ’nin talebeleri) </text:span><text:span text:style-name="T46">BÜTÜN DÜNYAYI DAKİKALAR İÇERİSİNDE KAT ETME</text:span><text:span text:style-name="T25"> gücüne sahiptirler.  (Bihar-ül Envar, Cilt 52, Sayfa 318; Mikyaal al-Makaarem, Cilt 1, Sayfa 148 Basaaer al-Darajaat’dan aktarıyor)  </text:span></text:p>
      <text:h text:style-name="P47" text:outline-level="2">314- Hayvan ve Bitki Fosilleriyle Darwinizm ve Materyalizmi Etkisiz Hale Getirir </text:h>
      <text:p text:style-name="P16"><text:span text:style-name="T46">BİN YILDAN DAHA ESKİ İSKELET KEMİKLERİ, İMAM MEHDİ (as) ile KONUŞACAKLAR</text:span><text:span text:style-name="T25">. (Mikyaal al-Makaarem,cilt 1, s. 223-224)</text:span></text:p>
      <text:h text:style-name="P47" text:outline-level="2">315- Teknolojik Gelişmelerle Ürün Artışı  Olması</text:h>
      <text:p text:style-name="P16"><text:span text:style-name="T25">... </text:span><text:span text:style-name="T46">İNSAN BİRKAÇ AVUÇ TOHUM ATACAK, 700 AVUÇ HASAT EDECEKTİR</text:span><text:span text:style-name="T25">...  (El Kavlul Muhtasar Fi Alamatil Mehdiyyil Muntazar, s. 43)  </text:span></text:p>
      <text:h text:style-name="P47" text:outline-level="2">316- Barajlar Kurularak Suyun Çok Verimli Değerlendirilmesi</text:h>
      <text:p text:style-name="P16"><text:span text:style-name="T46">ÇOK YAĞMUR YAĞMASINA RAĞMEN BİR DAMLASI BİLE BOŞA GİTMEYECEK. </text:span><text:span text:style-name="T25"> (El Kavlul Muhtasar Fi Alamatil Mehdiyyil Muntazar, s. 43)  </text:span></text:p>
      <text:h text:style-name="P47" text:outline-level="2">317- Kuraklığa Karşı Yağmur Bombası Kullanılması</text:h>
      <text:p text:style-name="P16"><text:span text:style-name="T25">Müslim’in Nüvvas b. Sem’an’dan nakl ettiği bir hadiste şöyle varit olmuştur:  "</text:span><text:span text:style-name="T46">GÖĞE EMREDİP YAĞMUR YAĞDIRACAK</text:span><text:span text:style-name="T25">...” (Kıyamet Alametleri, Baskı 10, sf. 219)  </text:span></text:p>
      <text:h text:style-name="P47" text:outline-level="2"><text:soft-page-break/>318- Süt Üretiminde Artış  Olması</text:h>
      <text:p text:style-name="P16"><text:span text:style-name="T25">Bu hadis İbnil-Münadi Ali ‘den rivayet etmiştir. Müslim’in Nüvvas b. Sem’an’dan nakl ettiği bir hadiste şöyle varit olmuştur:  ”... Yere emredip ekin bitirecek... </text:span><text:span text:style-name="T46">HAYVANLARINI da BOLLATACAK... MEMELERİNİ de SÜTLE DOLDURACAK</text:span><text:span text:style-name="T25">.” (Kıyamet Alametleri, 10. baskı, s. 219)  </text:span></text:p>
      <text:h text:style-name="P47" text:outline-level="2">319- Define Dedektörlerinin Kullanılması  </text:h>
      <text:p text:style-name="P16"><text:span text:style-name="T25">(Deccal) Yıkılmaya yüz tutmuş bir harabenin yanından geçerken "</text:span><text:span text:style-name="T46">HAYDİ ALTINDA SAKLI OLAN DEFİNENİ ÇIKAR!" DİYE EMİR VERECEK, ANINDA DEFİNE MEYDANA ÇIKACAK..."</text:span><text:span text:style-name="T25"> (Müslim, Nuvvas'dan nakl edilmiştir) (Kıyamet Alametleri, s. 219)  </text:span></text:p>
      <text:h text:style-name="P47" text:outline-level="2">320- Trol Avcılığı Yapılması</text:h>
      <text:p text:style-name="P16"><text:span text:style-name="T25">Onun (Deccal’in) akıllara hayret veren işlerinden biri de şudur: “</text:span><text:span text:style-name="T46">GÜNDE ÜÇ DEFA DENİZE DALACAK; ELLERİNİN BİRİ UZUNDUR. UZUN OLAN ELİYLE DENİZİN DİBİNE DAYANACAK, DİĞER ELİYLE DENİZİN DİBİNE DAYANACAK DİĞER ELLERİYLE DERİNLİKLERDEKİ BALIKLARDAN İSTEDİĞİNİ TUTUP ÇIKARACAK</text:span><text:span text:style-name="T25">...” (Ebu Nuaym Hüzeyfe (ra)’dan nakil edilmiştir). (Kıyamet Alametleri, 10. baskı, s. 216)  </text:span></text:p>
      <text:h text:style-name="P47" text:outline-level="2">321- Ömürlerin Uzaması</text:h>
      <text:p text:style-name="P16"><text:span text:style-name="T46">ONUN (HZ. MEHDİ (as) 'IN) ZAMANINDA ÖMÜRLER UZAYACAK</text:span><text:span text:style-name="T25">. Ömürlerin uzaması onun (Hz. Mehdi (as) 'ın) da uzun ömürlü olmasını gerektirir. (Kıyamet Alametleri, s. 184)  </text:span></text:p>
      <text:p text:style-name="P16"><text:span text:style-name="T46">ÖMÜRLER UZAYACAK</text:span><text:span text:style-name="T25">, emanetler yerine teslim edilecek.  (İmam Suyuti, Kıyamet Alametleri, Ölüm ve Diriliş, sf. 1699, Sf. 179)  </text:span></text:p>
      <text:h text:style-name="P47" text:outline-level="2">322- Güneş Enerjisinin Kullanılması</text:h>
      <text:p text:style-name="P16"><text:span text:style-name="T25">Havada uçan kuşu tutacak anında </text:span><text:span text:style-name="T46">GÜNEŞ'İN ALTINDA KIZARTABİLECEKTİR. </text:span><text:span text:style-name="T25">(Muhammed B. Resul El Hüseyin El Berzenci, Kıyamet Alametleri, 8. baskı, mütercim: Naim Erdoğan, Pamuk Yayıncılık, s. 216)  </text:span></text:p>
      <text:h text:style-name="P47" text:outline-level="2">323- Güneş Işığını Engelleyen Duman Bulutları  (Sis Bombaları) Kullanılması</text:h>
      <text:p text:style-name="P16"><text:span text:style-name="T25">Deccal, " </text:span><text:span text:style-name="T46">İŞTE BU GÜNEŞ BENİM İZNİMLE SEYR EDER, İSTERSENİZ ONU HAPS EDEYİM!” DİYECEK. “PEKALA HAPS ET BAKALIM” DİYE MÜKABELE EDECEKLER. BUNUN ÜZERİNE GÜNEŞİ HAPS EDECEK, BİR GÜNÜ BİR AY GİBİ, BİR HAFTAYI da BİR SENE GİBİ YAPACAK</text:span><text:span text:style-name="T25">. (Nuaym b. Hammad ve Hakim İbni Mes'uttan (RA) rivayet edilmiştir) (Kıyamet Alametleri, 10. baskı, s. 219, 220) </text:span></text:p>
      <text:h text:style-name="P47" text:outline-level="2"><text:soft-page-break/>324- Mesafelerin Kısalması  </text:h>
      <text:p text:style-name="P16"><text:span text:style-name="T25">Şu hadiseler meydana gelmedikçe kıyamet kopmayacaktır. Zaman kısalacak ve </text:span><text:span text:style-name="T46">VASITALARLA MESAFELER KISALACAK.</text:span><text:span text:style-name="T25"> (Buhari, Fiten: 25; Ahmed bin Hanbel, Müsned, 2/313)  </text:span></text:p>
      <text:h text:style-name="P47" text:outline-level="2">325- Hz. Mehdi (as) Zuhur Ettiği Vakit Tv, Radyo ve İnternet Yayınları Aracılığıyla İnsanlar Onun Konuşmalarını Dinleyecek ve Hz. Mehdi (as)’ı Göreceklerdir</text:h>
      <text:p text:style-name="P16"><text:span text:style-name="T27">Ebû Ali el-Eş’arî; Hasan b. Ali el-Kûfî, Abbas b. Âmir, Rabî’ b. Muhammed el-Muslî aracılığıyla Ebû Rabî’den rivayet eder: Ebû Abdullah’ın </text:span><text:span text:style-name="T31">[Cafer Sâdık]</text:span><text:span text:style-name="T27"> şöyle buyurduğunu duydum: “</text:span><text:span text:style-name="T48">EL-KÂİM </text:span><text:span text:style-name="T32">(HZ.MEHDİ(AS)) </text:span><text:span text:style-name="T48">ORTAYA ÇIKTIĞINDA ALLAH TARAFTARLARIMIZIN KULAKLARINI ve GÖZLERİNİ AÇAR (İŞİTME ve GÖRME HUSUSUNDA TARAFTARLARIMIZA YARDIM EDER). BÖYLECE ONLARLA KÂİM </text:span><text:span text:style-name="T32">(HZ. MEHDİ (as) )</text:span><text:span text:style-name="T48"> ARASINDA HERHANGİ BİR HABERCİ BULUNMAZ ve O, BULUNDUĞU MEKÂNDAN [DOĞRUDAN] TARAFTARLARIMIZA SESLENİR, TARAFTARLARIMIZ da ONU DUYAR ve </text:span><text:span text:style-name="T46">GÖRÜRLER.”</text:span><text:span text:style-name="T25"> (Kuleynî, Kâfî, c.8, s.240–241, hadis no: 329)</text:span></text:p>
      <text:h text:style-name="P47" text:outline-level="2">326- Hz. Mehdi (as) Zamanında İslam Ahlakı Teknoloji Vesilesiyle Bir Köy Evinden Çöldeki Çadıra Kadar Tüm Dünyaya Hakim Olacaktır</text:h>
      <text:p text:style-name="P22"><text:span text:style-name="T27">Mikdad b. Esved şöyle der: Resulullah (sav)’in "</text:span><text:span text:style-name="T48">YERYÜZÜNDE İSLAM DİNİNİN GİRMEDİĞİ TOPRAK, ÇAMURDAN YAPILMIŞ BİR EV ve (ÇÖLDE) BİR ÇADIR KALMAZ."</text:span><text:span text:style-name="T27"> buyurduğunu duydum. (Mecma-ul Beyan, Tevbe suresinin 33. ayetinin tefsirinde)</text:span></text:p>
      <text:h text:style-name="P47" text:outline-level="2">327- Ulaşımda Yönü Belirleyen Teknolojilerin Kullanılması</text:h>
      <text:p text:style-name="P16"><text:span text:style-name="T25">Bineğine binmiş olan kimse, </text:span><text:span text:style-name="T46">IRAK ile MEKKE ARASINDA YOLU ŞAŞIRMA KAYGISINDAN BAŞKA HİÇBİR KORKU TAŞIMADAN SEYAHAT ETMEDİKÇE</text:span><text:span text:style-name="T25"> kıyamet kopmaz. (Müntehab-ı Kenzu'l-Ummal, 2/370-371)</text:span></text:p>
      <text:h text:style-name="P44" text:outline-level="1"><text:bookmark-start text:name="B37"/>Hz. Mehdi (as)’ın Hayatındaki Bazı Dönemler - Bir Müddet Gözlerden Uzak Olur</text:h>
      <text:h text:style-name="P47" text:outline-level="2"><text:bookmark-end text:name="B37"/>328- Hapse Atılacak ve İnsanlar İçin Gayb Olacaktır</text:h>
      <text:p text:style-name="P16"><text:span text:style-name="T25">Ebu Basir der ki: İmam Muhammed Bakır'ın şöyle buyurduğunu duydum: "Bu GAYBETİN (HZ. MEHDİ (as) ’IN) SAHİBİNDE DÖRT PEYGAMBERİN SÜNNETİ VARDIR”... Dedim ki: </text:span><text:span text:style-name="T46">"HZ. YUSUF’UN SÜNNETİ NEDİR?" BUYURDU Kİ: "ZİNDAN ve GAYBET</text:span><text:span text:style-name="T25">"... (Şeyh Muhammed b. İbrahim-i Numani, Gaybet-i Numani s. 190)</text:span></text:p>
      <text:h text:style-name="P47" text:outline-level="2"><text:soft-page-break/>329- İki Defa Gaybeti, Yani Hapisane Dönemi Olacak, Birisi Daha Uzun Sürecektir</text:h>
      <text:p text:style-name="P16"><text:span text:style-name="T25">Bu kıyamın sahibinin (Hz. Mehdi (as) 'ın) iki gaybeti vardır. </text:span><text:span text:style-name="T46">BİR GAYBETİ (HAPİSTE KALDIĞI DÖNEM) O KADAR UZAYACAK Kİ ŞÖYLE DİYECEKLER: "ÖLDÜ." BAZILARI DİYECEK Kİ: "ÖLDÜRÜLDÜ."</text:span><text:span text:style-name="T25"> Bazıları diyecek ki: "Gitti..." (Şeyh Muhammed b. İbrahim-i Numani, Gaybet-i Numani, s. 198)</text:span></text:p>
      <text:h text:style-name="P47" text:outline-level="2">330- Bir Çok Eziyete Maruz Kalacaktır</text:h>
      <text:p text:style-name="P16"><text:span text:style-name="T25">Mehdi, bizden, Ehl-i Beyt'tendir... Biz öyle bir ev halkıyız ki Allah bizim için ahireti dünyaya tercih etmiştir. </text:span><text:span text:style-name="T46">BENİM EHL-i BEYT'İM MUHAKKAK BENDEN SONRA BELA, KAÇIRILMA ve SÜRGÜNE UĞRAYACAKTIR. BENDEN SONRA EHL-i BEYT'İM BELA ve MİHNETLERLE KARŞILAŞACAKLAR ve TARDA MARUZ KALACAKLARDIR. </text:span><text:span text:style-name="T25">(Kitab-ül Burhan Fi Alamet-il Mehdiyy-il Ahir Zaman, s. 14)</text:span></text:p>
      <text:h text:style-name="P47" text:outline-level="2">331- Gaybetlerinden (Hapisane Dönemlerinden) Biri Diğerinden Daha Uzun Sürecektir</text:h>
      <text:p text:style-name="P16"><text:span text:style-name="T46">AL-i MUHAMMED'İN KAİM'İNİN (HZ. MEHDİ'NİN) İKİ GAYBETİ (HAPİS DÖNEMİ) VARDIR. BİRİSİ DİĞERİNDEN DAHA UZUNDUR...</text:span><text:span text:style-name="T25"> (Şeyh Muhammed b. İbrahim-i Numani, Gaybet-i Numani s. 199)</text:span></text:p>
      <text:h text:style-name="P47" text:outline-level="2">332- Gaybeti Döneminde Yanından Ayrılanlar Olacaktır</text:h>
      <text:p text:style-name="P16"><text:span text:style-name="T25">O (Hz. Mehdi (as) ) </text:span><text:span text:style-name="T46">BİR SÜRE ONLARDAN UZAKLAŞACAK, BÖYLECE DALALET EHLİ AYRILACAKTIR</text:span><text:span text:style-name="T25">. Öyle ki cahil şöyle diyecek: “Allah’a ulaşmak konusunda Al-i Muhammed’e (Peygamberimiz (sav)’in soyundan birine (Hz. Mehdi (as) ’a) ihtiyaç yoktur.”  (Gaybet-i Numani, s. 161) </text:span></text:p>
      <text:h text:style-name="P47" text:outline-level="2">333- Mehdi (as)’ın Yanından Ayrılan Helak Olur</text:h>
      <text:p text:style-name="P16"><text:span text:style-name="T19">Abdulaziz b. Müslim şöyle rivayet etmiştir: “İmam Mehdi, </text:span><text:span text:style-name="T36">susamışlar için tatlı bir su</text:span><text:span text:style-name="T19">, doğru yolu gösteren bir rehber, helak olmaktan kurtaran bir kurtarıcıdır. İmam Mehdi, yollarını kaybedenlerin, doğru yolu bulması için </text:span><text:span text:style-name="T36">yüksek bir yerde yakılan kılavuz ateşidir. </text:span><text:span text:style-name="T19">Dondurucu soğuğa tutulanlar için </text:span><text:span text:style-name="T36">bir sıcaklıktır. Tehlikeli geçitlerde güvenilir kılavuzdur</text:span><text:span text:style-name="T19">. </text:span><text:span text:style-name="T36">ONDAN (İMAM MEHDİ’DEN) AYRILAN KESİNLİKLE HELAK OLUR.” </text:span><text:span text:style-name="T19">(İman ve Küfür Kitabı / Usul-U Kafi (El-Usul Min El-Kafi) / El-Kuleyni, Cild 1)</text:span></text:p>
      <text:h text:style-name="P44" text:outline-level="1"><text:bookmark-start text:name="B38"/><text:soft-page-break/>Hayatındaki Bazı Dönemler</text:h>
      <text:h text:style-name="P47" text:outline-level="2"><text:bookmark-end text:name="B38"/>334- Kendisi İstemediği Halde Ona Biat Edilecektir</text:h>
      <text:p text:style-name="P16"><text:span text:style-name="T25">Mehdi... istemediği halde </text:span><text:span text:style-name="T46">RÜKUN ile MAKAM ARASINDA ONA BİAT EDECEKLER</text:span><text:span text:style-name="T25">. (Mer'iy b. Yusuf b. Ebi bekir b. Ahmet b. Yusuf el-Makdi'si "Feraidu Fevaidi'l Fikr Fi'l İmam El-Mehdi El-Muntazar)</text:span></text:p>
      <text:p text:style-name="P16"><text:span text:style-name="T25">İnsanlar nihayet Mehdi'ye gelirler ve Rükun ile Makam arasında, </text:span><text:span text:style-name="T46">KENDİSİ İSTEMEDİĞİ HALDE ONA BİAT EDERLER</text:span><text:span text:style-name="T25">. "Eğer kabul etmezsen, boynunu vururuz" derler... (Ali Bin Hüsameddin El Muttaki, Celaleddin Suyuti'nin Tasnifinden Hadisler -Ahir Zaman Mehdisinin Alametleri, Kahraman Neşriyat, s. 31)</text:span></text:p>
      <text:h text:style-name="P47" text:outline-level="2">335- İlmi Mücadelesini Türkiye’de Yapacaktır</text:h>
      <text:p text:style-name="P16"><text:span text:style-name="T46">MEHDÎ RUM'DAN, TÜRKLERDEN</text:span><text:span text:style-name="T25"> (çünkü, eskiden Türkiye'ye diyar-ı Rum deniliyordu) </text:span><text:span text:style-name="T46">AYRILMAYACAKTIR.</text:span><text:span text:style-name="T25"> (İş'afü'r-Rağıbîn'den naklen Tılsımlar Mecmuası, Bediüzzaman Said Nursi, s. 212)</text:span></text:p>
      <text:h text:style-name="P47" text:outline-level="2">336- Hz. İsa (as) ile Birlikte Hareket Ettiği Dönem</text:h>
      <text:p text:style-name="P18"><text:span text:style-name="T25">Hz. Mehdi (as) müminlerle beraber Beytül Makdis'de (Kudüs) sabah namazı kılarken, </text:span><text:span text:style-name="T46">NÜZUL EDEN (YERYÜZÜNE İNEN) HZ. İSA (as)’ı TAKDİM EDECEK ve HZ. İSA (as) ELLERİNİ, ONUN (HZ. MEHDİ (as) 'IN) OMUZUNA KOYARAK, "NAMAZIN KAMETİ (FARZ NAMAZI KILMAK İÇİN OKUNAN EZAN; NAMAZA BAŞLAMA İŞARETİ) SENİN İÇİN GETİRİLDİ, BU YÜZDEN SEN KILDIR"</text:span><text:span text:style-name="T25"> diyecek ve nihayet Hz. Mehdi (as) , Hz. İsa (as) ve müminlere imam olarak namazı kıldıracaktır. (El Kavlu'l Muhtasar Fi Alamatil Mehdiyy-il Muntazar, s. 25)</text:span></text:p>
      <text:h text:style-name="P47" text:outline-level="2">337- Hz. Mehdi (as) ve Talebeleri Roma’yı Manevi Olarak Fetheder</text:h>
      <text:p text:style-name="P16"><text:span text:style-name="T25">…</text:span><text:span text:style-name="T62"> </text:span><text:span text:style-name="T25">Hz. Mehdi (as) ve talebeleri … </text:span><text:span text:style-name="T46">(ROMA’YI) TESBİH ve TEKBİRLE MANEN FETH EDECEKLERDİR…</text:span><text:span text:style-name="T25"> (Medineli Allâme Muhammed b. Resul el-Hüseynî el-Berzencî, Kıyamet Alametleri, s. 204) (Suyuti, el-Havi li'l Feteva, II. 81)</text:span></text:p>
      <text:p text:style-name="P16"><text:span text:style-name="T26">…</text:span><text:span text:style-name="T63"> </text:span><text:span text:style-name="T26">Hz. Mehdi (as) ve talebeleri … </text:span><text:span text:style-name="T47">(ROMA'YI) TESBİH ve TEKBİRLE FETH EDECEKLERDİR</text:span><text:span text:style-name="T26">… </text:span><text:span text:style-name="T47">O ŞEHRİN (VATİKAN'IN) SURLARI BİR BİR YIKILACAKTIR</text:span><text:span text:style-name="T26">... </text:span><text:span text:style-name="T28">(Muhammed B. Resul El Hüseyin El Berzenci, Kıyamet Alametleri, s. 204)</text:span></text:p>
      <text:h text:style-name="P47" text:outline-level="2">338 Deccaliyet Sistemi ile Fikri Mücadele Eder, Onu İnsanlara Her Yönüyle Tanıtır</text:h>
      <text:p text:style-name="P16"><text:span text:style-name="T47">DECCAL ÇIKINCA ONA KARŞI MÜMİNLERDEN BİR ŞAHIS (HZ. MEHDİ (as) ) YÖNELİR</text:span><text:span text:style-name="T26">... (Mehdilik ve İmamiye s. 37, Sahih-i Müslim, 11/393'den nakil)</text:span></text:p>
      <text:p text:style-name="P16"><text:soft-page-break/><text:span text:style-name="T26">Mümin şahıs (Hz. Mehdi (as) ), deccalı görünce: "</text:span><text:span text:style-name="T47">EY İNSANLAR! RESULULLAH'IN ZİKRETTİĞİ DECCAL İŞTE BUDUR</text:span><text:span text:style-name="T26">" der... (Mehdilik ve İmamiye, İbrahim Süleymanoğlu, s. 40)</text:span></text:p>
      <text:h text:style-name="P44" text:outline-level="1"><text:bookmark-start text:name="B39"/>Zorluk ve Sıkıntılara Maruz Kalır</text:h>
      <text:h text:style-name="P47" text:outline-level="2"><text:bookmark-end text:name="B39"/>339- Hz. Mehdi (as) ’a Tuzaklar Kurulur</text:h>
      <text:p text:style-name="P12">İmam Zeyn-ul Abidin şöyle buyurmuştur:</text:p>
      <text:p text:style-name="P16"><text:span text:style-name="T25">"</text:span><text:span text:style-name="T46">BİZİM KAİM'İMİZ (HZ. MEHDİ (as) ) ile ALLAH'IN RESULLERİ ARASINDA BİR TAKIM BENZERLİKLER VARDIR. NUH, İBRAHİM, MUSA, İSA, EYYUB ve MUHAMMED SALLÂ'LLÂHU ALEYHİ ve ALİH PEYGAMBERLERİN HER BİRİ ile BİR BENZERLİĞİ VARDIR.</text:span><text:span text:style-name="T25">.. </text:span><text:span text:style-name="T46">MUSA ile KORKU HALİ </text:span><text:span text:style-name="T25">(Hz. Mehdi (as) ’a yönelik tehlikelerin yoğunluğuyla; öldürme, tuzak kurma, tutuklanma, gözaltına alınma, sürgün gibi her türlü tehlikeyle iç içe olmasıyla) ve gaybette yaşamasında (sürekli gizlenerek yaşamasında); ... </text:span><text:span text:style-name="T46">EYYUB ile BELADAN SONRA KURTULUŞUN YETİŞMESİNDE</text:span><text:span text:style-name="T25"> (Hz. Mehdi (as) ’a da birçok zorluk, hastalık ve dert gelmesi; ancak aynı Hz. Eyüp gibi Allah'ın rahmetiyle hepsinden kurtulmasıyla) ... benzerliği vardır." (Kemal'ud-Din s. 322, 31. babin 3. hadis)</text:span></text:p>
      <text:h text:style-name="P47" text:outline-level="2">340- İzlenir, Gözetlenir, Baskı Altına Alınmak İstenir</text:h>
      <text:p text:style-name="P16"><text:span text:style-name="T25">Ebu Said El-Hudri'nin (ra) rivayetinde, Resulullah (sav) şöyle buyurmuştur: "Deccal çıkınca, ona karşı müminlerden bir adam (Hz. Mehdi (as) ) yönelir. </text:span><text:span text:style-name="T46">DERKEN O MÜMİN KİMSEYE BİRÇOK SİLAHLILAR, DECCALİN MERKEZLERDE GÖZETLEME YAPAN SİLAHLILARI KARŞI ÇIKARLAR."</text:span><text:span text:style-name="T25"> (Mehdilik ve İmamiye s. 37, (Sahih-i Müslim, 11/393'den nakil))</text:span></text:p>
      <text:h text:style-name="P47" text:outline-level="2">341- Hakkında Olumsuz Propaganda Yapılır</text:h>
      <text:p text:style-name="P16"><text:span text:style-name="T25">Mümin şahıs (Hz. Mehdi (as) ) deccali görünce: "Ey insanlar! Resulullah (sav)’in zikrettiği deccal işte budur" der. </text:span><text:span text:style-name="T46">DECCAL HEMEN ONUNLA İLGİLİ EMRİNİ VERİR</text:span><text:span text:style-name="T25"> de o zat karnı üzerine uzatılır ve arkasından: "Onu alın da yaralayın" der. </text:span><text:span text:style-name="T46">ARTIK O ZATIN SIRT ve KARNI DÖVE DÖVE GENİŞLETİLİR... </text:span><text:span text:style-name="T25">(Mehdilik ve İmamiye, İbrahim Süleymanoğlu, s. 40)</text:span></text:p>
      <text:h text:style-name="P47" text:outline-level="2">342- Hakkında Yazışmalar Olur</text:h>
      <text:p text:style-name="P16"><text:span text:style-name="T19">Eyyüb b. Nuh şöyle rivayet etmiştir: … BİZ EHLİ BEYT’TEN HİÇBİR İMAM YOKTUR Kİ,</text:span><text:span text:style-name="T36"> </text:span><text:span text:style-name="T40">ONUN HAKKINDA YAZIŞMALAR OLMASIN, İNSANLAR ONU PARMAKLARIYLA GÖSTERMESİN. ONA SORULAR SORULMASIN ve SUİKAST DÜZENLENMESİN.</text:span><text:span text:style-name="T36"> </text:span><text:span text:style-name="T19">(İman ve Küfür Kitabı / Usul-U Kafi (El-Usul Min El-Kafi) / El-Kuleyni, Cild 1, s. 502)</text:span></text:p>
      <text:h text:style-name="P47" text:outline-level="2"><text:soft-page-break/>343- Hem Eli Hem Ayağı Ayrı Ayrı Zincirlenir</text:h>
      <text:p text:style-name="P16"><text:span text:style-name="T25">Mümin şahıs (Hz. Mehdi (as) ) deccali görünce: "Ey insanlar! Resulullah'ın zikrettiği deccal işte budur" der. </text:span><text:span text:style-name="T46">DECCAL HEMEN ONUNLA İLGİLİ EMRİNİ VERİR de </text:span><text:span text:style-name="T25">o zat karnı üzerine uzatılır ve arkasından: "Onu alın da yaralayın" der. Artık o zatın sırtı ve karnı döve döve genişletilir. </text:span><text:span text:style-name="T46">Bu sefer DECCAL ONU (Hz. Mehdi (as) 'ı) İKİ ELİNDEN ve İKİ AYAĞINDAN YAKALAR da FIRLATIR ATAR</text:span><text:span text:style-name="T25">. .... (Mehdilik ve İmamiye, İbrahim Süleymanoğlu, s. 40)</text:span></text:p>
      <text:h text:style-name="P47" text:outline-level="2">344- Boynuna Bakır Bir Levha Asılacaktır</text:h>
      <text:p text:style-name="P16"><text:span text:style-name="T25">Ebu Said el Hudri radıyallahu anh rivayeti; "... Deccal o mümin kulu kesmek için yakalar, fakat bu sırada </text:span><text:span text:style-name="T46">ONUN BOYNU ile KÖPRÜCÜK KEMİĞİ ARASI ALLAH TARAFINDAN BİR BAKIR LEVHA HALİNE GETİRİLİR de ARTIK DECCAL O’NU KESMEYE HİÇBİR YOL BULAMAZ. </text:span><text:span text:style-name="T25">Bu sefer deccal onu iki eli ve iki ayağı ile yakalayarak fırlatır atar. İnsanlar deccal onu bir ateş içine attı sanarlar. Halbuki o mümin zat bir cennet içine atılmıştır. (Sahih-i Müslüm Kitabul Fiten, Bab Hadis No: 113-İmam Şarani, Kurtubi Tezkire, s. 488)</text:span></text:p>
      <text:h text:style-name="P47" text:outline-level="2">345- Çok Güç Şartlar Altında İslam Ahlakını Hakim Edecektir</text:h>
      <text:p text:style-name="P16"><text:span text:style-name="T25">Abdurrahman b. Selit'ten; İmam Hüseyin b. Ali b. Ebu Talib şöyle buyurdu: "... </text:span><text:span text:style-name="T46">YERYÜZÜ ÖLDÜKTEN SONRA, ALLAH ONUN VASITASIYLA TEKRAR ONU İHYA EDECEKTİR ve MÜŞRİKLER İSTEMESE de ALLAH HAK DİNİ DİĞER DİNLERE MUZAFFER KILACAKTIR</text:span><text:span text:style-name="T25">... </text:span><text:span text:style-name="T46">ONLARA EZİYETLER OLACAK ve </text:span><text:span text:style-name="T25">onlara denilecek ki: "Eğer doğru söylüyorsanız bu vaad ne zaman vuku bulacaktır?" Biliniz ki, </text:span><text:span text:style-name="T46">ONUN (HZ. MEHDİ (as) ’IN) GAYBETİNDEKİ EZİYETLERE ve TEKZİPLERE SABRETMEK, RESULULLAH ile BERABER KILIÇLA CİHAT ETMEK GİBİDİR."</text:span><text:span text:style-name="T25"> (Uyun-ul Ahbar,cilt 1, s. 68)</text:span></text:p>
      <text:h text:style-name="P47" text:outline-level="2">346- Çeşitli İftiralar Atılır</text:h>
      <text:p text:style-name="P16"><text:span text:style-name="T25">Hz. Muhammed (sav) ailesinden El-Mehdi (Hz. Mehdi (as) ) ... onun gecesi Allah'a boyun eğerek ve secde ederek, yıldızlara nöbet tutarak geçecektir, </text:span><text:span text:style-name="T46">KENDİSİNİ SUÇLAYANLARIN ATTIĞI SUÇLAR ONU ALLAH'IN HUZURUNDA ETKİLEMEYECEKTİR,</text:span><text:span text:style-name="T25"> o nur yayan bir kandildir. (Bihar-ül Envar: 86-81)</text:span></text:p>
      <text:h text:style-name="P47" text:outline-level="2">347- Çok Şiddetli Sıkıntı ve Zorluklarla Karşılaşır</text:h>
      <text:p text:style-name="P16"><text:span text:style-name="T25">Hz. Mehdi (as) , bizden, Ehl-i Beyt'tendir... Biz öyle bir ev halkıyız ki Allah bizim için ahireti dünyaya tercih etmiştir. </text:span><text:span text:style-name="T46">BENİM EHL-i BEYTİM MUHAKKAK BENDEN SONRA BELA, KAÇIRILMA ve SÜRGÜNE UĞRAYACAKTIR.</text:span><text:span text:style-name="T25"> </text:span><text:span text:style-name="T46">BENDEN SONRA EHL-i BEYTİM BELA ve MİHNETLERLE KARŞILAŞACAKLAR ve TARDA MARUZ KALACAKLARDIR.</text:span><text:span text:style-name="T25"> (Kitab-ül Burhan Fi Alamet-il Mehdiyy-il Ahir Zaman, s. 14)</text:span></text:p>
      <text:h text:style-name="P47" text:outline-level="2"><text:soft-page-break/>348- Hz. Mehdi (as) ’a Kurulan Tuzaklar Asla Başarılı Olmayacaktır</text:h>
      <text:p text:style-name="P16"><text:span text:style-name="T25">Nechül Belağa'dan, İnananların Efendisi (sav) dedi ki: "O (Hz. Mehdi (as) ) insanlardan saklanırken, </text:span><text:span text:style-name="T46">İZ SÜRÜCÜLER ARASALAR BİLE ONUN AYAK İZLERİNİ GÖRMEZLER..."</text:span><text:span text:style-name="T25"> (Kitab-ül Gaybet, [Bihar-ul Envar,</text:span><text:span text:style-name="T28">cilt</text:span><text:span text:style-name="T25"> 51], Ansariyan Yayıncılık, Derleyen: Muhammed Bakır el-Meclisi, İran-Kum, 2003, s. 186)</text:span></text:p>
      <text:h text:style-name="P47" text:outline-level="2">349- Tüm Peygamberle Olduğu Gibi Hz. Mehdi (as) ’La da –Haşa- Alay Edenler Olacaktır</text:h>
      <text:p text:style-name="P12">İkmâlü’d-Din eserinden, İbn Ubdûs, İbn Kuteybe ve Hamdan b. Süleyman aracılığıyla Safr b. Dülef’ten rivayet eder. Ebû Cafer Muhammed b. Ali er-Rıza’a ben şöyle dedim: “Ey Rasulullah’ın evladı, İmam el-Kâim bi’l-Hak el-Muntazar Mehdi niçin el-Kâim olarak isimlendirilir?” dedim.</text:p>
      <text:p text:style-name="P12">“(Zuhurundan önce) Öldüğü sanıldıktan ve imametine inananların pek çoğu bundan yüz çevirdikten sonra kıyam edeceği için.” dedi.</text:p>
      <text:p text:style-name="P12">“Niçin el-Muntazar olarak isimlendirilir?” diye sorunca şöyle cevap verdi:</text:p>
      <text:p text:style-name="P16"><text:span text:style-name="T25">“Zira uzun yıllar gaybette bulunacak ve ihlas sahibi kimseler onun ortaya çıkmasını bekleyeceklerdir. </text:span><text:span text:style-name="T46">ŞÜPHEYE DÜŞENLER ONUN ZUHURUNU İNKAR EDECEK, MÜNKİR KİMSELER de ONUN İSMİNİ ALAYA ALACAKLARDIR.</text:span><text:span text:style-name="T25"> Bu konuda belirli bir süre tayin edenler çoğalacak, aceleyle davranıp kıyam edenler helak olacak, bu emre teslim olanlar ise kurtuluşa ereceklerdir.” (Meclisî, Bihârü’l-Envâr, Beyrut, 1404, c.51, s.30)</text:span></text:p>
      <text:h text:style-name="P47" text:outline-level="2">350- Yapılan Tüm Baskı, Tuzak ve Saldırılar Hz. Mehdi (as)’ı Daha da Güçlendirir</text:h>
      <text:p text:style-name="P16"><text:span text:style-name="T25">Mümin şahıs (Hz. Mehdi (as) ) deccali görünce: "Ey insanlar! Resulullah'ın zikrettiği deccal işte budur" der. Deccal hemen onunla ilgili emrini verir de o zat karnı üzerine uzatılır ve arkasından: "Onu alın da yaralayın" der. </text:span><text:span text:style-name="T46">ARTIK O ZATIN SIRTI ve KARNI DÖVE DÖVE GENİŞLETİLİR.</text:span><text:span text:style-name="T25"> Bu sefer (Deccal) onu iki eli ve iki ayağı ile yakalar da fırlatır atar. İNSANLAR DECCALİN ONU </text:span><text:span text:style-name="T46">BİR ATEŞ İÇİNE ATTIĞINI SANIRLAR</text:span><text:span text:style-name="T25">. </text:span><text:span text:style-name="T46">HALBUKİ O BİR CENNET İÇİNE ATILMIŞTIR.</text:span><text:span text:style-name="T25"> (Mehdilik ve İmamiye, İbrahim Süleymanoğlu, s. 40)</text:span></text:p>
      <text:h text:style-name="P44" text:outline-level="1"><text:bookmark-start text:name="B40"/>Hz. Mehdi (as) Dünyaya Barış ve Huzur Getirecek, Tüm İnsanlar Tarafından Çok Sevilecek</text:h>
      <text:h text:style-name="P47" text:outline-level="2"><text:bookmark-end text:name="B40"/>351- Herkes Tarafından Çok Sevilir</text:h>
      <text:p text:style-name="P16"><text:span text:style-name="T25">Allah </text:span><text:span text:style-name="T46">BÜTÜN İNSANLARIN KALPLERİNİ ONUN MUHABBETİYLE DOLDURACAKTIR</text:span><text:span text:style-name="T25">.  (El-Kavlu'l Muhtasar Fi Alamet-il Mehdiyy-il Muntazar, S.42)</text:span></text:p>
      <text:h text:style-name="P47" text:outline-level="2"><text:soft-page-break/>352- İnsanların En Sevdiği İnsan Olur</text:h>
      <text:p text:style-name="P9"><text:span text:style-name="T6">Muhakkak ki o, insanların karşılaştıkları şerler sebebiyle, </text:span><text:span text:style-name="T3">Hz. Mehdi (as)’ın kendilerine en sevgilisi olmadıkça çıkmayacaktır. </text:span><text:span text:style-name="T7">(Ali Bin Hüsameddin El Muttaki, Celaleddin Suyuti'nin Tasnifinden Hadisler – Ahir Zaman Mehdisinin Alametleri, Kahraman Neşriyat, s. 27)</text:span></text:p>
      <text:p text:style-name="P9"><text:span text:style-name="T6">Hz. Mehdi (as) insanlara gelir de, </text:span><text:span text:style-name="T3">onu yeni gelin gibi aşk ve muhabbetle kucaklarlar... </text:span><text:span text:style-name="T6">(Ali Bin Hüsameddin El Muttaki, Celaleddin Suyuti'nin Tasnifinden Hadisler – Ahir Zaman Mehdisinin Alametleri, Kahraman Neşriyat, s. 35)</text:span></text:p>
      <text:h text:style-name="P47" text:outline-level="2">353- Ondan Memnun Olmadık Hiç Kimse Kalmayacaktır</text:h>
      <text:p text:style-name="P9"><text:span text:style-name="T6">Ümmet'i Muhammed'den </text:span><text:span text:style-name="T3">memnun olmadık hiçbir fert kalmayacaktır. </text:span><text:span text:style-name="T6">(Muhammed B. Resul Al-Hüseyni El Berzenci, Kıyamet Alametleri, s. 163)</text:span></text:p>
      <text:h text:style-name="P47" text:outline-level="2">354 - İnsanlar Onu Sevimli ve Yakın Bulacaktır</text:h>
      <text:p text:style-name="P9"><text:span text:style-name="T6">Yüzü güzel, kokusu hoş, heybetli, </text:span><text:span text:style-name="T3">fakat insanlara sevimli ve yakındır. </text:span><text:span text:style-name="T7">(Mehdi, Deccal, Mesih, s. 102)</text:span></text:p>
      <text:h text:style-name="P47" text:outline-level="2">355- Herkes Ondan Bahseder</text:h>
      <text:p text:style-name="P16"><text:span text:style-name="T25">Mehdi zuhur eder, </text:span><text:span text:style-name="T46">HERKES SADECE O'NDAN KONUŞUR, O'NUN SEVGİSİNİ İÇER ve O'NDAN BAŞKA BİR ŞEYDEN BAHSETMEZLER. </text:span><text:span text:style-name="T25">(Kitab-ül Burhan Fi Alamet-il Mehdiyy-il Ahir Zaman, s.33)</text:span></text:p>
      <text:p text:style-name="P9"><text:span text:style-name="T6">Bir münadinin semadan "Hak, Hz. Muhammed (sav) ehlindedir" şeklinde bağırmasından sonra, Hz. Mehdi (as)’ın sevgisi insanların kalplerine yerleşecek ve </text:span><text:span text:style-name="T3">ondan başka bir şeyden bahsedilmeyecektir. </text:span><text:span text:style-name="T7">(El-Kavlu'l Muhtasar Fi Alamatil Mehdiyy-il Muntazar, s. 20)</text:span></text:p>
      <text:p text:style-name="P25">Hadislerde, Hz. Mehdi (as)’ın döneminde onun adından çokça bahsedileceği ifade edilmektedir. Bu da, Hz. Mehdi (as)’ın isminin dünyanın dört bir yanına ulaşacağını göstermektedir:</text:p>
      <text:h text:style-name="P47" text:outline-level="2">356- Herkes ve Herşey Ondan Razı Olur</text:h>
      <text:p text:style-name="P16"><text:span text:style-name="T25">Mehdi ile müjdelenin</text:span><text:span text:style-name="T46">… ONDAN YER ve GÖK EHLİ RAZIDIR</text:span><text:span text:style-name="T25">… (Kitab-ül Burhan fi Alamet-il Mehdiyy-il Ahir Zaman, s. 13)</text:span></text:p>
      <text:h text:style-name="P47" text:outline-level="2">357- Hayvanlar ve Bitkiler Dahi Hz. Mehdi (as)’ı Çok Sever</text:h>
      <text:p text:style-name="P16"><text:span text:style-name="T46">ONUN HİLAFETİNDEN</text:span><text:span text:style-name="T25"> (manevi liderliğinden) </text:span><text:span text:style-name="T46">YER ve GÖK EHLİ, HATTA HAVADAKİ KUŞLAR BİLE RAZI OLACAKTIR.</text:span><text:span text:style-name="T25"> (El-Kavlu’l Muhtasar Fi Alamet-il Mehdiyy-il Muntazar, s. 26)</text:span></text:p>
      <text:p text:style-name="P16"><text:soft-page-break/><text:span text:style-name="T25">…</text:span><text:span text:style-name="T62"> </text:span><text:span text:style-name="T46">O ZAMAN, YER ve GÖK EHLİ, BÜTÜN YABANİ HAYVANLAR, KUŞLAR, HATTA DENİZDEKİ BALIKLAR BİLE ONUN HİLAFETİYLE</text:span><text:span text:style-name="T25"> (manevi liderliğiyle) </text:span><text:span text:style-name="T46">SEVİNECEKLERDİR</text:span><text:span text:style-name="T25">… (El Kavlu’l Muhtasar Fi Alamatil Mehdiyy-il Muntazar, s. 31)</text:span></text:p>
      <text:h text:style-name="P47" text:outline-level="2">358- Tüm Müslümanların Velinimeti Olacak; Onun Döneminde Tüm İnsanlara Bolca Mal ve Hediye Dağıtılacaktır</text:h>
      <text:p text:style-name="P9"><text:span text:style-name="T6">Humran bin A'yan'dan, İmam Muhammed Bakır aleyhisselam şöyle buyurdu: "Sanki bu dininizi kanlara bulanmış çırpınır bir halde görür gibiyim. ve onu sizlere biz ehl-i beyt'ten olan biri (Hz. Mehdi (as) ) dışında kimse geri döndüremeyecek. O (</text:span><text:span text:style-name="T3">HZ. MEHDİ (as) ) SİZE YILDA İKİ KEZ HEDİYE GETİRECEK, AYDA İKİ KEZ SİZE RIZIK VERECEK</text:span><text:span text:style-name="T6">, ilim ve hikmet size onun zamanında verilecek. Öyle ki kadın kendi evinde yüce Allah'ın kitabı ve Resulullah (sav)’in sünnetine göre hüküm verecektir." </text:span><text:span text:style-name="T7">(Şeyh Muhammed b. İbrahim-i Numani, Gaybet-i Numani s. 216)</text:span></text:p>
      <text:p text:style-name="P25">Hadiste verilen bilgilerden Hz. Mehdi (as)’ın görevlendirdiği kişiler yoluyla Müslümanlara mal ve hediye dağıtacağı; halk arasında bulunduğunda, kendisinin de bizzat kendi eliyle yüklü miktarda hediye ve mal dağıtacağı anlaşılmaktadır.</text:p>
      <text:h text:style-name="P47" text:outline-level="2">359- İnsanlarca Tanınmadığı Zamanlarda Bile Onların Sevgisini ve İlgisini Kazanacak, Akıllardan Çıkmayacaktır</text:h>
      <text:p text:style-name="P9"><text:span text:style-name="T6">Ortalık sakinken halktan gayb olsa da (Hz. Mehdi (as) ) hiçbir zaman insanların aklından çıkmaz. </text:span><text:span text:style-name="T7">(Muntehabu'l Eser, s. 277)</text:span></text:p>
      <text:h text:style-name="P47" text:outline-level="2">360- Allah, Hz. Mehdi (as) İçin Her Zorluğu Giderir</text:h>
      <text:p text:style-name="P16"><text:span text:style-name="T25">Herşeye Kadir olan Allah, İmam Mehdi (as) için </text:span><text:span text:style-name="T46">TÜM ZORLUKLARI GİDERECEKTİR. BAŞARI ve ZAFER UNSURLARI ONUN KONTROLÜNDE OLACAKTIR. </text:span><text:span text:style-name="T25">(Kamaal al -Deen, Cilt 2, Sayfa 369; Bihar-ül Envar, Cilt 51, Sayfa 150; Cilt 52, Sayfa 283; Mikyaal al-Makaarem, Cilt 1, s. 34, Haber)</text:span></text:p>
      <text:h text:style-name="P47" text:outline-level="2">361- İslam Alemindeki Kavgaları Durdurur</text:h>
      <text:p text:style-name="P16"><text:span text:style-name="T25">Amîre bint-i Nufeyl der ki: İmam Hüseyn’in şöyle buyurduğunu duydum: "</text:span><text:span text:style-name="T46">SİZLER BİRBİRİNİZDEN BERÎ (UZAK) OLDUĞUNUZU SÖYLEMEDİKÇE, BİRBİRİNİZİN YÜZÜNE TÜKÜRMEDİKÇE, BİRBİRİNİZİ TEKFİR ETMEDİKÇE ve BİRBİRİNİZE LÂNET OKUMADIKÇA</text:span><text:span text:style-name="T25"> beklediğiniz (Hz. Mehdi (as)’ın zuhuru) vuku bulmayacaktır.” Arzettim ki: “Öyleyse o zamanda hiçbir hayır yoktur.” Buyurdu ki: "Hayrın hepsi o zamandadır. Kâim'imiz </text:span><text:span text:style-name="T46">(HZ. MEHDİ (as) ) KIYAM EDECEK (ZUHUR EDECEK) ve BUNLARIN HEPSİNİ ORTADAN KALDIRACAKTIR."</text:span><text:span text:style-name="T25"> (Şeyh Muhammed b. İbrahim-i Numani, Gaybet-i Numani s. 240)</text:span></text:p>
      <text:h text:style-name="P47" text:outline-level="2"><text:soft-page-break/>362- İslam Aleminin Birleşmesine Vesile Olur</text:h>
      <text:p text:style-name="P16"><text:span text:style-name="T25">Ey Allah’ım, ona sadakat andını ızdıraptan çıkışın vesilesi yap ve </text:span><text:span text:style-name="T46">ÜMMETİN DAĞILMIŞLIĞINI ONUN (HZ. MEHDİ (as) ’IN) ELİYLE BİRLEŞTİR</text:span><text:span text:style-name="T25">... (Kitab-ül Gaybet, [Bihar-ul Envar, cilt 51], Ansariyan Yayıncılık, derleyen: Muhammed Bakır el-Meclisi, İran-Kum, 2003, s. 184)</text:span></text:p>
      <text:h text:style-name="P47" text:outline-level="2">363- Hz. Mehdi (as) Türk İslam Birliği’ni Kuracak ve Dünyaya Huzur, Barış ve Güzellik Getirecektir</text:h>
      <text:p text:style-name="P16"><text:span text:style-name="T25">Hz. Mehdi (as) döneminde fitne ve kavga ateşi sönecek. </text:span><text:span text:style-name="T46">ZULÜM GECE BASKINI ve YAĞMALAMA ADETİ KALKACAK. SAVAŞLAR YOK OLACAK.</text:span><text:span text:style-name="T25"> (El Mehdiyy-il mev’ud, c.1, s. 264)</text:span></text:p>
      <text:h text:style-name="P47" text:outline-level="2">364- Hz. Mehdi İnsanları Tek Bir Ümmet Haline Getirecek, İslam Birliği Olacak</text:h>
      <text:p text:style-name="P12">Onun tekrar zuhur ettiği zaman onun etrafında 313 taraftarı toplanır. Söyleyeceği ilk kelimeler şöyle olacak: “Eğer bilseydiniz, Allah’ın bakiyesi sizin için en iyisidir.” ve sonrasında şöyle demiştir: “Ben Allah’ın bakiyesi ve Allah’ın Halifesi’yim ve Onun size bir deliliyim.” Her Müslüman onu şu şekilde selamlayacaktır: “Selamet üzerine olsun, Ey Allah’ın bu dünyaki bakiyesi.” Ne bir Yahudi ne Hıristiyan ne de Allah’tan başkasına tapanlardan kimse kalmaz (-ki) hepsi ona inanacak ve onun hakkında şahitlik edecek ve TEK BİR ÜMMET OLACAK ve BU OLACAK OLAN İSLAM BİRLİĞİ olacaktır.” (Al Fusulul Muhima Ibne Sabbagh Maliki, s. 248)</text:p>
      <text:h text:style-name="P47" text:outline-level="2">365- Hz. Mehdi’nin İslam Birliği’ni Kurmasını Şevkle Beklemek</text:h>
      <text:p text:style-name="P12">İmam Sadık’tan: “Gizlenen Mehdi’nin yönetimini (İslam Birliği’ni) kurması umuduyla yaşayanlar ona hizmet edenler gibidirler ya da Mehdi’nin heyetindeki cehd arkadaşları gibidirler. Allah’a yemin ederim ki onlar Peygamberin yanında hayatlarını sunan şehitler gibidirler.” (Biharul Envar, C. 52, s.156)</text:p>
      <text:h text:style-name="P47" text:outline-level="2">366- İnsanlar Arasındaki Düşmanlık ve İhtilaf Sebeplerini Yok Eder</text:h>
      <text:p text:style-name="P16"><text:span text:style-name="T25">Hz. Ali b. Ebi Talib de şöyle buyuruyor:</text:span><text:span text:style-name="T26"> “Kâimimiz (Hz. Mehdi) kıyam edince </text:span><text:span text:style-name="T47">İNSANLARIN KALBİNDEKİ DÜŞMANLIK ve İHTİLAF SEBEPLERİNİ KÖKTEN KAZIYACAKTIR</text:span><text:span text:style-name="T26">. Böylece genel bir asayiş ve emniyet meydana gelecektir.”</text:span><text:span text:style-name="T20"> </text:span><text:span text:style-name="T25">(Bihar-ul Envar, cilt 52, s. 336)</text:span></text:p>
      <text:h text:style-name="P47" text:outline-level="2">367- Hz. Mehdi (as) Zamanında Zalimlerin Hakimiyeti Sona Erecektir</text:h>
      <text:p text:style-name="P16"><text:span text:style-name="T25">Mehdi'nin (as) </text:span><text:span text:style-name="T46">HÜKÜMRANLIĞI ZAMANINDA ZALİMLERİN ve MÜSTEKBİRLERİN HÜKÜMRANLIĞI , MÜNAFIKLARIN ve HAİNLERİN SİYASİ NÜFUZU NABUD (YOK) </text:span><text:soft-page-break/><text:span text:style-name="T46">OLACAKTIR</text:span><text:span text:style-name="T25"> (son bulacaktır). (El-Mehdiyy-il Mev'ud,cilt 1, s. 252)</text:span></text:p>
      <text:h text:style-name="P47" text:outline-level="2">368- Hz. Mehdi (as) Döneminde Tüm Sorunlar Son Bulacaktır</text:h>
      <text:p text:style-name="P19"><text:span text:style-name="T46">HZ. MEHDİ (as) BÜTÜN GAM ve ZULMETLERİ GİDERECEK GÜNEŞTİR.</text:span><text:span text:style-name="T25"> İhsanda bulunduğu zaman pek bereketli bir yağmurdur. (Muhammed B. Resul El Hüseyin El Berzenci, Kıyamet Alametleri, s. 188)</text:span></text:p>
      <text:h text:style-name="P47" text:outline-level="2">369- Zalimlerin Kalplerini İslam’la Aydınlatacak, Nurlandıracaktır</text:h>
      <text:p text:style-name="P19"><text:span text:style-name="T25">Evet dünyayı fitne ve düşmanlık sardığında, her yer zulüm, fesat ve yağmayla dolduğunda, </text:span><text:span text:style-name="T46">DALALET ve İNHİRAF KALELERİNİ YIKMAK (HAKKI BIRAKIP BATILA SAPAN ODAKLARI FİKREN ETKİSİZ HALE GETİRMEK), KARANLIK ve TAŞ KALPLERİ TEVHİD, İNSANİYET ve ADALET NURUYLA AYDINLATMAK İÇİN ALLAH YÜCE ISLAHÇISINI (HZ. MEHDİ (as) ’I) GÖNDERECEKTİR.</text:span><text:span text:style-name="T25"> (El-Mehdiyy-il Mev'ud,cilt 1, s. 310)</text:span></text:p>
      <text:h text:style-name="P47" text:outline-level="2">370- Dünyanın Dört Bir Yanına Sevinç ve Hoşnutluk Saçar</text:h>
      <text:p text:style-name="P16"><text:span text:style-name="T26">Mehdi'nin (as) yaranları (dost ve arkadaşları) alemin her yerine ayak basıp, her yerde kudreti ellerinde bulunduracaklar, herkes ve her şey onlara itaat edecek, hatta </text:span><text:span text:style-name="T47">ÇÖLDEKİ YIRTICI HAYVANLAR ve AVLAR (YIRTICI) KUŞLARIN HEPSİ ve HEPSİ ONLARIN RIZA ve HOŞNUTLUĞUNU KAZANMAK İSTEYECEKLER. BU DİN ELÇİLERİ, SELAH (HUZUR, RAHATLIK, DÜZELTME ve İYİLEŞTİRME) ve ADALET ELÇİLERİ ÖYLE BİR SEVİNÇ ve HOŞNUTLUK GETİRECEKLER Kİ,</text:span><text:span text:style-name="T26"> Mehdi'nin (as) ashabının ayak bastığı yer başka yerlere karşı iftihar edecek. (İkmal'üd Din. Bihar'ül Envar,cilt 52, s. 327)</text:span></text:p>
      <text:h text:style-name="P46" text:outline-level="2"><text:span text:style-name="T17"><text:s/></text:span><text:span text:style-name="T1">371- İman Edenler Hz. Mehdi (as)’ın Zuhurunu Özlemle Bekleyeceklerdir</text:span></text:h>
      <text:p text:style-name="P9"><text:span text:style-name="T6">... Göklerin ve yerin sakinleri onun eksikliği yüzünden dert içinde olacaktır, iman eden erkekler ve iman eden kadınlar onun (Hz. Mehdi (as) ) yokluğunda özlem içinde bekleyecekler ve karışıklık içinde olacaklardır. </text:span><text:span text:style-name="T7">(El-Sahife El-Mehdiye'den Seçme Dualar, Seyyid Murtaza Müçtehidi Sistani, s. 65, Kifayetul Athar: 158; El-Bihar 36: 337 ve 51: 109)</text:span></text:p>
      <text:p text:style-name="P25">Peygamberimiz (sav) hadisinde, Hz. Mehdi (as)’ın zuhurundan önceki dönemde hem iman edenlerin, hem de yerdeki ve gökteki canlıların Hz. Mehdi (as)’ın zuhurunu özlemle bekleyeceklerini bildirmiştir. Hz. Mehdi (as)’ın öncesinde iman edenlerin zulüm ve baskı altında sıkıntılı bir hayatlarının olacağına dikkat çekmiştir. Ayrıca Darwinist ve materyalist sistemin hakim olduğu dünya düzeni içinde yaşamaları nedeniyle insanların zorluk çekeceklerini ancak bir yandan da derin bir özlem içinde Hz. Mehdi (as)’ın zuhuruyla oluşacak olan huzur ve güven ortamının ümidini taşıyacaklarını haber vermiştir.</text:p>
      <text:p text:style-name="P25">Gerçekten de Hz. Mehdi (as)’ın zuhurundan önceki dönemde dünyaya hakim olacak sevgisizlik, hırs ve düşmanlık ruhu ve bu ruh halinin meydana getirdiği huzursuzluk, kargaşa, ve anarşi ortamları müminlerin Hz. Mehdi (as) ’a olan bu özlemlerini daha da pekiştirecektir.</text:p>
      <text:h text:style-name="P47" text:outline-level="2"><text:soft-page-break/>372- İnsanların, Mümkün Olan Her Vesileyle Hz. Mehdi (as) ’a Koşmaları, Ona Tabi Olmaları ve Ondan Vazgeçmemelerinin Önemi</text:h>
      <text:p text:style-name="P9"><text:span text:style-name="T6">Peygamberin (sav) şöyle dediği nakledilmiştir: "Bizden olan hak üzere Kaim (Hz. Mehdi (as) ) kıyam etmedikçe asla kıyamet kopmaz. Bu da Allah'ın izin verdiği bir zamanda olacaktır. Ona uyan kurtulur, ondan geri kalan ise helak olur. Ey Allah'ın kulları Allah'tan korkun: </text:span><text:span text:style-name="T3">HZ. MEHDİ (as) ZUHUR EDİNCE HERŞEYİ BIRAKIP MÜMKÜN OLAN HER VESİLEYLE ONA DOĞRU KOŞUNUZ. </text:span><text:span text:style-name="T6">Çünkü o Allah'ın halifesi (Müslümanların manevi lideri) ve benim vasimdir." </text:span><text:span text:style-name="T7">(Bihar-ul Envar, c. 51, s. 65; İsbat-ul Hudat, c. 6, s. 382)</text:span></text:p>
      <text:p text:style-name="P9"><text:span text:style-name="T6">... Eğer Allah seni muvaffak kılarsa ONUN (HZ. MEHDİ (as) 'IN) BİATINA KOŞ (ONA TABİ OL) ve ONDAN ASLA VAZGEÇME. EĞER MUVAFFAK OLUR DA, ONA ULAŞIR ve HİDAYET OLURSAN ONDAN ASLA VAZGEÇME. Âh – ve eliyle göğsünü göstererek – onu ne de çok görmek isterdim." </text:span><text:span text:style-name="T7">(Şeyh Muhammed b. İbrahim-i Numani, Gaybet-i Numani, s. 252)</text:span></text:p>
      <text:p text:style-name="P9"><text:span text:style-name="T3">HİÇBİR ŞEY SENİ ONA (HZ. MEHDİ (as) 'A) BİAT ETMEKTEN (ONUN TALEBESİ OLMAKTAN, ONA TABİ OLMAKTAN) ALIKOYMASIN</text:span><text:span text:style-name="T6">, seni engelleyenler her zaman fitneye sığınanlardır. Eğer konuşurlarsa şerr konuşurlar, eğer susarlarsa fasit ve fasıktırlar.</text:span><text:span text:style-name="T7"> (Şeyh Muhammed b. İbrahim-i Numani, Gaybet-i Numani, s. 252)</text:span></text:p>
      <text:h text:style-name="P44" text:outline-level="1"><text:bookmark-start text:name="B41"/>Hz. Mehdi (as)’ın Güzel Ahlakı</text:h>
      <text:h text:style-name="P47" text:outline-level="2"><text:bookmark-end text:name="B41"/>373- Ahlaken Hz. Ebu Bekir ve Hz. Ömer’den Dahi Üstündür</text:h>
      <text:p text:style-name="P16"><text:span text:style-name="T25">İbni Şirin’den nakl edilmiştir: "</text:span><text:span text:style-name="T46">MEHDİ EBU BEKR ve ÖMER (RA)'DAN ÜSTÜNDÜR</text:span><text:span text:style-name="T25">… Ebu bekr’e (ra) dediler ki: "O, Ebu Bekr ve Ömer’den de mi üstün olacak?" "</text:span><text:span text:style-name="T46">BAZI PEYGAMBERLERDEN BİLE ÜSTÜN OLACAKTIR</text:span><text:span text:style-name="T25">!" diye cevab verdi... (Berzenci, Kıyamet Alametleri, 10. Baskı, s. 193)</text:span></text:p>
      <text:h text:style-name="P47" text:outline-level="2">374- Allah Onu Bir Günde Hidayete Erdirir</text:h>
      <text:p text:style-name="P16"><text:span text:style-name="T25">“Mehdi bizden; Ehl-i Beyttendir,</text:span><text:span text:style-name="T46"> ALLAH ONU BİR GECEDE ISLAH EDER.</text:span><text:span text:style-name="T25">” (İbn Mace, Fiten, 34)</text:span></text:p>
      <text:p text:style-name="P16"><text:span text:style-name="T25">İmam Muhammed Taki Abdulazim Haseni’ye şöyle buyurdu: "Kâim, vaat edilmiş Mehdi’dir. ... Allah’a andolsun ki eğer kıyametin kopmasına bir gün dahi kalsa, Allah (cc) Mehdi zuhur etsin ve yeryüzünü zulümle dolduğu gibi adaletle doldursun diye o günü uzatır, </text:span><text:span text:style-name="T46">ONUN İKTİDARINI MUSA’NIN İKTİDARI GİBİ BİR GÜNDE DÜZELTİR</text:span><text:span text:style-name="T25">. Musa (as) eşi için biraz ateş almaya gitti. Ama risalet ve peygamberlik makamıyla geri döndü." ... (Bihar-ul Envar, cilt 51, s.156; Isbat-ül Hüdat, cilt 6, s. 420)</text:span></text:p>
      <text:p text:style-name="P25">İslam alimleri bu hadisi şu şekilde açıklamışlardır:</text:p>
      <text:p text:style-name="P9"><text:span text:style-name="T6">... Bir gecede Hz. Mehdi (as)’ın ıslah edilmesi sözü ise Cenab-ı Hakkın kendisine kutup mertebesinin vermesine işarettir. Bu dereceyi çalışmakla, uğraşmakla kazanamaz. Yüce Mevla'nın Kur'an-ı Kerim'de belirttiği gibi Hz. Peygamber (sav)'e verilen bu lütuf, Hz. Mehdi (as) ’a da verilmiştir. Yüce Mevla, Kur'an-ı Kerim'de Şura Suresi 52. ayette Peygamberimiz (sav)'e şöyle demiştir: "Sen kitap nedir, iman nedir bilmezdin. Fakat Biz onu (kitabı) kullarımızdan dilediğimizi kendisiyle doğru yola </text:span><text:soft-page-break/><text:span text:style-name="T6">eriştirdiğimiz bir nur kıldık. Şüphesiz ki sen doğru yolu göstermektesin." Hz. Mehdi (as) , dini meselelerde zamanındaki müçtehitlerin en faziletlisi ve en mükemmelidir. Bu da onun büyüklüğünü, mertebesinin yüksekliğini, makamının yüceliğini gösterir.</text:span></text:p>
      <text:p text:style-name="P24">(Ali b. Sultan Muhammed el-Kari el-Hanefi, "Risaletül Meşreb elverdi fi mezhebil Mehdi)</text:p>
      <text:p text:style-name="P25">Bediüzzaman Said Nursi de, Hz. Mehdi (as) ’dan şu şekilde bahsetmektedir:</text:p>
      <text:p text:style-name="P9"><text:span text:style-name="T6">Ahir zamanın en büyük fesadı zamanında, elbette </text:span><text:span text:style-name="T3">EN BÜYÜK BİR MÜÇTEHİD</text:span><text:span text:style-name="T6"> (içtihad eden büyük İslam alimi), hem </text:span><text:span text:style-name="T3">EN BÜYÜK BİR MÜCEDDİD</text:span><text:span text:style-name="T6"> (her yüzyıl başında dini hakikatleri devrin ihtiyacına göre ders vermek üzere gönderilen büyük İslam alimi, yenileyen, yenileyici), </text:span><text:span text:style-name="T3">HEM HAKİM, HEM MEHDİ, HEM MÜRŞİD </text:span><text:span text:style-name="T6">(doğru yolu gösteren kişi), </text:span><text:span text:style-name="T3">HEM KUTB-U AZAM </text:span><text:span text:style-name="T6">(Müslümanların kendisine bağlandıkları büyük evliyalardan, zamanın en büyük mürşidi) olarak bir zat-ı nuraniyi gönderecek ve o zat da, Ehl-i Beyt-i Nebeviden (Peygamberimiz (sav)’in soyundan) olacaktır...</text:span></text:p>
      <text:p text:style-name="P24">(Mektubat, 411-412)</text:p>
      <text:h text:style-name="P47" text:outline-level="2">375- Ahlakı Peygamberimiz (sav)’in Ahlakına Benzer</text:h>
      <text:p text:style-name="P16"><text:span text:style-name="T25">Yakında onun (Hz. Hasan’ın) soyundan, Nebinizin (sav) adıyla adlandırılan bir kimse (HZ. MEHDİ (as) ) çıkacak, </text:span><text:span text:style-name="T46">AHLAKINDA ONA (HZ. PEYGAMBER (sav)’e) BENZEYECEK</text:span><text:span text:style-name="T25">... (Tac V, 363)</text:span></text:p>
      <text:p text:style-name="P16"><text:span text:style-name="T25">Ebu Salih Saibi, El-Fitan adlı eserinde Hazreti Müminlerin Emiri’nden nakletmiştir: </text:span><text:span text:style-name="T47">“HAZRETİ MEHDİ (as) GÖRÜNÜM, AHLAK, HUY ve ÜSTÜN FAZİLETİYLE, ALLAH’IN ELÇİSİ (sav)’e PEK BENZEYECEKTİR.”</text:span><text:span text:style-name="T20"> </text:span><text:span text:style-name="T25">(El-Melahim ve El-Fitan, Bölüm 79)</text:span></text:p>
      <text:h text:style-name="P47" text:outline-level="2">376- Meziyetleri Çok Olacaktır</text:h>
      <text:p text:style-name="P20"><text:span text:style-name="T25">Zamanındaki </text:span><text:span text:style-name="T46">FİTNELERİN ZORLUĞU SEBEBİYLE ONUN MEZİYETLERİ ÇOKTUR.</text:span><text:span text:style-name="T25"> (İbn Hacer, eI-Kavlu’l-Muhtasar fi’l-Mehdi’l-Muntazar, s. 71)</text:span></text:p>
      <text:h text:style-name="P47" text:outline-level="2">377- Aklına ve İmanına Çok Güvenilecek Bir İnsandır</text:h>
      <text:p text:style-name="P16"><text:span text:style-name="T25">"Ey inananların Efendisi, bize senin Mehdin (as) hakkında haber ver." İnananların Efendisi dedi ki: "...</text:span><text:span text:style-name="T46"> O (MEHDİ (as) ) EN İYİ SIĞINAKTIR ARANIZDAKİ, EN İYİ BİLEN ve EN NAZİK OLANDIR.</text:span><text:span text:style-name="T25">” (Kitab-ül Gaybet, [Bihar-ul Envar, cilt 51], Ansariyan Yayıncılık, derleyen: Muhammed Bakır el-Meclisi, İran-Kum, 2003, sf. 184)</text:span></text:p>
      <text:h text:style-name="P47" text:outline-level="2">378- Peygamberler Gibi Azametlidir</text:h>
      <text:p text:style-name="P16"><text:span text:style-name="T25">Abdullah bin Zamre, İbn-i Mâti-i Himyeri (Kâ'b-ul Ahbar)'den nakleder ki şöyle dedi: "... Kıyam edecek (Kâim) olan Hz. Mehdi (as) , </text:span><text:span text:style-name="T46">... ALLAH PEYGAMBERLERE VERDİĞİ (AZAMETİ) ONA da VERECEKTİR</text:span><text:span text:style-name="T25">...” (Şeyh Muhammed b. İbrahim-i Numani, Gaybet-i Numani s. 169)</text:span></text:p>
      <text:h text:style-name="P47" text:outline-level="2"><text:soft-page-break/>379- Mücadelecidir, Zorluklar Karşısında Asla Yılmaz</text:h>
      <text:p text:style-name="P16"><text:span text:style-name="T46">MEHDİ İŞİ SIKI TUTACAK</text:span><text:span text:style-name="T25">. (Kıyamet Alametleri, s.175)</text:span></text:p>
      <text:p text:style-name="P16"><text:span text:style-name="T46">FİTNELERİ ÖNLEMENİN KENDİSİNE ZOR GELMEYECEĞİ ve ÖLDÜRMENİN de ONU VAZGEÇİREMEYECEĞİ EHLİ BEYTİME MENSUP BİRİSİ (MEHDİ) </text:span><text:span text:style-name="T25">sahip olmadan günler geceler bitmeyecektir. (Kitab-ül Burhan Fi Alamet-il Mehdiyy-il Ahir Zaman, s.12)</text:span></text:p>
      <text:h text:style-name="P47" text:outline-level="2">380- Dağlar Önüne Dikilse Dahi Ona Engel Olamayacaktır</text:h>
      <text:p text:style-name="P16"><text:span text:style-name="T25">Mehdi Doğu tarafından çıkacak. </text:span><text:span text:style-name="T46">KARŞISINA DAĞLAR BİLE DİKİLSE ONLARI EZİP GEÇECEK, O DAĞLARDA KENDİSİNE YOL BULACAKTIR</text:span><text:span text:style-name="T25">. (El-Kavlu'l Muhtasar Fi Alamet-il Mehdiyy-il Muntazar, s.39)</text:span></text:p>
      <text:h text:style-name="P47" text:outline-level="2">381- Ahlak Olarak Hz. İsa (as) ’a da Benzer</text:h>
      <text:p text:style-name="P16"><text:span text:style-name="T25">Abdullah bin Zamre, İbn-i Mâti-i Himyeri (Kâ'b-ul Ahbar)'den nakleder ki şöyle dedi: "... Kıyam edecek (Kâim) olan Hz. Mehdi (as) , ...hayırda, görünüşte ve </text:span><text:span text:style-name="T46">AHLAKTA EN ÇOK HZ. İSA'YA BENZEYEN O'DUR</text:span><text:span text:style-name="T25">...” (Şeyh Muhammed b. İbrahim-i Numani, Gaybet-i Numani s. 169)</text:span></text:p>
      <text:h text:style-name="P47" text:outline-level="2">382- Her An Allah Korkusuyla Hareket Eder</text:h>
      <text:p text:style-name="P16"><text:span text:style-name="T25">... Aynen, kartal cinsinden </text:span><text:span text:style-name="T46">Neşir kuşunun kanatlarıyla titremesi gibi ALLAH'TAN KORKACAKTIR</text:span><text:span text:style-name="T25">. (El Kavlu-l Muhtasar Fi Alamatil Mehdiyy-il Muntazar, s. 51)</text:span></text:p>
      <text:h text:style-name="P47" text:outline-level="2">383- Allah’ın Büyüklüğünü, Gücünü Çok Düşünendir</text:h>
      <text:p text:style-name="P16"><text:span text:style-name="T25">Hz. Mehdi (as) </text:span><text:span text:style-name="T46">ALLAH'IN KARŞISINDA, ALLAH'IN AZAMETİ KARŞISINDA HUŞU EDENDİR,</text:span><text:span text:style-name="T25"> çok huşu eden; kanatlarını açıp, başını aşağı dökerek gökyüzünün zirvesinden yere doğru inen bir kartal gibi. </text:span><text:span text:style-name="T46">Hz. Mehdi (as) , ALLAH'IN CELALİ KARŞISINDA BÖYLE HUZU (tevâzu hâli, alçak gönüllü olma, Allah'ın azametini, Celâl ve Cemâlini, büyüklüğünü düşünmekten meydana gelen insandaki huzur ve huşu hâli) ve HUŞU EDENDİR</text:span><text:span text:style-name="T25">. (El-Mehdiyy-il Mev'ud,cilt 1, s. 280 ve 300)</text:span></text:p>
      <text:h text:style-name="P47" text:outline-level="2">384- Allah’a Karşı Boyun Eğicidir</text:h>
      <text:p text:style-name="P16"><text:span text:style-name="T46">MEHDİ ALLAH'A KARŞI SON DERECE BOYUN EĞİCİDİR.</text:span><text:span text:style-name="T25"> Ahlak bakımından Peygambere benzer.  (Kıyamet Alametleri, s. 163)</text:span></text:p>
      <text:h text:style-name="P47" text:outline-level="2"><text:soft-page-break/>385- Her Ne Olursa Olsun Allah Rızasını Gözetir</text:h>
      <text:p text:style-name="P16"><text:span text:style-name="T46">ONLAR HİDAYETE KARŞI HEVALARINA UYMAK İSTEDİKLERİNDE O da (HZ. MEHDİ (as) HEVAYA KARŞI HİDAYETE UYMAYI İSTER. ONLAR KURAN'A KARŞI REYLERİNİ İSTERLERSE, O da REYE KARŞI KURAN'A UYMAYI İSTER.</text:span><text:span text:style-name="T25"> (Nehcül belağe, 138. Hutbe)</text:span></text:p>
      <text:h text:style-name="P47" text:outline-level="2">386- Kuran'a Uygun Davranmaktan Asla Taviz Vermez</text:h>
      <text:p text:style-name="P16"><text:span text:style-name="T25">Hz. Ali, Hz. Mehdi (as)’ın kıyamının getirdikleri hakkında şöyle buyurur: “</text:span><text:span text:style-name="T46">HALKIN KİŞİSEL REYLERİNİ, YORUMLARINI BOŞ VERİR; KURAN'IN HÜKMÜNÜ İCRAYA BAŞLAR.”</text:span><text:span text:style-name="T25"> (Mikyalu'l Mekarimcilt 1, s. 81)</text:span></text:p>
      <text:h text:style-name="P47" text:outline-level="2">387- Karşılaşılan Sorunlara Kesin Çözümler Üretir</text:h>
      <text:p text:style-name="P16"><text:span text:style-name="T26">Hz. Mehdi (as) </text:span><text:span text:style-name="T47">İMDADA GELEN ve FERYADRESDİR (FERYAD EDENİN YADIMINA KOŞAN, YARDIM EDENDİR). ALLAH, O'NU DÜNYADAKİ İNSANLARIN İMDADINA YETİŞMESİ İÇİN GÖNDERECEKTİR</text:span><text:span text:style-name="T26">...</text:span><text:span text:style-name="T20"> </text:span><text:span text:style-name="T25">(El-Mehdiyy-il Mev'ud,cilt 1, s. 264, 275, 277, 285, 287, 288, 311, 318,cilt 2, s. 11)</text:span></text:p>
      <text:h text:style-name="P47" text:outline-level="2">388- Zorluk İçindeki İnsanlar İçin Sığınaktır</text:h>
      <text:p text:style-name="P16"><text:span text:style-name="T25">Dedi ki: “Ey Emirülmüminin! Bu Mehdi kimdendir?” Buyurdu ki: “Ben-i Haşim’dendir, Arapların yüce dağının zirvesinden. </text:span><text:span text:style-name="T46">O ÖYLE BİR DENİZDİR Kİ ONA GİREN KAYBOLUR. KENDİSİNE SIĞINANLAR İÇİN AMANDIR..”</text:span><text:span text:style-name="T25"> (Şeyh Muhammed b. İbrahim-i Numani, Gaybet-i Numani, s. 250)</text:span></text:p>
      <text:p text:style-name="P16"><text:span text:style-name="T25">"Ey inananların Efendisi, bize senin Mehdin (as) hakkında haber ver." İnananların Efendisi dedi ki: "...</text:span><text:span text:style-name="T46"> O (MEHDİ (as) ) EN İYİ SIĞINAKTIR ARANIZDAKİ, EN İYİ BİLEN ve EN NAZİK OLANDIR</text:span><text:span text:style-name="T25">...” (Kitab-ül Gaybet, [Bihar-ul Envar, cilt 51], Ansariyan Yayıncılık, derleyen: Muhammed Bakır el-Meclisi, İran-Kum, 2003, sf. 184)</text:span></text:p>
      <text:h text:style-name="P47" text:outline-level="2">389- Hz. Mehdi (as) Ahkamda Masumdur, İlham ile Hareket Eder</text:h>
      <text:p text:style-name="P16"><text:span text:style-name="T25">Dedim ki: "</text:span><text:span text:style-name="T46">HZ. MEHDİ (as) ALLAH'IN RIZASINI NEREDEN BİLECEKTİR?” BUYURDU Kİ: "ALLAH ONUN KALBİNE RAHMETİNİ NAZİL EDECEKTİR."</text:span><text:span text:style-name="T25"> (Şeyh Muhammed b. İbrahim-i Numani, Gaybet-i Numani s. 191)</text:span></text:p>
      <text:p text:style-name="P6">390- VERDİĞİ KARARLAR ALLAH’I KORUMASI ALTINDADIR</text:p>
      <text:p text:style-name="P16"><text:span text:style-name="T19">Abdulaziz b. Müslim şöyle rivayet etmiştir: </text:span><text:span text:style-name="T36">“</text:span><text:span text:style-name="T19">Allah Azze ve Celle (İmam Mehdi’yi) diğer kullarının işlerini idare etmesi için seçtiği zaman, </text:span><text:span text:style-name="T36">onun göğsünü bu işin üstesinden gelebilecek şekilde açar, kalbine hikmet kaynaklarını yerleştirir, ona öyle bir ilim ilham eder ki, bundan sonra hiçbir soruya cevap vermekte zorlanmaz, asla doğrudan sapmaz, isabetsiz cevap ağzından çıkmaz.</text:span><text:span text:style-name="T19"> Bu bakımdan kulların işlerini yürütmesi için Allah tarafından görevlendirilen İmam Mehdi </text:span><text:span text:style-name="T36">masumdur, desteklenmiştir, başarılı kılınmıştır ve doğrultulmuştur. Hatalardan, sürçmelerden ve tökezlemelerden yana güvence altındadır.</text:span><text:span text:style-name="T19"> </text:span><text:soft-page-break/><text:span text:style-name="T19">Allah onu (İmam Mehdi’yi) bu işe özgü kılar ki, kullarının üzerindeki eksiksiz kanıtı ve yarattıklarının arasındaki şahidi olsun.”</text:span><text:span text:style-name="T36"> </text:span><text:span text:style-name="T19">(İman ve Küfür Kitabı / Usul-U Kafi (El-Usul Min El-Kafi) / El-Kuleyni, Cild 1)</text:span></text:p>
      <text:h text:style-name="P47" text:outline-level="2">391- Kuran’ı ve Sünnet-i Seniyyeyi Canlandırmak İçin Çalışır</text:h>
      <text:p text:style-name="P16"><text:span text:style-name="T25">O da (Hz. Mehdi (as) da) adalet nasıl uygulanırmış, onlara gösterecek; </text:span><text:span text:style-name="T46">KİTAB'A ve SÜNNETE TEKRAR HAYAT VERECEK</text:span><text:span text:style-name="T25">... (Nehcül belağe, 138. Hutbe)</text:span></text:p>
      <text:h text:style-name="P47" text:outline-level="2">392- Dinin Resulullah (sav) Dönemindeki Yaşanmasına Vesile Olur</text:h>
      <text:p text:style-name="P16"><text:span text:style-name="T46">RESULULLAH'IN (sav) HER YAPTIĞINI O (HZ. MEHDİ (as) ) da YAPACAKTIR; RESULULLAH (sav) CAHİLİYE TEMELLERİNİ YIKTIĞI GİBİ O (HZ. MEHDİ (as) ) da ÖNCEKİ TEMELLERİ YIKACAKTIR</text:span><text:span text:style-name="T25">. O, İslam'ı yeniden baştan alacaktır. (Mikyalu’l Mekarim,cilt 1, s. 57)</text:span></text:p>
      <text:h text:style-name="P47" text:outline-level="2">393- Çok İtidallidir</text:h>
      <text:p text:style-name="P16"><text:span text:style-name="T25">O (Hz. Mehdi (as) ) </text:span><text:span text:style-name="T46">MUTEDİ</text:span><text:span text:style-name="T25">L... bir gençtir.  (Sımt-ul Nucum-il Avali,cilt 4, s. 138) (Hz. Mehdi Aleyhisselam, Abdullah Turan, Al-i Taha, s. 157)  </text:span></text:p>
      <text:h text:style-name="P47" text:outline-level="2">394- İlmi Mücadelesiyle Dünya Çapında Etki Uyandırır</text:h>
      <text:p text:style-name="P16"><text:span text:style-name="T25">Va'dedilmiş Kaim (Hz. Mehdi (as) ) ... </text:span><text:span text:style-name="T46">O KADAR GÜÇLÜDÜR Kİ;</text:span><text:span text:style-name="T25"> YERYÜZÜNÜN EN BÜYÜK AĞACINA da EL UZATSA ONU KÖKÜNDEN SÖKÜP ATAR, </text:span><text:span text:style-name="T46">DAĞLAR ARASINDA FERYAD EDECEK OLURSA SERT KAYALAR UN UFAK OLUR</text:span><text:span text:style-name="T25">... (Bihar-ul Envar,cilt 52, s. 32; İsbat-ul Hudat, cilt 6, s. 19)</text:span></text:p>
      <text:h text:style-name="P47" text:outline-level="2">395- Çok Cömerttir</text:h>
      <text:p text:style-name="P16"><text:span text:style-name="T25">Tavus: "… (HZ. MEHDİ (as) ) </text:span><text:span text:style-name="T46">MAL İNFAK ETMEKTE ÇOK CÖMERTTİR</text:span><text:span text:style-name="T25">…" (El-Havi,cilt 2, s. 150)</text:span></text:p>
      <text:h text:style-name="P47" text:outline-level="2">396- İhtiyaç İçinde Olanlara Karşı Çok Merhametlidir</text:h>
      <text:p text:style-name="P16"><text:span text:style-name="T25">Tavus: "... (HZ. MEHDİ (as) ) </text:span><text:span text:style-name="T46">ACİZLERE KARŞI ÇOK MERHAMETLİDİR.</text:span><text:span text:style-name="T25">" (El-Havi,cilt 2, s.150)</text:span></text:p>
      <text:h text:style-name="P47" text:outline-level="2">397- Fitneleri Yok Etmek İçin İlmi Mücadele Yapar</text:h>
      <text:p text:style-name="P20"><text:span text:style-name="T25">Ebu Ma’bed şöyle diyor: İbni Abbas’a dedim ki; "Bana Mehdi hakkında bir şey söyle. "Ümit ederim ki çok geçmeden </text:span><text:span text:style-name="T46">ALLAH TEALA FİTNELERİ YOK ETMEK İÇİN BİZDEN OLAN BİR </text:span><text:soft-page-break/><text:span text:style-name="T46">GENCİ GÖNDERİR</text:span><text:span text:style-name="T25">" dedi. (Melahim, s.169)</text:span></text:p>
      <text:h text:style-name="P47" text:outline-level="2">398- Bir Damla Bile Kan Dökülmesine İzin Vermez</text:h>
      <text:p text:style-name="P20"><text:span text:style-name="T46">ZAMANINDA NE BİR KİMSE UYKUSUNDAN UYANDIRILACAK, NE de BİR KİMSENİN BURNU KANAYACAKTIR</text:span><text:span text:style-name="T25">. (El Kavlu'l Muhtasar Fi Alamatil Mehdiyy-il Muntazar, s. 44)</text:span></text:p>
      <text:h text:style-name="P47" text:outline-level="2">399- Çok Adaletlidir</text:h>
      <text:p text:style-name="P20"><text:span text:style-name="T25">(HZ. MEHDİ (as) ) </text:span><text:span text:style-name="T46">KİMSEYİ BAŞKASINDAN ÜSTÜN TUTMAYACAK</text:span><text:span text:style-name="T25">. (El-Mehdiyy-il Mev'ud,cilt 1, s. 264, 275, 277, 285, 287, 288, 311, 318, cilt 2, s. 11)</text:span></text:p>
      <text:h text:style-name="P47" text:outline-level="2">400- Tüm Dünyanın Adaletle Dolmasına Vesile Olur</text:h>
      <text:p text:style-name="P20"><text:span text:style-name="T25">Hz. Mehdi (as) kıyam ettiğinde –bazı zorluklar çıktıktan ve savaşlar yapıldıktan sonra-</text:span><text:span text:style-name="T46"> ZULÜM ve HAKSIZLIĞI ORTADAN KALDIRACAK ve YERYÜZÜNÜN HER YERİNİ ADALETLE DOLDURACAKTIR. </text:span><text:span text:style-name="T25">(Bihar'ül Envar, cilt 51, s. 146)</text:span></text:p>
      <text:h text:style-name="P47" text:outline-level="2">401- İnsanların İmanına ve Allah’tan Korkmalarına Vesile Olur</text:h>
      <text:p text:style-name="P20"><text:span text:style-name="T25">Ebu’l Hicaf da Peygamberin (sav) üç defa şöyle buyurduğunu rivayet etmektedir: ... “</text:span><text:span text:style-name="T46">(HZ. MEHDİ) KULLARIN KALBİNE ALLAH’A KULLUĞU YERLEŞTİRECEKTİR.”</text:span><text:span text:style-name="T25"> (Bihar-ul Envar,cilt 51, s. 74)</text:span></text:p>
      <text:h text:style-name="P47" text:outline-level="2">402- Herkese Karşı Çok Şefkatli, Merhametlidir</text:h>
      <text:p text:style-name="P20"><text:span text:style-name="T25">…</text:span><text:span text:style-name="T62"> </text:span><text:span text:style-name="T25">İbn-i Ebu Hamza’dan: Ona (Hz. Mehdi (as) ’a) adalet, </text:span><text:span text:style-name="T46">İNSAF (merhamet) ve İHSAN (bağışta bulunma, iyilik etme) SIFATLARI HEDİYE EDİLMİŞTİR.</text:span><text:span text:style-name="T25"> (Şeyh Muhammed b.İbrahim-i Numani, Gaybet-i Numani s. 287)</text:span></text:p>
      <text:h text:style-name="P47" text:outline-level="2">403- Cennet ile Müjdelenmiştir</text:h>
      <text:p text:style-name="P20"><text:span text:style-name="T25">İbn-i Abbas'tan; dedi ki: Hz. Resulullah (sav) şöyle buyurdu: </text:span><text:span text:style-name="T47">"HZ. MEHDİ (as) CENNET EHLİNİN TAVUSUDUR."</text:span><text:span text:style-name="T25"> (El-Fusul’ül-Mühimme, s. 295; İbn-i Şirveyh-i Deylemi, el-Firdevs, Elif ve Lâm babı; Yenabi’ül-Mevedde, s. 181, 435 ve 489; Nur’ül-Ebsar, s. 154)</text:span></text:p>
      <text:p text:style-name="P20"><text:span text:style-name="T25">Enes bin Malik'den; dedi ki: Hz. Resulullah (sav)’in şöyle buyurduğunu duydum: </text:span><text:span text:style-name="T47">"BİZ ABDULMUTTALİB EVLÂTLARINDAN YEDİ KİŞİ CENNET EHLİNİN EFENDİLERİYİZ: BEN, HAMZA, ALİ, CAFER, HASAN, HÜSEYİN ve MEHDİ."</text:span><text:span text:style-name="T20"> </text:span><text:span text:style-name="T25">(Sünen-i İbn-i Mace, hadis no: 4077, Yenabi’ül-Mevedde, s.435, Savaik-ül Muhrika, s.309, Zehair-ül Ukba, s.15, Metalib-üs Sual, ikinci bab, el- Burhan fi Alamat-ül Mehdi, ikinci bab ve...)</text:span></text:p>
      <text:h text:style-name="P47" text:outline-level="2"><text:soft-page-break/>404- Zamanının En Hayırlısıdır</text:h>
      <text:p text:style-name="P20"><text:span text:style-name="T25">İbn-i Cerir, Tehzib-il Asar'da şöyle tahric etti:  ”</text:span><text:span text:style-name="T46">MUHAMMED ÜMMETİNİN EN HAYIRLISI</text:span><text:span text:style-name="T25"> ve sizin zorlukları gideren veliniz olan kimseye katılın.. O Mehdi'dir.” (Kitab-ül Burhan Fi Alamet-il Mehdiyy-il Ahir Zaman, s.57)</text:span></text:p>
      <text:p text:style-name="P20"><text:span text:style-name="T25">Devrinde </text:span><text:span text:style-name="T46">YERYÜZÜNÜN EN HAYIRLISI KENDİSİ OLACAKTIR</text:span><text:span text:style-name="T25">. (El-Kavlu'l Muhtasar Fi Alamet-il Mehdiyy-il Muntazar, s.27)</text:span></text:p>
      <text:h text:style-name="P47" text:outline-level="2">405- İnsanların Rahatı, Huzuru ve Güvenliği İçin Gayret Edecektir</text:h>
      <text:p text:style-name="P20"><text:span text:style-name="T25">Nechül Belağa’dan: İnananların Efendisi (sav) dedi ki: ... </text:span><text:span text:style-name="T46">(HZ. MEHDİ (as) ), ESİRİ ÖZGÜRLÜĞE KAVUŞTURMAK, KÖLEYİ AZAD ETMEK ve YANLIŞ YÖNLENDİRİLMİŞ ULUSU DAĞITMAK ve DOĞRULUĞU İZLEYENLERİ BİRLEŞTİRMEK İÇİN </text:span><text:span text:style-name="T25">erdem sahibinin örneklerini izleyecektir.” (Kitab-ül Gaybet, [Bihar-ul Envar, cilt 51], Ansariyan Yayıncılık, Derleyen: Muhammed Bakır el-Meclisi, İran-Kum, 2003, s. 186)</text:span></text:p>
      <text:h text:style-name="P47" text:outline-level="2">406- Sabırlıdır</text:h>
      <text:p text:style-name="P16"><text:span text:style-name="T25">... </text:span><text:span text:style-name="T46">EYÜP PEYGAMBER (as)’ın SABRINA</text:span><text:span text:style-name="T25"> sahiptir. (Kefaayah al-Asar, s. 43)</text:span></text:p>
      <text:h text:style-name="P47" text:outline-level="2">407- Çok Merhametlidir</text:h>
      <text:p text:style-name="P9"><text:span text:style-name="T6">... Yoksullara karşı </text:span><text:span text:style-name="T3">çok merhametli olması</text:span><text:span text:style-name="T6">, Mehdi (as)’ın alametlerindendir. (Mer'iy b. Yusuf b. Ebi bekir b. Ahmet b. Yusuf el-Makdi'si "Feraidu Fevaidi'l Fikr Fi'l İmam El-Mehdi El-Muntazar")</text:span></text:p>
      <text:p text:style-name="P9"><text:span text:style-name="T6">... Mazlumlara karşı da </text:span><text:span text:style-name="T3">çok merhametli olmasıdır</text:span><text:span text:style-name="T6">. (Nuaym b. Hammad, vr. 50b; Ukayli "En-Necmu's-sakıb fi Beyanı Enne'l Mehdi min Evladı Ali b. Ebi Talib Ale't-Temam ve'l kamal")</text:span></text:p>
      <text:h text:style-name="P47" text:outline-level="2">408- Sıcak Kanlı ve Sevgi Doludur</text:h>
      <text:p text:style-name="P9"><text:span text:style-name="T6">Mahmud b. Vahib Kızoğlu Bağdadi-i Hanefi: "Cevheret-ul Kelam" adlı kitapta şöyle yazar: </text:span><text:span text:style-name="T3">O (HZ. MEHDİ (as) ) SICAK KANLI ve GÜZEL BİR GENÇTİR...</text:span></text:p>
      <text:p text:style-name="P32">(Cevheret-ul Kelam, s. 157)</text:p>
      <text:h text:style-name="P47" text:outline-level="2">409- İhtiyaç İçinde Olanlara Karşı Koruyucudur</text:h>
      <text:p text:style-name="P9"><text:span text:style-name="T6">İmam Mehdi (as) büyük miktarlarda servet dağıtacaktır. </text:span><text:span text:style-name="T3">FAKİRE ve İHTİYAÇ SAHİBİNE KARŞI ÇOK YUMUŞAKTIR</text:span><text:span text:style-name="T6">. </text:span><text:span text:style-name="T7">(Muntakhab al-Asar, Sayfa 311)</text:span></text:p>
      <text:h text:style-name="P47" text:outline-level="2"><text:soft-page-break/>410- Müslümanları Koruma Hissi Çok Güçlüdür</text:h>
      <text:p text:style-name="P24">İslam'ın aleyhine söylenecek bir söz bile ona ağır gelir.</text:p>
      <text:p text:style-name="P24">(El Kavlu'l Muhtasar Fi Alamatil Mehdiyy-il Muntazar, s. 30)</text:p>
      <text:p text:style-name="P25">Hz. Mehdi (as)’ın hamiyet duygularının çok güçlü olacağı hadislerde bildirilmiştir. İslam aleyhinde yapılacak her türlü sözü tam olarak cevaplandıracak, her türlü hareketi tamamen etkisiz hale getirecektir.</text:p>
      <text:h text:style-name="P47" text:outline-level="2">411- Zalime Karşı Hakkı Müdafaa Eder</text:h>
      <text:p text:style-name="P9"><text:span text:style-name="T6">Hz. Mehdi (as)  </text:span><text:span text:style-name="T3">zalime karşı hakkı müdafaa edecektir.</text:span><text:span text:style-name="T6"> Hatta (zalim) bir insanın azı dişinde olan (haksız bir lokmayı) bile ondan çekip alacak ve sahibine iade edecektir.</text:span></text:p>
      <text:p text:style-name="P24">(En-Necmu's-sakıb fi Beyanı Enne'l Mehdi min Evladı Ali b. Ebi Talib Ale't-Temam ve'l kamal )</text:p>
      <text:h text:style-name="P47" text:outline-level="2">412- Kimseye Tenezzül Etmez</text:h>
      <text:p text:style-name="P9"><text:span text:style-name="T6">O, benim ümmetimden, </text:span><text:span text:style-name="T3">tenezzül etmeyen</text:span><text:span text:style-name="T6"> (Allah'tan başka hiçbir varlığa minnet duymayan) bir adamdır. </text:span><text:span text:style-name="T7">(Suyuti, el-havi, 2/24)</text:span></text:p>
      <text:h text:style-name="P47" text:outline-level="2">413- İhtiyaçlarını İnsanlara Bildirmez</text:h>
      <text:p text:style-name="P24">Hz. Hüseyin (ra) soruldu:</text:p>
      <text:p text:style-name="P9"><text:span text:style-name="T6">"İmam Mehdi hangi alametlerle bilinir?" Şöyle cevap verdi: "... İnsanlar ona muhtaç olurlar. </text:span><text:span text:style-name="T3">O, ise insanlara ihtiyacını bildirmez.</text:span><text:span text:style-name="T6">"</text:span></text:p>
      <text:p text:style-name="P24">(Mer'iy b. Yusuf b. Ebi bekir b. Ahmet b. Yusuf el-Makdisi "Feraidu Fevaidi'l Fikr Fi'l İmam El-Mehdi El-Muntazar")</text:p>
      <text:h text:style-name="P47" text:outline-level="2">414- İnsanlara İhsanı Bol ve Güzel Olur</text:h>
      <text:p text:style-name="P9"><text:span text:style-name="T6">Zamanın inkitaa uğradığı (sistemlerin değiştiği) bir dönemde, Mehdi (as)  denen bir adam gelecek ve </text:span><text:span text:style-name="T3">ihsanı bol ve güzel olacak. </text:span><text:span text:style-name="T7">(Kitab-ül Burhan Fi Alamet-il Mehdiyy-il Ahir Zaman, s. 14)</text:span></text:p>
      <text:p text:style-name="P9"><text:span text:style-name="T6">O, fitnelerin zuhur ettiği bir zaman aralığında gelecek ve </text:span><text:span text:style-name="T3">ihsanı karşılıksız olacaktır. </text:span><text:span text:style-name="T7">(El Kavlu'l Muhtasar Fi Alamatil Mehdiyy-il Muntazar, s. 24)</text:span></text:p>
      <text:h text:style-name="P47" text:outline-level="2">415- İlmi Mücadelesinde Kararlıdır</text:h>
      <text:p text:style-name="P9"><text:span text:style-name="T6">İnsanlar hakka dönünceye kadar (fikri) mücadelesine devam edecektir. </text:span><text:span text:style-name="T7">(El-Kavlu'l Muhtasar Fi Alamet-il Mehdiyy-il Muntazar, s. 23)</text:span></text:p>
      <text:p text:style-name="P9"><text:span text:style-name="T6">"Ey inananların Efendisi, bize senin Mehdin (as) hakkında haber ver." İnananların Efendisi (sav) dedi ki: "... (HZ. MEHDİ (as) ) </text:span><text:span text:style-name="T3">ÖLÜM GELDİĞİNDE KORKMAYACAKTIR; imanlı olanlar etrafını </text:span><text:soft-page-break/><text:span text:style-name="T3">sardığında uzaklaşıp yüz çevirmez; SAVAŞÇILAR ONA KARŞI MÜCADELE VERDİKLERİNDE TEREDDÜT ETMEZ... CÖMERTTİR ve GÖZÜ PEKTİR..." </text:span><text:span text:style-name="T7">(Kitab-ül Gaybet, [Bihar-ul Envar, c. 51], Ansariyan Yayıncılık, Derleyen: Muhammed Bakır el-Meclisi, İran-Kum, 2003, s. 184)</text:span></text:p>
      <text:p text:style-name="P25">Allah Kuran'da pek çok ayette elçilerinin güzel ahlakı ve cesur karakterlerinden bahsetmektedir. Elçiler kavimlerinin tüm inkarlarına, alaylarına, tuzaklarına ve saldırılarına en güzel şekilde karşılık vermişler ve her zaman Allah'ın yardımıyla galip gelmişlerdir.</text:p>
      <text:p text:style-name="P24">Öyleyse sen emrolunduğun şeyi açıkça söyle ve müşriklere aldırış etme. (Hicr Suresi, 94)</text:p>
      <text:h text:style-name="P47" text:outline-level="2">416- İşleri Çok Seri Şekilde Halleder</text:h>
      <text:p text:style-name="P9"><text:span text:style-name="T6">Mehdi (as)  hesabını çok seri bir şekilde görecek ve vaadinden dönmeyecektir. </text:span><text:span text:style-name="T7">(Kitab-ül Burhan Fi Alamet-il Mehdiyy-il Ahir Zaman, s. 24)</text:span></text:p>
      <text:h text:style-name="P47" text:outline-level="2">417- Hz. Mehdi (as) , Güçlü İmanı, Heybeti, Vakarı, Soylu Tavırları ve Peygamberimiz (sav)’in Onun Hakkında Yaptığı Tariflerle Tanınacaktır</text:h>
      <text:p text:style-name="P25">Hz. Mehdi (as) , imanı, asaleti, heybeti, vakarı, soylu tavırları, güzel ahlakı, hiç kimseden hediye almaması aksine hediyeyi dağıtan olması, tüm insanlara İslam ahlakını hiçbir ücret istemeden tebliğ etmesi, yaptığı hizmetlerden hiçbir şekilde karşılık beklememesi ve her tavrıyla İslam'a faydalı olmasıyla tanınacaktır. Müslümanlar, Peygamberimiz (sav)’in onun hakkında bildirdiği bu faziletlerini her yerde konuşacaklar ve bu da Hz. Mehdi (as)’ın tanınmasında ayrı bir delil oluşturacaktır.</text:p>
      <text:p text:style-name="P24">Ebu'l Carud der ki:</text:p>
      <text:p text:style-name="P9"><text:span text:style-name="T6">İmam Muhammed Bakır'a: </text:span><text:span text:style-name="T3">"... İMAM (HZ. MEHDİ (as) ) NE ile TANINIR?"</text:span><text:span text:style-name="T6"> diye arzedince şöyle buyurdu:</text:span></text:p>
      <text:p text:style-name="P9"><text:span text:style-name="T6">"HİDAYET ve HEYBETİ ile ve ALİ MUHAMMED'İN, ONUN (HZ. MEHDİ (as) 'IN) FAZİLETLERİNİ İKRARI İLE." </text:span><text:span text:style-name="T7">(Şeyh Muhammed b. İbrahim-i Numani, Gaybet-i Numani, s. 284)</text:span></text:p>
      <text:p text:style-name="P9"><text:span text:style-name="T6">Haris bin Muğayre-i Nasrı der ki, İmam Caferi Sadık'a, </text:span><text:span text:style-name="T3">"İMAM (HZ. MEHDİ (as) ) NE ile TANINIR?"</text:span><text:span text:style-name="T6"> diye arzedince şöyle buyurdu:</text:span></text:p>
      <text:p text:style-name="P9"><text:span text:style-name="T6">"HEYBET ve VAKAR İLE. BAŞKA NE ile TANINIR? AYRICA HELAL ve HARAM İLE, HALKIN ONA OLAN İHTİYACI ile ve ONUN HİÇ KİMSEYE MUHTAÇ OLMAMASINDAN TANINIR..." </text:span><text:span text:style-name="T7">(Şeyh Muhammed b. İbrahim-i Numani, Gaybet-i Numani, s. 283)</text:span></text:p>
      <text:h text:style-name="P47" text:outline-level="2">418- Müslümanların Onurudur</text:h>
      <text:p text:style-name="P20"><text:span text:style-name="T25">…</text:span><text:span text:style-name="T62"> </text:span><text:span text:style-name="T25">Abdulaziz b. Müslim şöyle rivayet etmiştir:</text:span></text:p>
      <text:p text:style-name="P20"><text:span text:style-name="T25">“</text:span><text:span text:style-name="T46">İMAM MEHDİ, DİNİN DÜZENİ, MÜSLÜMANLARIN ONURUDUR</text:span><text:span text:style-name="T25">. Münafıkların kinini üzerine çeker, kafirlerin (manen) helak olmasının vesilesidir... Hiç kimse onun seviyesine erişemez ve hiçbir alim onunla boy ölçüşemez. Onun benzeri ve eşi olmaz.</text:span><text:span text:style-name="T46">..</text:span><text:span text:style-name="T25">” (İman ve Küfür Kitabı / Usul-U Kafi (El-Usul Min El-Kafi) / El-Kuleyni, Cild 1)</text:span></text:p>
      <text:h text:style-name="P47" text:outline-level="2"><text:soft-page-break/>419- Bütün Faziletler Hz. Mehdi (as) 'Da Toplanmıştır</text:h>
      <text:p text:style-name="P20"><text:span text:style-name="T25">…</text:span><text:span text:style-name="T62"> </text:span><text:span text:style-name="T25">Abdulaziz b. Müslim şöyle rivayet etmiştir:</text:span></text:p>
      <text:p text:style-name="P20"><text:span text:style-name="T25">“Onun (Mehdi (as)’ın) benzeri ve eşi olmaz. </text:span><text:span text:style-name="T46">FAZİLET SIFATIYLA BELİRGİNLEŞİR, BÜTÜN FAZİLETLER ONDA TOPLANMIŞ OLUR.</text:span><text:span text:style-name="T25"> Ama o (İmam Mehdi), bunları isteyerek ve çalışarak elde etmiş değildir. Bilakis bu faziletleri veren, Yüce bahşedici olan Allah tarafından ona (İmam Mehdi’ye) has kılınmış özelliklerdir.” (İman ve Küfür Kitabı / Usul-U Kafi (El-Usul Min El-Kafi) / El-Kuleyni, Cild 1)</text:span></text:p>
      <text:h text:style-name="P47" text:outline-level="2">420- Amelinde Ayıp ve Zulüm Yoktur</text:h>
      <text:p text:style-name="P9"><text:span text:style-name="T6">Ben Hz. Mehdi (as) 'ı, peygamberlerin sayfalarında (kitaplarında) şöyle bulurum: "</text:span><text:span text:style-name="T3">Hz. Mehdi (as)’ın amelinde ne zulüm ne de ayıp vardır."</text:span></text:p>
      <text:p text:style-name="P24">(Nuaym b. Hammad, vr. 50b; Ali Bin Hüsameddin El Muttaki, Celaleddin Suyuti'nin Tasnifinden Hadisler – Ahir Zaman Mehdisinin Alametleri, Kahraman Neşriyat, s. 21)</text:p>
      <text:h text:style-name="P47" text:outline-level="2">421- Hz. Mehdi (as)’ın Hikmeti, Basireti, Feraseti ve Anlayışı Çok Güçlü Olacaktır</text:h>
      <text:p text:style-name="P25">Hadislerde Hz. Mehdi (as)’ın Allah'ın kendisine verdiği özel bir güce sahip olduğu bildirilmektedir:</text:p>
      <text:p text:style-name="P24">O, kimsenin bilemediği gizli bir gücün sahibi olduğu için kendisine Hz. Mehdi (as) denilmiştir.</text:p>
      <text:p text:style-name="P24">(Kitab-ül Burhan Fi Alameti-il Mehdiyy-il Ahir Zaman)</text:p>
      <text:p text:style-name="P25">Muhyiddin Arabi Hz. Mehdi (as)’ın bazı özelliklerini saymaktadır. Aşağıdaki izahında Hz. Mehdi (as)’ın dikkat çeken başlıca 9 özelliğine yer vermektedir:</text:p>
      <text:p text:style-name="P25">1. Basiret sahibi olması</text:p>
      <text:p text:style-name="P25">2. Kutsal kitabı anlaması</text:p>
      <text:p text:style-name="P25">3. Ayetlerin manasını bilmesi</text:p>
      <text:p text:style-name="P25">4. Tayin edeceği kimselerin hal ve hareketlerini bilmesi</text:p>
      <text:p text:style-name="P25">5. Öfkelendiğinde bile merhamet ve adaletten ayrılmaması</text:p>
      <text:p text:style-name="P25">6. Varlıkların sınıflarını bilmesi</text:p>
      <text:p text:style-name="P25">7. İşlerin girift taraflarını bilmesi</text:p>
      <text:p text:style-name="P25">Çünkü bunlardan haberi olan bir lider vereceği hükümlerde yanılmaz. Hz. Mehdi (as) kıyas ilmini onunla hükmetmek için değil, ondan kaçınmak için bilir. Çünkü verdiği hüküm doğru bir ilham neticesi olacak. Yani Hz. Muhammed (sav)’in getirdiği şeriat üzere hükmedecek. Bu sebepledir ki Peygamberimiz (sav) onu vasfederken "Benim izimi takip edecek, hataya düşmeyecek" demiştir. Bundan anlıyoruz ki, Hz. Mehdi (as) , şeriat sahibi değil, şeriata uyandır.</text:p>
      <text:p text:style-name="P25">8. İnsanların ihtiyacını iyi anlaması</text:p>
      <text:p text:style-name="P25"><text:soft-page-break/>Çünkü onların her türlü işlerini görmek için Allah onu diğer insanlar üzerine seçmiştir. Liderlerin davranış ve faaliyetleri kendilerinden ziyade halkın menfaatine olmalıdır... Halkın yararına aykırı şeylerle uğraşıp, onların işlerini görmeyen bir lider azledilmelidir. Çünkü onunla diğer insanlar arasında fark kalmamıştır.</text:p>
      <text:p text:style-name="P25">9. Bilhassa kendi zamanında ihtiyaç hissedilen gaibi ilimlere vukufu bulunması. Çünkü ancak o sayede yeni yeni zuhur edilecek meseleleri halledebilir. (Kıyamet Alametleri, s. 189)</text:p>
      <text:p text:style-name="P25">Hz. Mehdi (as)’ın feraseti, basireti ve anlayışı çok güçlü olacaktır. Birçok konuyu Allah'ın ilhamı ile hissedecektir.</text:p>
      <text:p text:style-name="P9"><text:span text:style-name="T6">İmam Sadık (as) buyurmuştur ki: "HZ. MEHDİ (as) , HER KAVMİN İŞLERİNİN İÇYÜZÜNDEN (sakladıkları şeyden) HABER VERİR ve DOSTUNU DÜŞMANINDAN FERASETLE AYIRIR." </text:span><text:span text:style-name="T7">(Sırat'ul-Mustakifm, c. 2, s. 254)</text:span></text:p>
      <text:h text:style-name="P47" text:outline-level="2">422- Kimseye Kötülük Yapılmasına Müsaade Etmez</text:h>
      <text:p text:style-name="P9"><text:span text:style-name="T6">ONUN (HZ. MEHDİ AS) ZAMANINDA KİMSEYE KÖTÜLÜK EDİLMEZ. </text:span><text:span text:style-name="T7">(El-Mehdiyy-il Mev'ud..., c. 1, s. 280 ve 300)</text:span></text:p>
      <text:h text:style-name="P47" text:outline-level="2">423- Bitkileri ve Hayvanları Çok Sever</text:h>
      <text:p text:style-name="P9"><text:span text:style-name="T6">Hz. Mehdi (as) , </text:span><text:span text:style-name="T3">kuru bir ağacı diktiğinde de ağaç hemen yeşillenip yapraklanacaktır. </text:span><text:span text:style-name="T7">(El-Kavlu'l Muhtasar Fi Alamet-il Mehdiyy-il Muntazar, s. 43)</text:span></text:p>
      <text:p text:style-name="P9"><text:span text:style-name="T6">Hz. Mehdi (as) bir yere </text:span><text:span text:style-name="T3">kuru bir dalı diker ve dal yapraklanıp yeşillenir. </text:span><text:span text:style-name="T7">(Kitab-ül Burhan Fi Alamet-il Mehdiyy-il Ahir Zaman, s. 67)</text:span></text:p>
      <text:p text:style-name="P25">Bu hadis-i şeriflerde, Hz. Mehdi (as)’ın bitkileri seveceği ve onlarla bizzat ilgileneceğine işaret edilmektedir. Bir başka hadis-i şerifte ise şöyle bildirilmektedir:</text:p>
      <text:p text:style-name="P9"><text:span text:style-name="T6">Hz. Mehdi (as) </text:span><text:span text:style-name="T3">uçan bir kuşa işaret ettiğinde, kuş hemen bu emirle yere düşecek. </text:span><text:span text:style-name="T6">Kuru bir ağacı diktiğinde de ağaç hemen yeşillenip yapraklanacaktır.</text:span></text:p>
      <text:p text:style-name="P24">(El-Kavlu'l Muhtasar fi Alamatil Mehdiyy-il Muntazar, s. 43)</text:p>
      <text:p text:style-name="P25">Bu hadisle de Hz. Mehdi (as)’ın hayvanlarla ilgileneceği, hayvanların da kendisini seveceğine işaret edilmektedir. Nitekim bir diğer hadiste, "yer ve gök ehlinin Hz. Mehdi (as) 'ı sevdiği", "kuşların ve denizlerdeki balıkların dahi ondan razı oldukları" bildirilmektedir:</text:p>
      <text:p text:style-name="P9"><text:span text:style-name="T6">Onun hilafetinden (manevi liderliğinden) yer ve gök ehli, bütün yabani hayvanlar, kuşlar, hatta denizdeki balıklar bile razı olacaktır. </text:span><text:span text:style-name="T77">(El-Kavlu'l Muhtasar Fi Alamet-il Mehdiyy-il Muntazar, s. 31)</text:span></text:p>
      <text:h text:style-name="P47" text:outline-level="2">424- Hz. Mehdi (as)’ın Hayvanlara Karşı Sevgisi Olacak ve Onların Halini Anlayacaktır</text:h>
      <text:p text:style-name="P9"><text:span text:style-name="T6">O (HZ. MEHDİ (as) ), DOĞRULANMIŞ, KUŞ ve BÜTÜN HAYVANLARIN DİLLERİNİ BİLEN BİRİDİR. </text:span><text:span text:style-name="T7">(Muhammed B. Resul El Hüseyin El Berzenci, Kıyamet Alametleri, s. 188)</text:span></text:p>
      <text:p text:style-name="P9"><text:span text:style-name="T12">Hz. Mehdi (as) 'ın, hayvanlara karşı sevgisi ve şefkati çok güçlü olacak; onların halini, ihtiyaçlarını çok iyi anlayacaktır. Onun döneminde, yeryüzündeki tüm varlıklar gibi yerdeki ve </text:span><text:soft-page-break/><text:span text:style-name="T12">gökteki tüm hayvanlar da Hz. Mehdi (as) ’a karşı çok büyük bir sevgi duyacak; hepsi ondan razı olacaklardır.</text:span></text:p>
      <text:h text:style-name="P47" text:outline-level="2">425- Hz. Mehdi (as)’ın Hiç Malı Mülkü Olmayacaktır</text:h>
      <text:p text:style-name="P24">O (Hz. Mehdi (as) ) DÜNYAYA GÖNÜL BAĞLAMAZ ve (BUNUN İÇİN DE) TAŞ ÜSTÜNE TAŞ YIĞMAZ.</text:p>
      <text:p text:style-name="P24">(El-Mehdiyy-il Mev'ud..., c. 1, s. 280 ve 300)</text:p>
      <text:h text:style-name="P47" text:outline-level="2">426- İnsanlar İçin En İyi Dosttur</text:h>
      <text:p text:style-name="P9"><text:span text:style-name="T6">Sonra Hz. Mehdi (as)’ın sıfatlarını sayarak buyurdu ki: </text:span><text:span text:style-name="T3">"İÇİNİZDEKİ EN GENİŞ SIĞINAKTIR, İÇİNİZDE İLMİ EN ÇOK OLANDIR ve DOSTLARINI, SEVDİKLERİNİ EN FAZLA ARAYIP SORANDIR.</text:span><text:span text:style-name="T6"> Allah'ım! Onun zuhurunu, hüzünlerin giderilmesine vesile kıl ve ümmetin dağınıklığını onunla topla! Eğer Allah seni muvaffak kılarsa </text:span><text:span text:style-name="T3">ONUN BİATINA KOŞ (ONA TABİ OL) ve ONDAN ASLA VAZGEÇME. EĞER MUVAFFAK OLUR DA, ONA ULAŞIR ve HİDAYET OLURSAN ONDAN ASLA VAZGEÇME.</text:span><text:span text:style-name="T6"> Âh - ve eliyle göğsünü göstererek - onu ne de çok görmek isterdim." </text:span><text:span text:style-name="T7">(Şeyh Muhammed b. İbrahim-i Numani, Gaybet-i Numani, s. 252)</text:span></text:p>
      <text:h text:style-name="P47" text:outline-level="2">427- Üslubu ve Tavrı Çok Samimidir</text:h>
      <text:p text:style-name="P9"><text:span text:style-name="T6">Hz. Mehdi (as)’ın </text:span><text:span text:style-name="T3">tebliğ yöntemi insanların kalplerinin derinliklerine işleyen ve Allah'a en samimi kalple yönelten türden olacak. </text:span><text:span text:style-name="T6">Dinden uzaklaşmış olanlar ibadetlerine, tatminkarlığa ve güvenliğe geri dönecekler. </text:span><text:span text:style-name="T7">(İkdud Durar, sayfa.156, Bihar- ül Envar, Cilt 53, s. 36 ve 280)</text:span></text:p>
      <text:p text:style-name="P25">Hadiste, Hz. Mehdi (as)’ın İslam ahlakını anlatırken son derece samimi bir yöntem kullanacağı anlatılmıştır. Allah Hz. Mehdi (as)’ın samimiyetini de vesile ederek "Hadi" sıfatıyla tecelli edecek ve insanları hidayete erdirecektir. Hz. Mehdi (as)’ın devrinde insanlar halis bir kalple Allah'a iman edecekler ve imanı zayıflamış kişilerin de yeniden imanları güçlenecektir. Hz. Mehdi (as)’ın İslam ahlakını anlatım şeklindeki samimiyetin özellikle dikkat çekmesinin nedenlerinden biri de, Hz. Mehdi (as)’ın yaşadığı dönemde insanların genel olarak samimiyetten uzak bir tavır içinde olmalarıdır. Hadiste ayrıca iman eden kişilerin kalplerinin tatmin olacağına ve güvenlik ortamının oluşacağına da dikkat çekilmiştir.</text:p>
      <text:h text:style-name="P44" text:outline-level="1"><text:bookmark-start text:name="B42"/>Hz. Mehdi (as)’ın İlmi</text:h>
      <text:h text:style-name="P47" text:outline-level="2"><text:bookmark-end text:name="B42"/>428- Her Konuda Çok Bilgilidir</text:h>
      <text:p text:style-name="P16"><text:span text:style-name="T25">Hâkim sahihtir kaydiyle Ebu Hüreyre’den şu haberi nakletmiştir: Peygamber (sav) buyurdu: "İnsanların </text:span><text:span text:style-name="T46">MEDİNE ÂLİMİNE (HZ. MEHDİ (as) ) </text:span><text:span text:style-name="T25">ulaşmak için develerini sürerek yollara çıkacağı günler yakındır. İşte o zaman </text:span><text:span text:style-name="T46">ONLAR, MEDİNE ÂLİMİNDEN (HZ. MEHDİ (as) ’DAN) DAHA BİLGİLİ BİRİSİNİ BULAMAYACAKLARDIR.</text:span><text:span text:style-name="T25">" (Celaleddin es-Suyuti, Peygamberimizin Mucizeleri ve Büyük Özellikleri, Uysal Kitabevi: 2/265)</text:span></text:p>
      <text:h text:style-name="P47" text:outline-level="2"><text:soft-page-break/>429- İlmi ve Hilmi Devrindeki Herkesten Üstündür</text:h>
      <text:p text:style-name="P16"><text:span text:style-name="T46">HZ. MEHDİ (as)’ın İLİM ve HİLMİ HERKESTEN DAHA ÇOKTUR.</text:span><text:span text:style-name="T25"> Hz. Mehdi (as) , Peygamber (sav)’in adını taşımaktadır ve ahlakı da Muhammedi (sav) ahlaktır. (El-Mehdiyy-il Mev'ud,cilt 1, s. 281-282 ve 266 ve 300)</text:span></text:p>
      <text:h text:style-name="P47" text:outline-level="2">430- Her Konuyu Delilleri ile İspatlar, Öyle Ki Kimse Ona Karşı Delil Getiremez</text:h>
      <text:p text:style-name="P16"><text:span text:style-name="T25">Şeyh Tusi'nin Gaybet'i: "</text:span><text:span text:style-name="T46">HZ. MEHDİ (as)’ın HAKİMİYETİ (manevi liderliği) ALLAH'IN TÜM YARATTIKLARI HAKKINDAKİ DELİLLERİNDEDİR;</text:span><text:span text:style-name="T25"> bunlar öyle çoktur ki, </text:span><text:span text:style-name="T46">ONUN (HZ. MEHDİ (as) 'IN) DELİLLERİ BÜTÜN İNSANLAR ÜZERİNDE GALİP GELECEK (ETKİLİ OLACAK, HAKİM OLACAK) ve KİMSENİN ONA KARŞI GETİRECEK BİR GEREKÇESİ (NEDENİ) OLMAYACAKTIR.</text:span><text:span text:style-name="T25">” (Kitab-ül Gaybet, [Bihar-ul Envar, cilt 51], Ansariyan Yayıncılık, Derleyen: Muhammed Bakır el-Meclisi, İran-Kum, 2003, s. 70)</text:span></text:p>
      <text:h text:style-name="P47" text:outline-level="2">431- Kendisine Yöneltilen Sorulara Çok Akılcı Cevaplar Verir</text:h>
      <text:p text:style-name="P16"><text:span text:style-name="T25">... </text:span><text:span text:style-name="T46">HZ. MEHDİ (as) DOĞU ile BATI ARASINDAKİ ŞEYLER HAKKINDAKİ TÜM SORULARA CEVAP VERİR.</text:span><text:span text:style-name="T25"> (Şeyh Muhammed b.İbrahim-i Numani, Gaybet-i Numani s. 283)</text:span></text:p>
      <text:h text:style-name="P47" text:outline-level="2">432- İlmi Hz. Davud’un İlmine Benzeyecek, Batıni İlimlere Saahip Olacaktır</text:h>
      <text:p text:style-name="P16"><text:span text:style-name="T62"><text:s/></text:span><text:span text:style-name="T25">“El-Kâim Mehdi [aleyhisselâm] hakkında sormuşsun; KIYAM ETTİĞİ ZAMAN İNSANLAR ARASINDA DAVUD [ALEYHİSSELÂM]’IN HÜKMÜNE BENZER ŞEKİLDE </text:span><text:span text:style-name="T46">KENDİ İLMİYLE HÜKÜM VERECEK ve herhangi bir delile ihtiyaç duymayacaktır.”</text:span><text:span text:style-name="T25"> (Meclisî, Bihârü’l-Envâr, Beyrut, 1404, c.50, s.264-265)</text:span></text:p>
      <text:h text:style-name="P47" text:outline-level="2">433- Hz. Mehdi Herhangi Bir Delile İhtiyaç Duymayacaktır</text:h>
      <text:p text:style-name="P12">İbn Şehrâşub’un Menâkıb’ından ve el-Herâic ve’l-Cerâih eserinden, Hasan b. Zarîf rivayet eder:</text:p>
      <text:p text:style-name="P12">Gönlümü iki konu meşgul ediyordu ve onlarla ilgili Ebû Muhammed’e yazmak istedim. Böylece kendisine bir mektup yazıp el-Kâim Mehdi [aleyhisselâm]’ı, onun ne ile hükmedeceğini ve meclisinin nerede olacağını sordum.</text:p>
      <text:p text:style-name="P12">Şöyle bir cevap geldi:</text:p>
      <text:p text:style-name="P16"><text:span text:style-name="T25">“El-Kâim Mehdi [aleyhisselâm] hakkında sormuşsun; kıyam ettiği zaman insanlar arasında Davud [aleyhisselâm]’ın hükmüne benzer şekilde </text:span><text:span text:style-name="T46">KENDİ İLMİYLE HÜKÜM VERECEK ve HERHANGİ BİR DELİLE İHTİYAÇ DUYMAYACAKTIR.”</text:span></text:p>
      <text:p text:style-name="P16"><text:span text:style-name="T25">İ’lâmu’l-Verâ ve el-İrşâd eserlerinde İbn Kulûye, Küleynî, Ali b. Muhammed ve Hasan b. Zarif senediyle benzer hadise yer verilmiştir. (Meclisî, Bihârü’l-Envâr, Beyrut, 1404, c.50, s.264-</text:span><text:soft-page-break/><text:span text:style-name="T25">265)</text:span></text:p>
      <text:h text:style-name="P47" text:outline-level="2">434- Olacak Gelişmeleri En İsabetli Şekilde Tespit Eder</text:h>
      <text:p text:style-name="P16"><text:span text:style-name="T19">Ebu Basir şöyle rivayet etmiştir: Ebul Hasan (Musa b.Cafer)’e dedim ki: “Seni yaratan Allah’a kurban olayım! İmam Mehdi hangi işaretiyle bilinir?” Buyurdu ki: “İmam Mehdi’nin bilinmesini sağlayan birkaç özelliği vardır.</text:span><text:span text:style-name="T25"> </text:span><text:span text:style-name="T26">İNSANLAR ONA SORU SORDUKLARINDA DERHAL CEVAP VERİR; EĞER HUZURUNDA SUSSALAR, O KENDİLİĞİNDEN KONUŞMAYA BAŞLAR ve YARIN OLACAKLARI (yaşanacak gelişmeleri) ANLATIR. İNSANLARLA HER DİLDEN KONUŞUR.”</text:span><text:span text:style-name="T25"> </text:span><text:span text:style-name="T19">(İman ve Küfür Kitabı / Usul-U Kafi (El-Usul Min El-Kafi) / El-Kuleyni, Cild 1S. 402)</text:span></text:p>
      <text:h text:style-name="P47" text:outline-level="2">435- Hz. Mehdi (as)’ın Tebliği İnsanlar Üzerinde Çok Etkili Olur</text:h>
      <text:p text:style-name="P21"><text:span text:style-name="T46">HZ. MEHDİ (as) KURU BİR AĞACI DİKTİĞİNDE de AĞAÇ HEMEN YEŞİLLENİP YAPRAKLANACAKTIR</text:span><text:span text:style-name="T25">. (El-Kavlu'l Muhtasar Fi Alamet-il Mehdiyy-il Muntazar, s. 43)</text:span></text:p>
      <text:p text:style-name="P16"><text:span text:style-name="T25">Asrında </text:span><text:span text:style-name="T46">CAHİL, CİMRİ ve KORKAK OLAN BİR ADAM HEMEN ALİM, CÖMERT ve CESUR OLACAK</text:span><text:span text:style-name="T25">.  (Kıyamet Alametleri, s.186)</text:span></text:p>
      <text:h text:style-name="P47" text:outline-level="2">436- Adaletin Tam Hakim Olmasına Vesile Olur</text:h>
      <text:p text:style-name="P16"><text:span text:style-name="T25">Hz. Mehdi (as) </text:span><text:span text:style-name="T46">YENİ BİR YARGI ve KAZAVET (HAKİMLİK) SİSTEMİ</text:span><text:span text:style-name="T25"> getirecek. (El-Gaybet (Nümani) Bihar'ül Envar, cilt 52, s. 349, 354)</text:span></text:p>
      <text:p text:style-name="P34">Hz. Mehdi (as) dürüst ve adil yargı sistemini teşvik edip yargıda ve hakimlik ahlakında mükemmelliği sağlayacaktır.</text:p>
      <text:p text:style-name="P34">Hz. Mehdi (as) döneminde, İslam alemindeki devletlere musallat olan çeteleşmeler neticesinde yargıya müdahaleler olacak; adalet sisteminde bozulma ve dejenerasyon meydana gelecektir. İşte Hz. Mehdi (as) bu dönemde ortaya çıkacak ve oluşan bu dejenerasyon ancak Hz. Mehdi (as) vesilesiyle düzelecektir.</text:p>
      <text:h text:style-name="P47" text:outline-level="2">437- Mehdi (as) İlmin Kaynağıdır</text:h>
      <text:p text:style-name="P33"><text:span text:style-name="T25">…</text:span><text:span text:style-name="T62"> </text:span><text:span text:style-name="T25">Abdulaziz b. Müslim şöyle rivayet etmiştir:</text:span></text:p>
      <text:p text:style-name="P14"><text:span text:style-name="T25">“</text:span><text:span text:style-name="T57">İMAM MEHDİ ALİMDİR, ÖNDERDİR... KUTSALLIĞIN, TEMİZLİĞİN, İBADETİN, ZÜHDÜN, İLMİN ve KULLUĞUN KAYNAĞIDIR.</text:span><text:span text:style-name="T25"> Resulullah (sav)’ın daveti, özellikle ona (İmam Mehdi’ye) tevdi edilmiş, davet görevi ona bırakılmıştır. Fatıma Betül’ün tertemiz soyundan gelir. Kureyş hanedanından, Haşimoğulları zirvesinden ve Peygamber’in pak neslinden gelmiş, Allah Azze ve Celle’nin rızasına sahiptir.” (İman ve Küfür Kitabı / Usul-U Kafi (El-Usul Min El-Kafi) / El-Kuleyni, Cild 1)</text:span></text:p>
      <text:h text:style-name="P47" text:outline-level="2"><text:soft-page-break/>438- Dini Meseleler Hakkında Yüksek İlim Sahibidir</text:h>
      <text:p text:style-name="P16"><text:span text:style-name="T46">... HZ. MEHDİ (as) , DİNİ MESELELERDE ZAMANINDAKİ MÜÇTEHİTLERİN EN FAZİLETLİSİ ve EN MÜKEMMELİDİR. </text:span><text:span text:style-name="T25">Bu da onun büyüklüğünü, mertebesinin yüksekliğini, makamının yüceliğini gösterir. (Ali b. Sultan Muhammed el-Kari el-Hanefi, “Risaletül Meşreb elverdi fi mezhebil Mehdi)</text:span></text:p>
      <text:p text:style-name="P16"><text:span text:style-name="T25">Onun (Hz. Mehdi (as) 'ın) döneminde </text:span><text:span text:style-name="T46">DİN TAMAMEN REY'DEN ARINMIŞ OLARAK ESKİ HÜVİYETİNİ KAZANACAKTIR</text:span><text:span text:style-name="T25">. (Muhyiddin Arabi, "Futuhat-El Mekkiye", 66. bab,cilt 3, s. 327- 328)</text:span></text:p>
      <text:h text:style-name="P47" text:outline-level="2">439- Altın Mühürlü Kitabı İnsanlara Sesli Olarak Okuyacaktır</text:h>
      <text:p text:style-name="P16"><text:span text:style-name="T25">İmam Sadık diyor ki: Kaim (Hz. Mehdi (as) ) belli bir giysi giydiğinde Peygamber'in (sav) </text:span><text:span text:style-name="T46">ALTIN MÜHÜRLE MÜHÜRLENMİŞ MEKTUBUNUN (KİTABININ) MÜHÜRÜNÜ ÇIKARTARAK (KAPAĞINI AÇARAK), İNSANLARA YÜKSEK SESLE OKUYACAKTIR.</text:span><text:span text:style-name="T25"> (Bihar'ül Envar,cilt 52, s. 326)</text:span></text:p>
      <text:h text:style-name="P47" text:outline-level="2">440- Hadisler Konusunda Çok Bilgilidir</text:h>
      <text:p text:style-name="P16"><text:span text:style-name="T25">Ebu Basir der ki, İmam Muhammed Bakır’ın şöyle buyurduğunu duydum: ... Buyurdu ki: “Hz. Mehdi (as) kıyam ettiğinde Resulullah (sav)’in yolundan gidecektir. </text:span><text:span text:style-name="T46">YALNIZ O (HZ. MEHDİ (as) ), RESULULLAH'IN (sav) ESERLERİNİ AÇIKLAYACAKTIR..."</text:span><text:span text:style-name="T25"> (Şeyh Muhammed b. İbrahim-i Numani, Gaybet-i Numani, s. 191)</text:span></text:p>
      <text:h text:style-name="P47" text:outline-level="2">441- Allah Hz. Mehdi (as)’ı Vesile Ederek, Hem Şiddeti Hem de Şiddetin Felsefesini Yok Edecektir</text:h>
      <text:p text:style-name="P16"><text:span text:style-name="T25">Şeyh Tusi'nin Gaybet'i: "Sonra Hz. Mehdi (as)’ın yükselişi olacak... </text:span><text:span text:style-name="T46">ALLAH ONUN (HZ. MEHDİ (as) ’IN) VASITASIYLA YALANLARI ORTADAN KALDIRACAKTIR. ONUN (HZ. MEHDİ (as) VASITASIYLA, ŞİDDETİ ORTADAN KALDIRACAKTIR.</text:span><text:span text:style-name="T25"> O (Hz. Mehdi (as) ) boyunlarınızdaki esaret ayıbını kaldıracaktır.” (Kitab-ül Gaybet, [Bihar-ul Envar, cilt 51], Ansariyan Yayıncılık, Derleyen: Muhammed Bakır el-Meclisi, İran-Kum, 2003, s. 132)</text:span></text:p>
      <text:h text:style-name="P47" text:outline-level="2">442- Allah’ın Halifesidir</text:h>
      <text:p text:style-name="P16"><text:span text:style-name="T25">... Mehdi (as) zuhur edince, herşeyi bırakıp mümkün olan her vesileyle ona doğru koşunuz. Zira </text:span><text:span text:style-name="T46">O ALLAH’IN HALİFESİ (manevi lider) ve BENİM VASİMDİR.</text:span><text:span text:style-name="T25"> (Bihar-ul Envar, cilt51, s.65; Isbat-ul Hüdat, cilt6, s.382)</text:span></text:p>
      <text:h text:style-name="P47" text:outline-level="2">443- Cifr (Ebced) İlmini Bilir</text:h>
      <text:p text:style-name="P16"><text:span text:style-name="T25">Bazıları dediler ki, </text:span><text:span text:style-name="T46">BU KİTABI KEMAL-i VUKUF </text:span><text:span text:style-name="T25">(olgunluğa ulaşmış)</text:span><text:span text:style-name="T46"> AHİR ZAMANDA </text:span><text:soft-page-break/><text:span text:style-name="T46">HURUCU MUNTAZAR </text:span><text:span text:style-name="T25">(çıkışı beklenen)</text:span><text:span text:style-name="T46"> HZ. MEHDİ (as)’ın HURUCUNA MEVKUFTUR (çıkışına atfedilmiştir) Kİ, ONLAR CİFR İLMİNE VAKIF ve SIRLARINA ARİF OLURLAR (bilirler)</text:span><text:span text:style-name="T25">. Kitab-ı enbiyayı salifeden dahi bu ilim varid olmuştur. (Bu ilim, geçmiş peygamberlere verilen kitaplardan ulaşmış bir ilimdir.) (Mehdilik ve İmamiye, İbrahim Süleymanoğlu, s.252) (Taşköprülüzade Ahmet Efendi "Mevzuatu'l-Ulum", (11/246))</text:span></text:p>
      <text:h text:style-name="P47" text:outline-level="2">444- Batın İlmine Vakıftır</text:h>
      <text:p text:style-name="P16"><text:span text:style-name="T25">Ka’b: "Kıyam edecek olanın Mehdi olarak adlandırılmasının sebebi </text:span><text:span text:style-name="T46">GİZLİ İŞLERE HİDAYET EDİLMESİ SEBEBİYLEDİR</text:span><text:span text:style-name="T25">." der. (El Havi, cilt 2, s.148)</text:span></text:p>
      <text:p text:style-name="P16"><text:span text:style-name="T25">Kab'dan rivayet edildi ki:  </text:span><text:span text:style-name="T46">O, KİMSENİN BİLEMEDİĞİ GİZLİ BİR GÜCÜN SAHİBİ OLDUĞU İÇİN KENDİSİNE MEHDİ DENİLMİŞTİR. </text:span><text:span text:style-name="T25">(Kitab-ül Burhan Fi Alameti-il Mehdiyy-il Ahir Zaman)</text:span></text:p>
      <text:p text:style-name="P16"><text:span text:style-name="T25">O (Mehdi), doğrulanmış, </text:span><text:span text:style-name="T46">KUŞ ve BÜTÜN HAYVANLARIN DİLLERİNİ BİLEN BİRİDİR</text:span><text:span text:style-name="T25">. Onun için adaleti, bütün insanlar ve cinlerce kabul edilecektir. (Muhammed B. Resul El Hüseyin El Berzenci, Kıyamet Alametleri, s. 188)</text:span></text:p>
      <text:h text:style-name="P47" text:outline-level="2">445 – İlmi Eksiksiz ve Mükemmeldir</text:h>
      <text:p text:style-name="P10">Abdulaziz b. Müslim şöyle rivayet etmiştir: (İmam Mehdi’nin) İLMİ GELİŞMİŞ ve HİLMİ EKSİKSİZDİR. İmamette güçlü, siyasette bilgedir. Ona (İmam Mehdi’ye) itaat etmek farzdır. Allah Azze ve Celle’nin emriyle bu göreve gelmiştir. Allah’ın kullarına nasihat eder. Allah’ın dininin koruyucusudur. (İman ve Küfür Kitabı / Usul-U Kafi (El-Usul Min El-Kafi) / El-Kuleyni, Cild 1)</text:p>
      <text:h text:style-name="P47" text:outline-level="2">446- Olayların Zahirine Değil, Batınına Göre Hareket Eder</text:h>
      <text:p text:style-name="P16"><text:span text:style-name="T25">Şeyh Müfid şöyle diyor: "Kâim-i Âl-i Muhammed </text:span><text:span text:style-name="T46">(HZ. MEHDİ (as) ) KIYAM ETTİĞİNDE AYNI HZ. DAVUD (as) GİBİ, YANİ BATIN HASEBİYLE (BATIN BİLGİSİYLE) HÜKMEDECEK, ŞAHİDE GEREK DUYMADAN HÜKMEDECEK. ALLAH HÜKMÜ ONA İLHAM EDECEK ve O da İLAHİ İLHAMA GÖRE HÜKMEDECEK.</text:span><text:span text:style-name="T25"> (İrşad (Şeyh Müfid), s. 365-366)</text:span></text:p>
      <text:p text:style-name="P16"><text:span text:style-name="T46">BU HZ. MEHDİ (as) ; SÜLEYMAN (as) ile DAVUD (as) GİBİ HÜKÜM VERECEK. VERDİĞİ HÜKÜMDE DELİL ve ŞAHİT İSTEMEYECEK.</text:span><text:span text:style-name="T25"> (Şeyh Muhammed b. İbrahim-i Numani, Gaybet-i Numani, s. 374)</text:span></text:p>
      <text:h text:style-name="P47" text:outline-level="2">447- Kimin Dost Kimin Düşman Olduğunu Hemen Anlar</text:h>
      <text:p text:style-name="P16"><text:span text:style-name="T25">Hz. Mehdi (as) </text:span><text:span text:style-name="T46">HER GRUBUN GİZLİ PLANLARINDAN HABERDAR OLACAK ve PLANLARINI KENDİLERİNE SÖYLEYECEK. HZ. MEHDİ (as) , BAKMASIYLA DOST ve DÜŞMANINI TANIYACAK</text:span><text:span text:style-name="T25">. (İrşad (Şeyh Müfid), s. 365-366)</text:span></text:p>
      <text:h text:style-name="P47" text:outline-level="2"><text:soft-page-break/>448- Sadece İnsanlara Değil, Cinlere de Gönderilmiştir</text:h>
      <text:p text:style-name="P16"><text:span text:style-name="T25">O (Mehdi), doğrulanmış, ... adaleti, bütün insanlar ve </text:span><text:span text:style-name="T46">CİNLERCE KABUL EDİLECEKTİR.</text:span><text:span text:style-name="T25"> (Muhammed B. Resul El Hüseyin El Berzenci, Kıyamet Alametleri, s. 188)</text:span></text:p>
      <text:h text:style-name="P47" text:outline-level="2">449- Nübüvvet Yolundadır</text:h>
      <text:p text:style-name="P16"><text:span text:style-name="T25">Hz. Huzeyfe'den rivayet edilmiştir: Aranızda "Nübüvvet" Allah'ın istediği kadar sürer, sonra onu kaldırmayı istediği zaman da kaldırır. ve Allah'ın murad ettiği kadar devam eden "Şiddetli bir Meliklik" idaresi gelir. Sonra onu kaldırmayı istediği zaman kaldırır. Sonra zorba bir idare gelir. Sonra da "</text:span><text:span text:style-name="T46">NÜBÜVVET YOLU ÜZERE BİR HİLAFET" (manevi liderlik) (HZ. MEHDİ (as) ) GELİR. </text:span><text:span text:style-name="T25">(Ramuz El-Ehadis, 1/257 (Ebu Davud "Tayalisi" -Ahmet b. Hanbel "Müsned"inden))</text:span></text:p>
      <text:p text:style-name="P16"><text:span text:style-name="T25">... Birinci yolda, yani (kurb'i nübüvvet) denilen yolda, feyz ve hidayet, vasıta ile gelmez. </text:span><text:span text:style-name="T46">BU YOLDA YÜKSELEN, ARADA VASITA ve PERDE OLMADAN VASİL OLUR. HİÇBİR KİMSE VASITA ve PERDE OLMAKSIZIN FEYZLERE ve BEREKETLERE KAVUŞUR</text:span><text:span text:style-name="T25">. Vasıta olmak ve perde olmak (Kurb-i vilayet) denilen yoldadır. Bu iki yolu birbirine karıştırmamalıdır. </text:span><text:span text:style-name="T46">HAZRET-i İSA (as) ve HAZRET-i MEHDİ (as) NÜBÜVVET YOLU ile VASIL OLURLAR.</text:span><text:span text:style-name="T25"> Seyhayn, yani Hazret-i Ebu Bekir ile Hazret-i Ömer (ra) da, nübüvvet yolu ile kavuşmuşlardır. Resulullahın (sav) himayesi altındadırlar. Şanları çok yüksekdir. (Saadet-i Ebediye, H. Hilmi Işık, s. 836 (Mektubat-i Rabbani'den 123. Mektup))</text:span></text:p>
      <text:h text:style-name="P47" text:outline-level="2">450- Kuran’ın Doğru Yorumlanması İçin İlmi Mücadele Yapar</text:h>
      <text:p text:style-name="P16"><text:span text:style-name="T25">Resulullah (sav) Ammar bin Yasir’e şöyle buyurmuştur: “Onun (Hz. Mehdi (as)’ın) uzun bir gaybeti olacaktır ki, bir takım insanlar bu dönemde imanlarını kaybedecek, diğer bir grubu ise imanlarını koruyacaklardır. O (Hz. Mehdi (as) ), ahir zamanda çıkıp yeryüzünü adaletle dolduracaktır. O (Hz. Mehdi (as) ), </text:span><text:span text:style-name="T46">ALLAH’IN KELAMININ TEVİLİ (YORUMU, AÇIKLAMASI) İÇİN (FİKREN) MÜCADELE EDECEK</text:span><text:span text:style-name="T25">, nitekim ben Allah’ın kelamının tenzili (nazil oluşu) için mücadele ettim. Ey Ammar... (o (Hz. Mehdi (as) ) halkın bana en çok benzeyeni olacaktır.” (Kifayet’ül Eser, İlzam-ün Nasib, cilt1, s. 98)</text:span></text:p>
      <text:h text:style-name="P47" text:outline-level="2">451- Siyasette Bilgedir</text:h>
      <text:p text:style-name="P16"><text:span text:style-name="T25">…</text:span><text:span text:style-name="T62"> </text:span><text:span text:style-name="T25">Abdulaziz b. Müslim şöyle rivayet etmiştir:</text:span></text:p>
      <text:p text:style-name="P16"><text:span text:style-name="T25"> “(İmam Mehdi’nin) ilmi gelişmiş ve hilmi eksiksizdir. İmamette güçlü, </text:span><text:span text:style-name="T46">SİYASETTE BİLGEDİR. </text:span><text:span text:style-name="T25">Ona (İmam Mehdi’ye) itaat etmek farzdır. Allah Azze ve Celle’nin emriyle bu göreve gelmiştir. Allah’ın kullarına nasihat eder. Allah’ın dininin koruyucusudur.” (İman ve Küfür Kitabı / Usul-U Kafi (El-Usul Min El-Kafi) / El-Kuleyni, Cild 1)</text:span></text:p>
      <text:h text:style-name="P47" text:outline-level="2">452- Kuran’ı İnsanlara Hikmetle Açıklar</text:h>
      <text:p text:style-name="P12">İmam Sadık’tan:</text:p>
      <text:p text:style-name="P16"><text:span text:style-name="T25">“Kaimimiz çıktığında, herkes, Allah’ın kitabından sebepler öne sürer. </text:span><text:span text:style-name="T46">MEHDİ, YORUMLAR </text:span><text:soft-page-break/><text:span text:style-name="T46">YAPARAK ALLAH’IN KİTABINI (KURAN’I) AÇIKLAR.</text:span><text:span text:style-name="T25"> (Gaybeti Numani, s. 297)</text:span></text:p>
      <text:h text:style-name="P47" text:outline-level="2">453- İnsanların Ahlakının Güzelleşmesine Vesile Olur</text:h>
      <text:p text:style-name="P9"><text:span text:style-name="T26">Abdulaziz b. Müslim şöyle rivayet etmiştir:</text:span><text:span text:style-name="T25"> İmam Mehdi, Allah’ın yarattığı varlıklar arasındaki emin temsilcisidir. Allah’ın kullarına sunduğu Hüccetidir. Allah’ın arzında O’nun halifesidir. Allah’a çağıran bir davetçidir. Allah’ın koyduğu haramların savunucusudur. </text:span><text:span text:style-name="T26">İMAM MEHDİ, İNSANLARI (AHLAKLARININ GÜZELLEŞMESİNE VESİLE OLARAK) GÜNAHLARDAN TEMİZLER, AYIPLARDAN ARINDIRIR.</text:span><text:span text:style-name="T25"> İlim özelliğiyle belirginleşmiş, </text:span><text:span text:style-name="T26">mülayimlik onun karakteristik özelliğidir</text:span><text:span text:style-name="T25">. (İman ve Küfür Kitabı / Usul-U Kafi (El-Usul Min El-Kafi) / El-Kuleyni, Cild 1)</text:span></text:p>
      <text:h text:style-name="P47" text:outline-level="2">454- Mehdi (as)’ın Sahip Olduğu Özellikler Çalışılarak Elde Edilemez</text:h>
      <text:p text:style-name="P10">Abdulaziz b. Müslim şöyle rivayet etmiştir: İMAM MEHDİ, DİNİN DÜZENİ, MÜSLÜMANLARIN ONURUDUR. Münafıkların kinini üzerine çeker, kafirlerin helak olmasının vesilesidir. İMAM MEHDİ, ZAMANININ TEK ŞAHSIDIR. HİÇ KİMSE ONUN SEVİYESİNE ERİŞEMEZ ve HİÇBİR ALİM ONUNLA BOY ÖLÇÜŞEMEZ. Onun benzeri ve eşi olmaz. Fazilet sıfatıyla belirginleşir, bütün faziletler onda toplanmış olur. AMA O (İMAM MEHDİ), BUNLARI İSTEYEREK ve ÇALIŞARAK ELDE ETMİŞ DEĞİLDİR. Bilakis bu faziletleri veren, Yüce bahşedici olan Allah tarafından ona (İmam Mehdi’ye) has kılınmış özelliklerdir. (İman ve Küfür Kitabı / Usul-U Kafi (El-Usul Min El-Kafi) / El-Kuleyni, Cild 1)</text:p>
      <text:h text:style-name="P47" text:outline-level="2">455- Helalleri ve Haramları Bilir</text:h>
      <text:p text:style-name="P24">Hz. Hüseyin (ra)'a soruldu:</text:p>
      <text:p text:style-name="P9"><text:span text:style-name="T6">"İmam Hz. Mehdi (as) hangi alametlerle bilinir?" Şöyle cevap verdi: "Gönül rahatlığı ve vekar sahibi oluşu ile, </text:span><text:span text:style-name="T3">helal ve haramı çok iyi bilmesi</text:span><text:span text:style-name="T6"> ile tanınır.</text:span></text:p>
      <text:p text:style-name="P24">(Mer'iy b. Yusuf b. Ebi bekir b. Ahmet b. Yusuf el-Makdisi "Feraidu Fevaidi'l Fikr Fi'l İmam El-Mehdi El-Muntazar")</text:p>
      <text:h text:style-name="P47" text:outline-level="2">456- Allah'ın İlhamıyla İnsanları Çok İyi Tanıyacak, Aldığı Kararlarda Şahit Gerekmeyecektir</text:h>
      <text:p text:style-name="P9"><text:span text:style-name="T6">İmam Mehdi (as) </text:span><text:span text:style-name="T3">İLAHİ BİLGİYE UYGUN OLARAK</text:span><text:span text:style-name="T6"> hükmedecektir. İnsanları </text:span><text:span text:style-name="T3">KENDİ GERÇEKLERİYLE ve KENDİ İÇ HALLERİYLE</text:span><text:span text:style-name="T6"> tanıyacaktır. Davud Peygamber (as) ve Süleyman Peygamber (as)’ın kararları gibi </text:span><text:span text:style-name="T3">ONUN HÜKÜMLERİNE de ŞAHİT GEREKMEYECEKTİR. </text:span><text:span text:style-name="T7">(Bihar-ül Envar, Cilt 18, Sayfa 341; Cilt 52, Sayfa 325; Mikyaal al-Makaarem, Cilt 1, s. 6, 83-84 ve 145)</text:span></text:p>
      <text:p text:style-name="P9"><text:span text:style-name="T12">Hadiste, Allah'ın doğru kararları Hz. Mehdi (as)’ın kalbine ilham edeceğine işaret edilmektedir. Hz. Davud (as)’ın ve Hz. Süleyman (as)’ın adil hükümleri gibi Hz. Mehdi (as)’ın de tüm hükümleri bu yüzden adil olacaktır. Hz. Mehdi (as)’ın kalbine insanların karakterleri ve gerçek yüzleri ilham olunacak ve kişiler hakkında karar verirken Hz. Mehdi (as)’ın delile veya tanığa </text:span><text:soft-page-break/><text:span text:style-name="T12">ihtiyacı olmayacaktır. Olayların iç yüzünün Hz. Mehdi (as) ’a Allah tarafından hissettirileceğine hadiste işaret edilmiştir.</text:span></text:p>
      <text:h text:style-name="P47" text:outline-level="2">457- Üstün Feraset Sahibi Olacak ve Allah'ın Dilemesiyle Gaybi İlimlere Vakıf Olacaktır</text:h>
      <text:p text:style-name="P9"><text:span text:style-name="T6">İmam Sadık (as) buyurmuştur ki: "Hz. Mehdi (as) , her kavmin işlerinin içyüzünden (sakladıkları şeyden) haber verir ve dostunu düşmanından ferasetle tanır."</text:span><text:span text:style-name="T7"> (Sırat'ul-Mustakim, c. 2, s. 254)</text:span></text:p>
      <text:h text:style-name="P47" text:outline-level="2">458- Cenab-I Allah Hz. Mehdi (as)’ı Hikmetiyle, İlmiyle, Hidayetiyle Yönlendirecektir</text:h>
      <text:p text:style-name="P25">Allah-u Teala'nın Hz. Mehdi (as) ’a nasıl yardım edeceğini İmam Rıza (as) şöyle açıklamıştır:</text:p>
      <text:p text:style-name="P24">Allah Hz. Mehdi (as) ’a kalp genişliği verecektir. Kalbini hakikat ve hikmetlerin çesmesi kılacak, ona daima ilmini ilham edecektir.</text:p>
      <text:p text:style-name="P9"><text:span text:style-name="T6">Ondan sonra hiçbir sorunun cevabından aciz kalmayacak, sahih yol göstericilikte ve hakikatları beyanda asla sapıklığa düşmeyecektir: (Allah'ın dilemesiyle) hatadan masumdur. Daima Allah'ın yol göstericilik, tevfik ve teyitlerine mazhardır. Hata ve sürçmelerden emandadır. Kullarına hüccet ve şahid olması için onu bu makama Allah seçmiştir. Allah bu İlahi ihsanını istediğine verir ve Allah büyük ihsan sahibidir. </text:span><text:span text:style-name="T7">(Usul-u Kafi, c. 1, s. 390)</text:span></text:p>
      <text:h text:style-name="P47" text:outline-level="2">459- Hz. Mehdi (as) ''Hiç Kimsede Olmayan İlimlerin'' Sahibi Olacaktır</text:h>
      <text:p text:style-name="P9"><text:span text:style-name="T6">"(Hz. Mehdi (as) 'ın) Onun fıkıh bilgisi </text:span><text:span text:style-name="T3">ON ALİMİNKİNE BEDELDİR</text:span><text:span text:style-name="T6">." </text:span><text:span text:style-name="T7">(Nuaym bin Hammad, Kitab-ül Fiten)</text:span></text:p>
      <text:p text:style-name="P24">İmam Sadık (as) şöyle buyurdular:</text:p>
      <text:p text:style-name="P9"><text:span text:style-name="T6">"</text:span><text:span text:style-name="T3">İLİM YİRMİ YEDİ KISMA AYRILMIŞTIR</text:span><text:span text:style-name="T6">. İnsanoğlu şimdiye kadar bunun sadece İKİ KISMINI elde edebilmiştir. </text:span><text:span text:style-name="T3">Kaim'imiz</text:span><text:span text:style-name="T6"> </text:span><text:span text:style-name="T3">(HZ. MEHDİ (as) ) KIYAM EDİNCE DİĞER YİRMİ BEŞ KISMI da ORTAYA ÇIKACAK</text:span><text:span text:style-name="T6"> ve insanlar arasında yayılacaktır."</text:span><text:span text:style-name="T7"> (Bihar, c. 52, s. 336)</text:span></text:p>
      <text:p text:style-name="P25">Allah, insanlara hidayet vesilesi olması için görevlendirdiği tüm peygamber ve elçilerini ilimce ve vücutça kuvvetlendirmiştir. Allah'ın, ahir zamanın hidayet önderi olarak seçtiği Hz. Mehdi (as) da yaşadığı dönemde bu özelliğiyle çok dikkat çekecektir. Hz. Mehdi (as) Allah'ın lütfetmesiyle, çok üstün ilimlere sahip olacaktır. Ancak hadis ve rivayetlerdeki bilgilerden bu ilmin, klasik kültürel bilgilerden ziyade, hikmet, derinlik, akıl, feraset ve basiret olacağı anlaşılmaktadır.</text:p>
      <text:p text:style-name="P25">Sahip olduğu bu hikmet, feraset, basiret, olayları yorumlayabilme ve sonuç çıkarabilme yeteneği sebebiyle, insanlar Hz. Mehdi (as) ’a yönelttikleri her soruda, çözüm aradıkları her konuda, benzersiz bir akılla karşılaşacaklardır. Daha önce hiç düşünemedikleri yolları, hiç göremedileri çözümleri, hiç akledemedikleri bakış açılarını Hz. Mehdi (as) vesilesiyle öğrenecek ve uygulayacaklardır.</text:p>
      <text:h text:style-name="P47" text:outline-level="2"><text:soft-page-break/>460- Hz. Mehdi (as) Bütün Peygamberlerin İlimlerine Sahip Olacaktır</text:h>
      <text:p text:style-name="P9"><text:span text:style-name="T6">İmam Mehdi (as) </text:span><text:span text:style-name="T3">İLİM SANDIĞININ KORUYUCUSUDUR, TÜM PEYGAMBERLERİN (as) İLİMLERİNİN VARİSİDİR ve HER ŞEYDEN HABERDARDIR.</text:span><text:span text:style-name="T7"> (Bihar-ül Envar, Cilt 95, Sayfa 378; Cilt 102, Sayfa 67 ve 117; Mikyaal al-Makaarem, Cilt 1, s. 49)</text:span></text:p>
      <text:h text:style-name="P44" text:outline-level="1"><text:bookmark-start text:name="B43"/>Mehdiyetin Anlamı ve Önemi Hz. Mehdi (as) Tarafından Açıklananacaktır</text:h>
      <text:h text:style-name="P47" text:outline-level="2"><text:bookmark-end text:name="B43"/>461 Hz. Mehdi (as) , 'Ben Hz. Mehdi (as) 'Im' Demeyecek; Ancak İnsanların Gözlerindeki Gaflet Perdesini Kaldırarak, 'Mehdi Gerçeğini' Anlamalarını Sağlayacaktır</text:h>
      <text:p text:style-name="P9"><text:span text:style-name="T12">Hz. Mehdi (as) hiçbir zaman için insanlara, "Ben Mehdiyim" demeyecektir. Allah, Peygamberimiz (sav)’in diliyle haber verdiği alametlerle, onu insanlara tanıtacaktır. </text:span><text:span text:style-name="T14">Bu alametlerden biri de, "HZ. MEHDİ (as)’ı İNSANLARA EN İYİ ANLATACAK OLAN KİŞİNİN YİNE YALNIZCA HZ. MEHDİ (as) OLMASI"dır. </text:span><text:span text:style-name="T12">Hz. Mehdi (as) yaptığı çalışmalarla; Peygamberimiz (sav)’in hadislerini ve İslam alimlerinin Hz. Mehdi (as) hakkındaki açıklamalarını en doğru ve en hikmetli şekilde yorumlamasıyla, insanlara Hz. Mehdi (as) 'ı en mükemmel şekilde tanıtacaktır. Bir hadiste Hz. Mehdi (as) 'ın, Peygamberimiz (sav)’in ahir zaman ile ilgili verdiği bilgilerin gerçeğini bizzat bilen kişi olacağı, bu sebeple de Peygamberimiz (sav)’in ahir zaman ile ilgili hadislerini en doğru şekilde açıklayacak kişinin de yine sadece Hz. Mehdi (as) olacağı şöyle bildirilmiştir:</text:span></text:p>
      <text:p text:style-name="P9"><text:span text:style-name="T6">Ebu Basir der ki: İmam Muhammed Bakır'ın şöyle buyurduğunu duydum: "... Buyurdu ki: Hz. Mehdi (as) kıyam ettiğinde Resulullah'ın yolundan gidecektir. </text:span><text:span text:style-name="T3">YALNIZ O (HZ. MEHDİ (as) ), RESULULLAH (sav)’in ESERLERİNİ AÇIKLAYACAKTIR...</text:span><text:span text:style-name="T6">" </text:span><text:span text:style-name="T7">(Şeyh Muhammed b. İbrahim-i Numani, Gaybet-i Numani s. 191)</text:span></text:p>
      <text:p text:style-name="P25">Hz. Mehdi (as) bu hikmetli anlatımlarıyla insanların feraset ve basiretlerini açacaktır. Açıkça "Ben Hz. Mehdi (as) 'ım demeyecektir; fakat manen Hz. Mehdi (as)’ın varlığına ve gücüne işaret ederek insanların gözlerindeki gaflet perdesini kaldırıp "Mehdi gerçeğini" anlamalarını sağlayacaktır. Hz. Mehdi (as) , Hz. Mehdi (as) ’dan bahsettikçe, insanlar giderek onun Hz. Mehdi (as) olduğuna samimi olarak kanaat getirecek ve ona manen tabi olmak isteyeceklerdir.</text:p>
      <text:h text:style-name="P47" text:outline-level="2">462- Mehdiyeti Anlatmak İçin Halkın Arasında Faaliyet Gösterir</text:h>
      <text:p text:style-name="P16"><text:span text:style-name="T25">İmam Sadık şöyle buyurmaktadır: "... Halbuki o </text:span><text:span text:style-name="T46">[HZ. MEHDİ (as) ], ONLARIN ÇARŞILARINDA GİDER GELİR. TOPLANTILARINDA HALILARININ ÜZERİNE AYAK BASAR. ALLAH’IN İZNİ ile KENDİNİ TANITINCAYA KADAR </text:span><text:span text:style-name="T25">onlar onu (Hz. Mehdi (as)’ı) tanımayacaklar." (Mucem-ul Ehadisi İmam Mehdi, cilt 3)</text:span></text:p>
      <text:h text:style-name="P47" text:outline-level="2"><text:soft-page-break/>463- Hz. Mehdi (as) Alenen Zuhur Etmediği Dönemde de İnsanlar Ondan Faydalanacaktır</text:h>
      <text:p text:style-name="P12">Hz. Resulullah (sav), “Zuhurundan önceki dönemde (gaybet döneminde) Hz. Mehdi’nin varlığının ne gibi bir faydası olacaktır?” şeklinde sorulan bir soruya şöyle cevap verdiler: “Beni peygamber olarak gönderen Allah’a and olsun ki insanlar, gaybet döneminde, BULUTLARIN ARKASINDA KALAN GÜNEŞ’TEN FAYDALANDIKLARI GİBİ ONDAN (HZ. MEHDİ’DEN) FAYDALANIRLAR.” (Bihar’ul- Envar, c.52, s. 93)</text:p>
      <text:h text:style-name="P44" text:outline-level="1"><text:bookmark-start text:name="B44"/>Hz. Mehdi (as) ve Ehl-i Kitap</text:h>
      <text:h text:style-name="P47" text:outline-level="2"><text:bookmark-end text:name="B44"/>464- Hz. Mehdi (as) , Musevilerin Beklediği Kral Mesih’tir</text:h>
      <text:p text:style-name="P16"><text:span text:style-name="T25">Hz. Ali b. Ebu Talib şöyle buyuruyor: “Vaat edilmiş Mehdi bizden olacaktır ve ahir zamanda zuhur edecektir. </text:span><text:span text:style-name="T46">HİÇBİR MİLLET ARASINDA ONDAN BAŞKA BEKLENİLEN BİR MEHDİ YOKTUR.</text:span><text:span text:style-name="T25">“ (Isbat-ül Hüdat, cilt 7, s.148)</text:span></text:p>
      <text:p text:style-name="P16"><text:span text:style-name="T25">Ebu Abdullah (İmam Cafer-i Sadık), güldü ve şöyle dedi: "Ey Hişam! Bunları sana kim öğretti?” Dedim ki: "Bunları senden öğrenerek bir araya getirdim.” İmam buyurdu ki: "</text:span><text:span text:style-name="T46">ALLAH'A YEMİN EDERİM Kİ BU (HZ. MEHDİ (as) ), İBRAHİM ve MUSA'NIN SUHUFLARINDA YER ALAN GERÇEKLERDİR</text:span><text:span text:style-name="T25">." (Usul-i Kafi, Yakub bin İshak El Kuleyni, Cilt 1, s. 229)</text:span></text:p>
      <text:h text:style-name="P47" text:outline-level="2">465- Tevrat’ı ve İncil’i Tahrif Olmuş Kısımlarından Arındırır ve Kuran’a Uygun Bölümlerini Ortaya Çıkarır</text:h>
      <text:p text:style-name="P16"><text:span text:style-name="T25">İmam-ı Zaman (Hz. Mehdi (as) )'ın adil hükümetinde, </text:span><text:span text:style-name="T46">BÜTÜN İLAHİ KİTAPLAR İNSANLARIN ÖNÜNE ORİJİNAL BİÇİMLERİYLE, HİÇBİR BOZULMA OLMAKSIZIN SUNULACAKTIR.</text:span><text:span text:style-name="T25"> İmam Mehdi (as) Tevrat ehline Tevrat ile, İncil ehline İncil ile, Zebur ehline Zebur ile, Kuran ehline Kuran ile hükmedecektir. (Bihar-ül Envar, Cilt 52, Sayfa 351)</text:span></text:p>
      <text:h text:style-name="P47" text:outline-level="2">466- Musevilerle Ortak Çalışmalar Yapacaktır</text:h>
      <text:p text:style-name="P16"><text:span text:style-name="T25">Ahmad ibn Muhammed ibn Said el Ukdeh dedi ki: Ali ibn el-Hasan et-Taymali dediğini aktardı: Ali ibnu Yusuf oğlu el-Hasan ve Muhammed, Sa’daan ibnu Müslim’den, recalden, el-Mufezeel ibn Ömar’den dedi ki: Ebu Abdullah bildirdi: “</text:span><text:span text:style-name="T46">İMAM MEHDİ ÇAĞRIDA BULUNDUĞUNDA, ALLAH’TAN İBRANİ DİLİNDE YARDIM DİLEYECEKTİR.” </text:span><text:span text:style-name="T25">(El-Gaybet-i Numani, s.326)</text:span></text:p>
      <text:h text:style-name="P47" text:outline-level="2">467- Musevilere Tevrat’ın Gerçeğiyle Hükmeder</text:h>
      <text:p text:style-name="P16"><text:span text:style-name="T25">Ona Hz. Mehdi (as) denilmesinin nedeni, Şam'da bulunan dağlardan birine yönelmesidir. </text:span><text:span text:style-name="T46">Oradan (GERÇEK) TEVRAT KİTAPLARINI ÇIKARACAK, YAHUDİLERE KARŞI DELİL GETİRECEKTİR.</text:span><text:span text:style-name="T25"> (Suyuti, el-Havi li'l Feteva, II. 81)</text:span></text:p>
      <text:p text:style-name="P16"><text:soft-page-break/><text:span text:style-name="T25">Cabir b. Yezid el-Co'fi, İmam Muhammed Bakır'dan rivayet ediyor: "...Hz. Mehdi (as)’ın Hz. Mehdi (as) diye isimlendirilmesinin sebebi şudur ki; gizli bir işe doğru yönlendirilecek, </text:span><text:span text:style-name="T46">TEVRAT ve DİĞER SEMAVİ KİTAPLARI ANTAKYA'DA BİR MAĞARADAN ÇIKARTACAK ve YAHUDİLER ARASINDA TEVRAT'LA ... HÜKMEDECEKTİR</text:span><text:span text:style-name="T25">.” (El-Mehdiyy-il Mev'ud,cilt 1, s. 254-255)</text:span></text:p>
      <text:h text:style-name="P47" text:outline-level="2">468- Gerçek Tevrat'ı Bulur ve Musevilerden Bir Grup Onun Vesilesiyle Müslüman Olur</text:h>
      <text:p text:style-name="P16"><text:span text:style-name="T25">Ona Mehdi denilmesinin sebebi şudur. O, Yahudilerin hac yaptığı Şam dağlarından bir dağın içindeki </text:span><text:span text:style-name="T46">TEVRAT’A DAİR KİTAPLARI ÇIKARIR ve YAHUDİLERDEN BİR CEMAAT ONUN ELİNDE MÜSLÜMAN OLUR</text:span><text:span text:style-name="T25">. (İmam-ı Suyuti)</text:span></text:p>
      <text:h text:style-name="P47" text:outline-level="2">469- Hıristiyanlara İncil’in Aslıyla Hükmeder</text:h>
      <text:p text:style-name="P16"><text:span text:style-name="T25">Cabir b. Yezid el-Co'fi, İmam Muhammed Bakır'dan rivayet ediyor: "...Hz. Mehdi (as)’ın Hz. Mehdi (as) diye isimlendirilmesinin sebebi şudur ki; gizli bir işe doğru yönlendirilecek, Tevrat ve diğer Semavi kitapları Antakya'da bir mağaradan çıkartacak ve... </text:span><text:span text:style-name="T46">HIRİSTİYANLAR ARASINDA İNCİL'LE HÜKMEDECEKTİR.”</text:span><text:span text:style-name="T25"> (El-Mehdiyy-il Mev'ud,cilt 1, s. 254-255)</text:span></text:p>
      <text:p text:style-name="P16"><text:span text:style-name="T25">Hz. Mehdi (as) … Yahudiler arasında Tevrat'la, </text:span><text:span text:style-name="T46">HIRİSTİYANLAR ARASINDA İNCİL'LE HÜKMEDECEKTİR</text:span><text:span text:style-name="T25">. (Cabir b. Yezid el-Co'fi, İmam Muhammed Bakır-dan rivayet ediyor.)</text:span></text:p>
      <text:h text:style-name="P47" text:outline-level="2">470- Mehdiyet Döneminde, Müslümanlar, Museviler ve Hıristiyanlar Birlikte Huzur İçinde Yaşayacaklardır</text:h>
      <text:p text:style-name="P16"><text:span text:style-name="T25">Kap su ile dolduğu gibi </text:span><text:span text:style-name="T46">YERYÜZÜ BARIŞLA DOLACAKTIR.</text:span><text:span text:style-name="T25"> Hiçbir kimse arasında bir </text:span><text:span text:style-name="T46">DÜŞMANLIK KALMAYACAKTIR ve BÜTÜN DÜŞMANLIKLAR, BOĞUŞMALAR, HASETLEŞMELER MUHAKKAK KAYBOLUP GİDECEKTİR.</text:span><text:span text:style-name="T25"> (Sahih-i Müslim, 1/136)</text:span></text:p>
      <text:p text:style-name="P16"><text:span text:style-name="T25">... Cenab-ı Hak İslam’ı nasıl Bizimle başlatmışsa O'nunla (Hz. Mehdi (as) ile) sona erdirecektir. Nasıl, Bizimle onlar aralarındaki </text:span><text:span text:style-name="T46">ŞİRK ve ADAVETTEN (HUSUMET ve DÜŞMANLIKTAN) KURTULMUŞ ve KALPLERİNE ÜLFET (DOSTLUK) ve MUHABBET (SEVGİ) YERLEŞMİŞSE, (HZ. MEHDİ (as) GELİŞİ İLE) YİNE ÖYLE OLACAKTIR.</text:span><text:span text:style-name="T25"> (Ahir Zaman Mehdisi'nin Alametleri, Celalettin Suyuti, s. 20)</text:span></text:p>
      <text:h text:style-name="P44" text:outline-level="1"><text:bookmark-start text:name="B45"/><text:soft-page-break/>Hz. Mehdi (as) Devrinde Din, Peygamberimiz (sav) Devrindeki Haliyle Yaşanacaktır</text:h>
      <text:h text:style-name="P47" text:outline-level="2"><text:bookmark-end text:name="B45"/>471- İslam’ı Peygamberimiz Devrindeki Gibi Gerçek Haliyle Yaşayacaktır</text:h>
      <text:p text:style-name="P9"><text:span text:style-name="T6">Hz. Peygamber (sav) en başta İslam'ı nasıl ayakta tuttuysa, Hz. Mehdi (as) da en sonunda aynı şekilde İslam'ı ayakta tutacaktır. </text:span><text:span text:style-name="T7">(El-Kavlu'l Muhtasar Fi Alamatil Mehdiyy-il Muntazar, s. 27)</text:span></text:p>
      <text:h text:style-name="P47" text:outline-level="2">472- Onun Devrinde Mezhepler Kalkacaktır</text:h>
      <text:p text:style-name="P9"><text:span text:style-name="T8">... Dini, Peygamber (sav)’in zamanında olduğu gibi aynen uygulayacak.</text:span><text:span text:style-name="T6"> Yeryüzünde mezhepleri kaldıracak. Halis hakiki dinden başka hiçbir mezhep kalmayacak.</text:span></text:p>
      <text:p text:style-name="P24">(Muhammed B. Resul El Hüseyin El Berzenci, Kıyamet Alametleri, s.186-187)</text:p>
      <text:p text:style-name="P24">MUHYİDDİN ARABİ "FÜTÜHAT-ÜL MEKKİYE" İSİMLİ ESERİNDE BU KONUDA ŞÖYLE BİLGİ VERMİŞTİR:  </text:p>
      <text:p text:style-name="P9"><text:span text:style-name="T6">... HZ. MEHDİ (A.S.), DİNİ PEYGAMBER'İN ZAMANINDA OLDUĞU GİBİ AYNEN UYGULAYACAK. </text:span><text:span text:style-name="T2">YERYÜZÜNDE MEZHEPLERİ KALDIRACAK. HALİS HAKİKİ DİNDEN BAŞKA HİÇBİR MEZHEP KALMAYACAK.</text:span><text:span text:style-name="T6"> (Muhammed B. Resul El Hüseyin El Berzenci, Kıyamet Alametleri, s. 186-187) </text:span></text:p>
      <text:p text:style-name="P24">HÜSEYİN HİLMİ IŞIK İSE, “SAADET-i EBEDİYE” ADLI ESERİNDE HZ. MEHDİ (A.S.)'IN BU ÖZELLİĞİNİ ŞÖYLE HABER VERMİŞTİR:  </text:p>
      <text:p text:style-name="P9"><text:span text:style-name="T6">HAZRET-i MEHDİ (A.S.), AHİR ZAMANDA DÜNYAYA GELECEKTİR. Resullulah Efendimiz (sav)’in soyundan olacaktır. İsa Aleyhisselam’la buluşacak, </text:span><text:span text:style-name="T2">MEZHEPLERİ KALDIRACAK, YALNIZ ONUN MEZHEBİ KALACAK.</text:span><text:span text:style-name="T6"> (Hüseyin Hilmi Işık, Saadet-i Ebediye, s. 35)</text:span></text:p>
      <text:h text:style-name="P47" text:outline-level="2">473- Resulullah (sav)’in Yoluna Tam Uyacaktır</text:h>
      <text:p text:style-name="P9"><text:span text:style-name="T6">Resulullah (sav)’in her yaptığını o da (Hz. Mehdi (as) ) yapacaktır: RESULULLAH (sav) CAHİLİYET TEMELLERİNİ YIKTIĞI GİBİ O da (HZ. MEHDİ (as) DA) ÖNCEKİ TEMELLERİ YIKACAKTIR. O (HZ. MEHDİ (as) ), İslam 'ı yeniden baştan alacaktır. </text:span><text:span text:style-name="T7">(Mikyalu'l Mekarim, c.1, s.57)</text:span></text:p>
      <text:h text:style-name="P47" text:outline-level="2">474- Tüm Bidatları Ortadan Kaldıracaktır</text:h>
      <text:p text:style-name="P14"><text:span text:style-name="T19">İmam Sadık’dan: “Mehdi (as) Allah’ın Peygamberinin yaptığı şeyi yapacak, yani </text:span><text:span text:style-name="T36">Peygamber (sav)’in putperestliği yok etmesi gibi o da aynı şekilde mevcut bidatları yok edecek ve </text:span><text:span text:style-name="T25">sonra </text:span><text:span text:style-name="T20">İslam’ı yeniden kuracak.”</text:span><text:span text:style-name="T25"> (Biharul</text:span><text:span text:style-name="T19"> Envar, cilt. 52, sf. 352)</text:span></text:p>
      <text:p text:style-name="P24">Hz. Mehdi (as) hiçbir bidatı bırakmayacak.</text:p>
      <text:p text:style-name="P24">(El-Kavlu'l Muhtasar Fi Alamatil Mehdiyy-il Muntazar, s. 43)</text:p>
      <text:p text:style-name="P9"><text:soft-page-break/><text:span text:style-name="T3">Hz. Mehdi (as) kaldırmadık bidat bırakmayacaktır. </text:span><text:span text:style-name="T6">Ahir zamanda aynı Peygamber (sav) gibi dinin icablarını yerine getirecektir."</text:span></text:p>
      <text:p text:style-name="P24">(Muhammed B. Resul Al-Hüseyni El Berzenci, Kıyamet Alametleri,s. 163)</text:p>
      <text:p text:style-name="P9"><text:span text:style-name="T14">Bidat: </text:span><text:span text:style-name="T12">Dinin aslında olmadığı halde, dine dahil edilen batıl adetler.</text:span></text:p>
      <text:h text:style-name="P47" text:outline-level="2">475- İnsanların Hakkıyla İbadet Etmesine Vesile Olur</text:h>
      <text:p text:style-name="P14"><text:span text:style-name="T19">İmam Sadık’dan İmam Zeyn’ul- Abidin (a.s)’ın şöyle buyurduğu nakledilmiştir: “</text:span><text:span text:style-name="T36">EĞER İMAM MEHDİ OLMAZSA ALLAH’A (HAKKIYLA) İBADET EDİLMEZ.” </text:span><text:span text:style-name="T19">(Yenabi’ul- Mevedde, c.2, s.217.)</text:span></text:p>
      <text:h text:style-name="P44" text:outline-level="1"><text:bookmark-start text:name="B46"/>Ahir Zamandaki Bazı Cahil Müslümanların Durumu</text:h>
      <text:h text:style-name="P47" text:outline-level="2"><text:bookmark-end text:name="B46"/>476- Ahir Zamanda Gerçek İlim Ortadan Kalkıp Cehalet Yerleşir</text:h>
      <text:p text:style-name="P16"><text:span text:style-name="T25">Allah-u Teala ilmi size ihsan buyurduktan sonra (hafızanızdan) zorla çekip almaz. </text:span><text:span text:style-name="T46">LAKİN ALİMLERİ, İLİMLERİ ile BERABER CEMİYET İÇİNDEN ALIR, RUHLARINI KABZEDER. ARTIK KARA CAHİL BİR ZÜMRE KALIR. HALK BUNLARDAN DİNİ İHTİYAÇLARINI SORARLAR, ONLAR da (AYET, HADİS GÖZETMEDEN) KENDİ DÜŞÜNCE ve ARZULARINA GÖRE FETVA VERİP, HEM KENDİLERİ SAPARLAR HEM de BAŞKALARINI SAPTIRIRLAR.</text:span><text:span text:style-name="T25"> (Buhari, Tecrid-i sarih: 2174)</text:span></text:p>
      <text:h text:style-name="P47" text:outline-level="2">477- Peygamberimiz (sav)’in Hadislerini Gizlemeye Çalışırlar</text:h>
      <text:p text:style-name="P16"><text:span text:style-name="T25">Hz. Cabir (ra) anlatıyor: Resulullah (sav) buyurdular ki: “Bu ümmetin </text:span><text:span text:style-name="T46">SONRADAN GELENLERİ ÖNCE GELENLERİNE LANET ETTİĞİ VAKİT, KİM BİR HADİSİ SÖYLEMEZ KETMEDERSE (GİZLERSE) ALLAH’IN İNDİRDİĞİNİ KETMETMİŞ (GİZLEMİŞ) OLUR.”</text:span><text:span text:style-name="T25"> (Buhari, İlm 34, 6034)</text:span></text:p>
      <text:p text:style-name="P16"><text:span text:style-name="T25">Ebu Sa’idi’l-Hudri anlatıyor: Resulullah (sav) buyurdular ki: Kim </text:span><text:span text:style-name="T46">İNSANLARIN DİNİ İŞLERİNDE ALLAH’IN FAYDALI KILDIĞI BİR İLMİ GİZLERSE,</text:span><text:span text:style-name="T25"> Allah kıyamet günü onu ateşten gem ile gemler. (Buhari, İlm 34, 6034)</text:span></text:p>
      <text:h text:style-name="P47" text:outline-level="2">478- Başı Traşlı, Sarıklı ve Cübbeli Bazı Alimler Deccale Uyarlar</text:h>
      <text:p text:style-name="P16"><text:span text:style-name="T46">ÜMMETİMDEN BAŞI SARIKLI YETMİŞ BİN ALİM KİŞİ, DECCALE TABİ OLACAKLAR</text:span><text:span text:style-name="T25">. (Mevsuatu's sunne, El-kütüb’s-sitte ve Şüruhuha 22, Müsnedu, Ahmed B. Hanbel 3-4, Tunus: Daru Sahnun, 1992, cilt 22, s. 224)</text:span></text:p>
      <text:p text:style-name="P27">DOĞUDAN BAŞLARI TIRAŞLI KAVİMLER ÇIKACAK; DİLLERİ ile KUR'ÂN OKUYACAKLAR (FAKAT) BOĞAZLARINDAN AŞAĞI GEÇMEYECEK. ONLAR DİNDEN YAYDAN OKUN ÇIKTIĞI GİBİ ÇIKACAKLAR. (Râmûz-ul Ehâdîs, Hadîs No: 6294)</text:p>
      <text:h text:style-name="P47" text:outline-level="2"><text:soft-page-break/>479- Söylediklerine Kendileri Uymayan Alimler Çıkar</text:h>
      <text:p text:style-name="P16"><text:span text:style-name="T25">Kıyamette bir din adamı cehenneme atılır. Tanıdıkları ona, "Sen dünyada dinin emirlerini bildirirdin. Niçin bu azaba düştün?" derler. </text:span><text:span text:style-name="T46">O DA, "İNSANLARA, GÜNAHTIR, YAPMAYIN" DER, KENDİM YAPARDIM. "YAPIN" DEDİKLERİMİ de YAPMAZDIM. BUNUN CEZASINI ÇEKİYORUM"</text:span><text:span text:style-name="T25"> der. (Buhari)</text:span></text:p>
      <text:p text:style-name="P16"><text:span text:style-name="T25">Öyle bir zaman gelir ki, </text:span><text:span text:style-name="T46">ÂLİMLER FİTNE UNSURU OLUR</text:span><text:span text:style-name="T25">. (Ebu Nuaym)</text:span></text:p>
      <text:h text:style-name="P47" text:outline-level="2">480- Kuran’ı Anlatacak, Ama Kuran’a Uymayacaklar</text:h>
      <text:p text:style-name="P12">Süveyd bin Gafele (ra)’dan: AHİR ZAMANDA TÜREMELER ÇIKACAK: BEYİNLERİ ÇALIŞMAYACAK. KONUŞURKEN ÇOK GÜZEL KONUŞACAKLAR. KURAN OKUYACAKLAR, FAKAT İMANLARI GIRTLAKLARINDAN AŞAĞIYA GEÇMEYECEK.... (Buhari, Sahih 3611, 5057, 6930, Müslim, 1066, Ebu Davud 4767, Ahmed bin Hanbel, Müsned 1, 81, 113, 131)</text:p>
      <text:h text:style-name="P47" text:outline-level="2">481- Bid’atler (Dine Sonradan Eklenen Uygulamalar, Hükümler) Üreteceklerdir</text:h>
      <text:p text:style-name="P16"><text:span text:style-name="T46">BİD’AT SAHİBİ, MANEN KÜÇÜK KİŞİLERİN YANINDA İLİM ARAMAK,</text:span><text:span text:style-name="T25"> kıyamet alametlerindendir. (Camiu’s-sağir: 2475) (Kıyamet ve Alametleri, Ömer Öngüt, s. 53)</text:span></text:p>
      <text:h text:style-name="P47" text:outline-level="2">482- Ayet-i Kerime ve Hadis-i Şeriflere Göre Değil, Kendi Düşüncelerine Göre Fetva Verirler</text:h>
      <text:p text:style-name="P16"><text:span text:style-name="T25">...</text:span><text:span text:style-name="T46"> KARA CAHİL BİR ZÜMRE KALIR</text:span><text:span text:style-name="T25">... </text:span><text:span text:style-name="T46">ONLAR da (AYET, HADİS GÖZETMEDEN) KENDİ DÜŞÜNCE ve ARZULARINA GÖRE FETVA VERİP, HEM KENDİLERİ SAPARLAR HEM de BAŞKALARINI SAPTIRIRLAR.</text:span><text:span text:style-name="T25"> (Buhari, Tecrid-i sarih: 2174)</text:span></text:p>
      <text:h text:style-name="P47" text:outline-level="2">483- Yanlış Fetvalarla Başkalarının da Sapmasına Sebep Olurlar</text:h>
      <text:p text:style-name="P16"><text:span text:style-name="T25">... Kara cahil bir zümre kalır. Halk bunlardan dini ihtiyaçlarını sorar,</text:span><text:span text:style-name="T46"> ONLAR da (AYET, HADİS GÖZETMEDEN) KENDİ DÜŞÜNCE ve ARZULARINA GÖRE FETVA VERİP, HEM KENDİLERİ SAPARLAR HEM de BAŞKALARINI SAPTIRIRLAR.</text:span><text:span text:style-name="T25"> (Buhari, Tecrid-i sarih: 2174)</text:span></text:p>
      <text:h text:style-name="P47" text:outline-level="2">484- Dünyevi İşleri Daha Önemli Görürler</text:h>
      <text:p text:style-name="P16"><text:span text:style-name="T46">DÜNYAYA KARŞI ZÜHD (DÜNYAYA RAĞBET ETMEMEK, NEFSÂNİ ZEVK ve ARZUDAN KENDİNİ ÇEKEREK İBÂDETE VERMEK) DİLDE KALMADIKÇA, TAKVA da YAPMACIK HALE GELMEDİKÇE </text:span><text:span text:style-name="T25">kıyamet kopmaz. (Camiu’s-sağir: 9856) (Kıyamet ve Alametleri, Ömer Öngüt, s. 53)</text:span></text:p>
      <text:h text:style-name="P47" text:outline-level="2"><text:soft-page-break/>485- Hz. Mehdi (as)’ın Zuhur Ettiğini Kabul Etmezler</text:h>
      <text:p text:style-name="P16"><text:span text:style-name="T25">Onun (Hz. Mehdi (as) 'ın) döneminde... Vereceği birçok hükümlerde ulemanın mezheplerine muhalefet edecektir. Bundan dolayı ondan (Hz. Mehdi (as) ’den) uzak duracaklardır. Zira </text:span><text:span text:style-name="T46">ZANLARINA GÖRE, GERÇEKTEN ALLAH’IN İMAMLARINDAN SONRA BİR MÜÇTEHİD BIRAKMADIĞINI KABULLENECEKLERDİR</text:span><text:span text:style-name="T25">... (Muhyiddin Arabi, "Futuhat-El Mekkiye", 66. Bab,cilt 3, s. 327- 328)</text:span></text:p>
      <text:h text:style-name="P47" text:outline-level="2">486- Hz. Mehdi (as) ’dan Uzak Dururlar</text:h>
      <text:p text:style-name="P16"><text:span text:style-name="T25">Onun (Hz. Mehdi (as) 'ın) döneminde din tamamen rey'den arınmış olarak eski hüviyetini kazanacaktır. </text:span><text:span text:style-name="T46">VERECEĞİ BİRÇOK HÜKÜMLERDE ULEMANIN MEZHEPLERİNE MUHALEFET EDECEKTİR. BUNDAN DOLAYI ONDAN (HZ. MEHDİ (as) ’DAN) UZAK DURACAKLARDIR.</text:span><text:span text:style-name="T25"> Zira zanlarına göre, gerçekten Allah imamlarından sonra bir müçtehid bırakmadığını kabulleneceklerdir... (Muhyiddin Arabi, "Futuhat-El Mekkiye", 66. bab, cilt 3, s. 327- 328)</text:span></text:p>
      <text:h text:style-name="P47" text:outline-level="2">487- İçlerinde Hz. Mehdi (as) ’a Tuzak Kuranlar Olur</text:h>
      <text:p text:style-name="P16"><text:span text:style-name="T25">İmam-ı Mehdi (as) çıktığı zaman ...onun (Hz. Mehdi (as)’ın) kılıncı kardeşleridir. Elinde kılınç olmasa idi, </text:span><text:span text:style-name="T46">-YANİ KARDEŞLERİ OLMASA İDİ- ZAMANIN FUKAHASI (FIKIH ALİMLERİ) ONUN (HZ. MEHDİ (as) ) KATLİYLE FETVA VERİRLERDİ.</text:span><text:span text:style-name="T25"> Lakin Cenâb-ı Hak onu (Hz. Mehdi (as)’ı) keremiyle ve kılınç (kardeşleriyle) ile tathir (temizlemek, yıkayıp pak etmek) edecek, onlar ona (Hz. Mehdi (as) ‘ye) itimad edeceklerdir. ... (Ramuz el-Hadis, s.56,73)</text:span></text:p>
      <text:h text:style-name="P47" text:outline-level="2">488- Hz. Mehdi (as) ’a Karşı Olurlar</text:h>
      <text:p text:style-name="P16"><text:span text:style-name="T49">“Fütühat-ül Mekkiye</text:span><text:span text:style-name="T19">"</text:span><text:span text:style-name="T25"> isimli eserinde </text:span><text:span text:style-name="T49">Muhyiddin Arabi</text:span><text:span text:style-name="T46"> </text:span><text:span text:style-name="T49">el Endülüsi</text:span><text:span text:style-name="T19"> </text:span><text:span text:style-name="T25">şöyle bildirmektedir:</text:span></text:p>
      <text:p text:style-name="P16"><text:span text:style-name="T25">... Mehdi, dini peygamberin (s.a.v.) zamanında olduğu gibi aynen tatbik edecek. Yeryüzünden mezhepleri kaldıracak. Halis ve hakiki dinden başka hiç bir mezhep kalmayacak. </text:span><text:span text:style-name="T81">Onun düşmanları içtihad alimlerinin taklid edenleri olacak.</text:span><text:span text:style-name="T25"> </text:span><text:span text:style-name="T19">Çünkü onlar Mehdi'nin mezhep imamlarının tersine hükmettiğini gördüklerinde bundan </text:span><text:span text:style-name="T81">hoşlanmayacaklar, fakat karşı da gelemeyecekler...</text:span><text:span text:style-name="T19"> Onun kılıncı (ilmi, manevi gücü) kardaşlarıdır. </text:span><text:span text:style-name="T25">Kılıcından (ilminden) korktukları için ister istemez hakimiyetine boyun eğecekler.</text:span></text:p>
      <text:p text:style-name="P16"><text:span text:style-name="T81">Onun açık düşmanları fukaha (fıkıh alimleri) olacak. Çünkü halk arasında bir imtiyazları kalmayacak. Hatta ahkam hususunda ilimleri de azalacak.</text:span><text:span text:style-name="T25"> Bu imamın gelişiyle alimlerin hükümlerdeki anlaşmazlıkları da giderilecek.. </text:span><text:span text:style-name="T81">Şayet elinde kılınç (ilim) olmasaydı fakihler onun ölümüne fetva verirlerdi</text:span><text:span text:style-name="T82">.</text:span><text:span text:style-name="T25"> Lâkin Cenâb-ı Hak, onu keremiyle ve kılınç (ilmi) ile tathir edecek (temizleyecek), onlar ona itaat edeceklerdir. Çünkü halk arasında imtiyazları kalmayacak, hatta ahkam (hükümler) hususunda ilimleri de azalacak. Mehdi’nin gelişiyle alimlerin hükümlerindeki ihtilâflar da giderilecek. Ondan hem korkacaklar hem de birşeyler umacaklar. </text:span><text:span text:style-name="T81">Kalben ondan nefret edecekler. Fakat buna rağmen ister istemez </text:span><text:soft-page-break/><text:span text:style-name="T81">hükmünü kabul edecekler. </text:span><text:span text:style-name="T25">(Muhammed B. Resul El Hüseyin El Berzenci,Kıyamet Alametleri, 186-187)</text:span></text:p>
      <text:h text:style-name="P47" text:outline-level="2">489- Şiddetli Fitnelere Sebep Olurlar</text:h>
      <text:p text:style-name="P16"><text:span text:style-name="T25">... Onların alimleri gök kubbe altındakilerin en şerlileridir. </text:span><text:span text:style-name="T46">FİTNE ONLARDAN ÇIKTI ve YİNE ONLARA DÖNECEKTİR.</text:span><text:span text:style-name="T25">(Beyhaki) (Kıyamet ve Alametleri, Ömer Öngüt, s. 54)</text:span></text:p>
      <text:h text:style-name="P47" text:outline-level="2">490- İçlerinde Kötülükte Önde Gelenler Vardır</text:h>
      <text:p text:style-name="P16"><text:span text:style-name="T25">... </text:span><text:span text:style-name="T46">ONLARIN ALİMLERİ GÖKKUBBE ALTINDAKİLERİN EN ŞERLİLERİDİR.</text:span><text:span text:style-name="T25"> (Beyhaki) (Kıyamet ve Alametleri, Ömer Öngüt, s. 54)</text:span></text:p>
      <text:h text:style-name="P47" text:outline-level="2">491- İkiyüzlü ve Sahtekar Din Adamları Türeyecektir</text:h>
      <text:p text:style-name="P16"><text:span text:style-name="T46">AHİR ZAMANDA KURT OKUYUCULAR OLACAK</text:span><text:span text:style-name="T25">. Kim o zamana yetişirse, şerlerinden Allah'a sığınsın. </text:span><text:span text:style-name="T46">ONLAR ÇOK KİRLİ İNSANLARDIR. RİYAKARLIK (İKİYÜZLÜLÜK) HAKİM OLACAK, RİYA (İKİYÜZLÜLÜK) ve GÖSTERİŞTEN UTANILMAYACAK.</text:span><text:span text:style-name="T25"> (Ölüm Kıyamet ve Diriliş, s. 470)</text:span></text:p>
      <text:h text:style-name="P47" text:outline-level="2">492- Kuran'ı Menfaatleri İçin Okuyan, Dinden Menfaat Elde Etmeye Çalışanlar Olur  </text:h>
      <text:p text:style-name="P16"><text:span text:style-name="T25">Kim Kuran okursa (mükafatını) Allah'tan istesin. Zira </text:span><text:span text:style-name="T46">SON ZAMANLARDA KURAN OKUYUP (MÜKAFATINI) İNSANLARDAN İSTEYEN BİRTAKIM İNSANLAR TÜREYECEKTİR</text:span><text:span text:style-name="T25">. (Tirmizi; Son Zamanlarla İlgili Hadisler, s. 12)</text:span></text:p>
      <text:p text:style-name="P27">İnsanlara öyle bir zaman gelecek ki, avam halk Kur'ân okuyacak, ibadete kendini verecek (fakat) bid'at ehlinin işleri ile meşgul olacaklar; hissetmedikleri yerden şirke sapacaklar. SÖZ ve İLİMLERİ VASITASIYLA RIZIK ELDE EDECEKLER, DİNİ ALET EDEREK DÜNYALIK EDİNECEKLER. İŞTE BİR GÖZÜ KÖR DECCALİN UYDULARI BUNLARDIR. (Râmûz-ul Ehâdîs, Hadîs No: 6255)</text:p>
      <text:p text:style-name="P28">493- MEHDİYETİ SAVUNUYOR GİBİ GÖRÜNMELERİNE RAĞMEN GERÇEKTE HZ. MEHDİ (as) ’a KARŞIDIRLAR</text:p>
      <text:p text:style-name="P16"><text:span text:style-name="T25">Amr bin Sad'dan: </text:span><text:span text:style-name="T46">HALKI (ZAHİRDE) BENİM EVLADIMA DAVET ETSELER DE, BENİM EVLADIMDAN UZAK OLURLAR. BU ÖYLE KÖTÜ BİR TOPLULUKTUR Kİ AHLAKLARI YOKTUR</text:span><text:span text:style-name="T25">. Zorbalara musallattırlar, cabbarlara fitneyi öğretirler, hakimlere kan döktürürler. (Şeyh Muhammed b. İbrahim-i Numani, Gaybet-i Numani, s. 170)</text:span></text:p>
      <text:h text:style-name="P47" text:outline-level="2">494- Hz. Mehdi (as) ’a İftiralar Atarlar</text:h>
      <text:p text:style-name="P16"><text:span text:style-name="T25">“Amr bin Sad'dan: ... Bu öyle kötü bir topluluktur ki ahlakları yoktur. Zorbalara musallattırlar, </text:span><text:soft-page-break/><text:span text:style-name="T46">CABBARLARA FİTNEYİ ÖĞRETİRLER, HAKİMLERE KAN DÖKTÜRÜRLER.”</text:span><text:span text:style-name="T25"> (Şeyh Muhammed b. İbrahim-i Numani, Gaybet-i Numani, s. 170)</text:span></text:p>
      <text:h text:style-name="P44" text:outline-level="1"><text:bookmark-start text:name="B47"/>Hz. Mehdi (as)’ı Bize Tanıtan Diğer Hadisler</text:h>
      <text:h text:style-name="P47" text:outline-level="2"><text:bookmark-end text:name="B47"/>495- Hz. Mehdi (as) Arapça Bilmeyecektir</text:h>
      <text:p text:style-name="P16"><text:span text:style-name="T25">"... </text:span><text:span text:style-name="T46">O (HZ. MEHDİ (as) ) ARAPÇA'YI PEK İYİ KONUŞAMAZ</text:span><text:span text:style-name="T25">, fakat ahlakı hususunda ondan farklı da olmaz. (El-cevabü'l-müstakim amma seele anhü et-türmizi el-hakim, bayezid, no: 3750, 242b yaprağı) (Kıyamet ve Alametleri, Ömer öngüt, Hakikat Yayıncılık, s. 288)</text:span></text:p>
      <text:h text:style-name="P47" text:outline-level="2">496- Ailesinden Ayrılacaktır</text:h>
      <text:p text:style-name="P16"><text:span text:style-name="T19">Peygamberimiz (sav) şöyle buyurdu: </text:span><text:span text:style-name="T36">“Fatma’nın soyundan size güzel haberler var!</text:span><text:span text:style-name="T19"> Mehdi batıda çıkacak ve dünyayı adaletle dolduracak.” “Ya Resulullah! Çıkışı ne zaman olacak?” diye soruldu. Dedi ki: </text:span><text:span text:style-name="T36">“Yargıçların rüşvet aldığı,</text:span><text:span text:style-name="T19"> </text:span><text:span text:style-name="T36">insanların ahlaksız olduğu biz zamanda.”</text:span><text:span text:style-name="T19"> “Mehdi’nin özelliği ne olacak?” diye soruldu. Dedi ki: </text:span><text:span text:style-name="T20">“Ailesinden ve akrabalarından ayrılacak; memleketinden uzağa gidecek ve evinden uzakta yaşayacak.”</text:span><text:span text:style-name="T19"> (Ihq</text:span><text:span text:style-name="T33">ā</text:span><text:span text:style-name="T19">q al-Haqq, vol. 19, p. 679)</text:span></text:p>
      <text:h text:style-name="P47" text:outline-level="2">497- Hz. Mehdi (as)’ın Bir Alameti De, ''Bekar Olması''dır  </text:h>
      <text:p text:style-name="P16"><text:span text:style-name="T25">Mes'ûdî şöyle nakletmektedir: "Ali b. Hazma, İbn-i Sirâc ve İbn-i Ebi Said, bir ara İmam Rıza'nın (as) huzuruna vardıklarında Ali B. Hazma İmam'a şöyle arzetti: "Ey Resulullah'ın oğlu, biz, siz (Ehli Beyt imamların)dan şöyle nakletmişiz ki; </text:span><text:span text:style-name="T46">HER İMAM ÖLMEDEN ÖNCE MUTLAKA EVLADINI GÖRÜR.</text:span><text:span text:style-name="T25"> (Acaba bu doğru mudur?) İmam (as) cevabında şöyle buyurdu: "Şunu da hadise eklediniz mi "Kâim </text:span><text:span text:style-name="T46">(HZ. MEHDİ) HARİÇ?" (</text:span><text:span text:style-name="T25">İsbât-ül Vasiye (Mes'udî), s. 201)   ...Allah ona (HZ. MEHDİ'YE) Rum'u, Deylem'i, Sind'i, Hindistan'ı, Kabilşah'ı ve Hazar'ı fethettirecektir. (Şeyh Muhammed b. İbrahim-i Numani, Gaybet-i Numani s. 274)  </text:span></text:p>
      <text:p text:style-name="P25">498- HZ. MEHDİ (as)’ın AZ KARDEŞİ OLACAKTIR</text:p>
      <text:p text:style-name="P9"><text:span text:style-name="T10">KARDEŞİ AZ OLANDIR... </text:span><text:span text:style-name="T6">(Risalet ül Mehdi s. 161)</text:span></text:p>
      <text:h text:style-name="P47" text:outline-level="2">499- Melekler Hz. Mehdi (as) ’a Yardımcı Olacaktır</text:h>
      <text:p text:style-name="P16"><text:span text:style-name="T25">İmam Muhammed Bakır aleyhisselam'ı şöyle buyururken duydum: "Ali Muhammed'in Kaimı-aleyhimusselam (Hz. Mehdi) zuhur ettiğinde Allah ona müsevvim (varlıkları düzene koyan), mürdif (birbiri ardınca, birbirine tabi), münzel (indirilmiş, nazil edilmiş) ve kerrüb (Allah'a en yakın olan) </text:span><text:span text:style-name="T46">MELEKLERLE YARDIM EDECEKTİR. CEBRAİL, ONUN ÖNÜNDE OLACAK, MİKAİL SAĞINDA ve İSRAFİL İSE SOLUNDAN GELECEKTİR. ve </text:span><text:span text:style-name="T25">korku bir aylık yoldan onun önünden, arkasından, sağından ve solundan ilerleyecek. (Allaha) yakın melekler de onun hizasında olacaklar... (Şeyh Muhammed b. İbrahim-i Numani, Gaybet-i Numani s. 274)</text:span></text:p>
      <text:p text:style-name="P16"><text:span text:style-name="T25">Allah (c.c) ona (Mehdi’ye</text:span><text:span text:style-name="T46">) ÜÇ MELEKLE İMDAD EYLEYECEKTİR</text:span><text:span text:style-name="T25">. Onlar, (Mehdi’ye) </text:span><text:soft-page-break/><text:span text:style-name="T25">muhalefet edenlerin yüzlerine ve arkalarına vuracaklardır. (Ikdu’d Dürer, s. 12)</text:span></text:p>
      <text:h text:style-name="P47" text:outline-level="2">500- Allah Hz. Mehdi (as)’ı Cebrail ve Mikail ile Destekleyecektir</text:h>
      <text:p text:style-name="P14"><text:span text:style-name="T70">HAZRETİ CEBRAİL (A.S) ve HAZRETİ MİKAİL (A.S), KIRK ALTI BİN (46,000) MELEK</text:span><text:span text:style-name="T68"> İmam Mehdi (Hz. Mehdi (as) )'ın </text:span><text:span text:style-name="T70">YARDIMCILARI ve YOLDAŞLARI</text:span><text:span text:style-name="T68"> arasında olacaktır.</text:span><text:span text:style-name="T66"> (Bihar-ül Envar, Cilt 19, Sayfa 284)</text:span></text:p>
      <text:h text:style-name="P47" text:outline-level="2">501- Hz. Mehdi İçin 9313 Melek İnecektir, Bu Melekler Hz. İsa Göğe Yükselirken Beraberinde Olan Meleklerdir</text:h>
      <text:p text:style-name="P12">Ebû Abdullah [Cafer Sadık] şöyle buyurdu:</text:p>
      <text:p text:style-name="P16"><text:span text:style-name="T25">“El-Kâim [Mehdi aleyhisselâm] için </text:span><text:span text:style-name="T46">DOKUZ BİN ÜÇ YÜZ ON ÜÇ MELEK İNECEKTİR Kİ BUNLAR ALLAH İSA’YI GÖĞE YÜKSELTTİĞİNDE ONUN BERABERİNDE</text:span><text:span text:style-name="T25"> bulunuyorlardı.” (Meclisî, Bihârü’l-Envâr, Beyrut, 1404, c.14, s.339)</text:span></text:p>
      <text:h text:style-name="P47" text:outline-level="2">502- Allah'ın Hz. Mehdi (as) ’a Olan Sevgisi Vesilesiyle, Depremler Duracaktır</text:h>
      <text:p text:style-name="P16"><text:span text:style-name="T46">ONUN (HZ. MEHDİ (as) 'IN) HATRINA DEPREMLERİ DURDURURUM.</text:span><text:span text:style-name="T25"> (Şeyh Muhammed b. İbrahim-i Numani, Gaybet-i Numani s. 70)</text:span></text:p>
      <text:h text:style-name="P47" text:outline-level="2">503- Hz. Mehdi (as)’ın Yemeği Sadedir</text:h>
      <text:p text:style-name="P16"><text:span text:style-name="T25">İmam Sadık (as) buyurmuştur ki: "... Allah'a andolsun ki, </text:span><text:span text:style-name="T46">HZ. MEHDİ (as) 'IN... YEMEĞİ KATIKSIZDIR</text:span><text:span text:style-name="T25">." (Bihar-ul Envar,cilt 52, s. 354)</text:span></text:p>
      <text:p text:style-name="P16"><text:span text:style-name="T25">Hz. Mehdi (as) 'ın, Emir-ül Müminin Ali aleyhisselam gibi </text:span><text:span text:style-name="T46">YEMEĞİ SADEDİR</text:span><text:span text:style-name="T25">... (Bihar-ul Envar,cilt 52, s. 279)</text:span></text:p>
      <text:h text:style-name="P47" text:outline-level="2">504- Hz. Mehdi (as)’ın Elbiseleri Parlak Olacaktır</text:h>
      <text:p text:style-name="P16"><text:span text:style-name="T25">Hz. Mehdi (as) ’nin) </text:span><text:span text:style-name="T46">KIYAFETLERİ ALEV GİBİDİR.</text:span><text:span text:style-name="T25"> Yüzü bazen açık renk ve altın gibi parlak, bazen daha koyu renk ve ay gibi parlaktır. (Bihar-ül Envar, 13. Cilt)  </text:span></text:p>
      <text:p text:style-name="P16"><text:span text:style-name="T25">Hasan bin Mahbub-i Zerrâd der ki: İmam Rıza aleyhisselam bana şöyle buyurdu: ... (</text:span><text:span text:style-name="T46">HZ. MEHDİ (as) 'IN) ÜZERİNDE NURDAN ELBİSELER VARDIR</text:span><text:span text:style-name="T25">. (Şeyh Muhammed b. İbrahim-i Numani, Gaybet-i Numani, s. 207)</text:span></text:p>
      <text:h text:style-name="P47" text:outline-level="2"><text:soft-page-break/>505- Hz. Mehdi (as) Peygamberimiz (sav) Gibi Beyaz Parlak ve Temiz Kıyafetler Giyecektir</text:h>
      <text:p text:style-name="P9"><text:span text:style-name="T6">Aban bin Tağlib der ki: imam Cafer-i Sadık a.s.nin şöyle buyurduğunu duydum, ben Kaimi (Hz. Mehdi (as) ) görür gibiyim, Necef'in arkasında Resulullah'ın beyaz zırhını giyecek ve zırhı giydikten sonra bedeni tıpkı Resullah'ın bedeni gibi genişleyecek. Cennet ipeklerinden bir elbise zırhı örtecek... </text:span><text:span text:style-name="T7">(İmam Mehdi, Ali İrfan, Velayet Yayıncılık, s. 94)</text:span></text:p>
      <text:p text:style-name="P25">Hz. Ali'nin torunlarından olan İmam Cafer-i Sadık (as) Peygamberimiz (sav)'den aktardığı bir hadiste ahir zamanda zuhur edecek olan Hz. Mehdi (as) ile ilgili olarak onun Peygamberimiz (sav) gibi beyaz, temiz ve parlak elbiseler giyeceği bildirilmiştir. Burada cennet ipeğinden kasıt temiz ve parlak görünüşlü olmasıdır. Cennet ipeğinden ifadesinin kullanılma nedeni Hz. Mehdi (as) 'daki nuraniyet ve temizliği vurgulamak içindir. Yoksa cennet ipeği cennete özgü bir kumaştır. Ayrıca bu hadiste de Hz. Mehdi (as)’ın bedeninin aynı Peygamberimiz (sav) gibi geniş ve heybetli olacağına dikkat çekilmiştir.</text:p>
      <text:h text:style-name="P47" text:outline-level="2">506- Hz. Musa (as)’ın Asası ve Hz. Süleyman (as)’ın Yüzüğü Hz. Mehdi (as) 'Da Olacaktır</text:h>
      <text:p text:style-name="P9"><text:span text:style-name="T6">Abdullah bin Sinan'dan, İmam Cafer-i Sadık aleyhisselam'ın şöyle buyurduğunu duydum: "Musa'nın asası cennet ağaçlarından birinin dalı idi ve o Medyen şehrine doğru gitmek isterken Cebrail aleyhisselam onu Musa'ya verdi. </text:span><text:span text:style-name="T9">O ASA, ADEM'İN TABUTU ile BİRLİKTE TABERİYYE GÖLÜNDEDİR. NE ÇÜRÜRLER, NE de DEĞİŞİRLER. SONUNDA KAİM ALEYHİSSELAM (HZ. MEHDİ (as) ) KIYAM ETTİĞİNDE O İKİSİNİ ORTAYA ÇIKARACAKTIR.</text:span><text:span text:style-name="T6">" (Şeyh Muhammed b. İbrahim-i Numani, Gaybet-i Numani s. 278)</text:span></text:p>
      <text:h text:style-name="P47" text:outline-level="2">507- Hz. Mehdi (as)’ın Arabasının Özellikleri</text:h>
      <text:p text:style-name="P16"><text:span text:style-name="T25">Hz. Mehdi (as) mutedil ahlaklı, iyi yaratılışlıdır... </text:span><text:span text:style-name="T46">ONUN ATI, KARANLIKLARDA ON DÖRTLÜK AY GİBİ PARLAR.</text:span><text:span text:style-name="T25"> O, en hayırlı topluluğun önünde gider. Onlar Allah’ın dinine sarılmış; onunla Allah’a yaklaşmaya çalışırlar... (Şeyh Muhammed b. İbrahim-i Numani, Gaybet-i Numani s. 171)</text:span></text:p>
      <text:p text:style-name="P16"><text:span text:style-name="T25">İmam Caferi Sadık aleyhisselam'ın şöyle buyurduğunu duydum: "Ben Kaim'i (Hz. Mehdi (as) 'ı) Kufe'nin Necef'inde görür gibiyim. ... </text:span><text:span text:style-name="T46">DAHA SONRA (HZ. MEHDİ (as) ) SİYAH-BEYAZ RENKLİ İKİ GÖZÜNÜN ARASI IŞIK GİBİ PARLAYAN BİR ATA BİNECEK..."</text:span><text:span text:style-name="T25"> (Abân bin Tağlib)</text:span></text:p>
      <text:h text:style-name="P47" text:outline-level="2">508- Harap Olmuş Yerlerin İmarı, İmar Edilmiş Yerlerin Tahribi  </text:h>
      <text:p text:style-name="P16"><text:span text:style-name="T46">DÜNYANIN HARAP OLMUŞ YERLERİNİN İMARI, İMAR EDİLMİŞ YERLERİNİN TAHRİBİ</text:span><text:span text:style-name="T25"> kıyametin şart ve alametlerindendir.  (Kıyamet Alametleri, s.138) </text:span></text:p>
      <text:p text:style-name="P25">509- HZ. MEHDİ (as) , İNSANLARI DOSTLUĞA ve BİRLİK OLMAYA ÇAĞIRACAKTIR</text:p>
      <text:p text:style-name="P9"><text:span text:style-name="T6">HZ. MEHDİ (as)’ın ZUHUR ve KIYAMINDA HER ŞEY DOSTLUK ve BERABERLİK OLACAKTIR... </text:span><text:span text:style-name="T7">(El-İhtisas (Şeyh Müfid), s. 24)</text:span></text:p>
      <text:p text:style-name="P9"><text:soft-page-break/><text:span text:style-name="T6">(HZ. MEHDİ (as) ZAMANINDA) KALPLERDEKİ KİNLER ATILACAK, HER YERİ HUZUR ve EMNİYET SARACAK. </text:span><text:span text:style-name="T7">(Bihar'ül Envar, c. 10)</text:span></text:p>
      <text:h text:style-name="P47" text:outline-level="2">510- Hz. Mehdi (A.S.) Insanlık İçin Büyük Bır Nimettir</text:h>
      <text:p text:style-name="P16"><text:span text:style-name="T50">HAZRETLERİ’NİN (HZ. MEHDİ (A.S.)’IN) VARLIĞI BİR NİMETTİR; ONUN YÖNETİMİ BİR BAŞKA NİMETTİR.</text:span><text:span text:style-name="T24"> </text:span><text:span text:style-name="T76">[Şerh-i Tecrid, Tusi, s. 389 (İran Baskısı)]</text:span></text:p>
      <text:h text:style-name="P47" text:outline-level="2">511- Hz. Mehdi (as) Sıcak Bir Dost ve Arkadaştır</text:h>
      <text:p text:style-name="P8"><text:span text:style-name="T25">…</text:span><text:span text:style-name="T62"> </text:span><text:span text:style-name="T25">Abdulaziz b. Müslim şöyle rivayet etmiştir:</text:span></text:p>
      <text:p text:style-name="P16"><text:span text:style-name="T36"> “</text:span><text:span text:style-name="T19">İmam Mehdi, yağmur yağdıran bir buluttur. Çiseleyen bir yağmurdur. Işık saçan bir Güneş’tir. </text:span><text:span text:style-name="T36">Keskin bir göz,</text:span><text:span text:style-name="T19"> dalları ve yaprakları birbirine girmiş bir bahçe, </text:span><text:span text:style-name="T36">bir gülistandır.</text:span><text:span text:style-name="T19"> İmam Mehdi, </text:span><text:span text:style-name="T36">sıcak bir yoldaş ve arkadaş, şefkatli bir baba, öz bir kardeş, evlatlarına düşkün bir ana,</text:span><text:span text:style-name="T19"> felaketlerin dört bir yandan hücum ettiği zamanlarda </text:span><text:span text:style-name="T36">Allah kullarının sığınağıdır.” (İman ve Küfür Kitabı / Usul-U Kafi (El-Usul Min El-Kafi) / El-Kuleyni, Cild 1)</text:span></text:p>
      <text:h text:style-name="P47" text:outline-level="2">512- Nuruyla Tüm Dünyayı Aydınlatır</text:h>
      <text:p text:style-name="P16"><text:span text:style-name="T19">Abdulaziz b. Müslim şöyle rivayet etmiştir: </text:span><text:span text:style-name="T36">“İmam Mehdi, ufukta doğan bir Güneş gibi nuruyla bütün alemi aydınlatır. </text:span><text:span text:style-name="T19">İmam Mehdi, </text:span><text:span text:style-name="T36">parıldayan dolunaydır</text:span><text:span text:style-name="T19">, parlak bir çıra, aydınlık saçan bir nur, zifiri karanlıklarda, şehirlerin sokaklarında, çöllerin derinliklerinde ve denizlerin girdaplarında </text:span><text:span text:style-name="T36">yol gösteren bir yıldızdır</text:span><text:span text:style-name="T19">.”</text:span><text:span text:style-name="T36"> (İman ve Küfür Kitabı / Usul-U Kafi (El-Usul Min El-Kafi) / El-Kuleyni, Cild 1)</text:span></text:p>
      <text:h text:style-name="P47" text:outline-level="2">513- Mehdi (as) Dünyanın Dirliği, Müslümanların Onurudur</text:h>
      <text:p text:style-name="P16"><text:span text:style-name="T19">Abdulaziz b. Müslim şöyle rivayet etmiştir: “</text:span><text:span text:style-name="T36">İmam Mehdi, ümmetin dizgini, Müslümanların düzeni, dünyanın dirliği ve müminlerin onurudur. O (İmam Mehdi), Allah’ın koyduğu hadleri egemen kılar. </text:span><text:span text:style-name="T19">Allah’ın dinini savunur. Hikmet, güzel öğüt ve </text:span><text:span text:style-name="T36">kesin kanıtla</text:span><text:span text:style-name="T19"> insanları Rabbinin dinine davet eder.”</text:span><text:span text:style-name="T36"> </text:span><text:span text:style-name="T19">(İman ve Küfür Kitabı / Usul-U Kafi (El-Usul Min El-Kafi) / El-Kuleyni, Cild 1)</text:span></text:p>
      <text:h text:style-name="P47" text:outline-level="2">514- Hz. Mehdi (as) Mehdilik İddialarını Kabul Etmeyecek; Kendisine İstemediği Halde Biat Edilecektir</text:h>
      <text:p text:style-name="P9"><text:span text:style-name="T12">Hadis-i şeriflerde Hz. Mehdi (as) ’a biatın kendisi istemediği halde yapılacağı bildirilmektedir. Bu da gösteriyor ki Hz. Mehdi (as) , kendisini hiçbir zaman Hz. Mehdi (as) olarak ilan etmeyecektir. Hatta insanlar ona gelip "alametler sende mevcut, sen Hz. Mehdi (as) 'sın" dedikleri halde o yine reddedecektir. Hz. Mehdi (as) ’a sık sık "Alametler sende mevcut " diyerek Hz. Mehdi (as) olduğu iddiası getirilecektir, fakat o, ısrarla söylenen bu iddiayı kabul </text:span><text:soft-page-break/><text:span text:style-name="T12">etmeyecektir. Ancak "ölümle tehdit" edildikten sonra, insanların kendisine biat etmesini kabul edecektir.</text:span></text:p>
      <text:p text:style-name="P9"><text:span text:style-name="T6">İnsanlar nihayet Hz. Mehdi (as) ’a gelirler ve Rükun ile Makam arasında, </text:span><text:span text:style-name="T3">kendisi istemediği halde ona biat edeler.</text:span><text:span text:style-name="T6"> "Eğer kabul etmezsen, boynunu vururuz" derler. Yer ve gök ehli ondan razı olur. </text:span><text:span text:style-name="T86">(Ali Bin Hüsameddin El Muttaki, Celaleddin Suyuti'nin Tasnifinden Hadisler, Kahraman Neşriyat, s. 31)</text:span></text:p>
      <text:p text:style-name="P9"><text:span text:style-name="T3">Hz. Mehdi (as) ancak baskı ile başa geçmeye razı olacaktır. </text:span><text:span text:style-name="T6">(El-Kavlu'l Muhtasar Fi Alamet-il Mehdiyy-il Muntazar, s. 48)</text:span></text:p>
      <text:p text:style-name="P9"><text:span text:style-name="T6">Fitne içindeki insanlar kan akıtıldığı bir zamanda evinde oturmakta olan Hz. Mehdi (as) ’a gelir ve "Bizim için kalk artık"der. O ise kabul etmez, ancak ölümle tehdit edildikten sonra onlar için kalkar. Ondan sonra artık kan dökülmez. </text:span><text:span text:style-name="T7">(İbn Ebi Şeybe, c. VII, s. 531; Abdurrezzak H. 20771, c. XI, s. 372; Kitab-ül Burhan Fi Alamet-il Mehdiyy-il Ahir Zaman, s. 52,53)</text:span></text:p>
      <text:h text:style-name="P47" text:outline-level="2">515- Müslümanların Manevi Liderliği, Hz. Mehdi (as) ’a Evinde Otururken Gelecektir</text:h>
      <text:p text:style-name="P9"><text:span text:style-name="T6">Hz. Mehdi (as) , bütün haramların helal sayıldığı, büyük bir fitneden sonra çıkacaktır. </text:span><text:span text:style-name="T3">HİLAFET </text:span><text:span text:style-name="T6">(Müslümanların manevi liderliği),</text:span><text:span text:style-name="T3"> ONA EVİNDE OTURURKEN GELECEK</text:span><text:span text:style-name="T6"> ve devrinde yeryüzünün en hayırlısı kendisi olacaktır. </text:span><text:span text:style-name="T7">(El-Kavlu'l Muhtasar Fi Alamet-il Mehdiyy-il Muntazar, s. 37)</text:span></text:p>
      <text:h text:style-name="P47" text:outline-level="2">516- Hz. Mehdi (as) Ortaya Çıktığında, Bütün İnsanlar Onun Manevi Liderliği Altında Birlik Olacaktır</text:h>
      <text:p text:style-name="P9"><text:span text:style-name="T6">İman edenlerin Efendisi (sav) der ki: "... ALLAH SİZİN İÇİN, SİZİ BİRLEŞTİRECEK ve SİZİ DAĞINIKKEN BİRARAYA GETİRECEK BİRİNİ (HZ. MEHDİ (as) 'I) ÇIKARANA DEK... Beklerseniz, ödüllendirileceksiniz ve sizin haksızlığa uğratılmanızın intikamını alacak (Darwinizm'e, materyalizme ve ateizme ilmi zeminde gereken cevabı verecek) olanın ve haklarınızın kurtarıcısı olanın, o (Hz. Mehdi (as) ) olduğunu kesinlikle anlayacaksınız..."</text:span><text:span text:style-name="T7"> (Kitab-ül Gaybet, [Bihar-ul Envar, c. 51], Ansariyan Yayıncılık, Derleyen: Muhammed Bakır el-Meclisi, İran-Kum, 2003, s. 182)</text:span></text:p>
      <text:h text:style-name="P47" text:outline-level="2">517- Hz. Mehdi (as) , İnsanların Tüm Sorunlarına Çözüm Olacaktır, Herkesin Yardımına Koşacaktır</text:h>
      <text:p text:style-name="P9"><text:span text:style-name="T3">HZ. MEHDİ (as) İMDADA GELEN ve FERYADRESDİR </text:span><text:span text:style-name="T6">(FERYAD EDENİN YARDIMINA KOŞAN, YARDIM EDENDİR). </text:span><text:span text:style-name="T3">ALLAH, ONU DÜNYADAKİ İNSANLARIN İMDADINA YETİŞMESİ İÇİN GÖNDERECEKTİR...</text:span><text:span text:style-name="T6"> </text:span><text:span text:style-name="T7">(El-Mehdiyy-il Mev'ud, c. 1, s. 264, 275, 277, 285, 287, 288, 311, 318, c. 2, s. 11)</text:span></text:p>
      <text:h text:style-name="P47" text:outline-level="2">518- Hz. Mehdi (as) Zamanında Zalimlerin Hakimiyeti Sona Erecektir</text:h>
      <text:p text:style-name="P9"><text:span text:style-name="T6">HZ. MEHDİ (as)’ın HÜKÜMRANLIĞI ZAMANINDA ZALİMLERİN ve MÜSTEKBİRLERİN HÜKÜMRANLIĞI, MÜNAFIKLARIN ve HAİNLERİN SİYASİ NÜFUZU NABUD (YOK) OLACAKTIR (SON BULACAKTIR). </text:span><text:span text:style-name="T7">(El-Mehdiyy-il Mev'ud, c. 1, s. 252)</text:span></text:p>
      <text:h text:style-name="P47" text:outline-level="2"><text:soft-page-break/>519- Hz. Mehdi (as)’ın Çıkışından Önceki Baskı Ortamından Dolayı, Kimse Allah'ın Adını Rahatça Anamayacaktır</text:h>
      <text:p text:style-name="P9"><text:span text:style-name="T6">Şeyh Tusi'nin El-Emali kitabında: "Tüm dünya fesatla dolacak. KİMSE ALLAH DİYEMEYECEK. Sonra Yüce Allah benden ve benim ailemden bir zatı (Hz. Mehdi (as) 'ı) gönderecek. Ondan öncekilerin adaletsizlikle dolduracağı gibi, o da (Hz. Mehdi (as) da) dünyayı adaletle dolduracak." </text:span><text:span text:style-name="T7">(Kitab-ül Gaybet, [Bihar-ul Envar, cilt 51], Ansariyan Yayıncılık, Derleyen: Muhammed Bakır el-Meclisi, İran-Kum, 2003, s. 120)</text:span></text:p>
      <text:p text:style-name="P9"><text:span text:style-name="T6">Şeyh Tusi'nin El-Emali kitabında: "Dünya öylesine baskı ve adaletsizlikle dolacaktır ki, KİMSE ALLAH'IN İSMİNİ GİZLİ OLMAKSIZIN SÖYLEYEMEYECEKTİR. Sonra Allah dünyayı baskı ve adaletsizlikle dolu olduğu gibi, dürüstlük ve adaletle dolduracak erdemli bir topluluğu (Hz. Mehdi (as) cemaatini) getirecektir." </text:span><text:span text:style-name="T7">(Kitab-ül Gaybet, [Bihar-ul Envar, cilt 51], Ansariyan Yayıncılık, Derleyen: Muhammed Bakır el-Meclisi, İran-Kum, 2003, s. 186)</text:span></text:p>
      <text:h text:style-name="P47" text:outline-level="2">520- İnsanların Hz. Mehdi (as)’ı Tanıyamamalarının Bir Hikmeti de Allah'ın Hz. Mehdi (as) Üzerindeki Korumasındandır</text:h>
      <text:p text:style-name="P9"><text:span text:style-name="T6">AMA ALLAH HALKIN NEFİSLERİNE KARŞI ZULMÜ, CEFASI ve İSRAFI YÜZÜNDEN, ONU (HZ. MEHDİ (as) 'I) HALKTAN GİZLEYECEKTİR. </text:span><text:span text:style-name="T7">(Şeyh Muhammed b. İbrahim-i Numani, Gaybet-i Numani s. 162)</text:span></text:p>
      <text:h text:style-name="P47" text:outline-level="2">521- Hz. Mehdi (as) İnsanları Aydınlatacakbir Güneş Gibidir</text:h>
      <text:p text:style-name="P9"><text:span text:style-name="T6">Bulutlar güneşin yüzünü örttüğü zaman insanlar güneşten nasıl yararlanıyorlarsa ondan da (Hz. Mehdi (as) 'dan) öyle yararlanırlar. </text:span><text:span text:style-name="T7">(Yenabiu'ly-Mevedde, s. 477)</text:span></text:p>
      <text:p text:style-name="P25">Hz. Mehdi (as) Allah'ın kendisini insanlardan gizli tuttuğu, Hz. Mehdi (as) olduğunun bilinmediği zamanlarda bile ilmi, samimiyeti, güzel ahlakı ve Allah'a olan derin bağlılığı ile insanları aydınlatacak, onların kalplerini Allah'a ve Kuran ahlakına ısındıracaktır.</text:p>
      <text:h text:style-name="P47" text:outline-level="2">522- Hz. Mehdi (as)’ın Bulunduğu Evde, Allah'ın İsmi Çok Anılacaktır</text:h>
      <text:p text:style-name="P9"><text:span text:style-name="T6">Mufazzal'dan, İmam Cafer-i Sadık aleyhisselam'dan duydum ki şöyle buyurdu: </text:span><text:span text:style-name="T3">"BU EMRİN SAHİBİNİN (HZ. MEHDİ (as) 'IN) BİR EVİ VARDIR Kİ O EVE "HAMD EVİ" DERLER."</text:span><text:span text:style-name="T6"> </text:span><text:span text:style-name="T7">(Şeyh Muhammed b. İbrahim-i Numani, Gaybet-i Numani s. 216)</text:span></text:p>
      <text:p text:style-name="P25">Hz. Mehdi (as)’ın evi Allah'a çok hamd edilen, ibadet edilen, Allah'ın rızasının gözetildiği ve Kuran ahlakının titizlikle yaşandığı bir yerdir.</text:p>
      <text:p text:style-name="P40">523- HZ. MUSA (as) , HZ. MEHDİ (as)’ın FAZİLETLERİNİ ÖĞRENİNCE, ''HZ. MEHDİ (as) OLMAK İÇİN'' ALLAH'A DUA ETMİŞTİR</text:p>
      <text:p text:style-name="P24">Salim-ul eşell'dan:</text:p>
      <text:p text:style-name="P24"><text:soft-page-break/>"HZ. MUSA BİN İMRAN, TEVRAT'IN BİRİNCİ BÖLÜMÜNDE ALİ MUHAMMED'İN KAİM'İNE (ALEYHİSSELAM) (HZ. MEHDİ (as) 'A) VERİLEN KUDRET ve FAZİLETLERİ GÖRÜNCE DEDİ Kİ: "RABBİM, BENİ ALİ MUHAMMED'İN KAİM'İ (HZ. MEHDİ (as) ) OLARAK KARAR KIL". Ona şöyle söylendi: Doğrusu o (Hz. Mehdi (as) ), Ahmed'in (Peygamberimiz (sav)’in) neslindendir.</text:p>
      <text:p text:style-name="P9"><text:span text:style-name="T6">SONRA TEVRAT'IN İKİNCİ BÖLÜMÜNE BAKINCA AYNI ŞEYİ GÖRDÜ. AYNI SÖZÜ TEKRARLADI ve ONA AYNI CEVAP VERİLDİ. SONRA ÜÇÜNCÜ BÖLÜMDE de AYNI ŞEYLERİ GÖRÜNCE AYNI SÖZLERİ TEKRARLADI ve AYNI CEVABI ALDI." </text:span><text:span text:style-name="T7">(Şeyh Muhammed b. İbrahim-i Numani, Gaybet-i Numani, s. 280)</text:span></text:p>
      <text:p text:style-name="P24">Öyleyse kafirlere itaat etme ve onlara (Kur'an'la) büyük bir cehd et. (Furkan Suresi, 52)</text:p>
      <text:p text:style-name="P24">Kendilerine yara isabet ettikten sonra, Allah ve elçisinin çağrısına icabet edenler, içlerinden iyilik yapanlar ve sakınanlar için büyük bir ecir vardır. (Al-i İmran Suresi, 172)</text:p>
      <text:h text:style-name="P47" text:outline-level="2">524- İnsanlar Hz. Mehdi (as) Vesilesiyle Sevgiyi Öğrenecektir</text:h>
      <text:p text:style-name="P9"><text:span text:style-name="T6">Hz. Mehdi (as) zamanında Asr-ı Saadette olduğu gibi </text:span><text:span text:style-name="T3">KÜLLENMİŞ DUYGULAR BİR BİR TOMURCUKLANACAK, ÇİÇEK AÇACAKLARDIR.</text:span><text:span text:style-name="T6"> </text:span><text:span text:style-name="T7">(el-Havi l'il-Fetava, s. 67, 68; Rahbavi, Kıyamet Alametleri, s. 162, 163)</text:span></text:p>
      <text:p text:style-name="P9"><text:span text:style-name="T3">(HZ. MEHDİ (as) ) ALLAH'IN İZNİYLE TAŞ GİBİ KALPLERİ YUMUŞATABİLECEK, KÖMÜR GİBİ RUHLARI ELMASLAŞTIRABİLECEK</text:span><text:span text:style-name="T6">, ölü ruhları imanın nuruyla diriltebilecek... </text:span><text:span text:style-name="T7">(El-Kavlü'l-Muhtasır, s. 24; Şaban Döğen Mehdi ve Deccal, s. 194-195)</text:span></text:p>
      <text:p text:style-name="P25">Bu hadislerle, Hz. Mehdi (as) öncesinde insanların sevgiden, merhametten uzak olacakları, bazı kimselerin kalplerinin katılaşacağı, bazı kimselerin derinlikten mahrum olacakları, ruh güzelliklerinin azalacağı, ancak Hz. Mehdi (as)’ın zuhuruyla birlikte insan ruhundaki sevgi, merhamet, şefkat, sevecenlik gibi tüm güzelliklerin yeniden hayat bulacağı haber verilmektedir.</text:p>
      <text:h text:style-name="P47" text:outline-level="2">525- Hz. Mehdi (as) Zamanında Tüm İnsanların Aklı Açılacak ve İlimleri Artacaktır</text:h>
      <text:p text:style-name="P25">Hz. Mehdi (as)’ın zuhurunun ardından ona tabi olan insanlar üzerinde samimiyet ve akıl artışı olacaktır. Hz. Mehdi (as) insanların ahlak ve kişilik olarak olgunlaşmalarına vesile olacak bu gelişme sonucunda ise insanların Allah'ın ayetlerini anlama güçleri ve anlayışları açılacaktır.</text:p>
      <text:p text:style-name="P9"><text:span text:style-name="T6">İmam Bakır (a.s) şöyle buyurmuştur: "Kaimimiz (Hz. Mehdi (as) ) kıyam edince elini kulların başının üstüne koyar, böylece akıllarını bir araya toplar gelişimlerini kemale erdirir. Allah görüşlerini ve duyuşlarını güçlendirir. Öyle ki kendileriyle Kaim (Hz. Mehdi (as) ) arasında hiç bir örtü/engel kalmaz…" </text:span><text:span text:style-name="T7">(Yevm'ul-Halas, s. 269)</text:span></text:p>
      <text:h text:style-name="P47" text:outline-level="2">526- İnsanların İlim ve Hikmet Öğrenmesine Vesile Olacaktır</text:h>
      <text:p text:style-name="P9"><text:span text:style-name="T3">HZ. MEHDİ (as)’ın HÜKÜMETİ (manevi liderliği) ZAMANINDA HERKESE İLİM ve HİKMET ÖĞRETECEKLER,</text:span><text:span text:style-name="T6"> öyle ki; kadınlar evlerinde Allah'ın kitabı ve Peygamberin (sav) sünnetiyle hüküm edecekler. </text:span><text:span text:style-name="T7">(Bihar'ül Envar, c. 52, s. 352)</text:span></text:p>
      <text:h text:style-name="P47" text:outline-level="2"><text:soft-page-break/>527- İnsanların Aklının ve Kalbinin Aydınlanmasını Sağlayacaktır</text:h>
      <text:p text:style-name="P9"><text:span text:style-name="T6">O dönemde HALK KİTLESİNİN AKLİ GÜCÜ TEMERKÜZ (toplanıp yoğunlaşacak) BULACAK. HZ. MEHDİ (as) , ALLAH'IN TEYİDİYLE İNSANLARIN AKLINI TEKAMÜLE VARDIRACAK (İlahi terbiye ile kemale vardıracak) ve HERKESTE BİR AYDINLIK MEYDANA GETİRECEKTİR. </text:span><text:span text:style-name="T7">(Usul-u Kafi, c. 1, Kitab'ül Akl, Hadis: 21)</text:span></text:p>
      <text:h text:style-name="P47" text:outline-level="2">528- Sığınanlar İçin Amandır</text:h>
      <text:p text:style-name="P9"><text:span text:style-name="T6">Dedi ki: Ey Emirülmüminin! Bu Hz. Mehdi (as) kimdendir? Buyurdu ki: Benî Haşim'dendir, arapların yüce dağının zirvesinden.</text:span><text:span text:style-name="T3"> O ÖYLE BİR DENİZDİR Kİ, O MANA DENİZİNDE İNSANLAR İLMEN ve AHLAKEN SONSUZ GELİŞEBİLİR. KENDİSİNE SIĞINANLAR İÇİN AMANDIR...</text:span><text:span text:style-name="T6"> </text:span><text:span text:style-name="T7">(Şeyh Muhammed b. İbrahim-i Numani, Gaybet-i Numani, s. 251)</text:span></text:p>
      <text:h text:style-name="P47" text:outline-level="2">529- Muzafferdir, Arslandır</text:h>
      <text:p text:style-name="P9"><text:span text:style-name="T6">Dedi ki: Ey Emirülmüminin! Bu Hz. Mehdi (as) kimdendir? Buyurdu ki: Benî Haşim'dendir, Arapların yüce dağının zirvesinden. O öyle bir denizdir ki ona giren kaybolur. Kendisine sığınanlar için amandır, </text:span><text:span text:style-name="T3">halk kinle dolduğunda onları pâk (temiz) kılan mâdendir, ölüm nazil olduğunuda korkmaz, ölüm ona vardığında sarsılmaz, mücadele meydanından asla geri çekilmez. TECRÜBELİDİR, GALİPTİR, MUZAFFERDİR, ARSLANDIR, SAĞLAMDIR, KAVMİNİN DİREĞİDİR, CESURDUR</text:span><text:span text:style-name="T6">, Allah'ın ilim kılıcıdır, liderdir, herkesi etrafında toplar, yücelik ve şerefin kaynağı olan evde büyümüştür, onun yüceliği en asil yücelikten kaynaklanır. </text:span><text:span text:style-name="T7">(Şeyh Muhammed b. İbrahim-i Numani, Gaybet-i Numani, s. 251)</text:span></text:p>
      <text:h text:style-name="P47" text:outline-level="2">530- Hz. Mehdi (as)’ın Yanında Yaklaşık 30 Arkadaşı Bulunacaktır</text:h>
      <text:p text:style-name="P35">...Ebu Basir, Ebu Abdullah (Cafer Sadık)'dan şöyle rivayet etmiştir:</text:p>
      <text:p text:style-name="P16"><text:span text:style-name="T87">«Bu işin sahibi </text:span><text:span text:style-name="T88">(Mehdî aleyhisselâm)</text:span><text:span text:style-name="T87">’ın</text:span><text:span text:style-name="T88"> </text:span><text:span text:style-name="T87">kaybolması kaçınılmazdır. Kayboluşu </text:span><text:span text:style-name="T90">sırasında, bir köşeye çekilmesi kaçınılmazdır. </text:span><text:span text:style-name="T91">KÖŞESİNE ÇEKİLDİĞİ MENZİL, </text:span><text:span text:style-name="T92">NE GÜZEL BİR </text:span><text:span text:style-name="T93">YERDİR. OTUZ KİŞİNİN ARASINDA OLMAK, </text:span><text:span text:style-name="T94">YALNIZLIK DEĞİLDİR.»</text:span><text:span text:style-name="T89"> (Usul-u Kafi, Hüccet Kitabı, 16-(899))</text:span></text:p>
      <text:h text:style-name="P47" text:outline-level="2">531- Hz. Mehdi (as) , Hz. Hızır (as) ve Hz. Zulkarneyn (as) ’a Benzeyecektir</text:h>
      <text:p text:style-name="P24">Ahmed b. İshak der ki: "İmam Askeri aleyhi's-selâm'ın huzuruna gittim ... Hazret buyurdu ki:</text:p>
      <text:p text:style-name="P9"><text:span text:style-name="T6">... Ey Ahmed b. İshak! </text:span><text:span text:style-name="T3">O (HZ. MEHDİ (as) , BU ÜMMETTE "HIZIR" ALEYHİ'S-SELÂM ve "ZU'L -KARNEYN" GİBİDİR... </text:span><text:span text:style-name="T7">(Kemal-üd Din c. 2 s. 384) (Hz. Mehdi Aleyhisselam, Abdullah Turan, Al-i Taha, s. 157)</text:span></text:p>
      <text:p text:style-name="P25">Hadiste verilen bilgi, Kuran'daki Hz. Zulkarneyn (as) ve Hz. Hızır (as) kıssalarının bir yönüyle işari manada Hz. Mehdi (as) ’a da baktığını göstermektedir.</text:p>
      <text:p text:style-name="P25"><text:soft-page-break/>Bu doğrultuda Hz. Mehdi (as)’ın de Hz. Hızır (as) gibi olacağı, onun ahlakını ve terbiyesini alacağı; onun gibi Ledün ilmini bileceği ve bu ilimle hareket edeceği anlaşılmaktadır.</text:p>
      <text:p text:style-name="P25">Ayrıca Kuran'daki Hz. Hızır (as) kıssasında Hz. Musa (as) 'ın, Hz. Hızır (as)’ın hareketlerinin hikmetini bilemeyerek tepki vermesi gibi, ahir zamanda da insanlar ledün ilmiyle hareket eden Hz. Mehdi (as) 'ı gereği gibi anlayıp takdir edemeyeceklerdir. Hz. Mehdi (as) da insanlar tarafından çok yanlış anlaşılacak, bu yüzden de halk ona büyük tepki gösterecektir. Ancak gerçekte Hz. Mehdi (as)’ın tüm hareketleri Allah'ın lütfuyla gizli ilim ve hikmetlerle dolu olacaktır.</text:p>
      <text:p text:style-name="P25">Peygamberimiz (sav)’in diğer hadislerinde de, Kehf kıssasının da işari anlamda baştan sona, insanları deccalin fitnesinden kurtaracak olan Hz. Mehdi (as) ’a baktığı bildirilmiştir. Yukarıda yer alan hadis ve Kehf kıssasının ahir zamana işaret ettiği ile ilgili aşağıda yer alan tüm bu hadisler Hz. Mehdi (as) 'ın, Kehf kıssasında anlatılan Hz. Zülkarneyn (as) gibi tüm dünyaya hakim olacağını da göstermektedir:</text:p>
      <text:p text:style-name="P9"><text:span text:style-name="T6">Sizden kim deccale yetişirse </text:span><text:span text:style-name="T3">KEHF SURESİNİN EVVELİNİ ONUN ÜZERİNE OKUSUN</text:span><text:span text:style-name="T6">, bu surenin sonu deccalin fitnesinden kurtuluşunuzdur. </text:span><text:span text:style-name="T7">(Sünen-i Ebu Davud, 5/121)</text:span></text:p>
      <text:h text:style-name="P47" text:outline-level="2">532- Hz. Mehdi (as)’ın Derslerini Dinleyenler Sabaha Bilgili Olarak Kalkacaklardır</text:h>
      <text:p text:style-name="P9"><text:span text:style-name="T6">... (Onun (Hz. Mehdi (as) 'ın) lütfu sayesinde) </text:span><text:span text:style-name="T9">GECE CAHİL, KORKAK ve CİMRİ OLAN KİŞİ SABAHA BİLGİLİ, CESUR ve CÖMERT OLACAKTIR.</text:span><text:span text:style-name="T6"> (Allah'ın) yardımı onun (Hz. Mehdi (as) 'ın) önünde yürüyecektir… Allah'ın elçisinin adımlarını izleyecektir ve hiç hata yapmayacaktır; O ((Hz. Mehdi (as) ) görmeden onu destekleyen bir melek olacaktır, bezgini ayağa kaldıracak ve zayıfa yardımcı olacaktır, eylemleri sözlerine göre olacaktır ve sözleri amellerine göre olacaktır... </text:span><text:span text:style-name="T7">(Al-Futuhatu'l Makkiyah, s. 6)</text:span></text:p>
      <text:h text:style-name="P47" text:outline-level="2">533- Münafıklar Hz. Mehdi (as) ’dan Çekineceklerdir</text:h>
      <text:p text:style-name="P9"><text:span text:style-name="T6">DAHA BİR ÇOK İNSAN KURAN'DAN ÇOK ONUN (HZ. MEHDİ (as) 'IN) KORKUSU NEDENİYLE GÜNAHLARDAN KAÇINACAKTIR... </text:span><text:span text:style-name="T7">(Al-Futuhatu'l Makkiyah, sf. 6)</text:span></text:p>
      <text:p text:style-name="P25">Bir kısım insanlar Hz. Mehdi (as)’ın güçlü ferasetinden, basiretinden ve aklından çok çekineceklerdir. Bundan dolayı kendilerini iman ediyor gibi gösterecek ve Müslüman gibi yaşamak zorunda kalacaklardır. Ahlaksızlık yapmaya güç ve cesaret bulamayacaklardır.</text:p>
      <text:h text:style-name="P47" text:outline-level="2">534- Hz. Mehdi (as)’ın Gece İbadeti (Dersleri)</text:h>
      <text:p text:style-name="P25">Nuaym bin Hammad, Ebu Cafer'den şöyle rivayet etmiştir: ... (HZ. MEHDİ (A.S.)) GECELERİ İBADETLE MEŞGUL OLUP, gündüzleri gizli olacak... (Ukayli "En-Necmu's-sakıb fi Beyanı Enne'l Hz. Mehdi min Evladı Ali b. Ebi Talib Ale't-Temam ve'l kamal")</text:p>
      <text:p text:style-name="P25">Peygamberimiz (sav)’in gece ibadet etmesi gibi, Hz. Mehdi (a.s.) ve talebeleri de tebliğ faaliyetlerini yalnızca gündüz değil; internet, televizyon ve radyo gibi araçlarla gece de sürdüreceklerdir </text:p>
      <text:p text:style-name="P25"><text:soft-page-break/>Doğrusu GECE NEŞESİ (gece ibadeti, insanın iç dünyasında uyandırdığı) etki bakımından daha kuvvetli, okumak bakımından daha sağlamdır. (Müzemmil Suresi, 6)</text:p>
      <text:p text:style-name="P25">GECE-BOYUNCA da PEK AZ UYURLARDI. Onlar, seher vakitlerinde istiğfar ederlerdi. (Zariyat Suresi, 17-18)</text:p>
      <text:h text:style-name="P47" text:outline-level="2">535- Hz. Mehdi (as) , İslam’ın Sonu Olacaktır</text:h>
      <text:p text:style-name="P9"><text:span text:style-name="T12">Hz. Mehdi, bu ümmetin vasatı, Hz. İsa da ahiri olacaktır. Vasattan kastedilen, Mehdi’nin Hz. İsa’dan çok az bir süre önce geleceğini ifade etmek içindir. Hz. İsa da, ondan hemen sonra geldiği için ahir olarak vasıflandırılmıştır... Peygamber Efendimiz (sav) ‘Nefsim yedi kudretinde olan Allah’a yemin ederim ki, Mehdinin babası Kureyşidir. Eğer istenseydi onu en son ceddine kadar sayardım, </text:span><text:span text:style-name="T15">ÇÜNKÜ HZ. MEHDİ, İSLAM’IN SONU OLACAKTIR’ BUYURMUŞTUR.</text:span><text:span text:style-name="T12"> (El-kavlu’l muhatasar fi alamet-il mehdiyy-il muntazar, Hadis no 42)</text:span></text:p>
      <text:h text:style-name="P47" text:outline-level="2">536- Tavrı, Ben-i İsrail Ulemasına Benzer</text:h>
      <text:p text:style-name="P9"><text:span text:style-name="T12">Denildi ki: "Yâ Resulullah, o gün insanların imamı kimdir?" Buyurdu ki: "İmam Mehdi, benim evlâdımdan kırk yaşında, yüzü parlar bir yıldız gibi olan bir kimsedir. </text:span><text:span text:style-name="T15">TAVRI BEN-Î İSRÂİL ULEMASINA BENZER.</text:span><text:span text:style-name="T12"> Arzdaki hazineleri çıkarır ve şirk beldelerini (manen) fetheder." (İman ve Küfür Kitabı / Usul-U Kafi (El-Usul Min El-Kafi) / El-Kuleyni, Cild 1)</text:span></text:p>
      <text:h text:style-name="P47" text:outline-level="2">537- Hz. Mehdi, “Esselâmu Aleyke Yâ Bakiyyetellah” Şeklinde Selamlanacaktır</text:h>
      <text:p text:style-name="P25">Kâfî eserinden, Birisi Ebû Abdullah [Cafer Sâdık aleyhisselâm]’a, el-Kâim [Mehdi aleyhisselâm]’ın imratu’l-muminîn (müminlerin nüfuzu) adıyla selamlanıp selamlanmayacağını sordu.</text:p>
      <text:p text:style-name="P25">Buyurdu ki:</text:p>
      <text:p text:style-name="P25">“Hayır! Bu Allah’ın emirü’l-müminîn’e verdiği öyle bir isimdir ki ondan önce ve sonra başka hiç kimse bu isimle adlandırılmamıştır.”</text:p>
      <text:p text:style-name="P25">“Allah’a feda olayım, peki onu nasıl selamlayacağız?” dedim.</text:p>
      <text:p text:style-name="P25">“ESSELÂMU ALEYKE YÂ BAKİYYETELLAH (SELAM OLSUN SANA EY ALLAH’IN BAKİYESİ) ŞEKLİNDE” dedi ve ardından ayeti okudu.”</text:p>
      <text:p text:style-name="P25">Kitâbü’l-Gaybe’ye alınan bir hadiste el-Kâim [Mehdi aleyhisselâm]’ın şöyle buyuracağı nakledilir: “Ben yeryüzündeki Bakiyyetullah’ım. (Ben Allah’ın yeryüzündeki bakiyesiyim.)”</text:p>
      <text:p text:style-name="P25">Diğer bir haberde [Mehdi aleyhisselâm]’ın zuhur ettiği zaman söz konusu ayeti okuyacağı ve “Ben Allah’ın bakiyesi ve hüccetiyim.” diyeceği rivayet edilmiştir. Böylece onu ancak “Selam olsun sana ey Allah’ın yeryüzündeki bakiyesi (Bakiyyetullah)” şeklinde selamlayacaklar. (Meclisî, Bihârü’l-Envâr, Beyrut, 1404, c. 24, s. 211–212)</text:p>
      <text:h text:style-name="P47" text:outline-level="2"><text:soft-page-break/>538- Hz. Mehdi (as)’ın Ruhu, Allah'ın Yarattığı On Dört Nurdan Biridir</text:h>
      <text:p text:style-name="P25">İkmâlü’d-Din’de kayıt altına alındı:</text:p>
      <text:p text:style-name="P25">İbn İdris; babası, Muhammed b. Hüseyin b. Zeyd, Hasan b. Musa, Ali b. Semâa, Ali b. Hasan b. Ribat, onun babası, Mufaddal aracılığıyla rivayet eder:</text:p>
      <text:p text:style-name="P25">İmam Sadık [aleyhisselâm] buyurdu ki:</text:p>
      <text:p text:style-name="P25">“Şanı yüce olan Allah mahlukatı yaratmadan on dört bin yıl önce, on dört nur yarattı ve onlar bizim ruhlarımızdır.”</text:p>
      <text:p text:style-name="P25">Kendisine, “Ey Rasulullah’ın evladı on dört ile kastedilenler kimdir?” denilince şöyle cevap verdi:</text:p>
      <text:p text:style-name="P9"><text:span text:style-name="T12">“Muhammed, Ali, Fatıma, Hasan, Hüseyin ve onların soyundan gelen imamlardır. </text:span><text:span text:style-name="T15">ONLARIN SONUNCUSU EL-KÂİM [MEHDİ ALEYHİSSELÂM]’DIR</text:span><text:span text:style-name="T12"> ki gaybetinden sonra kıyam ederek Deccal’ı (manen) öldürecek, yeryüzünü her türlü zulüm ve haksızlıktan temizleyecektir.” (Meclisî, Bihârü’l-Envâr, Beyrut, 1404, c. 15, s. 23)</text:span></text:p>
      <text:h text:style-name="P44" text:outline-level="1"><text:bookmark-start text:name="B48"/>Hz. İsa (as) ve Hz. Mehdi (as)</text:h>
      <text:h text:style-name="P47" text:outline-level="2"><text:bookmark-end text:name="B48"/>539- Deccaliyete Hz. İsa (as) Son Verecektir</text:h>
      <text:p text:style-name="P16"><text:span text:style-name="T25">Allah'ın düşmanı olan </text:span><text:span text:style-name="T46">MESİH-i DECCAL, İSA ALEYHİSSELAM'I GÖRÜNCE, TUZUN SUDA ERİDİĞİ GİBİ ERİR. </text:span><text:span text:style-name="T25">Hz. İsa (as) onu terk edip bıraksa bile helak oluncaya kadar eriyip gidecektir. Lakin Allah onu bizzat İsa Aleyhisselam'ın eliyle (fikren) yok edecektir. (Müslim, Kitabü'l Fiten, s. 34)</text:span></text:p>
      <text:p text:style-name="P16"><text:span text:style-name="T25">... Deccal ortalığa fitne saçarken Cenabı Hak, Mesih Meryem oğlu İsa'yı gönderir... Nefesini idrak eden her kafir mutlaka yok olur.</text:span><text:span text:style-name="T46"> İSA (as) DECCAL ile LÜDD KAPISINDA (BEYTÜL MAKDİS'E (MESCİD-i AKSA) YAKIN BİR BELDE) KARŞILAŞIR ve ONU (fikren) YOK EDER</text:span><text:span text:style-name="T25">. (Sahih-i Müslim; Büyük Fitne Mesih-i Deccal, Saim Güngör, s. 104)  </text:span></text:p>
      <text:h text:style-name="P47" text:outline-level="2">540- Hz. İsa (as) , Hz. Mehdi (as) ’a Yardımcı Olacaktır</text:h>
      <text:p text:style-name="P16"><text:span text:style-name="T25">Hz. İsa Peygamber (as) </text:span><text:span text:style-name="T46">İMAM-I ZAMAN (HZ. MEHDİ (as) )'A YARDIMCI OLMAK, ONA BAĞLILIĞINI DİLE GETİRMEK ve </text:span><text:span text:style-name="T25">onun ardında namaz kılmaz için gökten inecektir. (Şeyh Sadık, Al-Amaali, Oturum 39, Sayfa181; İküd'dürer, s. 157 ve 230)</text:span></text:p>
      <text:h text:style-name="P47" text:outline-level="2">541- Hz. İsa (as) Hz. Mehdi (as)’ı Kitaplarından da Tanıyacaktır</text:h>
      <text:p text:style-name="P16"><text:span text:style-name="T46">HZ. İSA (as) ONU (SANDIĞI) ALIP AÇACAK ve İÇİNDE BİR MÜHÜR, BİN KİTAP BULACAK,</text:span><text:span text:style-name="T25"> bu kitaplarla şeriatı (Kuran ahlakının esaslarını ve Peygamberimiz (sav)’in sünnetini) ihya edecek. (Risalet’ül Meşrep elverdi fi mezhebi bil Mehdi, Ali bin Sultan Muhammed-el Kari, s. 4 -Enis el-Cülesci kitabından)</text:span></text:p>
      <text:h text:style-name="P47" text:outline-level="2"><text:soft-page-break/>542- Hz. İsa (as) ve Hz. Mehdi (as) , Görünüş ve Ahlak Olarak Birbirlerine Çok Benzeyeceklerdir</text:h>
      <text:p text:style-name="P16"><text:span text:style-name="T25">Abdullah bin Zamre, İbn-i Mâti-i Himyeri (Kâ'b-ul Ahbar)'den nakleder ki şöyle dedi: "... Kıyam edecek (Kâim) olan Hz. Mehdi (as) , Ali'nin soyundandır. O (Hz. Mehdi (as) ) bu yeryüzünü, yeryüzünden başka bir hale getirecektir. Rum ve Çin'in Hrıstiyanların'ın aleyhinde İsa bin Meryem (as) ile delil getirecektir. Kâim Mehdi (as) , Ali'nin neslindendir. (Seyyittir) </text:span><text:span text:style-name="T46">HAYIRDA, GÖRÜNÜŞTE ve AHLAKTA EN ÇOK HZ. İSA (as) ’a BENZEYEN ODUR (HZ. MEHDİ (as) ’DIR)</text:span><text:span text:style-name="T25">. Allah peygamberlere verdiği (azameti) ona da verecektir. Ona faziletler ve ziynet verecektir... (Şeyh Muhammed b. İbrahim-i Numani, Gaybet-i Numani s.169)</text:span></text:p>
      <text:h text:style-name="P47" text:outline-level="2">543- Hz. İsa (as) , Hz. Mehdi (as)’ın Arkasında Namaz Kılacaktır</text:h>
      <text:p text:style-name="P9"><text:span text:style-name="T6">Naim Ebu Said'den tahric etti, dedi Resulullah (sav) buyurur: </text:span><text:span text:style-name="T3">İSA B. MERYEM'İN ARKASINDA NAMAZ KILACAĞI KİŞİ BİZDENDİR (HZ. MEHDİ (as) 'DIR).</text:span><text:span text:style-name="T6"> </text:span><text:span text:style-name="T7">(Kitabül Burhan fi Alametil Mehdiyyil Muntazar, s. 78)</text:span></text:p>
      <text:p text:style-name="P9"><text:span text:style-name="T6">Buhari ve Müslim, Ebu Hureyre'den tahric etti. Buyurdu: MERYEM OĞLU İSA (as) ARANIZA İNDİĞİNDE ve İMAMINIZ SİZDEN (HZ. MEHDİ (as) ) OLDUĞUNDA, BAKALIM NE YAPARSINIZ? </text:span><text:span text:style-name="T7">(Kitabül Burhan fi Alametil Mehdiyyil Muntazar, s.79)</text:span></text:p>
      <text:p text:style-name="P16"><text:span text:style-name="T25">Ali b. İbrahim, Şehr b. Havşeb’den şöyle rivayet eder: ... “</text:span><text:span text:style-name="T46">HZ. İSA (as) KIYAMETTEN ÖNCE DÜNYAYA İNECEKTİR. ... HZ. İSA (as) HZ. MEHDİ (as)’ın ARKASINDA NAMAZ KILACAKTIR.</text:span><text:span text:style-name="T25"> Haccac: “Neler söylüyorsun sen? Bunu nereden biliyorsun ki?” diye sorunca; “Bu hadistir.” dedim, “Ben bu hadisi Muhammed b. Ali b. Hüseyin b. Ali b. Ebu Talib’den duydum!” Bunun üzerine: “Vallahi tam kaynağından duymuşsun!” dedi. (Kummi Tefsiri,cilt 1, s. 158)</text:span></text:p>
      <text:h text:style-name="P47" text:outline-level="2">544- Hz. İsa’nın, Hz. Mehdi’nin Arkasında Namaz Kılacağı Hadisi, Pak Bir Kaynaktan Aktarılmaktadır</text:h>
      <text:p text:style-name="P12">Tefsiru’l-Kummî’de kayıt altına alındı:</text:p>
      <text:p text:style-name="P12">Kasım b. Muhammed; Süleyman b. Davud el-Minkarî, Ebû Hamza aracılığıyla Şehr b. Havşeb’den rivayet eder:</text:p>
      <text:p text:style-name="P12">“İsa [aleyhisselâm] kıyamet gününden önce dünyaya inecek ve böylece ölmeden önce ona iman etmeyen kimse kalmayacaktır. Yine o, Mehdi [aleyhisselâm]’ın arkasında namaz kılacaktır.”</text:p>
      <text:p text:style-name="P12">Haccac bana: “Neler anlatıyorsun, bu haberi nerden aktarıyorsun?” dedi.</text:p>
      <text:p text:style-name="P12">“Bunu bana Muhammed b. Ali b. Hüseyin b. Ali b. Ebû Talib rivayet etti” dedim.</text:p>
      <text:p text:style-name="P12">“Allah’a andolsun ki pak bir kaynaktan aktarıyorsun” şeklinde karşılık verdi. (Meclisî, Bihârü’l-Envâr, Beyrut, 1404, c. 14, s. 349-350)</text:p>
      <text:h text:style-name="P47" text:outline-level="2"><text:soft-page-break/>545- Hz. İsa (as) , Hz. Mehdi (as) ’a Tabi Olacaktır</text:h>
      <text:p text:style-name="P16"><text:span text:style-name="T25">Resulullah (sav) Efendimiz Saadetle şöyle buyurmuşlardır: "Daima ümmetimden bir cemaat kıyamete kadar hakkı yükseltmek için fikri mücadele yapacak</text:span><text:span text:style-name="T46">, MERYEMOĞLU İSA (as) YERYÜZÜNE İNECEK. EMİRLERİ (HZ. MEHDİ (as) ), ONA (HZ. İSA (as) 'A) "BİZE NAMAZ KILDIR" DEDİKLERİ ZAMAN, HAYIR DİYECEK ... ve "İMAM-I MEHDİ'Yİ" İMAMETE GEÇİRİR</text:span><text:span text:style-name="T25">. (Sahih-i Müslim, c. 1, s. 209)</text:span></text:p>
      <text:p text:style-name="P9"><text:span text:style-name="T6">İbni Ebi Şeybe, Musannef'inde, İbni Şirin'den tahric etti. Dedi ki: </text:span><text:span text:style-name="T3">Hz. Mehdi (as) bu ümmettendir ve HZ. İSA (as) ’a İMAM OLACAKTIR.</text:span><text:span text:style-name="T6"> </text:span><text:span text:style-name="T7">(Kitabül Burhan fi Alametil Mehdiyyil Muntazar, s. 79)</text:span></text:p>
      <text:h text:style-name="P44" text:outline-level="1"><text:bookmark-start text:name="B49"/>Hz. Mehdi (as)’ın Talebelerinin Özellikleri</text:h>
      <text:h text:style-name="P47" text:outline-level="2"><text:bookmark-end text:name="B49"/>546- Seçilmiş Kişilerdir</text:h>
      <text:p text:style-name="P16"><text:span text:style-name="T46">O’NUN (HZ. MEHDİ (as) ’IN) YANINA GELENLER KAÇINILMAZ OLARAK SEÇİLECEKLER,</text:span><text:span text:style-name="T25"> ayrılacaklar ve elenecekler. Büyük çoğunluğu bu elemeden geçemeyecek. (Gaybet’ül Numani, Bölüm 12, Sayfa 299)</text:span></text:p>
      <text:h text:style-name="P47" text:outline-level="2">547 – Eğitimli, Kültürlü Kimselerdir</text:h>
      <text:p text:style-name="P16"><text:span text:style-name="T25">Hz. Mehdi (as)’ın </text:span><text:span text:style-name="T46">YARDIMCILARI ASİL ve EĞİTİMLİ OLACAKLAR</text:span><text:span text:style-name="T25">. (El-Melahim ve el Fitan, sayfa:205)</text:span></text:p>
      <text:h text:style-name="P47" text:outline-level="2">548- Çok Mübarek İnsanlardır</text:h>
      <text:p text:style-name="P16"><text:span text:style-name="T25">Ata b. Said’den İbni Eşaz’ın emir olduğu günlerde Abdurrahman el-Hadrami hutbesinde şöyle diyordu: Rasulullah (sav)’den şöyle rivayet ettiğini işittim: “</text:span><text:span text:style-name="T46">ÜMMETİMİN SONUNDA ÖYLE KİMSELER OLACAK Kİ ÜMMETİMİN İLKLERİNE VERİLEN SEVABIN AYNISI ONLARA da VERİLECEKTİR.</text:span><text:span text:style-name="T25"> Fitne ehliyle (fikren) mücadele ederler ve münkerden nehyederler.” (İbn Hacer Askalani, Metalib-u Aliye)</text:span></text:p>
      <text:h text:style-name="P47" text:outline-level="2">549- Yiğit Kimselerdir</text:h>
      <text:p text:style-name="P16"><text:span text:style-name="T25">(Hz. Mehdi (as) 'ın) </text:span><text:span text:style-name="T46">DOSTLARI YİĞİT, ŞECAATLİ, SALİH, İMANLI KİŞİLERDİR, ONA İTAATTE GAYRETLİDİRLER</text:span><text:span text:style-name="T25">. Nereye ve hangi işe yönelseler mutlaka zafere ulaşırlar... (Bihar’ul- Envar, cilt52, s.279 ve cilt 53, s.12; İkmal’ud- Din, cilt2, s. 367)</text:span></text:p>
      <text:h text:style-name="P47" text:outline-level="2">550- Aralarında Dünyanın Farklı Yerlerinde Yaşayanlar Olacaktır</text:h>
      <text:p text:style-name="P16"><text:span text:style-name="T46">UZAK YERLERDEKİ TALEBELERİ HZ. MEHDİ (as) ’a BİAT EDECEK.</text:span><text:span text:style-name="T25"> Zulümü ve zalimleri fikren etkisiz hale getirecek, ülkeler düzelecek... (Ukayli "En-Necmu's-sakıb fi Beyanı Enne'l </text:span><text:soft-page-break/><text:span text:style-name="T25">Mehdi min Evladı Ali b. Ebi Talib Ale't-Temam ve'l kamal)</text:span></text:p>
      <text:h text:style-name="P47" text:outline-level="2">551- Arap Değildirler</text:h>
      <text:p text:style-name="P16"><text:span text:style-name="T46">HZ. MEHDİ (as)’ın YARDIMCILARI ARAP OLMAYACAK</text:span><text:span text:style-name="T25">. Diğer milletlerden olacak... (Muhammed B. Resul El Hüseyin El Berzenci, Kıyamet Alametleri, s. 187)</text:span></text:p>
      <text:h text:style-name="P47" text:outline-level="2">552- Mehdi (as) ’a Tam Destek Olurlar</text:h>
      <text:p text:style-name="P16"><text:span text:style-name="T25">Hz. Mehdi (as)’ın talebeleri, </text:span><text:span text:style-name="T46">HZ. MEHDİ (as)’ı (fikri) MÜCADELELERİNDE de DESTEKLEYECEKLER,</text:span><text:span text:style-name="T25"> isteklerini yerine getirecekler... (Mikyal el-Mekarim, Cilt:1, sayfa: 65)</text:span></text:p>
      <text:h text:style-name="P47" text:outline-level="2">553- Ahlakları Çok Mükemmeldir</text:h>
      <text:p text:style-name="P16"><text:span text:style-name="T25">Onun (Hz. Mehdi (as) ) </text:span><text:span text:style-name="T46">TALEBELERİNİN TABİATI ARİ ve KUSURSUZ OLACAKTIR</text:span><text:span text:style-name="T25">. Riyakarlıktan ve tüm diğer kirlerden arınmış olacaklardır. (Bihar-ül Envar, cilt 52, Sayfa 35)</text:span></text:p>
      <text:h text:style-name="P47" text:outline-level="2">554- Allah Onların Kalplerini Kötü Ahlaktan Arındırmıştır</text:h>
      <text:p text:style-name="P16"><text:span text:style-name="T25">Onların (Hz. Mehdi (as)’ın talebelerinin) </text:span><text:span text:style-name="T46">KALPLERİ KÖTÜLÜK, KISKANÇLIK ve HUSUMETTEN ARINMIŞ ve KUSURSUZ OLACAKTIR. </text:span><text:span text:style-name="T25">(Bihar-ül Envar, cilt 52, Sayfa 35)</text:span></text:p>
      <text:h text:style-name="P47" text:outline-level="2">555- Çok Güçlü Bir İmana Sahiptirler</text:h>
      <text:p text:style-name="P16"><text:span text:style-name="T25">İmam–ı Zaman (Hz. Mehdi (as) )’ın talebelerinin </text:span><text:span text:style-name="T46">HER ŞEYE KADİR ALLAH’A DAİR ZERRE KADAR ŞÜPHESİ OLMAYACAKTIR</text:span><text:span text:style-name="T25"> ve O’nu </text:span><text:span text:style-name="T46">O’NUN TANINMASI GEREKTİĞİ GİBİ TANIYACAKLARDIR</text:span><text:span text:style-name="T25">. (Bayaan Fi Akhbaar - e -Mahdi Aakher al -Zamaan ( a .s.) , Bölüm 5; Mikyaal al-Makaarem, cilt 1, Sayfa 65)</text:span></text:p>
      <text:h text:style-name="P47" text:outline-level="2">556- Allah’tan Çok Korkarlar</text:h>
      <text:p text:style-name="P16"><text:span text:style-name="T25">Onlar (Hz. Mehdi (as)’ın talebeleri) </text:span><text:span text:style-name="T46">İLAHİ KORKUDAN ÜRPERİRLER.</text:span><text:span text:style-name="T25"> (Mikyaal al-Makaarem, cilt 1, sayfa 65)</text:span></text:p>
      <text:h text:style-name="P47" text:outline-level="2">557- Ruhen ve Bedenen Çok Sağlam İnsanlardır</text:h>
      <text:p text:style-name="P16"><text:span text:style-name="T25">İmam Muhammed Bâkır ve İmam Cafer Sadık Hz. Mehdi (as)’ın yardımcıları hakkında şöyle buyurmuştur: “Onlar dünyanın doğusunu ve batısını ele geçireceklerdir. </text:span><text:span text:style-name="T46">ONLARDAN HER BİRİSİNİN KIRK İNSAN KADAR GÜCÜ VARDIR. KALPLERİ DEMİR GİBİDİR. </text:span><text:span text:style-name="T25">...” (Bihar-ul Envar,cilt 52, s. 340)</text:span></text:p>
      <text:h text:style-name="P47" text:outline-level="2"><text:soft-page-break/>558- Manevi Yönleri Çok Güçlüdür</text:h>
      <text:p text:style-name="P16"><text:span text:style-name="T25">Onların (Hz. Mehdi (as)’ın talebelerinin) </text:span><text:span text:style-name="T46">RUHLARI LAMBALAR GİBİ AYDINLIKTIR ve KALPLERİ de AYDINLIKTIR</text:span><text:span text:style-name="T25">. (Mikyaal al-Makaarem, cilt 1, sayfa 65)</text:span></text:p>
      <text:h text:style-name="P47" text:outline-level="2">559- Çok Tevekküllüdürler</text:h>
      <text:p text:style-name="P16"><text:span text:style-name="T25">Onlar (Hz. Mehdi (as)’ın talebeleri) herşeye kadir olan </text:span><text:span text:style-name="T46">ALLAH’A TAMAMEN TESLİM OLACAKLAR. </text:span><text:span text:style-name="T25">(Bihar-ül Envar, Cilt 52, s. 35 &amp; s. 311, Oyoon-o-Akhbaar al-Reza (as) ’dan aktarıyor.)</text:span></text:p>
      <text:h text:style-name="P47" text:outline-level="2">560- Bütün Hayatlarını Allah’a Adarlar</text:h>
      <text:p text:style-name="P16"><text:span text:style-name="T25">Gecelerini </text:span><text:span text:style-name="T46">KONFOR İÇERİSİNDE GEÇİRMEK YERİNE </text:span><text:span text:style-name="T25">onlar (Hz. Mehdi (as)’ın talebeleri) Rablerine ibadet ederek geçireceklerdir. (Mikyaal al-Makaarem, cilt 1, sayfa 65)</text:span></text:p>
      <text:h text:style-name="P47" text:outline-level="2">561- Gecelerini İbadetle Geçirirler</text:h>
      <text:p text:style-name="P9"><text:span text:style-name="T3">...</text:span><text:span text:style-name="T6"> </text:span><text:span text:style-name="T3">ONLAR gündüz arslan, GECE de ABİDDİRLER*... </text:span><text:span text:style-name="T6">(Kitab-ul Burhan Fi Alamet-il Mehdiyy-il Ahir Zaman, s. 57-68)</text:span></text:p>
      <text:h text:style-name="P47" text:outline-level="2">562- Çok Samimidirler</text:h>
      <text:p text:style-name="P16"><text:span text:style-name="T25">Onların (Hz. Mehdi (as)’ın talebelerinin) </text:span><text:span text:style-name="T46">TAMAMI SAMİMİ</text:span><text:span text:style-name="T25"> ve sadık olacaktır. (Bihar ül-Envar, Cilt 52, Sayfa 283 Kamaal al-Deen’den aktarıyor.)</text:span></text:p>
      <text:h text:style-name="P47" text:outline-level="2">563- Son Derece Cesur ve Gözüpektirler</text:h>
      <text:p text:style-name="P16"><text:span text:style-name="T25">İmam-ı Zaman (Hz. Mehdi (as) )’ın </text:span><text:span text:style-name="T46">TALEBELERİ ASLANLARDAN DAHA CESUR ve MIZRAKTAN da DAHA KESKİN OLACAKLAR</text:span><text:span text:style-name="T25">. (Mikyaal al-Makaarem, cilt 1, s. 65)</text:span></text:p>
      <text:p text:style-name="P16"><text:span text:style-name="T25">Onların (Hz. Mehdi (as) ’nin talebelerinin) </text:span><text:span text:style-name="T46">KALPLERİ ÇELİKTEN DAHA GÜÇLÜ OLACAKTIR</text:span><text:span text:style-name="T25">. Onların her biri 40 güçlü adama eşit olacaklardır. (Mikyaal al-Makaarem, cilt 1, s. 65)</text:span></text:p>
      <text:h text:style-name="P47" text:outline-level="2">564- Kendilerine Yapılan Baskılardan Yılmazlar</text:h>
      <text:p text:style-name="P16"><text:span text:style-name="T25">Hz. Mehdi (as) elini yardımcılarının omzu ile göğsü arasına sürecek, </text:span><text:span text:style-name="T46">BÖYLECE ONLAR HAKLARINDA ALINACAK HİÇ BİR HÜKÜMDEN ÇEKİNMEYECEKLER, HİÇ BİR KARAR ONLARA ZOR GELMEYECEK. </text:span><text:span text:style-name="T25">(Bihar-ül-Envar, cilt: 52, sayfa:345, El Melahim va el Fitan, sayfa:205; Mikyaal el-Mekarim, cilt.1, s.144/235)</text:span></text:p>
      <text:h text:style-name="P47" text:outline-level="2"><text:soft-page-break/>565- Tüm Baskılara Rağmen Hz. Mehdi (as)’ın Yanındakiler Korkuya Kapılmazlar</text:h>
      <text:p text:style-name="P16"><text:span text:style-name="T25">Hz. Ali'den anlatıldığına göre adamın biri kendisine Hz. Mehdi (as) 'ı sordu. Hz. Ali ise "O (Hz. Mehdi (as) ) ahir zamanda çıkacaktır. Kişinin "Allah" dediği için ölüme mahkum edileceği bir zamanda gelecektir" diye cevap vermiştir. Devamında "</text:span><text:span text:style-name="T46">ALLAH, ONUN ETRAFINDA HİÇBİR ŞEYDEN KORKMAYAN ve HİÇBİR MENFAAT İÇİN SEVİNMEYEN BİR TOPLULUK MEYDANA GETİRECEKTİR</text:span><text:span text:style-name="T25">". (Sıddık Rasan Han, el-İzan, s.128)</text:span></text:p>
      <text:h text:style-name="P47" text:outline-level="2">566- Dünyaya Yönelik Maddi ve Manevi Hiçbir Hırsları Olmayacaktır</text:h>
      <text:p text:style-name="P24">Ey Ebu Hüreyre! Bu topluluk (HZ.MEHDİ (as) CEMAATİ) zor ve güç bir yola girerek peygamberlerin derecesine kavuşurlar. ALLAH KENDİLERİNİ DOYURDUKTAN SONRA AÇLIĞI, GİYDİRDİKTEN SONRA ÇIPLAKLIĞI, İÇİRDİKTEN SONRA SUSUZLUĞU TERCİH EDERLER; ALLAH'IN KATINDAKİNE ÜMİTLERİNİ BAĞLAYIP BUNLARI TERK EDERLER. HESABINDAN KORKU DUYARAK HELALİ DAHİ BIRAKIRLAR. DÜNYAYA SADECE BEDENLERİ ile İLGİ GÖSTERİRLER, ONUN HERHANGİ BİR ŞEYİYLE İŞTİGAL de ETMEZLER.</text:p>
      <text:p text:style-name="P9"><text:span text:style-name="T6">Onların Rablerine olan itaatleri karşısında, melekler ve peygamberler dahi hayrete düşer. Ne mutlu onlara, ne mutlu onlara! Allah'ın, onlarla benim aramı birleştirmesini ne kadar çok isterdim! ...</text:span><text:span text:style-name="T7"> (el-Vesaya li-İbnü'l-Arabi, Halet Ef. no.: 198/2, 486a yaprağı)</text:span></text:p>
      <text:h text:style-name="P47" text:outline-level="2">567- İnsanların Rızasını Gözetmezler</text:h>
      <text:p text:style-name="P16"><text:span text:style-name="T25">Onlar </text:span><text:span text:style-name="T46">ALLAH YOLUNDA HİÇBİR KINAYANIN KINAMASINDAN, DEDİKODUSUNDAN KORKMAYAN İSLAM AHALİSİDİR.</text:span><text:span text:style-name="T25"> Bu İslam’ın hayırlılarının ordusu Konstantiniyye'yi tesbihlerle, tekbirlerle fethederler... (Sünen-i İbni Mace, 10/259)</text:span></text:p>
      <text:h text:style-name="P47" text:outline-level="2">568- Her Yönden Kaliteli İnsanlardır</text:h>
      <text:p text:style-name="P16"><text:span text:style-name="T25">İmam-ı Zaman (Hz. Mehdi (as) )’ın talebeleri </text:span><text:span text:style-name="T46">SOYLU, BİLGİLİ OLACAKLARDIR</text:span><text:span text:style-name="T25"> ve dünyanın yöneticileri olacaklardır. (Al-Malaahem wa al-Fetan, s. 205)</text:span></text:p>
      <text:p text:style-name="P16"><text:span text:style-name="T25">Hz. Ali (as) şöyle buyurur: “... </text:span><text:span text:style-name="T46">ALLAH HZ. MEHDİ’NİN YARDIMCILARINI ... yeryüzünün tüm insanlarına galip kılar.”</text:span><text:span text:style-name="T25"> (İsbat-ul Hudat,cilt 7, s. 49)</text:span></text:p>
      <text:h text:style-name="P47" text:outline-level="2">569- Dünyaya Dair Beklentileri Yoktur</text:h>
      <text:p text:style-name="P16"><text:span text:style-name="T25">Buyurdu ki: "Onları yeryüzünün kenarlarında ara. </text:span><text:span text:style-name="T46">ONLARIN YAŞANTILARI SADEDİR, EVLERİ SIRTLARINDADIR</text:span><text:span text:style-name="T25">, eğer hazır olsalar tanınmazlar... Onlar mallarını aralarında eşit olarak paylaşırlar ve birbirlerini kabirlerinde ziyaret ederler, ayrı şehirlerde olsalar dahi istekleri hep aynıdır." (Gaybetul Numani, s. 23)</text:span></text:p>
      <text:h text:style-name="P47" text:outline-level="2"><text:soft-page-break/>570- Birbirlerinden Başka Dostları Yoktur</text:h>
      <text:p text:style-name="P16"><text:span text:style-name="T25">Buyurdu ki: ".</text:span><text:span text:style-name="T46">.. Hazır olsalar tanınmazlar, eğer KAYBOLSALAR ARANMAZLAR, HASTA OLSALAR KİMSE ONLARIN ZİYARETİNE GELMEZ, eğer evlenmek isteseler kimse onlara gelmez. Eğer ÖLSELER CENAZELERİNE KİMSE KATILMAZ</text:span><text:span text:style-name="T25">.” (Gaybetul Numani, s. 23)</text:span></text:p>
      <text:h text:style-name="P47" text:outline-level="2">571- Hepsi Allah Rızası İçin Çalışırlar</text:h>
      <text:p text:style-name="P16"><text:span text:style-name="T25">Buyurdu ki: "...</text:span><text:span text:style-name="T46">AYRI ŞEHİRLERDE OLSALAR DAHİ İSTEKLERİ HEP AYNIDIR</text:span><text:span text:style-name="T25">." (Gaybetul Numani, sf 23)</text:span></text:p>
      <text:h text:style-name="P47" text:outline-level="2">572- İnsanların Dine Yönelmesine Vesile Olurlar</text:h>
      <text:p text:style-name="P16"><text:span text:style-name="T25">Hz. Ali şöyle buyurur: “... Allah, Hz. Mehdi (as)’ın yardımcılarını...</text:span><text:span text:style-name="T46"> YERYÜZÜNÜN TÜM İNSANLARINA GALİP KILAR. BÖYLECE İNSANLAR İSTER İSTEMEZ HAK DİNE GİRERLER.”</text:span><text:span text:style-name="T25"> (İsbat-ul Hudat,cilt 7, s. 49)</text:span></text:p>
      <text:h text:style-name="P47" text:outline-level="2">573- İslam Ahlakını Bütün Dünyaya Anlatır ve Çok Etkili Olurlar</text:h>
      <text:p text:style-name="P16"><text:span text:style-name="T25">İmam Muhammed Bâkır ve İmam Cafer Sadık Hz. Mehdi (as)’ın yardımcıları hakkında şöyle buyurmuştur: “</text:span><text:span text:style-name="T46">ONLAR DÜNYANIN DOĞUSUNU ve BATISINI (İLİMLE) ELE GEÇİRECEKLERDİR</text:span><text:span text:style-name="T25">...</text:span><text:span text:style-name="T46"> ÖYLE Kİ, ‘LA İLAHE İLLALLAH ve EŞHEDÜ ENNE MUHAMMEDEN RESULULLAH’ HER YERDE YANKILANACAK ve DUYULACAKTIR.” </text:span><text:span text:style-name="T25">(Bihar-ul Envar,cilt 52, s. 340)</text:span></text:p>
      <text:h text:style-name="P47" text:outline-level="2">574- Sayıları Çok Azdır</text:h>
      <text:p text:style-name="P16"><text:span text:style-name="T25">Hükeym bin Sa'd şöyle der: İmam Emirülmüminin Ali’nin şöyle buyurduğunu duydum: "Kaim (Hz. Mehdi (as) )’ın ashabı gençtir ve içlerinde yaşlı yoktur; </text:span><text:span text:style-name="T46">ANCAK GÖZDEKİ SÜRME VEYA AZIKTAKİ TUZ KADARDIRLAR. ve AZIKTAKİ EN AZ ŞEY, TUZDUR."</text:span><text:span text:style-name="T25"> (Şeyh Muhammed b. İbrahim-i Numani, Gaybet-i Numani s.374)</text:span></text:p>
      <text:h text:style-name="P47" text:outline-level="2">575- Sayıları 313 Kişi Kadardır</text:h>
      <text:p text:style-name="P16"><text:span text:style-name="T25">Muhammed b. Hanefi (ra)'dan rivayet edildi ki: “...Bulutların semada toplandığı gibi, Allah O'nun etrafina bir kavim toplar. Onların kalblerini uzlaştırır. Onlar içlerinden şehit düşene üzülmez, kendilerine katılana da sevinmezler. </text:span><text:span text:style-name="T46">SAYILARI BEDİR ASHABI (313) KADARDIR</text:span><text:span text:style-name="T25">. Evvelkilerin onları geçmediği gibi, sonrakiler de onlara yetişemezler ve onların sayıları Talud ile nehri geçenler kadardır.” (Kitab-ül Burhan Fi Alamet-il Mehdi yy-il Ahir Zaman, 57)</text:span></text:p>
      <text:h text:style-name="P47" text:outline-level="2"><text:soft-page-break/>576- Kadın Talebeleri de Vardır</text:h>
      <text:p text:style-name="P16"><text:span text:style-name="T25">Hz. Mehdi (as) ’a </text:span><text:span text:style-name="T46">ARALARINDA KADINLARIN da BULUNDUĞU </text:span><text:span text:style-name="T25">314 kişi biat edecektir. (El-Kavlu'l Muhtasar Fi Alamatil Mehdi yy-il Muntazar, 25)</text:span></text:p>
      <text:h text:style-name="P47" text:outline-level="2">577- Allah Hz. Mehdi (as)’ın Talebelerini Biraraya Getirecektir</text:h>
      <text:p text:style-name="P16"><text:span text:style-name="T25">Cafer al Juafi, İmam Muhammed bin Ali al Bekir’den şöyle rivayet eder: “Hz. Mehdi (as) çıktığında yanında 313 erkek ve 50 kadın olacaktır, </text:span><text:span text:style-name="T46">ONLAR DAHA ÖNCE ARALARINDA HİÇ BİR SÖZLEŞME OLMADAN, FARKLI BULUTLARIN GÖKYÜZÜNDE KÜMELEŞMELERİ GİBİ BİRARAYA GELECEKLERDİR.</text:span><text:span text:style-name="T25"> Bu, Allah’ın “</text:span><text:span text:style-name="T19">Her nerede olursanız olun, Allah sizi bir araya getirecektir. Allah herşeye güç yetirendir” </text:span><text:span text:style-name="T25">ayetinin bir tecellisidir.” (Bihar-ül Envar, cilt. 52, s. 223)</text:span></text:p>
      <text:h text:style-name="P47" text:outline-level="2">578- Gençlerden Oluşurlar</text:h>
      <text:p text:style-name="P16"><text:span text:style-name="T25">Emir-el Müminin Ali şöyle buyurmuştur: "</text:span><text:span text:style-name="T46">VÂ’DEDİLMİŞ MEHDİ’NİN YÂR ve ASHABININ TÜMÜ GENÇLERDİR. ONLAR ARASINDA YAŞLILAR ÇOK AZ BULUNUR.</text:span><text:span text:style-name="T25">" (Bihar-ul Envar,cilt52, s.333)</text:span></text:p>
      <text:p text:style-name="P16"><text:span text:style-name="T25">Hz. Mehdi (as) ’nin bayraktarı, sakalı hafif, rengi sarı, küçük </text:span><text:span text:style-name="T46">BİR GENÇ OLACAKTIR</text:span><text:span text:style-name="T25">. (El-Kavlu'l Muhtasar Fi Alamatil Mehdiyy-il Muntazar, s. 51)</text:span></text:p>
      <text:h text:style-name="P47" text:outline-level="2">579- Çok Sadıktırlar</text:h>
      <text:p text:style-name="P16"><text:span text:style-name="T25">Onların (Hz. Mehdi (as)’ın talebelerinin) tamamı samimi ve </text:span><text:span text:style-name="T46">SADIK OLACAKTIR.</text:span><text:span text:style-name="T25"> (Bihar ül-Envar, Cilt 52, Sayfa 283 Kamaal al-Deen’den aktarıyor.)</text:span></text:p>
      <text:h text:style-name="P47" text:outline-level="2">580- Ahireti Dünya Hayatına Tercih Ederler</text:h>
      <text:p text:style-name="P16"><text:span text:style-name="T25">Gecelerini </text:span><text:span text:style-name="T46">KONFOR İÇERİSİNDE GEÇİRMEK YERİNE ONLAR (HZ. MEHDİ (as)’ın TALEBELERİ) RABLERİNE İBADET EDEREK GEÇİRECEKLERDİR.</text:span><text:span text:style-name="T25"> (Mikyaal al-Makaarem, cilt 1, s. 65)</text:span></text:p>
      <text:h text:style-name="P47" text:outline-level="2">581- Çok Bilgilidirler</text:h>
      <text:p text:style-name="P16"><text:span text:style-name="T25">İmam-ı Zaman (Hz. Mehdi (as) )’ın talebeleri soylu,</text:span><text:span text:style-name="T46"> BİLGİLİ OLACAKLARDIR</text:span><text:span text:style-name="T25"> ve dünyanın yöneticileri olacaklardır. (Al-Malaahem wa al-Fetan, sayfa 205)</text:span></text:p>
      <text:p text:style-name="P16"><text:span text:style-name="T25">Hz. Mehdi (as)’ın </text:span><text:span text:style-name="T46">YARDIMCILARI ASİL ve EĞİTİMLİ OLACAKLAR</text:span><text:span text:style-name="T25">. (El-Melahim ve el Fitan, sayfa:205)</text:span></text:p>
      <text:h text:style-name="P47" text:outline-level="2"><text:soft-page-break/>582- Bazı Kişiler Kıymetlerini Bilmez</text:h>
      <text:p text:style-name="P16"><text:span text:style-name="T25">Onlar Allah yolunda (ilmen) mücadele ederler ve </text:span><text:span text:style-name="T46">BÜYÜKLENENLER ONLARI KÜÇÜK GÖRÜR. ONLARIN KIYMETİ DÜNYADA BİLİNMEZ, </text:span><text:span text:style-name="T25">fakat ahirette iyi tanınırlar. (Muntakab el Ezhar, s. 474)</text:span></text:p>
      <text:h text:style-name="P47" text:outline-level="2">583- Çeşitli Baskılarla Karşılaşırlar</text:h>
      <text:p text:style-name="P16"><text:span text:style-name="T25">Hz. Mehdi (as) elini yardımcılarının omzu ile göğsü arasına sürecek, </text:span><text:span text:style-name="T46">BÖYLECE ONLAR HAKLARINDA ALINACAK HİÇ BİR HÜKÜMDEN ÇEKİNMEYECEKLER, HİÇ BİR KARAR ONLARA ZOR GELMEYECEK. </text:span><text:span text:style-name="T25">(Bihar-ül-Envar, cilt: 52, sayfa:345, El Melahim va el Fitan, sayfa:205; Mikyaal el-Mekarim, cilt.1, sayfa:144/235)</text:span></text:p>
      <text:h text:style-name="P47" text:outline-level="2">584- Mehdi (as)’ın Aldığı Kararlarda Hiç Zorluk Çıkarmazlar</text:h>
      <text:p text:style-name="P16"><text:span text:style-name="T25">Hz. Mehdi (as)’ın talebeleri, ... </text:span><text:span text:style-name="T46">HZ. MEHDİ (as) ’a KARŞI BİR KÖLENİN EFENDİSİNE KARŞI OLDUĞUNDAN DAHA İTAATLİ ve BOYUN EĞİCİ OLACAKLAR.</text:span><text:span text:style-name="T25"> (Mikyal el-Mekarim, Cilt:1, sayfa: 65)</text:span></text:p>
      <text:h text:style-name="P47" text:outline-level="2">585- Allah Onlara Nişane ve Alametlerle Yardımcı Olur</text:h>
      <text:p text:style-name="P16"><text:span text:style-name="T25">Hz. Ali şöyle buyurur: </text:span><text:span text:style-name="T46">“...ALLAH HZ. MEHDİ’NİN YARDIMCILARINI KORUR, ONLARA NİŞANE ve ALAMETLERLE YARDIMCI OLUR ve </text:span><text:span text:style-name="T25">onları yeryüzünün tüm insanlarına galip kılar.” (İsbat-ul Hudat,cilt 7, s. 49)</text:span></text:p>
      <text:h text:style-name="P47" text:outline-level="2">586- Ahir Zamandaki Teknolojiden Faydalanırlar</text:h>
      <text:p text:style-name="P16"><text:span text:style-name="T46">DÜNYADAKİ HİÇBİRŞEY HZ. MEHDİ (as) 'NİN TALEBELERİNE GİZLİ KALMAYACAK</text:span><text:span text:style-name="T25">. (Mikyaal al Makaarem, cilt:1, Sayfa: 235-236)</text:span></text:p>
      <text:h text:style-name="P47" text:outline-level="2">587- Dünyanın Her Yeriyle İnternet Vasıtasıyla İletişim Kurarlar</text:h>
      <text:p text:style-name="P16"><text:span text:style-name="T25">...Onlar (Hz. Mehdi (as) ’nin talebeleri) </text:span><text:span text:style-name="T46">BÜTÜN DÜNYAYI DAKİKALAR İÇERİSİNDE KAT ETME</text:span><text:span text:style-name="T25"> gücüne sahiptirler. (Bihar-ül Envar, Cilt 52, Sayfa 318; Mikyaal al-Makaarem, Cilt 1, Sayfa 148 Basaaer al-Darajaat’dan aktarıyor.)</text:span></text:p>
      <text:h text:style-name="P47" text:outline-level="2">588- Bulundukları Yerde Köprü Olacaktır</text:h>
      <text:p text:style-name="P16"><text:span text:style-name="T25">... (Hz. Mehdi (as)’ın talebeleri) </text:span><text:span text:style-name="T46">SU ÜZERİNDE YÜRÜR.</text:span><text:span text:style-name="T25">... (Bihar-ül Envar, Cilt 52, Sayfa 318; Mikyaal al-Makaarem, Cilt 1, Sayfa 148 Basaaer al-Darajaat’dan aktarıyor.)</text:span></text:p>
      <text:p text:style-name="P27"><text:soft-page-break/>Peygamber Efendimiz (sav)’den rivayet edilen bu hadiste yer alan “su üzerinde yürürler” ifadesi, Hz. Mehdi (as)’ın talebelerinin Boğaz Köprüsü’nden geçeceklerine işaret etmektedir.</text:p>
      <text:h text:style-name="P47" text:outline-level="2">589- Uçakla Seyahat Ederler</text:h>
      <text:p text:style-name="P16"><text:span text:style-name="T46">ONUN DOSTLARI BULUTLARA BİNİP İSTEDİKLERİ YERE GİDEBİLECEKLERDİR.</text:span><text:span text:style-name="T25"> (Mucem-ul Ehadis-i İmam Mehdi Cilt:1 Sayfa 296 ve Keşf-ul Ğumme Cilt:2, Sayfa 470 ve Muntehab-ul Eser s.554)</text:span></text:p>
      <text:p text:style-name="P16"><text:span text:style-name="T25">... (Hz. Mehdi (as)’ın talebeleri) </text:span><text:span text:style-name="T46">...</text:span><text:span text:style-name="T25"> </text:span><text:span text:style-name="T46">BULUTLAR ÜZERİNDE DOLAŞIRLAR</text:span><text:span text:style-name="T25">... (Bihar-ül Envar, Cilt 52, Sayfa 318; Mikyaal al-Makaarem, Cilt 1, Sayfa 148 Basaaer al-Darajaat’dan aktarıyor.)</text:span></text:p>
      <text:p text:style-name="P12">Hadislerde yer alan bulutlar üzerinde dolaşmak tarifi, Hz. Mehdi (as) devrinde havayolu ulaşımının olacağına ve Mehdi (as)’ın talebelerinin uçakla seyahat edeceklerine işaret etmektedir.</text:p>
      <text:h text:style-name="P47" text:outline-level="2">590- Hayvan ve Bitki Fosillerini Canlılarıyla Kıyaslayarak İnsanlara Gösterirler</text:h>
      <text:p text:style-name="P16"><text:span text:style-name="T25">Allah’ın izniyle onlar (Hz. Mehdi (as)’ın talebeleri) </text:span><text:span text:style-name="T46">ÖLÜLERİ CANLANDIRIRLAR</text:span><text:span text:style-name="T25">... (Bihar-ül Envar, Cilt 52, s. 318; Mikyaal al-Makaarem, Cilt 1, s. 148, Basaaer al-Darajaat’dan aktarıyor.)</text:span></text:p>
      <text:p text:style-name="P12">Hadisten anlaşıldığı üzere, Hz. Mehdi (as)’ın talebeleri ölü hayvan ve bitki fosillerini canlılarıyla kıyaslayarak insanlara gösterecekler, bu şekilde Allah'ın izniyle Darwinizmi ve materyalizmi etkisiz hale getireceklerdir</text:p>
      <text:h text:style-name="P47" text:outline-level="2">591- Allah Onları İman Etmeyenlerden Ayırır</text:h>
      <text:p text:style-name="P16"><text:span text:style-name="T25">Allah </text:span><text:span text:style-name="T46">ONUN (MEHDİ (as) ’IN) DOSTLARINI ve SEÇİLMİŞ OLANLARI DİĞERLERİNDEN AYIRACAK Kİ</text:span><text:span text:style-name="T25"> dünya münafıklardan ve yoldan çıkanlardan temizlensin. (Bihar-ül Envar, cilt:52, sayfa: 250)</text:span></text:p>
      <text:h text:style-name="P47" text:outline-level="2">592- Onlar Kalu Bela’da Allah’ın Ahit Aldığı Müminlerdir</text:h>
      <text:p text:style-name="P16"><text:span text:style-name="T25">Ali bin Ebu Hamza der ki: İmam Ebu Abdullah Cafer-i Sadık şöyle buyurdu: “Kâim aleyhisselam (Hz. Mehdi (as) ) kıyam ettiğinde halkın çoğu onu inkar edecektir. Çünkü o reşit bir genç olarak zuhur edecektir. </text:span><text:span text:style-name="T46">ONU (HZ. MEHDİ (as) ’I), SADECE ZERR ALEMİNDE ALLAH’IN AHİT ALDIĞI MÜMİNLER KABULLENECEKTİR.”</text:span><text:span text:style-name="T25"> (Şeyh Muhammed b. İbrahim-i Numani, Gaybet-i Numani s. 247)</text:span></text:p>
      <text:h text:style-name="P47" text:outline-level="2">593- Arap Olmayacaklar Ama, İçlerinde Arapça Bilenler Olacaktır</text:h>
      <text:p text:style-name="P16"><text:span text:style-name="T25">Hz. Mehdi (as) 'nin yardımcıları ... Diğer milletlerden olacak. </text:span><text:span text:style-name="T46">FAKAT ARAPÇA KONUŞACAKLAR.</text:span><text:span text:style-name="T25"> (Muhammed B. Resul El Hüseyin El Berzenci, Kıyamet Alametleri, s. 187)</text:span></text:p>
      <text:h text:style-name="P47" text:outline-level="2"><text:soft-page-break/>594- Talebeleri İçinde Çok Yakın Yardımcıları Olacaktır</text:h>
      <text:p text:style-name="P16"><text:span text:style-name="T25">Memleket işlerinin ağırlıklarını onunla paylaşacaklar. </text:span><text:span text:style-name="T46">DOKUZ KİŞİDEN İBARET OLACAKTIR.</text:span><text:span text:style-name="T25"> (Kıyamet Alametleri, S.187)</text:span></text:p>
      <text:h text:style-name="P47" text:outline-level="2">595- Talebeleri de Hz. Mehdi (as) Gibi Asla Kan Dökmezler</text:h>
      <text:p text:style-name="P20"><text:span text:style-name="T25">Ona (Hz. Mehdi (as) 'a) biat edenler, (Kabe civarındaki) rükün ve makam arasında bîat ederler. </text:span><text:span text:style-name="T46">UYUYANI UYANDIRMAZ, ASLA KAN DÖKMEZLER</text:span><text:span text:style-name="T25">. (El-Heytemî, El-Kavlu'l Muhtasar Fi Alamet-il Mehdiyy-il Muntazar, s. 24)</text:span></text:p>
      <text:h text:style-name="P47" text:outline-level="2">596- Allah Hz. Mehdi (as) ve Yardımcılarını Başarılı Kılacaktır</text:h>
      <text:p text:style-name="P16"><text:span text:style-name="T25">Allah </text:span><text:span text:style-name="T46">MEHDİ'NİN ORDUSUNU ve YARDIMCILARINI BAŞARILI KILACAKTIR</text:span><text:span text:style-name="T25">… (Mer'iy b. Yusuf b. Ebi bekir b. Ahmet b. Yusuf el-Makdi'si "Feraidu Fevaidi'l Fikr Fi'l İmam El-Mehdi El-Muntazar")</text:span></text:p>
      <text:h text:style-name="P47" text:outline-level="2">597- Hz. Mehdi (as)’ın Talebeleri De, Hz. Mehdi (as) Gibi Baskı Görür</text:h>
      <text:p text:style-name="P14"><text:span text:style-name="T25">Hz. Mehdi (as) , Hz. Musa (as)’ın fiziki gücünü, Hz. İsa (as)’ın ihtişamını, Hz. Eyüb (as)’ın sabrını gösterecek. </text:span><text:span text:style-name="T46">GELECEĞİ ZAMANDA ONUN SEÇİLENLERİ (TALEBELERİ) AŞAĞILANACAK, KÜÇÜK DÜŞÜRÜLECEKLER.</text:span><text:span text:style-name="T25"> </text:span><text:span text:style-name="T46">KORKU ONLARI KUŞATACAK.</text:span><text:span text:style-name="T25"> İşte bunlar benim dostlarımdır! (Beheyullah: Kitab-ı İkan, s. 245)</text:span></text:p>
      <text:p text:style-name="P14"><text:span text:style-name="T25">Onlar Allah yolunda mücahidlerdir ve </text:span><text:span text:style-name="T46">BÜYÜKLENENLER ONLARI KÜÇÜK GÖRÜR.</text:span><text:span text:style-name="T25"> Onların kıymeti dünyada bilinmez fakat ahirette iyi tanınırlar. (Muntakab el Ezhar, s. 474)</text:span></text:p>
      <text:p text:style-name="P25">598- HZ. MEHDİ (as) ve TALEBELERİ TEBLİĞ FAALİYETLERİNİ YALNIZCA GÜNDÜZ DEĞİL; İNTERNET, TELEVİZYON ve RADYO GİBİ ARAÇLARLA GECE de SÜRDÜRECEKLERDİR</text:p>
      <text:p text:style-name="P9"><text:span text:style-name="T12">... Bir ulus, bir nalbantın bir okun ucunu bilemesi gibi bilenecektir </text:span><text:span text:style-name="T16">- GÖZLERİ VAHİYLE AYDINLANMIŞ, KULAKLARI TEFSİRLE DOYMUŞ ve BİLGELİK KADEHLERİ GECE GÜNDÜZ ONLARA SUNULMUŞ OLACAKTIR.</text:span><text:span text:style-name="T12"> </text:span><text:span text:style-name="T7">(Kitab-ül Gaybet, [Bihar-ul Envar, c. 51], Ansariyan Yayıncılık, Derleyen: Muhammed Bakır el-Meclisi, İran-Kum, 2003, s. 186)</text:span></text:p>
      <text:p text:style-name="P16"><text:span text:style-name="T25">Aralarında kadınların da bulunduğu 314 kişilik bir grup oluştururlar. Onlar her zalime galip gelirler. Onların kalpleri demir gibidir ve onlar gündüz arslan, </text:span><text:span text:style-name="T20">GECE de ABİDDİRLER.</text:span><text:span text:style-name="T25"> Ne evvelkiler, ne de sonrakiler fedakarlıkta onlara yetişemez. </text:span><text:span text:style-name="T30">(Kitab-ul Burhan Fi Alamet-il Mehdiyy-il Ahir Zaman, s. 57-68)</text:span></text:p>
      <text:h text:style-name="P44" text:outline-level="1"><text:bookmark-start text:name="B50"/><text:soft-page-break/>Aralarından Ayrılanlar da Olur</text:h>
      <text:h text:style-name="P47" text:outline-level="2"><text:bookmark-end text:name="B50"/>599- Hz. Mehdi (as)’ın Talebeleri Aralarından Ayrılanlara Aldırmazlar</text:h>
      <text:p text:style-name="P16"><text:span text:style-name="T25">Hz. Muaviye (r.a)'den rivayet edilmiştir: “Ümmetimden bir taife herkes üzerine hakim olmadıkça kıyamet kopmaz. </text:span><text:span text:style-name="T46">ONLAR KENDİLERİNİ TERK EDENLERE ALDIRMAZLAR</text:span><text:span text:style-name="T25"> ve kendilerine yardım edene de aldırmazlar.” (Ramuz el-Ehadis, 476 (İbni Mace))</text:span></text:p>
      <text:h text:style-name="P47" text:outline-level="2">600- Ayrılanlardan Sonra Geride Kalan Topluluk Her Yönden Çok Seçkindir</text:h>
      <text:p text:style-name="P16"><text:span text:style-name="T25">Esbağ bin Nebate der ki: Emirülmüminin Ali aleyhisselam şöyle buyurdu: "...Öyle ki sizden sadece gözdeki sürme kadar veya yemekteki tuz kadar kalacaktır. ve ben size bir örnek vereceğim: Adamın birinin bir miktar buğdayı vardır. Onu temizler ve bir eve koyar, uzun bir süre sonra geri döndüğünde onun kurtlandığını görür, onu tekrar ayıklar ve temizler sonra tekrar evin içine koyar. Uzun bir süre sonra döndüğünde onun tekrar kurtlandığını görür. Tekrar onu ayıklar ve temizler ve hep aynı işi tekrarlar. </text:span><text:span text:style-name="T46">SONUNDA KURTLARIN HİÇ ZARAR VEREMEDİĞİ ÇOK AZ SAĞLAM BUĞDAY KALIR. </text:span><text:span text:style-name="T25">İşte siz de böylesiniz. Sonunda içinizde fitnelerin asla zarar veremediği çok az bir grup kalacaktır." (Aynı hadisi Ahmet bin Muhammed bin Said de nakleder.) (Şeyh Muhammed b.İbrahim-i Numani, Gaybet-i Numani, s. 246)</text:span></text:p>
      <text:h text:style-name="P47" text:outline-level="2">601- Ayrılanlar Onlara Hiçbir Zarar Veremez</text:h>
      <text:p text:style-name="P16"><text:span text:style-name="T25">Hz. Cabir (ra)’dan rivayet edilmiştir: “</text:span><text:span text:style-name="T46">BU İŞ ONDAN AYRILANLARA RAĞMEN MUZAFFER OLARAK DEVAM EDECEKTİR. MUHALİFLERİN ve AYRILANLARIN ONA ZARARI OLMAZ</text:span><text:span text:style-name="T25">.” (Ramuz el-hadis, 487)</text:span></text:p>
      <text:h text:style-name="P47" text:outline-level="2">602- Ayrılanlar Deccalin Peşinden Giderler</text:h>
      <text:p text:style-name="P16"><text:span text:style-name="T25">…</text:span><text:span text:style-name="T62"> </text:span><text:span text:style-name="T46">MEDİNE ŞEHRİ SAKİNLERİYLE BERABER ÜÇ DEFA SALLANACAK, BUNUN ÜZERİNE (MEDİNE'DE BULUNAN) MÜNAFIK ERKEKLER ve KADINLARDAN HİÇ KİMSE KALMAYIP HEPSİ ONUN YANINA GİDECEKLER</text:span><text:span text:style-name="T25"> ve böylece demirci körüğünün demirin kirini, pasını giderip attığı gibi Medine'de pisliği (yani habis insanları) dışına atacak ve o güne kurtuluş günü denecektir. (İbn-i Mace Cilt 10, s. 331-335)</text:span></text:p>
      <text:h text:style-name="P47" text:outline-level="2">603- Hz. Mehdi (as) , Allah’ın Dilemesiyle Münafıkları Yüzlerinden Tanır</text:h>
      <text:p text:style-name="P16"><text:span text:style-name="T25">Ebu Basir’den:  İmam Caferi Sadık a “’Suçlular çehrelerinden tanınacak’ (Muhammed Suresi, 30), ayeti hakkında şöyle buyurdu: “ALLAH ONLARI TANIR, LAKİN BU AYET KAİM (HZ. MEHDİ (as) ) HAKKINDA NAZİL OLMUŞTUR. </text:span><text:span text:style-name="T46">HZ. MEHDİ (as) ONLARI (MÜNAFIKLARI) </text:span><text:soft-page-break/><text:span text:style-name="T46">ÇEHRELERİNDEN TANIYACAK ve ASHABI ile BİRLİKTE ONLARI (MANEN) DARMADAĞIN EDECEK</text:span><text:span text:style-name="T25">.” (Şeyh Muhammed b.İbrahim-i Numani, Gaybet-i Numani, s. 283</text:span></text:p>
      <text:h text:style-name="P47" text:outline-level="2">604- Hz. Mehdi (as) Zamanında Münafıkların Nüfuzu Kalmayacaktır</text:h>
      <text:p text:style-name="P16"><text:span text:style-name="T25">Mehdi (as)’ın hükümranlığı zamanında zalimlerin ve müstekbirlerin hükümranlığı, </text:span><text:span text:style-name="T46">MÜNAFIKLARIN ve HAİNLERİN … NÜFUZU NABUD OLACAKTIR (SON BULACAKTIR).</text:span><text:span text:style-name="T25"> (El-Mehdiyy-il Mev'ud,cilt 1, s. 252)</text:span></text:p>
      <text:h text:style-name="P47" text:outline-level="2">605- Münafıklar, Hz. Mehdi (as) ’a Kin Duyarlar</text:h>
      <text:p text:style-name="P16"><text:span text:style-name="T25">…</text:span><text:span text:style-name="T62"> </text:span><text:span text:style-name="T25">Abdulaziz b. Müslim şöyle rivayet etmiştir:</text:span></text:p>
      <text:p text:style-name="P16"><text:span text:style-name="T25">“İmam Mehdi, dinin düzeni, Müslümanların onurudur. </text:span><text:span text:style-name="T46">MÜNAFIKLARIN KİNİNİ ÜZERİNE ÇEKER</text:span><text:span text:style-name="T25">, kafirlerin (manen) helak olmasının vesilesidir. İmam Mehdi, zamanının tek adamıdır. Hiç kimse onun seviyesine erişemez ve hiçbir alim onunla boy ölçüşemez...” (İman ve Küfür Kitabı / Usul-U Kafi (El-Usul Min El-Kafi) / El-Kuleyni, Cild 1)</text:span></text:p>
      <text:h text:style-name="P47" text:outline-level="2">606- Hz. Mehdi (as) ve Talebeleri Münafıkları Manen, İlimle Darmadağın Edecektir</text:h>
      <text:p text:style-name="P16"><text:span text:style-name="T25">…Ebu Basir’den: İmam Caferi Sadık ’Suçlular çehrelerinden tanınacak’ (Muhammed Suresi, 30), ayeti hakkında şöyle buyurdu: “ALLAH ONLARI TANIR, LAKİN BU AYET KAİM (HZ. MEHDİ (as) ) HAKKINDA NAZİL OLMUŞTUR. </text:span><text:span text:style-name="T46">HZ. MEHDİ (as) ONLARI (MÜNAFIKLARI) ÇEHRELERİNDEN TANIYACAK ve ASHABI ile BİRLİKTE ONLARI (MANEN) DARMADAĞIN EDECEK.</text:span><text:span text:style-name="T25">” (Şeyh Muhammed b. İbrahim-i Numani, Gaybet-i Numani, s. 283)</text:span></text:p>
      <text:h text:style-name="P47" text:outline-level="2">607- Dünyanın Dört Bir Yanında İslam Ahlakını Anlatırlar</text:h>
      <text:p text:style-name="P16"><text:span text:style-name="T25">Mehdi'nin (as) yaranları (dost ve arkadaşları) alemin her yerine ayak basıp her yerde kudreti ellerinde bulunduracaklar, herkes ve her şey onlara itaat edecek, hatta </text:span><text:span text:style-name="T46">ÇÖLDEKİ YIRTICI HAYVANLAR ve AVLAR (YIRTICI) KUŞLARIN HEPSİ ve HEPSİ ONLARIN RIZA ve HOŞNUTLUĞUNU KAZANMAK İSTEYECEKLER. BU DİN ELÇİLERİ, SELAH (HUZUR, RAHATLIK, DÜZELTME ve İYİLEŞTİRME) ve ADALET ELÇİLERİ ÖYLE BİR SEVİNÇ ve HOŞNUTLUK GETİRECEKLER Kİ,</text:span><text:span text:style-name="T25"> Mehdi'nin (as) ashabının ayak bastığı yer başka yerlere karşı iftihar edecek. (İkmal'üd Din. Bihar'ül Envar,cilt 52, s. 327)</text:span></text:p>
      <text:h text:style-name="P47" text:outline-level="2">608 – Birbirlerine Çok Bağlıdırlar</text:h>
      <text:p text:style-name="P16"><text:span text:style-name="T25">Hz. Ömer (radıyallâhu anh) anlatıyor: Resulullah (aleyhissalâtu vesselâm) buyurdular ki: Allah'ın kulları arasında bir grup var ki, onlar ne peygamberlerdir ne de şehidlerdir. Üstelik kıyamet günü Allah indindeki makamlarının yüceliği sebebiyle peygamberler de, şehidler de onlara gıpta ederler. Orada bulunanlar sordu: "Ey Allah'ın Resulü! Onlar kim, bize haber ver! </text:span><text:soft-page-break/><text:span text:style-name="T46">ONLAR ARALARINDA NE KAN BAĞI NE de BİRBİRLERİNE BAĞIŞLADIKLARI BİR MAL OLMADIĞI HALDE, ALLAH'IN ADINA BİRBİRLERİNİ SEVENLERDİR.</text:span><text:span text:style-name="T25"> Allah'a yemin ederim, onların yüzleri mutlaka nurdur. Onlar bir nur üzeredirler. Halk korkarken, onlar korkmazlar. İnsanlar üzülürken, onlar üzülmezler." (Ebu Davud, Büyü 78, (3527))</text:span></text:p>
      <text:h text:style-name="P47" text:outline-level="2">609- Üzüntüye Kapılmaz, Korku Duymazlar</text:h>
      <text:p text:style-name="P16"><text:span text:style-name="T25">Onlar aralarında ne kan bağı ne de birbirlerine bağışladıkları bir mal olmadığı halde, Allah'ın adına birbirlerini sevenlerdir. Allah'a yemin ederim, onların yüzleri mutlaka nurdur. Onlar bir nur üzeredirler. Halk korkarken, onlar korkmazlar. </text:span><text:span text:style-name="T19">İNSANLAR ÜZÜLÜRKEN, ONLAR ÜZÜLMEZLER.</text:span><text:span text:style-name="T25"> (Ebu Davud, Büyü 78, (3527))</text:span></text:p>
      <text:h text:style-name="P47" text:outline-level="2">610- Hz. Ali (Ra) Hz. Mehdi (as) ve Cemaatinin Özelliklerini Anlatıyor</text:h>
      <text:p text:style-name="P12">Ebu İshak’tan; Emir-ül Mü’minin (Hz. Ali (ra)) ashabından güvenilir birinden duydum ki, Emir-ül Mü’minin bir hutbesinde söyle buyurdu:</text:p>
      <text:p text:style-name="P12">“Allah’ım ben biliyorum ki ilmin tamamı kuşatılmaz, kaynağı kurumaz ve arzın, senin halka olan açık ama kendisine itaat edilmeyen ya da çekindiğinden dolayı saklanan bir hüccetinden boş kalmaz. Böylece hüccetin batıl olmaz. Senin dostların da hidayet olduktan sonra dalalete düşmezler. Ama onlar (dostların) neredeler ve sayıları ne kadardır? ONLAR SAYICA ÇOK AZ OLSALAR DA, ZİKRİ YÜCE OLAN ALLAH KATINDA DEĞERLERİ ÇOK BÜYÜKTÜR. ONLAR, DİNİN KILAVUZLARI OLAN HİDAYET İMAMLARINA TABİ OLURLAR, onların edepleriyle edeplenir, yollarından yürürler. İşte o zaman ilim, imanın hakikati ile birlikte onlara doğru akın eder de ruhları, ilim önderlerinin davetine icabet eder; BAŞKALARINA ZOR GELEN HADİSLERİ ONLAR KOLAYLIKLA KABUL EDERLER; YALANCILAR ve İSRAFÇILARIN ÇEKİNİP KABULLENMEDİKLERİ ŞEYLERLE HUZUR BULURLAR. İşte, alimlere uyanlar onlardır. Onlar, yüce Allah’a ve velilerine itaat ederek, dünya ehliyle birlikte oldular; dinlerinde takiyye edip düşmanlarından korundular. Onların ruhları, en yüce makama bağlıdır, alimleri ve onlara uyanlar, batıl devletinde dilsiz ve suskundurlar, HAKKIN DEVLETİNİ BEKLERLER. Allah yakında kendi sözleriyle hakkı yüceltecek ve batılı yok edecektir. O korkulu durumda dinlerini sabırla korudukları için ne mutlu onlara! Onların devleti oluştuğunda, onları görmeyi ne kadar da çok isterim! Allah onları, salih babalarını, eşlerini ve nesillerini bizimle birlikte Adn cennetinde birleştirecektir.” (el-Kafi c. 1, s. 270)</text:p>
      <text:h text:style-name="P44" text:outline-level="1"><text:bookmark-start text:name="B51"/>Hz. Mehdi (as) ve Ahir Zamandaki Önemli Şahıslar</text:h>
      <text:h text:style-name="P47" text:outline-level="2"><text:bookmark-end text:name="B51"/>611- Hz. Mehdi (as)’ı Müjdeleyen Başı Sarıklı Kişi</text:h>
      <text:p text:style-name="P16"><text:span text:style-name="T25">Hz. Mehdi (as) , çıkarken </text:span><text:span text:style-name="T46">BAŞINDA SARIK OLACAK</text:span><text:span text:style-name="T25"> bir münadi, ‘Bu, Allah’ın halifesi olan Mehdi’dir, ona uyunuz’ şeklinde nida edecektir. (El-kavlu’l muhatasar fi alamet-il mehdiyy-il muntazar, Hadis no.23)</text:span></text:p>
      <text:h text:style-name="P47" text:outline-level="2"><text:soft-page-break/>612- Hz. Mehdi (as) ’a Zemin Hazırlayan Bediüzzaman Hazretleri</text:h>
      <text:p text:style-name="P16"><text:span text:style-name="T46">DOĞU TARAFINDAN BİRTAKIM İNSANLAR ÇIKIP,</text:span><text:span text:style-name="T25"> Hz. Mehdi’nin saltanatını hazırlayacaklardır. (El-kavlu’l muhatasar fi alamet-il mehdiyy-il muntazar, Hadis no.17)</text:span></text:p>
      <text:p text:style-name="P16"><text:span text:style-name="T47">ŞARKTAN BİR CEMAAT ÇIKAR ve HZ. MEHDİ (as)’ın SALTANATINA YARDIM EDER.</text:span><text:span text:style-name="T20"> </text:span><text:span text:style-name="T28">(Ali Bin Hüsameddin El Muttaki, Celaleddin Suyuti'nin Tasnifinden Hadisler – Ahir Zaman Mehdisinin Alametleri, Kahraman Neşriyat, s. 60)</text:span></text:p>
      <text:p text:style-name="P41"><text:span text:style-name="T73">Senin şu âciz ve fakir ve hiç ender hiç olan kardeşin, bin derece haddimin fevkinde olarak, kendimi </text:span><text:span text:style-name="T83">o gelecek ŞAHIS</text:span><text:span text:style-name="T73"> </text:span><text:span text:style-name="T74">(Hz. Mehdi (as) )</text:span><text:span text:style-name="T73"> olduğumu iddia edemem, hiçbir cihette liyakatim yoktur</text:span><text:span text:style-name="T84">.</text:span><text:span text:style-name="T85"> </text:span><text:span text:style-name="T83">Fakat o ileride gelecek acip şahsın </text:span><text:span text:style-name="T74">(Hz. Mehdi (as)’ın)</text:span><text:span text:style-name="T83"> bir hizmetkârı </text:span><text:span text:style-name="T74">(Yani, Hz. Mehdi (as)’ın hizmetinde olan bir şahıs olduğumu)</text:span><text:span text:style-name="T83"> ve ona </text:span><text:span text:style-name="T74">(Hz. Mehdi (as) ’a)</text:span><text:span text:style-name="T83"> yer hazır edecek bir dümdârı</text:span><text:span text:style-name="T73"> </text:span><text:span text:style-name="T74">(zemin hazırlayacak bir öncüsü)</text:span><text:span text:style-name="T73"> ve </text:span><text:span text:style-name="T83">o büyük kumandanın </text:span><text:span text:style-name="T74">(bütün İslam aleminin kumandanı olan Hz. Mehdi (as)’ın)</text:span><text:span text:style-name="T83"> pîşdâr bir neferi </text:span><text:span text:style-name="T74">(öncü bir askeri)</text:span><text:span text:style-name="T83"> olduğumu zannediyorum. ve </text:span><text:span text:style-name="T73">ondadır ki, sen de yazılan şeylerden o acip kokusunu aldın.</text:span><text:span text:style-name="T29"> (Barla Lahikası, 28. Mektup, sf. 162)</text:span></text:p>
      <text:h text:style-name="P47" text:outline-level="2">613- Yalancı Mehdiler</text:h>
      <text:p text:style-name="P16"><text:span text:style-name="T25">Ebu Hureyre -radiyallahu anh- anlatıyor: Resulullah Aleyhisselâm buyurdular ki: “</text:span><text:span text:style-name="T46">OTUZ KADAR YALANCI DECCALLER ÇIKMADIKÇA</text:span><text:span text:style-name="T25"> kıyamet kopmaz. Bunlardan her biri Allah’ın elçisi olduğunu zanneder.” (Tirmizi, Ebu Dâvud)</text:span></text:p>
      <text:h text:style-name="P47" text:outline-level="2">614- Sahtekar Yaşlı Bir Adamın İnsanları Allah'a İmandan Uzaklaştırması (Evrim Teorisinin Kurucusu Charles Darwın'e İşaret)</text:h>
      <text:p text:style-name="P16"><text:span text:style-name="T25">Amr ibn al-as rivayet etmiştir: "Peygamber Efendimiz şöyle buyurmuştur: </text:span><text:span text:style-name="T46">'BEN BU ÜMMETİN İLKİYİM. HZ. MEHDİ (as) BU ÜMMETİN ORTASINDA. HZ. İSA (as) İSE SONUNDADIR. ARAMIZDA İSE SAHTEKAR YAŞLI BİR ADAM VARDIR."</text:span><text:span text:style-name="T25"> (Bihar ül Envar, 51. cilt, Kitab ul Gaybet, Allame Muhammed Bakır El-Meclisi, s. 132)</text:span></text:p>
      <text:h text:style-name="P47" text:outline-level="2">615- Kenani İsmindeki Şahıs</text:h>
      <text:p text:style-name="P16"><text:span text:style-name="T25">Hadislerde ayrıca </text:span><text:span text:style-name="T46">MEHDİ ZAMANINDA ‘KENANİ’ İSMİNDE BİR ADAMIN ÇIKACAĞI</text:span><text:span text:style-name="T25"> ve onun da çeşitli mücadelelerinin olacağı belirtilmektedir. (Muhammed B. Resul Al-Hüseyni El Berzenci, ’Kıyamet Alametleri’, Pamuk Yayınları, s. 175)</text:span></text:p>
      <text:h text:style-name="P47" text:outline-level="2">616- Kehf Ehli ve Hz. Mehdi (as)</text:h>
      <text:p text:style-name="P16"><text:span text:style-name="T25">İmam Ebu İshak Salebi tefsirinde Kehf kıssasını anlatırken diyor ki: “Mehdi çıktığı zaman </text:span><text:span text:style-name="T46">EHL-i KEHF’E GİDİP SELAM VERİNCE ALLAH ONLARI DİRİLTECEK ve MEHDİ’NİN YANINDA YERLERİNİ ALACAKLARDIR.”</text:span><text:span text:style-name="T25"> (Kitab ul Burhan Fi Alamet-il Mehdiyy il Ahir Zaman, s. 39)</text:span></text:p>
      <text:p text:style-name="P16"><text:soft-page-break/><text:span text:style-name="T46">ASHAB-I KEHF MEHDİ’NİN YARDIMCILARI OLACAKTIR</text:span><text:span text:style-name="T25">. (Kitab ul Burhan Fi Alamet-il Mehdiyy il Ahir Zaman, s. 59)</text:span></text:p>
      <text:h text:style-name="P44" text:outline-level="1"><text:bookmark-start text:name="B52"/>Deccal ile İlgili Alametler - Deccal’in Çıkış Zamanı</text:h>
      <text:h text:style-name="P47" text:outline-level="2"><text:bookmark-end text:name="B52"/>617- Yüzyıl Başında Çıkar</text:h>
      <text:p text:style-name="P16"><text:span text:style-name="T25">Dünya kurulduğundan beri her yüzün başında önemli bir olay olmuştur. </text:span><text:span text:style-name="T46">BİR YÜZÜN BAŞLARINDA da DECCAL ÇIKAR</text:span><text:span text:style-name="T25"> ve Meryem oğlu İsa nüzul ederek (yeryüzüne inerek) onu yok eder. (Suyuti, Ahir Zaman Mehdisinin Alametleri, s. 90)</text:span></text:p>
      <text:h text:style-name="P47" text:outline-level="2">618- Deccal Zamanında Dünyevi Büyük Olaylar Yaşanacaktır</text:h>
      <text:p text:style-name="P16"><text:span text:style-name="T25">Deccalin zuhurundan </text:span><text:span text:style-name="T46">ÜÇ YIL ÖNCE, SON DERECE BUHRANLI GÜNLER OLACAK, AÇLIK HÜKÜM SÜRECEKTİR. BİRİNCİ YILDA ALLAH GÖĞE YAĞMURU HAPSETMESİNİ EMREDECEK...</text:span><text:span text:style-name="T25"> (Kıyamet Alametleri, Medineli Allame Muhammed B. Resul El-Hüseyin El Berzenci, Pamuk Yayıncılık, s. 220)</text:span></text:p>
      <text:h text:style-name="P44" text:outline-level="1"><text:bookmark-start text:name="B53"/>Deccal Nasıl Tanınır?</text:h>
      <text:h text:style-name="P47" text:outline-level="2"><text:bookmark-end text:name="B53"/>619- İmanın Ferasetiyle Tanınır</text:h>
      <text:p text:style-name="P16"><text:span text:style-name="T25">“(Deccal’in)</text:span><text:span text:style-name="T46"> O’NUN İKİ GÖZÜ ARASINDA (KAFİR) YAZILIDIR. OKUMAK BİLEN de BİLMEYEN de RAHATLIKLA BUNU OKUYACAK</text:span><text:span text:style-name="T25">...” Nitekim diğer rivayetlerde de bu kelime hece harfleriyle (K.A.F.R.) şeklinde varit olmuştur... (Kıyamet Alametleri, Medineli Allame Muhammed B. Resul El-Hüseyin El Berzenci, Pamuk Yayıncılık, s. 226)</text:span></text:p>
      <text:h text:style-name="P47" text:outline-level="2">620- Hz. Mehdi (as) ’a En Çok Saldırıda Bulunandır</text:h>
      <text:p text:style-name="P16"><text:span text:style-name="T25">Ebu Said el Hudri radıyallahu anh rivayeti; "... DECCAL </text:span><text:span text:style-name="T46">O MÜMİN KULU KESMEK İÇİN YAKALAR,</text:span><text:span text:style-name="T25"> FAKAT BU </text:span><text:span text:style-name="T46">SIRADA ONUN BOYNU ile KÖPRÜCÜK KEMİĞİ ARASI ALLAH TARAFINDAN BİR BAKIR LEVHA HALİNE GETİRİLİR de ARTIK DECCAL O’NU KESMEYE HİÇBİR YOL BULAMAZ. BU SEFER DECCAL ONU İKİ ELİ ve İKİ AYAĞI ile YAKALAYARAK FIRLATIR ATAR. </text:span><text:span text:style-name="T25">İnsanlar deccal onu bir ateş içine attı sanarlar. Halbuki o mümin zat bir cennet içine atılmıştır.” (Sahih-i Müslüm Kitabul Fiten. Bab Hadis No:113- İmam Şarani, Kurtubi Tezkire s. 488)</text:span></text:p>
      <text:h text:style-name="P47" text:outline-level="2">621- İlahlık İddia Eder (Allah’ı Tenzih Ederiz)</text:h>
      <text:p text:style-name="P16"><text:span text:style-name="T25">(Deccal) Çıktığı zaman ... herkes onu sahici bir mürşit sanıp peşine takılacak, sonra Küfeye gelince aynı şekilde çalışmalarını sürdürecek, derken </text:span><text:span text:style-name="T46">PEYGAMBERLİK İDDİA EDECEK</text:span><text:span text:style-name="T25">... </text:span><text:soft-page-break/><text:span text:style-name="T25">Bunu gören akıl sahibi kişiler ondan ayrılacaklar... </text:span><text:span text:style-name="T46">DAHA SONRA ULUHİYET (İLAHLIK) DAVASINDA BULUNACAK... HAŞA BEN ALLAH'IM DİYECEK....</text:span><text:span text:style-name="T25"> (Taberani bunu Sahabi olan b. Mutemerden böyle rivayet etmiştir.") (Medineli Allame Muhammed B. Resul El- Hüseyni El Berzenci, Kıyamet Alametleri, s. 212)</text:span></text:p>
      <text:h text:style-name="P47" text:outline-level="2">622- Dünya Çapında Etkisi Olur</text:h>
      <text:p text:style-name="P16"><text:span text:style-name="T25">Deccal </text:span><text:span text:style-name="T46">BİR MİLLETİN YANINA GELEREK ONLARI (KENDİ BATIL YOLUNA) DAVET EDER. O MİLLET de DECCAL(İN İLAH OLDUĞUN)A (Allah’ı tenzih ederiz) İMAN EDİP KENDİSİNE İCABET EDERLER</text:span><text:span text:style-name="T25">. (İmam Şarani, Ölüm Kıyamet Ahiret ve Ahir Zaman Alametleri, s. 491)</text:span></text:p>
      <text:h text:style-name="P47" text:outline-level="2">623- Deccal Gizli Hareket Eder</text:h>
      <text:p text:style-name="P3"><text:span text:style-name="T104">Deccal yola çıkıp ilk defa Dımışk şehrinin doğuya bakan kapısının yanına gelecek... </text:span><text:span text:style-name="T105">ARANACAK, FAKAT YAKALANMAYACAK</text:span><text:span text:style-name="T104">... Sonra Kisve nehrinin sularının yanında görülecek... </text:span><text:span text:style-name="T105">ARANACAK, NE TARAFA GİTTİĞİ BİLİNMEYECEK</text:span><text:span text:style-name="T104">...</text:span><text:a xlink:type="simple" xlink:href="http://www.harunyahya.org/Makaleler/deccal_nasil_taninir.html#dipnot" text:style-name="Internet_20_link" text:visited-style-name="Visited_20_Internet_20_Link"><text:span text:style-name="T104"> (Sahabi b. Mutemer'den rivayet edilmiştir; El Berzenci, Kıyamet Alametleri, Pamuk Yayıncılık, İstanbul, 2002, s. 213)</text:span></text:a></text:p>
      <text:p text:style-name="P3"><text:span text:style-name="T106">624-</text:span><text:span text:style-name="T104"> </text:span><text:span text:style-name="T106">BASIN YAYIN ARAÇLARINI KULLANIR, DÜNYANIN HER YERİNE ULAŞIR</text:span></text:p>
      <text:p text:style-name="P16"><text:span text:style-name="T25">"Deccal çıktığında </text:span><text:span text:style-name="T46">MÜTHİŞ BİR ŞEKİLDE BAĞIRIR, NARA ATAR Kİ, DOĞU ve BATI'NIN BÜTÜN HALKI ONU DUYAR</text:span><text:span text:style-name="T25">." (İbni Kesir, en-Nihaye, 1:96)</text:span></text:p>
      <text:p text:style-name="P16"><text:span text:style-name="T25">"Deccal, evlerinize girmiş, çocuklarınızı esir almıştır" diye </text:span><text:span text:style-name="T46">BİR SES DUYULACAKTIR."</text:span><text:span text:style-name="T25"> (Muhyiddin Arabi, El Fütühatül Mekkiye, I-XII, 2:168; Şaban Döğen, Mehdi ve Deccal, Gençlik Yayınları, 2. Baskı)</text:span></text:p>
      <text:h text:style-name="P44" text:outline-level="1"><text:bookmark-start text:name="B54"/>Deccalin Akılsız Taktikleri</text:h>
      <text:h text:style-name="P47" text:outline-level="2"><text:bookmark-end text:name="B54"/>625- Deccaliyet Doğruyu Yanlış, Yanlışı Doğru Gibi Göstermeye Çalışır</text:h>
      <text:p text:style-name="P16"><text:span text:style-name="T25">(Deccal) </text:span><text:span text:style-name="T46">İŞTE BU CENNETTİR, BU da CEHENNEMDİR</text:span><text:span text:style-name="T25">” deyip herkesi kandırmaya çalışacaktır. (Hakim, ile İbni Asakir İbni Ömer) (Kıyamet Alametleri, Medineli Allame Muhammed B. Resul El-Hüseyin El Berzenci, Pamuk Yayıncılık, s. 213)</text:span></text:p>
      <text:h text:style-name="P47" text:outline-level="2">626- İyiyi Kötü, Kötüyü İyi Gibi Gösterir</text:h>
      <text:p text:style-name="P16"><text:span text:style-name="T25">Yanında beraberinde iki nehir vardır; göze, bunların birisini bembeyaz su nehri olarak, diğerini de kaynayan bir ateş olarak gösterecektir... sizden biriniz buna yetişirse, </text:span><text:span text:style-name="T46">ATEŞ OLARAK GÖRDÜĞÜ NEHRE GELSİN ve GÖZLERİNİ YUMARAK BAŞINI EĞİP ONDAN SU İÇSİN... ÇÜNKÜ O BUZ GİBİ BİR SUDUR.</text:span><text:span text:style-name="T25"> (Kıyamet Alametleri, Medineli Allame Muhammed B. Resul El-Hüseyin El Berzenci, Pamuk Yayıncılık, s. 214)</text:span></text:p>
      <text:p text:style-name="P16"><text:span text:style-name="T25">Deccal çıkar. Beraberinde su ve ateş vardır. </text:span><text:span text:style-name="T46">İNSANLARIN SU OLARAK GÖRDÜĞÜ YAKICI </text:span><text:soft-page-break/><text:span text:style-name="T46">BİR ATEŞTİR. İNSANLARIN ATEŞ OLARAK GÖRDÜKLERİ de SOĞUK ve TATLI BİR SUDUR.</text:span><text:span text:style-name="T25"> (Müslim, Büyük Fitne Mesih-i Deccal, Saim Güngör, s. 13)</text:span></text:p>
      <text:h text:style-name="P47" text:outline-level="2">627- Sahte Fosiller ve Rekonstrüksiyonlarla İnsanları Kandırır</text:h>
      <text:p text:style-name="P16"><text:span text:style-name="T25">“(Deccal) </text:span><text:span text:style-name="T46">CAHİLLERE GELİP İSTERSEN ÖLÜ BABANI, ANNENİ DİRİLTEYİM DİYECEK</text:span><text:span text:style-name="T25">, o da evet göster, deyince yanındaki şeytan, babasının şekline girecek ve “Oğlum ben senin babanım! Bu adama uy!” diyecek... (Kıyamet Alametleri, Medineli Allame Muhammed B. Resul El-Hüseyin El Berzenci, Pamuk Yayıncılık, s. 217)</text:span></text:p>
      <text:h text:style-name="P47" text:outline-level="2">628- Maddeyi İnsanlara Sözde İlah Olarak Gösterir (Allah’ı Tenzih Ederiz)</text:h>
      <text:p text:style-name="P16"><text:span text:style-name="T25">“(Deccal) </text:span><text:span text:style-name="T46">O, “BEN ALEMLERİN RABBİYİM” DEDİĞİ ZAMAN</text:span><text:span text:style-name="T25"> (Allah'ı tenzih ederiz)... (Kıyamet Alametleri, Medineli Allame Muhammed B. Resul El-Hüseyin El Berzenci, Pamuk Yayıncılık, s. 21)</text:span></text:p>
      <text:h text:style-name="P47" text:outline-level="2">629- Bilgi Sahibi Olmayan İnsanları Kolaylıkla Kandırır</text:h>
      <text:p text:style-name="P16"><text:span text:style-name="T46">KÖYLÜ CAHİLLERİ DAHA KOLAYCA KANDIRABİLECEK</text:span><text:span text:style-name="T25">... (Kıyamet Alametleri, Medineli Allame Muhammed B. Resul El-Hüseyin El Berzenci, Pamuk Yayıncılık, sf. 216)</text:span></text:p>
      <text:h text:style-name="P47" text:outline-level="2">630- Sonsuz Ahiret Hayatını İnkar Eder, Cennet ve Cehennemin Bu Dünyada Olduğunu İddia Eder</text:h>
      <text:p text:style-name="P16"><text:span text:style-name="T25">(Deccal) O da </text:span><text:span text:style-name="T46">“HAYDİ DAĞILIN İNSANLARA ONLARIN RABBİ OLDUĞUMU SÖYLEYİN; İŞTE CENNET ve CEHENNEMİN BULUNDUĞUNU ANLATIN”</text:span><text:span text:style-name="T25"> diyecek... O sizin Rabbinizdir, aranızda hüküm vermek için gelmiş, cenneti ve cehennemi de vardır... (Allah'ı tenzih ederiz) (Kıyamet Alametleri, Medineli Allame Muhammed B. Resul El-Hüseyin El Berzenci, Pamuk Yayıncılık, s. 218)</text:span></text:p>
      <text:h text:style-name="P47" text:outline-level="2">631- İnananların Tesanüdünü Bozarak, Aralarını Açmaya Çalışır</text:h>
      <text:p text:style-name="P16"><text:span text:style-name="T25">O günlerde </text:span><text:span text:style-name="T46">ARALARI BOZUK OLAN MÜMİNLER DECCAL'İN HEDEFİ OLMAKTAN KURTULAMAZLAR</text:span><text:span text:style-name="T25">. (Hakim, Müstedrek, 4:529-530; Şaban Döğen, Mehdi ve Deccal, Gençlik Yayınları, 2. Baskı)</text:span></text:p>
      <text:h text:style-name="P44" text:outline-level="1"><text:bookmark-start text:name="B55"/><text:soft-page-break/>Deccal Dönemindeki Teknolojik Gelişmeler</text:h>
      <text:h text:style-name="P47" text:outline-level="2"><text:bookmark-end text:name="B55"/>632- Organ Nakli Yapılması</text:h>
      <text:p text:style-name="P16"><text:span text:style-name="T25">(Deccal) </text:span><text:span text:style-name="T46">BİR ADAMA MUSALLAT OLUP ÖLDÜRECEK ONU İKİYE AYIRACAK... SONRA ARALARINDAN GEÇİP “İŞTE GÖRDÜNÜZ, ŞİMDİ BEN ONU DİRİLTECEĞİM</text:span><text:span text:style-name="T25">...” diyecek. (Kıyamet Alametleri, Medineli Allame Muhammed B. Resul El-Hüseyin El Berzenci, Pamuk Yayıncılık, s. 220)</text:span></text:p>
      <text:h text:style-name="P47" text:outline-level="2">633- Bulutları Sağ Eliyle Tutması (Gökyüzünün Üst Tabakalarında Uçabilen Uçaklar)</text:h>
      <text:p text:style-name="P16"><text:span text:style-name="T25">İbnil Münadi Ali’den rivayet edilmiştir:  "</text:span><text:span text:style-name="T46">BULUTLARI SAĞ ELİYLE TUTACAK</text:span><text:span text:style-name="T25">, güneşi battığı yere kadar kavrayacak, denizde yürüyecek, fakat su topuğuna kadar gelecek... Önünde duman, arkasında yeşil dağ bulunacak... Öyle bir nara atacak ki yer ile gök arasındakilerin hepsi duyacak..." (Kıyamet Alametleri, 10. baskı, s. 219)</text:span></text:p>
      <text:h text:style-name="P47" text:outline-level="2">634- Güneşi Battığı Yere Kadar Kavraması (Uydu Sistemlerinin Kullanılması)</text:h>
      <text:p text:style-name="P16"><text:span text:style-name="T25">İbnil Münadi Ali’den rivayet edilmiştir:  "...</text:span><text:span text:style-name="T46">GÜNEŞİ BATTIĞI YERE KADAR KAVRAYACAK</text:span><text:span text:style-name="T25">, denizde yürüyecek, fakat su topuğuna kadar gelecek...." (Kıyamet Alametleri, 10. baskı, s. 219)</text:span></text:p>
      <text:h text:style-name="P47" text:outline-level="2">635- Denizde Yürümesi, Fakat Suyun Topuğuna Kadar Gelmesi (Su Sporlarının Yapılması)</text:h>
      <text:p text:style-name="P16"><text:span text:style-name="T25">İbnil Münadi Ali‘den rivayet edilmiştir:  "... </text:span><text:span text:style-name="T46">DENİZDE YÜRÜYECEK, FAKAT SU TOPUĞUNA KADAR GELECEK</text:span><text:span text:style-name="T25">... Önünde duman, arkasında yeşil dağ bulunacak..." (Kıyamet Alametleri, 10. baskı, s. 219)</text:span></text:p>
      <text:h text:style-name="P47" text:outline-level="2">636- Önünde Duman, Arkasında Yeşil Dağ Bulunacak (Uçakların Uçması Sırasında Oluşan Görüntü)</text:h>
      <text:p text:style-name="P16"><text:span text:style-name="T25">İbnil Münadi Ali’den rivayet edilmiştir: "... </text:span><text:span text:style-name="T46">ÖNÜNDE DUMAN, ARKASINDA YEŞİL DAĞ BULUNACAK..." (KIYAMET ALAMETLERİ, 10. BASKI, S. 219)</text:span></text:p>
      <text:h text:style-name="P47" text:outline-level="2"><text:soft-page-break/>637- Yer ile Gök Arasındakilerin Sesini Duyması (Uydu ve Radyo Dalgaları ile Sesin Gökte ve Yerde Duyulması)</text:h>
      <text:p text:style-name="P16"><text:span text:style-name="T25">İbnil Münadi Ali’den rivayet edilmiştir: "... </text:span><text:span text:style-name="T46">ÖYLE BİR NARA ATACAK Kİ YER ile GÖK ARASINDAKİLERİN HEPSİ DUYACAK..."</text:span><text:span text:style-name="T25"> (Kıyamet Alametleri, 10. baskı, s. 219)</text:span></text:p>
      <text:h text:style-name="P47" text:outline-level="2">638- Yere Emredip Ekin Bitirecek</text:h>
      <text:p text:style-name="P16"><text:span text:style-name="T25">Bu hadis İbnil-Münadi Ali’’den rivayet etmiştir. Müslim’in Nüvvas b. Sem’an’dan naklettiği bir hadiste şöyle varit olmuştur: “... </text:span><text:span text:style-name="T46">YERE EMREDİP EKİN BİTİRECEK... HAYVANLARINI da BOLLATACAK</text:span><text:span text:style-name="T25">... Memelerini de sütle dolduracak.” (Kıyamet Alametleri, 10. baskı, s. 219)</text:span></text:p>
      <text:h text:style-name="P47" text:outline-level="2">639- Barajlar Kurulacak</text:h>
      <text:p text:style-name="P16"><text:span text:style-name="T25">(Deccal) </text:span><text:span text:style-name="T46">BİR NEHRE GELECEK, AKMASINI EMREDECEK, AKACAK, SONRA YUKARIYA DÖNÜP AKMASINI EMREDECEK, AKACAK, KURUMASINI EMREDECEK; KURUYACAK</text:span><text:span text:style-name="T25">... (Hammadoğlu Nuaym) (Kıyamet Alametleri, Medineli Allame Muhammed B. Resul El-Hüseyin El Berzenci, Pamuk Yayıncılık, s. 213)</text:span></text:p>
      <text:h text:style-name="P47" text:outline-level="2">640- Tren Taşımacılığı</text:h>
      <text:p text:style-name="P16"><text:span text:style-name="T25">(Deccal) Herkesi aldatmak için evvela </text:span><text:span text:style-name="T46">İKİ DAĞI YANINA ALIP YÜRÜYECEK; DAĞLARIN BİRİNDE BOL AĞAÇ ve MEYVE MEVCUTTUR, DİĞERİNDEYSE DUMAN ve ATEŞ VARDIR</text:span><text:span text:style-name="T25">... (Hakim, ile İbni Asakir İbni Ömer) (Kıyamet Alametleri, Medineli Allame Muhammed B. Resul El-Hüseyin El Berzenci, Pamuk Yayıncılık, s. 213)</text:span></text:p>
      <text:h text:style-name="P47" text:outline-level="2">641- Narkoz Kullanımı</text:h>
      <text:p text:style-name="P16"><text:span text:style-name="T25">(Deccalin) yanında cennet ve cehennem bulunacak... </text:span><text:span text:style-name="T46">ADAMLARI da OLACAK BUNLARIN BİR KISMINI ÖLDÜRÜP SONRA DİRİLTECEK</text:span><text:span text:style-name="T25">... (Kıyamet Alametleri, Medineli Allame Muhammed B. Resul El-Hüseyin El Berzenci, Pamuk Yayıncılık, s. 213)</text:span></text:p>
      <text:h text:style-name="P47" text:outline-level="2">642- Toplu Yemek Sistemlerinin Kullanılması</text:h>
      <text:p text:style-name="P16"><text:span text:style-name="T25">(Deccalin) </text:span><text:span text:style-name="T46">ETTEN DAĞI, SUDAN NEHRİ BULUNACAK</text:span><text:span text:style-name="T25">... (Nuaym Huzeyfe'den) (Kıyamet Alametleri, Medineli Allame Muhammed B. Resul El-Hüseyin El Berzenci, Pamuk Yayıncılık, s. 213)</text:span></text:p>
      <text:p text:style-name="P16"><text:span text:style-name="T46">BERABERİNDE ÇORBADAN BİR DAĞ, SOĞUMAYAN SICAK ET, AKAN BİR NEHİR</text:span><text:span text:style-name="T25">... İşte yemek işte içecekleri diyecek..." (Kıyamet Alametleri, s. 215)</text:span></text:p>
      <text:h text:style-name="P47" text:outline-level="2"><text:soft-page-break/>643- Hızlı Ulaşım Teknolojisi</text:h>
      <text:p text:style-name="P16"><text:span text:style-name="T25">(Deccal) </text:span><text:span text:style-name="T46">BÜTÜN YERYÜZÜNÜ 40 GÜNDE DOLAŞACAKTIR</text:span><text:span text:style-name="T25">. (Kıyamet Alametleri, Medineli Allame Muhammed B. Resul El-Hüseyin El Berzenci, Pamuk Yayıncılık, s. 216)</text:span></text:p>
      <text:h text:style-name="P47" text:outline-level="2">644- Televizyon ve Radyo Yayınları</text:h>
      <text:p text:style-name="P16"><text:span text:style-name="T25">(Deccalin) </text:span><text:span text:style-name="T46">ŞARK ve GARP EHLİNİN RAHATLIKLA DUYABİLECEĞİ TİZDE ÜÇ SAYHASI (NARASI) VARDIR.</text:span><text:span text:style-name="T25"> (Kıyamet Alametleri, Medineli Allame Muhammed B. Resul El-Hüseyin El Berzenci, Pamuk Yayıncılık, s. 216)</text:span></text:p>
      <text:h text:style-name="P44" text:outline-level="1"><text:bookmark-start text:name="B56"/>Hz. Mehdi (as) Döneminde Kan Akıtılmayacak, İslam Ahlakı İlmi Çalışmalarla Tüm Dünyaya Hakim Olacaktır</text:h>
      <text:h text:style-name="P47" text:outline-level="2"><text:bookmark-end text:name="B56"/>645- Hz. Mehdi (as) Bir Damla Bile Kan Akıtmayacaktır</text:h>
      <text:p text:style-name="P9"><text:span text:style-name="T6">İnsanlar, balarılarının beyleri etrafından toplanması gibi, Hz. Mehdi (as)’ın çevresinde toplanırlar. DAHA ÖNCE ZULÜMLE DOLU OLAN DÜNYAYI, O ADALETLE DOLDURUR. ADALETİ O DENLİ OLUR Kİ, </text:span><text:span text:style-name="T3">UYKUDA OLAN BİR KİMSE DAHİ UYANDIRILMAZ ve BİR DAMLA KAN BİLE AKITILMAZ.</text:span><text:span text:style-name="T6"> DÜNYA, ADETA ASR-I SAADET DEVRİNE GERİ DÖNER. </text:span><text:span text:style-name="T7">(El-Kavlu'l Muhtasar Fi Alamet-il Mehdiyy-il Muntazar, s. 29)</text:span></text:p>
      <text:p text:style-name="P9"><text:span text:style-name="T6">Hz. Mehdi (as) , Peygamber (sav)’in yolunda gidecek,</text:span><text:span text:style-name="T3"> uyuyan kişiyi uyandırmayacak, KAN da AKITILMAYACAKTIR.</text:span><text:span text:style-name="T6"> </text:span><text:span text:style-name="T7">(Muhammed B. Resul Al-Hüseyni El Berzenci, Kıyamet Alametleri, s. 163)</text:span></text:p>
      <text:p text:style-name="P9"><text:span text:style-name="T6">(Hz. Mehdi (as) ) Zamanında </text:span><text:span text:style-name="T3">ne bir kimse uykusundan uyandırılacak, NE de BİR KİMSENİN BURNU KANAYACAKTIR.</text:span><text:span text:style-name="T5"> </text:span><text:span text:style-name="T7">(El Kavlu'l Muhtasar Fi Alamatil Mehdiyy-il Muntazar, s. 44)</text:span></text:p>
      <text:h text:style-name="P47" text:outline-level="2">646- Uyuyan Uykusundan Uyandırılmaz</text:h>
      <text:p text:style-name="P9"><text:span text:style-name="T6">Ona (Hz. Mehdi (as) 'a) biat edenler, (Kabe civarındaki) rükun ve makam arasında biat ederler. </text:span><text:span text:style-name="T3">Uyuyanı uyandırmaz, ASLA KAN DÖKMEZLER.</text:span><text:span text:style-name="T5"> </text:span><text:span text:style-name="T7">(El-Kavlu'l Muhtasar Fi Alamet-il Mehdiyy-il Muntazar, s. 24)</text:span></text:p>
      <text:h text:style-name="P47" text:outline-level="2">647- Yeryüzünün Barışla Dolması İçin Gayret Eder</text:h>
      <text:p text:style-name="P9"><text:span text:style-name="T3">KAP SU ile DOLDUĞU GİBİ YERYÜZÜ BARIŞLA DOLACAKTIR.</text:span><text:span text:style-name="T6"> Hiçbir kimse arasında bir düşmanlık kalmayacaktır. ve bütün düşmanlıklar, boğuşmalar, hasetleşmeler muhakkak kaybolup gidecektir. </text:span><text:span text:style-name="T7">(Sahih-i Müslim, 1/136)</text:span></text:p>
      <text:p text:style-name="P9"><text:span text:style-name="T6">... Cenab-ı Hak İslam'ı nasıl bizimle başlatmışsa onunla (Hz. Mehdi (as) ) ile sona erdirecektir. Nasıl, bizimle onlar aralarındaki şirk ve adavetten (husumet ve düşmanlıktan) kurtulmuş ve </text:span><text:span text:style-name="T3">kalplerine ülfet (dostluk) ve muhabbet (sevgi) yerleşmişse, Hz. Mehdi (as) gelişi ile yine öyle olacaktır. </text:span><text:span text:style-name="T7">(Ahir Zaman Mehdisi'nin Alametleri, Celalettin Suyuti, s. 20)</text:span></text:p>
      <text:h text:style-name="P47" text:outline-level="2"><text:soft-page-break/>648- Hz. Mehdi (as)’ın Silahı İmandır, Sevgidir</text:h>
      <text:p text:style-name="P25">Hz. Mehdi (as) ve talebeleri dinsizliğin beynini, yani fikir sistemini Kuran'la, bilimle, fenle, akılla, imanla yenecekler. İnançta, fikirde galibiyet oluşacak ve batıl düşünce, dalalet, Darwinist, materyalist, ateist düşünce yok olup gidecek, inşaAllah.</text:p>
      <text:p text:style-name="P24">Hz. Amr b. Avf'dan (r.a.) rivayet edilmiştir:</text:p>
      <text:p text:style-name="P9"><text:span text:style-name="T6">Rumlara ait Konstantiniyye tesbihle ve tekbirle Müslümanlarca fethedilmedikçe kıyamet kopmaz. </text:span><text:span text:style-name="T7">(Ramuz-el-Ehadis, s. 478)</text:span></text:p>
      <text:p text:style-name="P24">İmam Müslüm'in Ebu Hureyre'den (r.a.) rivayet ettiği hadis-i şerifte Peygamber (sav) birgün sahabelerine hitaben:</text:p>
      <text:p text:style-name="P9"><text:span text:style-name="T6">…</text:span><text:span text:style-name="T11"> </text:span><text:span text:style-name="T6">Bu mücahitler o beldeye gelip konakladıkları zaman silahla harp etmezler, ok da atmazlar. </text:span><text:span text:style-name="T3">La ilahe illallahu ekber diyerek tekbir getirirler. </text:span><text:span text:style-name="T6">Bu tekbir üzerine şehrin iki tarafındaki surlardan biri düşer. Sonra ikinci defa tekbir getirirler. Akabinde şehrin öbür tarafı da düşer. Sonra </text:span><text:span text:style-name="T3">üçüncü kez tekbir getirecekler. </text:span><text:span text:style-name="T6">Bunun üzerine İslam ordusu için surlardan gedikler açılacak, onlar da hemen buralardan </text:span><text:span text:style-name="T3">şehre girerek fethedecekler. </text:span><text:span text:style-name="T7">(İmam Şarani, Ölüm-Kıyamet-Ahiret ve Ahir Zaman Alametleri, s. 445-446)</text:span></text:p>
      <text:p text:style-name="P9"><text:span text:style-name="T3">Bu şehre gelindiğinde, Müslümanlar savaş yapmayacaklar. Sadece tekbir getirdiklerinde </text:span><text:span text:style-name="T6">şehrin deniz tarafı düşecek, tekrar tekbir getirdiklerinde diğer tarafı düşecek. 3. kez tekbir getirdiklerinde de şehrin tamamı ellerine geçecektir. </text:span><text:span text:style-name="T7">(El-Kavlu'l Muhtasar Fi Alamatil Mehdiyy-il Muntazar, s. 30)</text:span></text:p>
      <text:p text:style-name="P25">Hz. Mehdi (as) ve talebeleri Allah'ı anarak İstanbul'u ve dünyanın birçok şehrini manen, fikren, kültürel yönden fethedecek, manen Darwinizmi ve materyalizmi manen öldüreceklerdir. Kuran'daki bu ayette de Cenab-ı Allah fikren öldürmeye dikkat çekmektedir:</text:p>
      <text:p text:style-name="P25">Hayır, Biz hakkı batılın üstüne fırlatırız, o da onun beynini darmadağın eder. Bir de bakarsın ki, o, yok olup gitmiştir. ... (Enbiya Suresi, 18)</text:p>
      <text:h text:style-name="P47" text:outline-level="2">649- Çalışmalarını Sükunetle Yürütür</text:h>
      <text:p text:style-name="P9"><text:span text:style-name="T6">Hz. Mehdi (as) ... </text:span><text:span text:style-name="T3">gayet sükunet içinde yürüyecektir. </text:span><text:span text:style-name="T6">(Muhammed B. Resul Al-Hüseyni El Berzenci, Kıyamet Alametleri, s. 173)</text:span></text:p>
      <text:h text:style-name="P47" text:outline-level="2">650- Hz. Mehdi (as) Din Ahlakını Hakim Ettiğinde Peygamberimiz (sav)’in Son Peygamber Olduğunu Kabul Etmeyen Hiç Kimse Kalmayacaktır</text:h>
      <text:p text:style-name="P9"><text:span text:style-name="T6">İmam Bakır aleyhisselam'dan nakledilen başka bir hadiste şöyle geçer: BU GALEBE (GALİBİYET) ve ÜSTÜNLÜK AL-i MUHAMMED'DEN OLAN HZ. MEHDİ (A.S.) KIYAM EDİNCE GERÇEKLEŞECEKTİR. ÖYLE Kİ, YERYÜZÜNDE HZ. MUHAMMED MUSTAFA'YI (ONUN PEYGAMBERLİĞİNİ) İKRAR ETMEYEN BİR KİMSE KALMAZ." </text:span><text:span text:style-name="T7">(Tefsir-i Burhan, c. 2, s. 121.)</text:span></text:p>
      <text:h text:style-name="P47" text:outline-level="2"><text:soft-page-break/>651- Hz. Mehdi (as) 'In, ''Üzerinde Allah'ın Adının Yazıldığı, Sarı - Beyaz Bayrakları'' Dünyanın Dört Bir Yanını Saracaktır</text:h>
      <text:p text:style-name="P9"><text:span text:style-name="T6">Şöyle rivayet edilmiştir: "Şu muhakkak ki ahir zamanda mağrib memleketinin en uzak mevkiinden Hz. Mehdi (as) denilen bir zat çıkacak. ve ön tarafında kırk mil mesafe olarak yardım yürüyecek. </text:span><text:span text:style-name="T3">HZ. MEHDİ (as)’ın BAY</text:span><text:span text:style-name="T95">RAKLARI BEYAZ ve SARIDIR. İÇİNDE ÇİZGİLER BULUNUR. BAYRAKLARINDA ALLAH'IN İSM-i AZAMI YAZILMIŞTIR.</text:span><text:span text:style-name="T96"> Onun bayrağı altındaki hiçbir birlik mağlup edilmez." </text:span><text:span text:style-name="T97">(İmam Şarani, Ölüm Kıyamet Ahiret ve Ahir Zaman Alametleri Muhtasaru, (Tezkireti'l Kurtubi), s. 438)</text:span></text:p>
      <text:p text:style-name="P9"><text:span text:style-name="T12">Hadiste ahir zamanda Hz. Mehdi (as) 'ı insanlara tanıtacak özelliklerden birinin, Hz. Mehdi (as)’ın kullanacağı </text:span><text:span text:style-name="T14">"sarı beyaz bayrakları"</text:span><text:span text:style-name="T12"> olduğu haber verilmiştir. Ayrıca </text:span><text:span text:style-name="T14">"bu bayrakların içinde çizgiler olacağı ve üzerinde de Allah'ın adının anıldığı yazılar olacağı" da </text:span><text:span text:style-name="T12">belirtilmiştir.</text:span></text:p>
      <text:p text:style-name="P25">Hadisin anlatımından, bu özelliklerin, Hz. Mehdi (as)’ın insanlara İslam ahlakını tebliğ ettiği kitaplara işaret ettiği anlaşılmaktadır. Bu kitaplar beyaz sayfalardan oluşacak, sarı altın rengi süsleri olacak ve kitabın içinde de yazılar ve bu yazıları içine alan kenar çerçeveleri olarak kullanılan kenar çizgileri, resimler ve şekiller bulunacaktır. ve Yüce Allah'ın adı kitabın her yerinde yazılı olacak; Allah'ın Büyüklüğü ve Yüceliği bu kitaplarda çok detaylı olarak anlatılacaktır. Ayrıca hadiste 'bayrak' benzetmesiyle anlatıldığı gibi, bu kitaplar adeta bir ordunun bayrakları, sancakları gibi, ulaştığı her yeri manen fethetmiş olmasının bir alameti olarak, Hz. Mehdi (as)’ın manen, kültürel açıdan ve bilgi yönünden fethettiği; yani ateistliği mağlup ettiği her yerde bulunacaktır.</text:p>
      <text:p text:style-name="P9"><text:span text:style-name="T12">Hadiste</text:span><text:span text:style-name="T14"> "onun bayrağı altındaki hiçbir birlik mağlup edilemez" </text:span><text:span text:style-name="T12">sözleriyle de, Hz. Mehdi (as)’ın bu eserler ulaştığı her yerde mağlup edilemez bir etki bırakarak, İslam ahlakının yeryüzünde hakim kılınmasına vesile olacağına işaret edilmiştir.</text:span></text:p>
      <text:h text:style-name="P47" text:outline-level="2">652- Hz. Mehdi (as)’ın İmani Eserleri, Ahir Zamanda İnsanların Hidayetine Vesile Olacaktır</text:h>
      <text:p text:style-name="P24">Ali b. Ebu Talib (as) şöyle buyuruyor: "Hz. Peygamber (sav) uzun bir vasiyetinde bana hitaben şöyle buyurdu:</text:p>
      <text:p text:style-name="P9"><text:span text:style-name="T6">"Ya Ali! İman açısından halkın en hayret verici olanları ve yakin açısından da en büyük insanlar, ahir zamanda gelecek olan kimselerdir. Onlar Peygamber'i görmemiş ve imam da (Hz. Mehdi (as) da) onlardan gizlidir. </text:span><text:span text:style-name="T3">BUNUNLA BİRLİKTE ONLAR BEYAZ SAYFALARA NAKIŞ OLUNMUŞ SİYAH HATLAR VASITASIYLA (YAZILI BELGELERLE) İMAN EDERLER." </text:span><text:span text:style-name="T7">(Men La Yehzuruhu'l Fakih, c. 1, s. 269)</text:span></text:p>
      <text:p text:style-name="P25">Ahir zamanda, beyaz sayfalara siyah harflerle kitapların basılacağı ve Hz. Mehdi (as)’ın talebelerinin de, Hz. Mehdi (as)’ın öncülüğünde hazırlanacak olan bu eserleri okuyacakları haber verilmiştir. Bilindiği gibi Hz. Mehdi (as)’ın talebeleri de, onun Hz. Mehdi (as) olduğundan emin olmayacaklar, ancak görülen alametlerden dolayı ona karşı bir hüsn-ü zan sahibi olacaklardır.</text:p>
      <text:h text:style-name="P47" text:outline-level="2"><text:soft-page-break/>653- Hz. Mehdi (as) , Tüm Dünyanın Hidayetine Vesile Olacaktır</text:h>
      <text:p text:style-name="P9"><text:span text:style-name="T6">Hz. Mehdi (as) , HİDAYET MEŞALESİYLE ALEMDE DOLAŞIR ve SALİHLER GİBİ YAŞAR. </text:span><text:span text:style-name="T7">(El-Mehdiyy-il Mev'ud, c. 1, s. 281-282 ve 266 ve 300)</text:span></text:p>
      <text:h text:style-name="P47" text:outline-level="2">654- Allah Hz. Mehdi (as)’ı Vesile Ederek, Asrı ve Tüm Dünyayı Etkileyecek Mükemmel Kitaplar Hazırlatacaktır</text:h>
      <text:p text:style-name="P9"><text:span text:style-name="T6">Ebu Basir şöyle der, İmam Muhammed Bakır veya İmam Caferi Sadık aleyhisselam'dan naklen: </text:span><text:span text:style-name="T3">"ONA (HZ. MEHDİ (as) 'A) İMAMETİ VEREN, ONA İLİM ve KİTAPLAR VERECEK ve ONU KENDİ BAŞINA BIRAKMAYACAK."</text:span><text:span text:style-name="T7"> (Şeyh Muhammed b. İbrahim-i Numani, Gaybet-i Numani, s. 387)</text:span></text:p>
      <text:p text:style-name="P25">Hz. Mehdi (as)’ın sürekli olarak Cenab-ı Allah'ın kontrolünde olacağı; Allah'ın Hz. Mehdi (as) 'ı vesile ederek çok etkili, asrı ve bütün dünyayı etkileyecek mükemmel kitaplar hazırlatacağı hadisten anlaşılmaktadır.</text:p>
      <text:h text:style-name="P47" text:outline-level="2">655- Hz. Mehdi (as) Vesilesiyle İslam Ahlakı Tüm Dünyaya Hakim Olacaktır</text:h>
      <text:p text:style-name="P9"><text:span text:style-name="T3">Yeryüzüne dört kişi malik olmuştur</text:span><text:span text:style-name="T6">. İkisi mümin, ikisi kafirdir. Müminler, Hz. Zülkarneyn (as) ve Hz. Süleyman (as), kafirler ise Nemrud ve Buhtunnasır'dır. Beşinci olarak </text:span><text:span text:style-name="T3">Ehl-i Beytimden birisi (Hz. Mehdi (as) ) gelecek ve o da dünyaya malik olacaktır. </text:span><text:span text:style-name="T7">(Kitab'ul Burhan Fi Alamet-il Mehdiyy il Ahir Zaman, s. 10)</text:span></text:p>
      <text:p text:style-name="P9"><text:span text:style-name="T6">Hz. Mehdi (as) tıpkı Hz. Zülkarneyn (as) ve Hz. Süleyman (as) gibi dünyaya hükmedecektir. </text:span><text:span text:style-name="T7">(El-Kavlu'l Muhtasar Fi Alamatil Mehdiyy-il Muntazar, s. 30)</text:span></text:p>
      <text:p text:style-name="P16"><text:span text:style-name="T25">Ali bin Hasan kanalıyla Ayyasi tarafından rivayet edildi: Onun yanında bu ayet-i kerime okundu: Onlar Allah'a yemin olsun ki bizim ehli beytin sevenlerindendir. </text:span><text:span text:style-name="T46">ALLAH BİZDEN BİR ŞAHSIN ELİYLE ONLARA (BUNU) YAPTIRIR. O ŞAHIS İSE BU ÜMMETİN MEHDİSİDİR.</text:span><text:span text:style-name="T25"> (Mecmau’l beyan fi tefsiri’l-Kuran Ebu Ali Eminuddin Fazl, Hasan b. Fazl Tabersi 1986, cilt 4, s. 832)</text:span></text:p>
      <text:h text:style-name="P44" text:outline-level="1"><text:bookmark-start text:name="B57"/>İslam Ahlakının Dünya Hakimiyetini Müjdeleyen Ayetler</text:h>
      <text:p text:style-name="P29"><text:bookmark-end text:name="B57"/>"Allah içinizden iman edenlere ve salih amelde bulunanlara vaad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27">Andolsun, Biz Zikir’den sonra Zebur'da da: "Şüphesiz Arz'a salih kullarım varisçi olacaktır" diye yazdık. (Enbiya Suresi, 105)</text:p>
      <text:p text:style-name="P27">Allah'ın yardımı ve fetih geldiği zaman, ve insanların Allah'ın dinine dalga dalga girdiklerini gördüğünde, Hemen Rabbini hamd ile tesbih et ve O'ndan mağfiret dile. Çünkü O, tevbeleri çok kabul edendir. (Nasr Suresi, 1-3)</text:p>
      <text:p text:style-name="P29"><text:soft-page-break/>"Ve seveceğiniz bir başka (nimet) daha var: Allah'tan 'yardım ve zafer (nusret)' ve yakın bir fetih. Mü'minleri müjdele". (Saff Suresi, 13)</text:p>
      <text:p text:style-name="P29">"Andolsun, gönderilen kullarımıza (şu) sözümüz geçmiştir: Gerçekten onlar, muhakkak nusret (yardım ve zafer) bulacaklardır. ve hiç şüphesiz; bizim ordularımız, üstün gelecek olanlar onlardır." (Saffat Suresi, 171-173)</text:p>
      <text:p text:style-name="P29">"Allah, yazmıştır: "Andolsun, ben galip geleceğim ve elçilerim de." Gerçekten Allah, en büyük kuvvet sahibidir, güçlü ve üstün olandır." (Mücadele Suresi, 21)</text:p>
      <text:p text:style-name="P29">"Allah'ı, sakın elçilerine verdiği sözden dönen sanma. Gerçekten Allah azizdir, intikam sahibidir." (İbrahim Suresi, 47)</text:p>
      <text:p text:style-name="P29">"Elçilerini hidayet ve hak din üzere gönderen O'dur. Öyle ki onu (hak din olan İslam'ı) bütün dinlere karşı üstün kılacaktır; müşrikler hoş görmese bile." (Saff Suresi, 9)</text:p>
      <text:p text:style-name="P29">"Ki O, elçilerini hidayetle ve hak din ile, diğer bütün dinlere karşı üstün kılmak için gönderdi. Şahid olarak Allah yeter." (Fetih Suresi, 28)</text:p>
      <text:p text:style-name="P29">"Müşrikler istemese de O dini (İslam'ı) bütün dinlere üstün kılmak için elçisini hidayetle ve hak dinle gönderen O'dur." (Tevbe Suresi, 33)</text:p>
      <text:p text:style-name="P29">"Ve onlardan sonra sizi o arza mutlaka yerleştireceğiz. İşte bu, makamımdan korkana ve tehdidimden korkana ait (bir ayrıcalıktır). Fetih istediler, (sonunda) her zorba inatçı bozguna uğrayıp -yok oldu- gitti." (İbrahim Suresi, 14-15)</text:p>
      <text:p text:style-name="P29">"Şüphesiz, Biz sana apaçık bir fetih verdik. Öyle ki Allah, senin geçmiş ve gelecek (her) günahını bağışlasın, üzerindeki nimetini tamamlasın ve seni dosdoğru bir yola yöneltsin. ve Allah, sana 'üstün ve onurlu' bir zaferle yardım etsin." (Fetih Suresi, 1-3)</text:p>
      <text:p text:style-name="P29">"... Fakat Allah, sizin bilmediğinizi bildi, böylece bundan önce size yakın bir fetih (nasib) kıldı." (Fetih Suresi, 27)</text:p>
      <text:p text:style-name="P29">"... Bu yurdun sonu kimindir, inkar edenler pek yakında bileceklerdir." (Rad Suresi, 42)</text:p>
      <text:p text:style-name="P29">"Ancak iman edenler, salih amellerde bulunanlar ve Allah'ı çokça zikredenler ile zulme uğratıldıktan sonra zafer kazananlar başka. Zulmetmekte olanlar, nasıl bir inkılaba uğrayıp devrileceklerini pek yakında bileceklerdir." (Şuara Suresi, 227)</text:p>
      <text:p text:style-name="P29">"Sonra biz, elçilerimizi ve iman edenleri böyle kurtarırız; mü'minleri kurtarmamız bizim üzerimize bir haktır." (Yunus Suresi, 103)</text:p>
      <text:p text:style-name="P29">"... Onların ardından sizi yeryüzünde halifeler kıldık." (Yunus Suresi, 13-14)</text:p>
      <text:p text:style-name="P29">"Kendisine bereketler kıldığımız yerin doğusuna da, batısına da o hor kılınıp-zayıf bırakılanları (müstaz'afları) mirasçılar kıldık..." (Araf Suresi, 137)</text:p>
      <text:p text:style-name="P29">"Ağızlarıyla Allah'ın nurunu söndürmek istiyorlar. Oysa kafirler istemese de Allah, kendi nurunu tamamlamaktan başkasını istemiyor." (Tevbe suresi, 32)</text:p>
      <text:p text:style-name="P29">"Onlar, Allah'ın nurunu ağızlarıyla söndürmek istiyorlar. Oysa Allah, kendi nurunu tamamlayıcıdır; kafirler hoş görmese bile." (Saff Suresi, 8)</text:p>
      <text:p text:style-name="P29">"Ve sizi onların topraklarına, yurtlarına, mallarına ve daha ayak basmadığınız bir yere mirasçı kıldı. Allah, her şeye güç yetirendir." (Ahzab Suresi, 27)</text:p>
      <text:p text:style-name="P29">"De ki: "Herkes gözetlemektedir; siz de gözleyip durun. Sonunda, dümdüz (dosdoğru) yolun sahipleri kimlermiş ve doğru yola ulaşan kimlermiş, pek yakında öğreneceksiniz." (Taha Suresi, 135)</text:p>
      <text:p text:style-name="P29"><text:soft-page-break/>"Allah, takva sahiplerini (inanarak ve inançlarını uygulayarak) zafere ulaşmaları dolayısıyla kurtarır. Onlara kötülük dokunmaz ve onlar hüzne kapılmayacaklardır." (Zümer Suresi, 61)</text:p>
      <text:p text:style-name="P29">"Hayır, biz hakkı batılın üstüne fırlatırız, o da onun beynini darmadağın eder. Bir de bakarsın ki, o, yok olup gitmiştir. (Allah'a karşı) Nitelendiregeldiklerinizden dolayı eyvahlar size." (Enbiya Suresi, 18)</text:p>
      <text:p text:style-name="P29">"Allah, suçlu-günahkarlar istemese de, hakkı (hak olarak) kendi kelimeleriyle gerçekleştirecektir." (Yunus Suresi, 82)</text:p>
      <text:p text:style-name="P29">"Onlar ki, yeryüzünde kendilerini yerleştirir, iktidar sahibi kılarsak, dosdoğru namazı kılarlar, zekatı verirler, ma'rufu emrederler, münkerden sakındırırlar. Bütün işlerin sonu Allah'a aittir." (Hac Suresi, 41)</text:p>
      <text:p text:style-name="P29">"Gevşemeyin, üzülmeyin; eğer (gerçekten) iman etmişseniz en üstün olan sizlersiniz." (Ali İmran Suresi, 139)</text:p>
      <text:h text:style-name="P44" text:outline-level="1"><text:bookmark-start text:name="B58"/>Büyük İslam Alimlerinin Mehdiyete İşaret Ettiğini Bildirdikleri Ayetler</text:h>
      <text:p text:style-name="P9"><text:bookmark-end text:name="B58"/><text:span text:style-name="T100"><text:s/></text:span><text:span text:style-name="T99">“</text:span><text:span text:style-name="T19">Herkesin (her toplumun) yüzünü çevirdiği bir yön vardır. Öyleyse hayırlarda yarışınız. Her nerede olursanız, Allah sizleri bir araya getirecektir. Şüphesiz Allah, her şeye güç yetirendir.</text:span><text:span text:style-name="T99">”</text:span><text:span text:style-name="T19"> (</text:span><text:span text:style-name="T98">Bakara suresi,148)</text:span></text:p>
      <text:p text:style-name="P14"><text:span text:style-name="T25">Kuleyni, Ebu Cafer’in bu ayete muhatap olanların, Kaim’in (Hz. Mehdi (as)’ın) dostları olduğunu belirttiğini ifade etmektedir. </text:span><text:span text:style-name="T101">(Ravdatu’l-kafi, s.260; Iyaşi, et-Tefsir, I.66)</text:span></text:p>
      <text:p text:style-name="P42"><text:span text:style-name="T22"><text:s/></text:span><text:span text:style-name="T19">“Biz ayetlerimizi hem afakta, hem kendi nefislerinde onlara göstereceğiz; öyle ki, şüphesiz onun hak olduğu kendilerine açıkça belli olsun. Her şeyin üzerinde Rabbinin şahid olması yetmez mi?” (</text:span><text:span text:style-name="T25">Fussilet suresi, 53)</text:span></text:p>
      <text:p text:style-name="P14"><text:span text:style-name="T25">Yine Kuleyni, bu ayette Kaim’in (Hz. Mehdi (as)’ın) Allah Katı’ndan çıkışının kastedildiğini rivayet etmektedir. </text:span><text:span text:style-name="T101">(Ravdatu’l-kafi, s.312)</text:span></text:p>
      <text:p text:style-name="P11">Ebu basir der ki: İmam Muhammed Bakır’a Allah’ın bu ayetinin tefsiri soruldu, “Pek yakında onlara alemdeki ve canlarındaki delilleri göstereceğimiz zaman, sonunda onun hak olduğunu anlayacaklardır.” Şöyle buyurdu: “Onlara nefislerindeki mesh (hayvanlaşma) gösterilecek ve alemin onlara artık daraldığı gösterilecek. Böylece onlar Allah’ın kudretini hem kendi nefislerinde hem de alemlerde göreceklerdir. ‘Sonunda onun hakk olduğunu anlayacaklardır.’ İşte o zaman Kaim’in (Hz. Mehdi (as)’ın) zuhurdur. O (Hz. Mehdi (as) ) Allah’tan gelen haktır ve bu halk onu (Hz. Mehdi (as)’ı) mutlaka görecektir.”</text:p>
      <text:p text:style-name="P10">Ebu basir’den, İmam Bakır Hazretleri’ne bu ayet hakkında sorulduğunda şöyle buyurdular: “İçlerinde ve dışlarında Allah’ın acib ve garib mu’cizelerini görecekler ki, Hz. Mehdi (as)’ın zuhurunun hak olduğuna inanacaklar. Bunda hiç kimsenin şüphesi kalmayacak.”</text:p>
      <text:p text:style-name="P42"><text:span text:style-name="T22"><text:s/></text:span><text:span text:style-name="T19">“Gerçekten onun haberini bir zaman sonra öğreneceksiniz.” (</text:span><text:span text:style-name="T25">Sad suresi, 88)</text:span></text:p>
      <text:p text:style-name="P14"><text:span text:style-name="T25">Kuleyni, bunun Kaim’in (Hz. Mehdi (as)’ın) çıkışı sırasında gerçekleşeceğini rivayet etmiştir. </text:span><text:span text:style-name="T101">(Ravdatu’l-kafi, s.239,240)</text:span></text:p>
      <text:p text:style-name="P42"><text:span text:style-name="T19">“Bizim zorlu-azabımızı hissettikleri zaman, oradan büyük bir hızla uzaklaşıp kaçıyorlardı. "Uzaklaşıp-kaçmayın, içinde şımarıp azdığınız refaha ve yurtlarınıza dönün; çünkü sorguya çekileceksiniz." (</text:span><text:span text:style-name="T25">Enbiya suresi, 12-13)</text:span></text:p>
      <text:p text:style-name="P14"><text:soft-page-break/><text:span text:style-name="T25">Kuleyni, bunun Kaim’in (Hz. Mehdi (as)’ın) çıkışı sırasında gerçekleşeceğini rivayet etmiştir. </text:span><text:span text:style-name="T101">(Ravdatu’-kafi, s.44)</text:span></text:p>
      <text:p text:style-name="P9"><text:span text:style-name="T22"><text:s/></text:span><text:span text:style-name="T19">“Sonunda onlar, kendilerine vadedileni gördükleri zaman, yardımcı olmak</text:span><text:span text:style-name="T25"> </text:span><text:span text:style-name="T19">bakımından kim daha zayıfmış ve sayı bakımından kim daha azmış artık öğrenmiş olacaklardır.”</text:span><text:span text:style-name="T25"> (</text:span><text:span text:style-name="T98">Cin suresi, 24)</text:span></text:p>
      <text:p text:style-name="P9"><text:span text:style-name="T98">Bu, İbrahim el Kumi’nin Tefsir’inde ifade ettiğine göre, Kaim’in (Hz. Mehdi (as)’ın) ortaya çıkışıyla gerçekleşecektir. </text:span><text:span text:style-name="T101">(Iyaşi, age., II.390)</text:span></text:p>
      <text:p text:style-name="P27">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ar ederse, işte onlar fasıktır. (Nur suresi, 55)</text:p>
      <text:p text:style-name="P14"><text:span text:style-name="T25">Ali bin Hasan kanalıyla Ayyaşi tarafından rivayet edildi</text:span><text:span text:style-name="T19">: Onun yanında bu ayet-i kerime okundu:</text:span><text:span text:style-name="T25"> Onlar Allah'a yemin olsun ki bizim ehli beytin sevenlerindendir. </text:span><text:span text:style-name="T19">ALLAH BİZDEN BİR ŞAHSIN (HZ. MEHDİ (as) ’IN) ELİYLE ONLARA (BUNU) YAPTIRIR. O ŞAHIS İSE BU ÜMMETİN MEHDİSİDİR. </text:span><text:span text:style-name="T29">(Mecmau’l beyan fi tefsiri’l-Kuran Ebu Ali Eminuddin Fazl, Hasan b. Fazl Tabersi 1986, c:4, sf. 832)</text:span></text:p>
      <text:p text:style-name="P11">Ayaşi tefsirinde:</text:p>
      <text:p text:style-name="P14"><text:span text:style-name="T25">Zeynel-Abidin Hz.leri: ... (Nur Suresi, 55) ayetini okudu ve şöyle buyurdu: “</text:span><text:span text:style-name="T19">VAllah! onlar, biz ehl-i beyti sevenlerdir. Allah onlar için bunu muhakkak yapacaktır, </text:span><text:span text:style-name="T81">bizden birinin</text:span><text:span text:style-name="T19"> </text:span><text:span text:style-name="T81">eliyle... Ki o bu ümmetin Mehdisi’dir</text:span><text:span text:style-name="T25">.”</text:span></text:p>
      <text:p text:style-name="P27">"Andolsun Biz zikir'den (bütün semavi kitaplar veya Tevrat) sonra Zebur'da da 'hiç şüphesiz, salih kullarım yeryüzüne mirasçı olacaklardır' diye yazdık." (Enbiya suresi, 105)</text:p>
      <text:p text:style-name="P14"><text:span text:style-name="T25">İmam Muhammed Bâkır bu ayetle ilgili olarak şöyle buyurmuştur: "Bunlar, ahir zamanda zuhur edecek olan Hz. Mehdi (as)’ın ashabıdır." </text:span><text:span text:style-name="T29">(Mecma-ul Beyan Tefsiri)</text:span></text:p>
      <text:p text:style-name="P14"><text:span text:style-name="T25">Buradaki (ayette bildirilen) "salih kullar", Hz. Mehdi (as) ve arkadaşlarıdır. </text:span><text:span text:style-name="T29">(Hüseyin es-Şirazi, sf. 113)</text:span></text:p>
      <text:p text:style-name="P27">Ey inananlar! Sizden kim dininden dönerse, Allah, yakında öyle bir toplum getirecek ki O onları sever, onlar da O'nu severler. Müminlere karşı alçak gönüllü, kâfirlere karşı onurlu ve şiddetlidirler. Allah yolunda cehd ederler ve hiçbir kınayıcının kınamasından korkmazlar... (Maide Suresi, 54)</text:p>
      <text:p text:style-name="P11">... İmam cafer sadık bu ayetle ilgili olarak şöyle buyurmuştur: "Bu ayette işaret edilen görevin sahibi (Hz. Mehdi (as) ) koruma altındadır. Şayet insanların tümü gitseler de, Allah onu (Hz. Mehdi (as)’ı) ve ashabını getirecektir. Onlar Yüce Allah'ın haklarında şöyle buyurduğu kimselerdir: 'Şimdi şunlar, bunları inkâr ederse, biz bunları inkâr etmeyecek bir toplumu (Hz. Mehdi (as)’ı ve ona tabi olan Müslümanları), bunlara vekil bırakmışız.’ (Enam Suresi, 89)</text:p>
      <text:p text:style-name="P14"><text:span text:style-name="T25">Onlar (Hz. Mehdi (as) ve ona tabi olan Müslümanlar) şu ayetin kastettiği kimselerdir:</text:span><text:span text:style-name="T19"> </text:span><text:span text:style-name="T25">"</text:span><text:span text:style-name="T19">Ey inananlar</text:span><text:span text:style-name="T25">! </text:span><text:span text:style-name="T19">Sizden kim dininden dönerse, (bilsin ki) Allah, yakında öyle bir toplum getirecek ki</text:span><text:span text:style-name="T25">...” </text:span><text:span text:style-name="T19">(Maide suresi, 54) </text:span><text:span text:style-name="T29">(Tefsir-un Nu'mani)</text:span></text:p>
      <text:p text:style-name="P9"><text:span text:style-name="T22"><text:s/></text:span><text:span text:style-name="T19">Ya da sıkıntı ve ihtiyaç içinde olana, kendisine dua ettiği zaman icabet eden, kötülüğü açıp gideren ve sizi yeryüzünün halifeleri kılan mı? ... (Neml Suresi, 62)</text:span></text:p>
      <text:p text:style-name="P14"><text:soft-page-break/><text:span text:style-name="T25">Muhammed bin Müslim şöyle der: "Haceti (ihtiyaç, muhtaçlık içinde) olan biri O’nu çağırdığında ona icabet eder" ayeti hakkında İmam Muhammed Bakır şöyle buyurdu: “</text:span><text:span text:style-name="T19">Bu ayet kaim (Hz. Mehdi (as) ) hakkında nazil olmuştur. Beyaz bir kuş şeklinde Kabe'nin oluğundan gelip halkın içinde Hz. Mehdi (as) ’a ilk biat edecek olan Cebrail aleyhisselamdır.” </text:span><text:span text:style-name="T29">(Şeyh Muhammed b. İbrahim-i Numani, Gaybet-i Numani, s.37)</text:span></text:p>
      <text:p text:style-name="P27">Andolsun, biz sizi biraz korku, açlık ve bir parça mallardan, canlardan ve ürünlerden eksiltmekle imtihan edeceğiz. Sabır gösterenleri müjdele. (Bakara Suresi, 155)</text:p>
      <text:p text:style-name="P12">... Ebu basir'den; İmam Caferi Sadık şöyle buyurdu:</text:p>
      <text:p text:style-name="P16"><text:span text:style-name="T25">Kaim'in (Hz. Mehdi (as)’ın) kıyamından önce *bir yıl halk aç kalacak ve onları öldürülme korkusu saracak; malları, canları ve mahsulleri azalacak. Bu olay Allah'ın Kitabı’nda açıkça yazar. Sonra bu ayeti tilavet etti: </text:span><text:span text:style-name="T19">"Sizleri korku, açlık, mal, can ve mahsullerin eksilmesi ile mutlaka imtihan edeceğiz. ve sabredenleri müjdele."</text:span><text:span text:style-name="T25"> </text:span><text:span text:style-name="T29">(Şeyh Muhammed b.İbrahim-i Numani, Gaybet-i Numani s. 297)</text:span></text:p>
      <text:p text:style-name="P11">* Hz. Mehdi (as)’ın kıyamından önce dünya çapında 7 yıl süren çok büyük bir ekonomik buhran yaşanacaktır. İmam caferi sadık, 7 yıl sürecek olan bu ekonomik krizin özellikle bir yıl boyunca daha da şiddetini artıracağına ve etkisini göstereceğine dikkat çekmiştir.</text:p>
      <text:p text:style-name="P11">Aynı şekilde Muhammed bin Müslim’den aktarılan diğer bir rivayete göre ise;</text:p>
      <text:p text:style-name="P11">İmam Caferi Sadık şöyle buyurdu: “Kaim’in (hz. Mehdi (as)’ın) kıyamından önce belirtiler vardır. Yüce Allah tarafından mümin kullarına belalar gelecektir.”</text:p>
      <text:p text:style-name="P11">“Bu belirtiler nelerdir?” diye arzettim.</text:p>
      <text:p text:style-name="P11">Buyurdu ki: “O, Allah Azze ve Celle’nin şu buyruğudur: Sizleri korku, açlık, mal, can ve mahsullerin eksilmesi ile mutlaka imtihan edeceğiz. ve sabredenleri müjdele.”</text:p>
      <text:p text:style-name="P11">Buyuruyor ki: “Siz müminleri mutlaka imtihan edeceğiz. Korku ile, yani saltanatlarının sonlarına doğru filanca oğullarının hükümeti ile korkutacağız. ve açlıkla, yani mahsullerin pahalılığı ile. Malların azalması yani, ticaretlerin kesat olması ve faziletinin azalması. Canların azalması yani, hızlı ve ani ölümler. Mahsullerin azalması yani, çiftçiliğin azalması ve meyvelerin bereketinin azalması. Sabredenleri müjdele, yani, işte o zaman Kaim’in (Hz. Mehdi (as)’ın) zuhuru ile onları müjdele.” Sonra bana buyurdu ki: “Ey Muhammed! Bu onun te’vilidir. (Asıl mana ve yorumu budur). Allah Azze ve Celle buyuruyor ki: “Onun tevilini sadece Allah ve ilimde derin olanlar bilirler.”</text:p>
      <text:p text:style-name="P27">Onlar, Allah'ın dininden başka bir din mi arıyorlar? Oysa göklerde ve yerde her ne varsa -istese de, istemese de- o'na teslim olmuştur ve o'na döndürülmektedirler. (Al-i İmran Suresi, 83)</text:p>
      <text:p text:style-name="P11">Tefsir-i Ayyaşi’de, İmam Musa Kazım'ın nakliyle, bu ayetin Hz. Mehdi (as) ’a baktığı rivayet edilmektedir.</text:p>
      <text:p text:style-name="P41"><text:span text:style-name="T19">Bilin ki gerçekten Allah, ölümünden sonra yeryüzüne hayat verir. Şüphesiz biz, umulur ki aklınızı kullanırsınız diye size ayetleri açıkladık.</text:span><text:span text:style-name="T25"> </text:span><text:span text:style-name="T19">(Hadid suresi, 17)</text:span></text:p>
      <text:p text:style-name="P11">Selam b. Müstenir de, İmam Muhammed Bakır'dan şu hadisi rivayet etmiştir:</text:p>
      <text:p text:style-name="P14"><text:span text:style-name="T25">"Allah Teala, kıyam edecek Hz. Mehdi (as)’ın eliyle yeri diriltecektir. O (Hz. Mehdi (as) ), adalet üzere halkı yönetecektir. Böylece yeryüzü zulümle öldükten sonra, (Hz. Mehdi (as) ) adaletle tekrar diriltecektir." </text:span><text:span text:style-name="T29">(Şeyh Tusi, Gaybet, s. 120; Duhayyil, el-Hz. Mehdi, s. 57)</text:span></text:p>
      <text:p text:style-name="P9"><text:span text:style-name="T19">Andolsun, onlardan azabı sayılı bir topluluğa (veya belirli bir süreye) kadar ertelesek, mutlaka: "Onu alıkoyan nedir?" derler. Haberiniz olsun; onlara bunun geleceği gün, onlardan </text:span><text:soft-page-break/><text:span text:style-name="T19">geri çevrilecek değildir ve alaya almakta oldukları şey de kendilerini çepeçevre kuşatacaktır. (Hud Suresi, 8)</text:span></text:p>
      <text:p text:style-name="P11">İshak bin Abdülaziz’den:</text:p>
      <text:p text:style-name="P11">İmam Caferi Sadık “Onların uğrayacakları azabı sayılı bir ümmete dek ertelersek” ayeti hakkında şöyle buyurdu:</text:p>
      <text:p text:style-name="P37">“Azap, Kaim aleyhisselamın (Hz. Mehdi (as)’ın) kıyamıdır. Sayılı bir ümmet ise Bedir’de savaşanların sayısı kadar olan ashabıdır.” (Hz. Mehdi (as)’ın zuhuru müminler ve insanlar için bir nimet, insanlığa acı veren küfri sistemlerin son bulmasına vesile olacağından onlar için de bir tür manevi azap olacaktır.)</text:p>
      <text:p text:style-name="P27">... Öyleyse hayırlarda yarışınız. Her nerede olursanız, Allah sizleri bir araya getirecektir. Şüphesiz Allah, her şeye güç yetirendir. (Bakara Suresi, 148)</text:p>
      <text:p text:style-name="P11">Ebu Basir’den:</text:p>
      <text:p text:style-name="P11">İmam Caferi Sadık “Hayırlı işlere doğru koşun, nerede olursanız olun Allah hepinizi birden toplar, birleştirir” ayeti hakkında şöyle buyurdu: “Kaim (Hz. Mehdi (as) ) ve ashabı hakkında nazil olmuştur. Allah onları (Hz. Mehdi (as) ve ashabını) vaatsiz olarak bir araya toplayacaktır.”</text:p>
      <text:p text:style-name="P27">(Çünkü o gün) suçlu-günahkarlar, simalarından tanınır da alınlarından ve ayaklarından yakalanırlar. (Rahman Suresi, 41)</text:p>
      <text:p text:style-name="P11">Ebu basir’den:</text:p>
      <text:p text:style-name="P11">İmam Caferi Sadık, “Suçlular çehrelerinden tanınacak” ayeti hakkında şöyle buyurdu: “Allah onları tanır, lakin bu ayet Kaim (Hz. Mehdi (as) ) hakkında nazil olmuştur. (Hz. Mehdi (as) ) onları çehrelerinden tanıyacak ve ashabı ile birlikte onları fikren darmadağın edecek. “</text:p>
      <text:p text:style-name="P27">Ey iman edenler, içinizden kim dininden geri döner (irtidat eder)se, Allah (yerine) kendisinin onları sevdiği, onların da kendisini sevdiği müminlere karşı alçak gönüllü, kafirlere karşı ise 'güçlü ve onurlu,' Allah yolunda cehd eden ve kınayıcının kınamasından korkmayan bir topluluk getirir. Bu, Allah'ın bir fazlıdır, onu dilediğine verir. Allah (rahmetiyle) geniş olandır, bilendir. (Maide Suresi, 54)</text:p>
      <text:p text:style-name="P11">Süleyman bin Haruni İcli şöyle der:</text:p>
      <text:p text:style-name="P11">İmam Caferi Sadık’ın şöyle buyurduğunu duydum: “Bu emrin sahibinin (Hz. Mehdi (as)’ın) ashabı mahfuzdurlar, eğer halkın hepsi ölse dahi Allah onun (Hz. Mehdi (as)’ın) ashabını getirir. Allah, onlar (Hz. Mehdi (as) ve ashabı) hakkında şöyle buyurmuştur: “Onlar ona karşı kafir olsalar da, O’na öyle bir kavim vermişiz ki ona karşı kafir olmazlar.” Allah onlar (Hz. Mehdi (as) ve ashabı) hakkında ayrıca şöyle buyurmuştur: “Allah öyle bir kavim getirecek ki, Allah onları sever, onlar da Allah’ı severler. Müminlere karşı alçak gönüllü, kâfirlere karşı azizdirler.”</text:p>
      <text:p text:style-name="P27">Talut, orduyla birlikte ayrıldığında dedi ki: "Doğrusu Allah sizi bir ırmakla imtihan edecektir. ..." (Bakara Suresi, 249)</text:p>
      <text:p text:style-name="P11">Ebu basir şöyle der:</text:p>
      <text:p text:style-name="P11">İmam Caferi Sadık şöyle buyurdu: “Talut’un ashabı bir nehirle imtihan olunmuş ve Allah onlar hakkında “sizleri bir nehir ile deneyeceğiz” buyurmuştu. Kaim (Hz. Mehdi) aleyhisselam’ın ashabı da tıpkı onun gibi imtihan olunacaklar.”</text:p>
      <text:p text:style-name="P27">Ey iman edenler, sabredin ve sabırda yarışın, (sınırlarda) nöbetleşin. Allah'tan korkun. Umulur ki kurtulursunuz. (Al-i İmran Suresi, 200)</text:p>
      <text:p text:style-name="P9"><text:soft-page-break/>İmam Bakır, bu ayette şöyle ma’na vermişlerdi:</text:p>
      <text:p text:style-name="P37">“Ey muhammediler! Farzların edasında sabrediniz, düşmanlarınızın eziyetlerinde musabere ediniz, birbirinize yardım ediniz, imamınız Mehdi Resule sımsıkı sarılınız.” (Süleyman İbrahim, Meveddet Pınarları, Hz. Mehdi (as) hakkındaki ayet ve hadisler, s. 219)</text:p>
      <text:p text:style-name="P27">Müşrikler istemese de o dini (islam'ı) bütün dinlere üstün kılmak için elçisini hidayetle ve hak dinle gönderen o'dur. (Tevbe Suresi, 33)</text:p>
      <text:p text:style-name="P11">İmam Cafer Sadık bu ayet hakkında şöyle demiştir:</text:p>
      <text:p text:style-name="P11">“VAllahi! Kaim (Hz. Mehdi (as) ) zuhur etmeden bu ayetin ma’nası tecelli etmez.”</text:p>
      <table:table table:name="Table2" table:style-name="Table2">
        <table:table-column table:style-name="Table2.A"/>
        <table:table-row table:style-name="TableLine279224016">
          <table:table-cell table:style-name="TableBox267361200" office:value-type="string">
            <text:p text:style-name="P11">Abaye bin Reb’i’den, Emirel Müminin Hz. Ali yukarıda zikredilen ayet hakkında, “Nefsim yed-i kudretinde olan Allah’a kasem ederim ki! Hiçbir köy kasaba ve şehir kalmayacak ki, sabah akşam içinde, ‘Eşhedü en la ilahe illAllah ve eşhedü enne Muhammeden Resullullah denmesin’” buyurdu.</text:p>
            <text:p text:style-name="P11">İmam Zeynel Abidin ve İmam Muhammed Bakır, “Cenab-ı Hak muhakkak Kaim (Hz. Mehdi (as) ) ile İslam dinini bütün dinlere galip getirecektir.” buyurdular.</text:p>
          </table:table-cell>
        </table:table-row>
      </table:table>
      <text:p text:style-name="P27">Bir de derler ki: "Rabbinden üzerine bir ayet (mucize) indirilse ya!.." de ki: "Gayb yalnızca Allah'ındır, siz bekleyedurun; ben de sizlerle birlikte bekleyenlerdenim." (Yunus Suresi, 20)</text:p>
      <text:p text:style-name="P11">Cafer Sadık, “bu ayetteki gayb, Hz. Mehdi (as) ’dır” buyurdular.</text:p>
      <text:p text:style-name="P27">Dedi ki: "Size yetecek gücüm olsaydı veya sağlam bir yere sığınabilseydim." (Hud Suresi, 80)</text:p>
      <text:p text:style-name="P11">İmam Cafer Sadık, “Bu ayet-i kerimedeki Hz. Lut (as)’ın temenni ettiği kuvvet, Kaim’in (Hz. Mehdi (as)’ın) kuvveti, sığınmak istediği kale de Hz. Mehdi (as)’ın ashabı idi. ‘Rukn-i şedid’ onlardır. Onlardan biri kırk adam kuvvetindedir ve her birinin kalbi demir gibidir....” buyurmuşlardır.</text:p>
      <text:p text:style-name="P27">Öyle ki elçiler, umutlarını kesip de, artık onların gerçekten yalanladıklarını sandıkları bir sırada onlara yardımımız gelmiştir; biz kimi dilersek o kurtulmuştur. Suçlu-günahkarlar topluluğundan zorlu azabımız kesin olarak geri çevrilmeyecektir. (Yunus Suresi, 110)</text:p>
      <text:p text:style-name="P11">Mufaddal’dan, Cafer Sadık Hazretleri’nden, babasından, babalarından, Emirel Mü’minin Hz. Ali’den:</text:p>
      <text:p text:style-name="P11">Allah’ın nusreti (zaferi), ancak insanların ölümü yaşamaya tercih ettikleri zaman gelir, Rabbimin Kitab-ı Celilinde şu ayette beyan ettiği gibi:</text:p>
      <text:p text:style-name="P11">Ta ki peygamberler nusrat-ı mev’udenin hemen tecelli etmemesinden ümitsiz oldukları, yalana çıkarıldıklarını zannettikleri bir zamanda, ansızın yardımımız (Hz. Mehdi (as) ) onlara yetişti. Biz istediğimizi kurtarırız. Cenab-ı Hak’ın nusratı Kaim (Hz. Mehdi (as) ) ile gelecek.</text:p>
      <text:p text:style-name="P27">Onlar ki, yeryüzünde kendilerini yerleştirir, iktidar sahibi kılarsak, dosdoğru namazı kılarlar, zekatı verirler, ma'rufu emrederler, münkerden sakındırırlar. Bütün işlerin sonu Allah'a aittir. (Hac Suresi, 41)</text:p>
      <text:p text:style-name="P11">Ebu’l carud’dan:</text:p>
      <text:p text:style-name="P11">... O zulm ile yurdlarından çıkarılan kimselere, eğer arzda yer verirsek, onlar (Hz. Mehdi (as) ve ashabı) iktidar sahibi olunca şımarmazlar, namazlarına devam ederler, zekatlarını verirler, ma’rufu emrederler ve kötülükten nehyederler. Bunların bütün umurunun akıbeti Allah’a aittir.</text:p>
      <text:p text:style-name="P11"><text:soft-page-break/>İmam Bakır Hazretleri, “Bu ayet Hz. Mehdi (as) ve ashabı hakkında nazil olmuştur. Allah onları doğudan batıya kadar, bütün dünyaya sahib yapacak, İslam’ı onlarla yüceltecek, zulümden ve bid’atden eser kalmayacak” buyurdu.</text:p>
      <text:p text:style-name="P27">İşte, göğün ve yerin rabbine andolsun ki, şüphesiz, o (size va'dedilen) sizin (aranızda) konuştuklarınız kadar, elbette kesin bir gerçektir. (Zariyat Suresi, 23)</text:p>
      <text:p text:style-name="P10">Bu ayette de Cenab-ı hak, “Semavatın ve arzın rabbine yemin ederim ki, Kaim’in (Hz. Mehdi (as)’ın) zuhurunun va’di, konuştuğunuz söz gibi şüphesiz ve hakdır” buyuruyor.</text:p>
      <text:p text:style-name="P41"><text:span text:style-name="T25">...</text:span><text:span text:style-name="T19">ve o gün mü'minler sevineceklerdir.</text:span><text:span text:style-name="T25"> </text:span><text:span text:style-name="T19">Allah'ın yardımıyla. O, dilediğine yardım eder... (Rum Suresi, 4-5)</text:span></text:p>
      <text:p text:style-name="P10">İmam Ca’fer Sadık bu ayet hakkında, “Kaim (Hz. Mehdi (as) ) zuhur edince, mü’minler Allah’ın nusreti ile ferahlanacaklar” buyurdu.</text:p>
      <text:p text:style-name="P11">Ebu Cafer’den:</text:p>
      <text:p text:style-name="P11">“... O (Hz. Mehdi (as) ) çıkınca sırtını Kabe’ye yaslar. Ona (Hz. Mehdi (as) ) tabilerinden 313 kişi tabi olur. Hz. Mehdi (as) ilk önce şu ayeti okur:</text:p>
      <text:p text:style-name="P26"><text:span text:style-name="T62"><text:s/></text:span><text:span text:style-name="T25">Eğer mümin iseniz Allah’ın bıraktığı sizin için daha hayırlıdır. (Hud Suresi, 86)</text:span></text:p>
      <text:p text:style-name="P14"><text:span text:style-name="T25">Bu ayeti okuyup şöyle der: “Ben sizin için Allah’ın bıraktığı ve halifesiyim (Müslümanların manevi lideriyim). Ben onun hüccetiyim.” Hz. Mehdi (as) ’a selam verenler şöyle selam verirler: “Selam sana ey Allah’ın yeryüzünde bıraktığı (bakiyyesi!)” Sonra herkes ona (Hz. Mehdi (as) ’a) bey’at (biat) eder. (Hz. Mehdi (as)’ın) adamlarının sayısı on bine ulaşır. Allah’ın dışında bir başkasına ibadet eden, Musevi ve hıristiyan olan herkes ona (hz. Mehdi (as) ’a) iman eder. Böylece yeryüzünde tek bir millet hasıl olur; o İslam milletidir. Sonra Allah’tan başkasına tapanların üzerine gökten bir ateş düşer ve onları yakar. Doğrusunu Allah bilir.” </text:span><text:span text:style-name="T29">(Nurul Ebsar, Ehl-i Beyt, Oniki İmam, Kutuplar ve Mezhep İmamlarının Menkıbeleri, Şeblenci (1250), Tercüme: Saim Güngör, (pamuk yayıncılık nisan 2004 cilt: 628 77 93) s. 594)</text:span></text:p>
      <text:p text:style-name="P26">Yasin suresi’nin, 30. Ayeti:</text:p>
      <text:p text:style-name="P14"><text:span text:style-name="T19">Ama hüccet (hz. Mehdi (as) )</text:span><text:span text:style-name="T25"> </text:span><text:span text:style-name="T19">halkı tanır, halk ise onu (hz. Mehdi (as)’ı) tanıyamaz. Tıpkı yusuf gibi. Yusuf halkı tanıdığı halde onlar yusuf'u inkar ederlerdi. Sonra hz. Ali şu ayeti okudu: "kullara yazıklar olsun, resul onlara geldikçe onunla alay ediyorlardı."</text:span><text:span text:style-name="T25"> (şeyh muhammed b. İbrahim-i</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ato" svg:font-family="Lato" style:font-pitch="variabl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alatinoT∏rk" svg:font-family="PalatinoT∏rk, 'Times New Roman'" style:font-pitch="variable"/>
    <style:font-face style:name="PhyllisD" svg:font-family="PhyllisD" style:font-pitch="variable"/>
    <style:font-face style:name="Times" svg:font-family="Times" style:font-pitch="variable"/>
    <style:font-face style:name="Verdana" svg:font-family="Verdana" style:font-pitch="variable"/>
    <style:font-face style:name="ヒラギノ角ゴ Pro W3" svg:font-family="'ヒラギノ角ゴ Pro W3'" style:font-pitch="variable"/>
    <style:font-face style:name="ＭＳ 明朝" svg:font-family="'ＭＳ 明朝'"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orphans="2" fo:widows="2" style:writing-mode="lr-tb"/>
      <style:text-properties style:use-window-font-color="true" loext:opacity="0%" style:font-name="Comic Sans MS" fo:font-family="'Comic Sans MS'" style:font-pitch="variable" fo:font-size="12pt" fo:language="en" fo:country="US" style:font-name-asian="Times New Roman" style:font-family-asian="'Times New Roman'" style:font-family-generic-asian="roman" style:font-pitch-asian="variable" style:font-size-asian="12pt" style:font-name-complex="Comic Sans MS" style:font-family-complex="'Comic Sans M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text-properties style:font-name="Times" fo:font-family="Times" style:font-pitch="variable" fo:language="tr" fo:country="TR" fo:font-style="italic" fo:font-weight="bold" style:font-style-asian="italic" style:font-weight-asian="bold" style:font-name-complex="Times" style:font-family-complex="Times" style:font-pitch-complex="variable" style:font-size-complex="1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847cm" fo:margin-bottom="0.635cm" style:contextual-spacing="false" fo:keep-with-next="always"/>
      <style:text-properties fo:color="#0000ff" loext:opacity="100%" fo:font-size="18pt" fo:language="none" fo:country="none"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style:contextual-spacing="false" fo:keep-with-next="always"/>
      <style:text-properties fo:color="#008000" loext:opacity="100%" fo:font-size="16pt" fo:language="none" fo:country="none" fo:font-weight="bold" style:letter-kerning="true"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635cm" fo:margin-bottom="0.423cm" style:contextual-spacing="false" fo:keep-with-next="always"/>
      <style:text-properties fo:color="#ff0000" loext:opacity="100%" fo:font-size="14pt" fo:language="none" fo:country="none" style:text-underline-style="solid" style:text-underline-width="auto" style:text-underline-color="#38007a" fo:font-weight="bold" style:letter-kerning="true"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orphans="0" fo:widows="0" style:text-autospace="none"/>
      <style:text-properties style:text-underline-style="solid" style:text-underline-width="auto" style:text-underline-color="font-color" fo:font-weight="bold" style:font-weight-asian="bold"/>
    </style:style>
    <style:style style:name="Heading_20_5" style:display-name="Heading 5" style:family="paragraph" style:next-style-name="Standard" style:default-outline-level="5" style:class="text">
      <style:paragraph-properties fo:orphans="2" fo:widows="2" fo:keep-with-next="always"/>
      <style:text-properties fo:color="#000000" loext:opacity="1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fo:keep-with-next="always"/>
      <style:text-properties fo:color="#000000" loext:opacity="1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loext:opacity="1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loext:opacity="1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loext:opacity="1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Free_20_Form" style:display-name="Free Form" style:family="paragraph">
      <style:paragraph-properties fo:orphans="2" fo:widows="2"/>
      <style:text-properties fo:color="#000000" loext:opacity="1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Baslik_20_1" style:display-name="TR Baslik 1" style:family="paragraph" style:parent-style-name="Heading_20_1" style:next-style-name="Standard" style:default-outline-level="" style:list-style-name=""/>
    <style:style style:name="TR_20_Baslik_20_4" style:display-name="TR Baslik 4" style:family="paragraph" style:next-style-name="Standard" style:default-outline-level="4" style:list-style-name="">
      <style:paragraph-properties fo:orphans="2" fo:widows="2" fo:keep-with-next="always"/>
      <style:text-properties fo:color="#000000" loext:opacity="1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Standard" style:default-outline-level="3" style:list-style-name="">
      <style:paragraph-properties fo:margin-left="0.635cm" fo:margin-right="0cm" fo:margin-top="0cm" fo:margin-bottom="0.106cm" style:contextual-spacing="false" fo:orphans="2" fo:widows="2" fo:text-indent="0cm" style:auto-text-indent="false" fo:keep-with-next="always"/>
      <style:text-properties fo:color="#000000" loext:opacity="1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style:contextual-spacing="false" fo:orphans="2" fo:widows="2" fo:text-indent="0cm" style:auto-text-indent="false">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style:contextual-spacing="false" fo:orphans="2" fo:widows="2" fo:text-indent="0cm" style:auto-text-indent="false">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style:contextual-spacing="false" fo:orphans="2" fo:widows="2" fo:text-indent="0cm" style:auto-text-indent="false">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106cm" fo:margin-bottom="0.141cm" style:contextual-spacing="false" fo:orphans="2" fo:widows="2">
        <style:tab-stops>
          <style:tab-stop style:position="16.51cm" style:type="right" style:leader-style="dotted" style:leader-text="."/>
        </style:tab-stops>
      </style:paragraph-properties>
      <style:text-properties fo:color="#000000" loext:opacity="1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na_20_Metin_20_Bold_20_Italik" style:display-name="TR Ana Metin Bold Italik" style:family="paragraph" style:parent-style-name="Standard">
      <style:paragraph-properties fo:margin-left="0cm" fo:margin-right="0cm" fo:margin-top="0cm" fo:margin-bottom="0.212cm" style:contextual-spacing="false" fo:line-height="110%" fo:text-align="justify" style:justify-single-word="false" fo:text-indent="0.635cm" style:auto-text-indent="false"/>
      <style:text-properties fo:color="#000000" loext:opacity="1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TR_20_Baslik_20_2" style:display-name="TR Baslik 2" style:family="paragraph" style:next-style-name="Standard" style:default-outline-level="2" style:list-style-name="">
      <style:paragraph-properties fo:margin-left="0.635cm" fo:margin-right="0cm" fo:margin-top="0.141cm" fo:margin-bottom="0.141cm" style:contextual-spacing="false" fo:orphans="2" fo:widows="2" fo:text-indent="0cm" style:auto-text-indent="false" fo:keep-with-next="always"/>
      <style:text-properties fo:color="#000000" loext:opacity="1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Giris_20_1" style:display-name="Tr Giris 1" style:family="paragraph" style:parent-style-name="Standard">
      <style:paragraph-properties fo:line-height="150%" fo:text-align="center" style:justify-single-word="false"/>
      <style:text-properties fo:color="#000000" loext:opacity="1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loext:opacity="100%" fo:font-size="10pt" style:font-name-asian="ヒラギノ角ゴ Pro W3" style:font-family-asian="'ヒラギノ角ゴ Pro W3'" style:font-pitch-asian="variable" style:font-size-asian="10pt" style:font-size-complex="10pt"/>
    </style:style>
    <style:style style:name="TR_20_Alinti_20_Italik_20_Bold" style:display-name="TR Alinti Italik Bold" style:family="paragraph" style:parent-style-name="Standard">
      <style:paragraph-properties fo:margin-left="0.889cm" fo:margin-right="0.381cm" fo:margin-top="0cm" fo:margin-bottom="0.212cm" style:contextual-spacing="false" fo:line-height="110%" fo:text-align="justify" style:justify-single-word="false" fo:text-indent="0cm" style:auto-text-indent="false"/>
      <style:text-properties fo:color="#000000" loext:opacity="1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AYET_20_kutu" style:display-name="AYET kutu" style:family="paragraph">
      <style:paragraph-properties fo:margin-left="0.499cm" fo:margin-right="0.3cm" fo:margin-top="0.071cm" fo:margin-bottom="0.071cm" style:contextual-spacing="false" fo:line-height="0.593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style:contextual-spacing="false" fo:line-height="0.67cm" fo:text-align="justify" style:justify-single-word="false" fo:orphans="0" fo:widows="0" fo:text-indent="0.801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Evrim" style:display-name="AnaMetin Evrim"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style:contextual-spacing="false" fo:line-height="0.953cm" fo:text-align="center"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Bold" style:display-name="TR Alinti Bold" style:family="paragraph" style:parent-style-name="Standard">
      <style:paragraph-properties fo:margin-left="0.889cm" fo:margin-right="0.381cm" fo:margin-top="0cm" fo:margin-bottom="0.212cm" style:contextual-spacing="false" fo:line-height="110%" fo:text-align="justify" style:justify-single-word="false" fo:text-indent="0cm" style:auto-text-indent="false"/>
      <style:text-properties fo:color="#000000" loext:opacity="100%" style:font-name="Times New Roman" fo:font-family="'Times New Roman'" style:font-family-generic="roman" style:font-pitch="variable" fo:font-size="11pt" fo:language="fr" fo:country="FR"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style>
    <style:style style:name="TR_20_Ana_20_Metin_20_Italic" style:display-name="TR Ana Metin Italic" style:family="paragraph" style:parent-style-name="Standard">
      <style:paragraph-properties fo:margin-left="0cm" fo:margin-right="0cm" fo:margin-top="0cm" fo:margin-bottom="0.212cm" style:contextual-spacing="false" fo:line-height="110%" fo:text-align="justify" style:justify-single-word="false" fo:text-indent="0.635cm" style:auto-text-indent="false"/>
      <style:text-properties fo:color="#000000" loext:opacity="100%" style:font-name="Times New Roman" fo:font-family="'Times New Roman'" style:font-family-generic="roman" style:font-pitch="variable" fo:font-size="11pt" fo:language="fr" fo:country="FR"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style>
    <style:style style:name="RESIM_20_ALTI_20_SON" style:display-name="RESIM ALTI SON" style:family="paragraph">
      <style:paragraph-properties fo:line-height="0.406cm"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494cm"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 style:family="paragraph" style:next-style-name="Standard">
      <style:paragraph-properties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NT_20_ICI" style:display-name="BANT ICI" style:family="paragraph">
      <style:paragraph-properties fo:margin-left="0.499cm" fo:margin-right="0.499cm" fo:line-height="0.494cm" fo:text-align="end"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v_20_baslik" style:display-name="hv baslik" style:family="paragraph">
      <style:paragraph-properties fo:margin-left="0.801cm" fo:margin-right="0cm" fo:margin-top="0cm" fo:margin-bottom="0.212cm" style:contextual-spacing="false" fo:text-align="center"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TASI_20_BASLIK" style:display-name="KATASI BASLIK" style:family="paragraph">
      <style:paragraph-properties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Kapak_20_Ek" style:display-name="TR Kapak Ek" style:family="paragraph" style:parent-style-name="Standard">
      <style:paragraph-properties fo:margin-left="0cm" fo:margin-right="0cm" fo:margin-top="0cm" fo:margin-bottom="0.212cm" style:contextual-spacing="false" fo:line-height="150%" fo:text-align="center" style:justify-single-word="false" fo:text-indent="0.635cm" style:auto-text-indent="false"/>
      <style:text-properties fo:color="#000000" loext:opacity="100%" style:font-name="Arial" fo:font-family="Arial" style:font-family-generic="swiss" style:font-pitch="variable" fo:font-size="16pt"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style>
    <style:style style:name="yazar_20_hakkinda" style:display-name="yazar hakkinda" style:family="paragraph">
      <style:paragraph-properties fo:margin-left="0cm" fo:margin-right="0cm" fo:margin-top="0cm" fo:margin-bottom="0.019cm" style:contextual-spacing="false" fo:line-height="0.459cm" fo:text-align="justify" style:justify-single-word="false" fo:orphans="0" fo:widows="0" fo:text-indent="0.349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içi_20_renkli" style:display-name="resim içi renkli" style:family="paragraph" style:next-style-name="Standard">
      <style:paragraph-properties fo:line-height="0.3cm"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çindekiler" style:family="paragraph">
      <style:paragraph-properties fo:line-height="0.776cm"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_20_paragraf_20_anametin" style:display-name="ilk paragraf anametin" style:family="paragraph">
      <style:paragraph-properties fo:line-height="0.6cm" fo:text-align="justify"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style:contextual-spacing="false" fo:line-height="0.6cm" fo:text-align="justify"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next-style-name="ayetrrrrrrrrrr">
      <style:paragraph-properties fo:margin-left="0cm" fo:margin-right="0cm" fo:line-height="0.564cm" fo:text-align="justify" style:justify-single-word="false" fo:orphans="0" fo:widows="0" fo:text-indent="0.801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next-style-name="New_20_Style_20_Sheet">
      <style:paragraph-properties fo:margin-left="0.801cm" fo:margin-right="0cm" fo:margin-top="0.076cm" fo:margin-bottom="0.076cm" style:contextual-spacing="false" fo:line-height="0.529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LI_20_BOLUMBASI" style:display-name="RAKAMLI BOLUMBASI" style:family="paragraph" style:next-style-name="ANA_20_METINrrrrrrr">
      <style:paragraph-properties fo:text-align="justify"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RAKAMLI_20_BOLUMBASI">
      <style:paragraph-properties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AYET" style:display-name="C METIN AYET" style:family="paragraph" style:next-style-name="BOLUM_20_BASI">
      <style:paragraph-properties fo:margin-left="0.801cm" fo:margin-right="0cm" fo:margin-top="0.199cm" fo:margin-bottom="0.199cm" style:contextual-spacing="false" fo:line-height="0.6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199cm" fo:margin-right="0.199cm" fo:line-height="0.564cm" fo:text-align="center"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C.ALT_20_BASLIK" style:display-name="C AC.ALT BASLIK" style:family="paragraph" style:parent-style-name="kutu_20_ayet" style:next-style-name="ARA_20_BASLIKKrrrrr">
      <style:paragraph-properties fo:margin-left="0.801cm" fo:margin-right="0cm" fo:text-align="start" style:justify-single-word="false" fo:text-indent="0cm" style:auto-text-indent="false"/>
    </style:style>
    <style:style style:name="ARA_20_BASLIKKrrrrr" style:display-name="ARA BASLIKKrrrrr" style:family="paragraph" style:next-style-name="C_20_RESIM_20_YAZI">
      <style:paragraph-properties fo:margin-left="0.801cm" fo:margin-right="0cm" fo:margin-top="0cm" fo:margin-bottom="0.15cm" style:contextual-spacing="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kutu_20_ayet" style:next-style-name="resim_20_içi_20_renkli">
      <style:paragraph-properties fo:margin-left="0cm" fo:margin-right="0cm" fo:line-height="0.353cm" fo:text-align="start" style:justify-single-word="false" fo:text-indent="0cm" style:auto-text-indent="false"/>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next-style-name="kutu_20_ayet">
      <style:paragraph-properties fo:margin-left="2cm" fo:margin-right="0.499cm" fo:line-height="0.494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C_20_AC.ALT_20_BASLIK">
      <style:paragraph-properties fo:margin-left="0.801cm" fo:margin-right="0cm" fo:margin-top="0cm" fo:margin-bottom="0.076cm" style:contextual-spacing="false" fo:line-height="0.529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C_20_ANAMETIN">
      <style:paragraph-properties fo:margin-left="0.801cm" fo:margin-right="0cm" fo:margin-top="0.076cm" fo:margin-bottom="0cm" style:contextual-spacing="false" fo:line-height="0.529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next-style-name="C_20_GRI_20_KUTU_20_AYET">
      <style:paragraph-properties fo:margin-left="0.801cm" fo:margin-right="0cm" fo:margin-top="0cm" fo:margin-bottom="0.101cm" style:contextual-spacing="false" fo:line-height="0.494cm"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29cm" fo:text-align="justify" style:justify-single-word="false" fo:orphans="2" fo:widows="2" fo:text-indent="0.499cm" style:auto-text-indent="false"/>
      <style:text-properties style:use-window-font-color="true" loext:opacity="0%"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B.BASLIK" style:family="paragraph">
      <style:paragraph-properties fo:margin-top="0cm" fo:margin-bottom="2.499cm" style:contextual-spacing="false" fo:line-height="0.917cm" fo:text-align="center" style:justify-single-word="false" fo:orphans="2" fo:widows="2"/>
      <style:text-properties style:use-window-font-color="true" loext:opacity="0%"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spot" style:family="paragraph">
      <style:paragraph-properties fo:line-height="0.564cm" fo:orphans="2" fo:widows="2"/>
      <style:text-properties style:use-window-font-color="true" loext:opacity="0%" style:font-name="MGillSans" fo:font-family="MGillSans" style:font-pitch="variable" fo:font-size="14pt" fo:language="en" fo:country="GB" style:font-name-asian="Times New Roman" style:font-family-asian="'Times New Roman'" style:font-family-generic-asian="roman" style:font-pitch-asian="variable" style:font-size-asian="14pt" style:font-name-complex="MGillSans" style:font-family-complex="MGillSans" style:font-pitch-complex="variable" style:font-size-complex="10pt" style:language-complex="ar" style:country-complex="SA"/>
    </style:style>
    <style:style style:name="bas_206c__3a_k_20_ALT" style:display-name="bas⁬:k ALT" style:family="paragraph">
      <style:paragraph-properties fo:margin-left="0cm" fo:margin-right="0cm" fo:margin-top="0cm" fo:margin-bottom="0.079cm" style:contextual-spacing="false" fo:line-height="0.529cm" fo:text-align="justify" style:justify-single-word="false" fo:orphans="2" fo:widows="2" fo:text-indent="0.499cm" style:auto-text-indent="false"/>
      <style:text-properties style:use-window-font-color="true" loext:opacity="0%" style:font-name="Helvetica[T]BOLD" fo:font-family="Helvetica[T]BOLD"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style:font-family-generic-complex="swiss"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style:contextual-spacing="false" fo:line-height="0.564cm" fo:orphans="2" fo:widows="2" fo:text-indent="0cm" style:auto-text-indent="false"/>
      <style:text-properties style:use-window-font-color="true" loext:opacity="0%"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RE_2053_9MALTI" style:display-name="RE⁓9MALTI" style:family="paragraph">
      <style:paragraph-properties fo:line-height="0.423cm" fo:orphans="2" fo:widows="2"/>
      <style:text-properties style:use-window-font-color="true" loext:opacity="0%"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cm" fo:margin-bottom="0cm" style: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NA_20_METIN" style:display-name="ANA METIN" style:family="paragraph">
      <style:paragraph-properties fo:line-height="0.564cm" fo:text-align="justify"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mment_20_Text" style:display-name="Comment Text" style:family="paragraph" style:parent-style-name="Standard">
      <style:paragraph-properties fo:margin-top="0cm" fo:margin-bottom="0cm" style:contextual-spacing="false"/>
      <style:text-properties style:font-name="Palatino" fo:font-family="Palatino" style:font-pitch="variable" fo:language="tr" fo:country="TR" style:font-name-asian="Cambria" style:font-family-asian="Cambria" style:font-pitch-asian="variable" style:font-name-complex="Palatino" style:font-family-complex="Palatino" style:font-pitch-complex="variable"/>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ARABASLIK_20_ALT" style:display-name="ARABASLIK ALT" style:family="paragraph">
      <style:paragraph-properties fo:margin-top="0.199cm" fo:margin-bottom="0.199cm" style:contextual-spacing="false" fo:line-height="0.423cm"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style:contextual-spacing="false" fo:line-height="0.423cm"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style:contextual-spacing="false" fo:line-height="0.564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style:contextual-spacing="false" fo:line-height="0.564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style:contextual-spacing="false" fo:line-height="0.423cm"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style:contextual-spacing="false" fo:line-height="0.564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style:contextual-spacing="false" fo:line-height="0.564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top="0cm" fo:margin-bottom="0cm" style:contextual-spacing="false" fo:orphans="0" fo:widows="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yenibaslik" style:family="paragraph">
      <style:paragraph-properties fo:margin-top="0.499cm" fo:margin-bottom="0cm" style:contextual-spacing="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style:contextual-spacing="false" fo:line-height="0.582cm" fo:text-align="justify" style:justify-single-word="false" fo:orphans="0" fo:widows="0" fo:text-indent="0.801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style:contextual-spacing="false" fo:line-height="0.582cm" fo:text-align="justify" style:justify-single-word="false" fo:orphans="0" fo:widows="0" fo:text-indent="0.801cm" style:auto-text-indent="false" style:text-autospace="none"/>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Optima" fo:font-family="Optima" style:font-pitch="variable" fo:language="tr" fo:country="TR" style:font-name-asian="Cambria" style:font-family-asian="Cambria" style:font-pitch-asian="variable" style:font-name-complex="Optima" style:font-family-complex="Optima" style:font-pitch-complex="variable"/>
    </style:style>
    <style:style style:name="AYET" style:family="paragraph" style:parent-style-name="Standard">
      <style:paragraph-properties fo:margin-left="0.801cm" fo:margin-right="0.199cm" fo:margin-top="0.071cm" fo:margin-bottom="0.071cm" style:contextual-spacing="false" fo:line-height="0.564cm" fo:text-align="justify" style:justify-single-word="false" fo:text-indent="0cm" style:auto-text-indent="false"/>
      <style:text-properties style:font-name="New York" fo:font-family="'New York', 'Times New Roman'" style:font-family-generic="roman" style:font-pitch="variable" fo:font-size="10pt" fo:language="tr" fo:country="TR" fo:font-weight="bold" style:font-size-asian="10pt" style:language-asian="none" style:country-asian="none" style:font-weight-asian="bold" style:font-name-complex="New York" style:font-family-complex="'New York', 'Times New Roman'" style:font-family-generic-complex="roman" style:font-pitch-complex="variable" style:font-size-complex="10pt"/>
    </style:style>
    <style:style style:name="ALINTI_2a__2a_" style:display-name="ALINTI**" style:family="paragraph" style:parent-style-name="Standard">
      <style:paragraph-properties fo:margin-left="0.801cm" fo:margin-right="0cm" fo:margin-top="0.071cm" fo:margin-bottom="0.071cm" style:contextual-spacing="false" fo:line-height="0.564cm" fo:text-align="justify" style:justify-single-word="false" fo:text-indent="0cm" style:auto-text-indent="false"/>
      <style:text-properties style:font-name="New York" fo:font-family="'New York', 'Times New Roman'" style:font-family-generic="roman" style:font-pitch="variable" fo:font-size="10pt" fo:language="tr" fo:country="TR" style:font-size-asian="10pt" style:language-asian="none" style:country-asian="none" style:font-name-complex="New York" style:font-family-complex="'New York', 'Times New Roman'" style:font-family-generic-complex="roman" style:font-pitch-complex="variable" style:font-size-complex="10pt"/>
    </style:style>
    <style:style style:name="ARA_20_BASLIK" style:display-name="ARA BASLIK" style:family="paragraph" style:parent-style-name="Standard">
      <style:paragraph-properties fo:margin-top="0cm" fo:margin-bottom="0cm" style:contextual-spacing="false"/>
      <style:text-properties fo:color="#000000" loext:opacity="100%" style:font-name="New York" fo:font-family="'New York', 'Times New Roman'" style:font-family-generic="roman" style:font-pitch="variable" fo:font-size="22pt" fo:letter-spacing="0.053cm" fo:language="tr" fo:country="TR" style:font-size-asian="22pt" style:language-asian="none" style:country-asian="none" style:font-name-complex="New York" style:font-family-complex="'New York', 'Times New Roman'" style:font-family-generic-complex="roman" style:font-pitch-complex="variable" style:font-size-complex="10pt"/>
    </style:style>
    <style:style style:name="AYET_20_ALT_2a__2a_" style:display-name="AYET ALT**" style:family="paragraph" style:parent-style-name="Standard">
      <style:paragraph-properties fo:margin-left="0.801cm" fo:margin-right="0.199cm" fo:margin-top="0cm" fo:margin-bottom="0.071cm" style:contextual-spacing="false" fo:line-height="0.564cm" fo:text-align="justify" style:justify-single-word="false" fo:text-indent="0cm" style:auto-text-indent="false"/>
      <style:text-properties style:font-name="New York" fo:font-family="'New York', 'Times New Roman'" style:font-family-generic="roman" style:font-pitch="variable" fo:font-size="10pt" fo:language="tr" fo:country="TR" fo:font-weight="bold" style:font-size-asian="10pt" style:language-asian="none" style:country-asian="none" style:font-weight-asian="bold" style:font-name-complex="New York" style:font-family-complex="'New York', 'Times New Roman'" style:font-family-generic-complex="roman" style:font-pitch-complex="variable" style:font-size-complex="10pt"/>
    </style:style>
    <style:style style:name="arabaslik2" style:family="paragraph" style:parent-style-name="Standard">
      <style:paragraph-properties fo:margin-top="0.499cm" fo:margin-bottom="0.199cm" style:contextual-spacing="false"/>
      <style:text-properties style:font-name="New York" fo:font-family="'New York', 'Times New Roman'" style:font-family-generic="roman" style:font-pitch="variable" fo:font-size="20pt" fo:letter-spacing="0.071cm" fo:language="tr" fo:country="TR" style:font-size-asian="20pt" style:language-asian="none" style:country-asian="none" style:font-name-complex="New York" style:font-family-complex="'New York', 'Times New Roman'" style:font-family-generic-complex="roman" style:font-pitch-complex="variable" style:font-size-complex="10pt"/>
    </style:style>
    <style:style style:name="resimüst" style:family="paragraph" style:parent-style-name="Standard">
      <style:paragraph-properties fo:margin-top="0cm" fo:margin-bottom="0cm" style:contextual-spacing="false" fo:line-height="0.282cm"/>
      <style:text-properties style:font-name="New York" fo:font-family="'New York', 'Times New Roman'" style:font-family-generic="roman" style:font-pitch="variable" fo:font-size="7pt" fo:language="tr" fo:country="TR" fo:font-weight="bold" style:font-size-asian="7pt" style:language-asian="none" style:country-asian="none" style:font-weight-asian="bold" style:font-name-complex="New York" style:font-family-complex="'New York', 'Times New Roman'" style:font-family-generic-complex="roman" style:font-pitch-complex="variable" style:font-size-complex="10pt"/>
    </style:style>
    <style:style style:name="resim_20_altı" style:display-name="resim altı" style:family="paragraph" style:parent-style-name="Standard">
      <style:paragraph-properties fo:margin-top="0.076cm" fo:margin-bottom="0.076cm" style:contextual-spacing="false" fo:line-height="0.388cm" fo:text-align="justify" style:justify-single-word="false"/>
      <style:text-properties style:font-name="New York" fo:font-family="'New York', 'Times New Roman'" style:font-family-generic="roman" style:font-pitch="variable" fo:font-size="8pt" fo:language="tr" fo:country="TR" fo:font-weight="bold" style:font-size-asian="8pt" style:language-asian="none" style:country-asian="none" style:font-weight-asian="bold" style:font-name-complex="New York" style:font-family-complex="'New York', 'Times New Roman'" style:font-family-generic-complex="roman" style:font-pitch-complex="variable" style:font-size-complex="10pt"/>
    </style:style>
    <style:style style:name="RESIM_20_ALTI" style:display-name="RESIM ALTI" style:family="paragraph" style:parent-style-name="Standard">
      <style:paragraph-properties fo:margin-top="0cm" fo:margin-bottom="0cm" style:contextual-spacing="false" fo:line-height="0.423cm"/>
      <style:text-properties style:font-name="New York" fo:font-family="'New York', 'Times New Roman'" style:font-family-generic="roman" style:font-pitch="variable" fo:font-size="8pt" fo:language="tr" fo:country="TR" style:font-size-asian="8pt" style:language-asian="none" style:country-asian="none" style:font-name-complex="New York" style:font-family-complex="'New York', 'Times New Roman'" style:font-family-generic-complex="roman" style:font-pitch-complex="variable" style:font-size-complex="10pt"/>
    </style:style>
    <style:style style:name="ANA_20_BASLIK" style:display-name="ANA BASLIK" style:family="paragraph" style:parent-style-name="Standard">
      <style:paragraph-properties fo:margin-left="0.499cm" fo:margin-right="0cm" fo:margin-top="0cm" fo:margin-bottom="0.101cm" style:contextual-spacing="false" fo:line-height="0.564cm" fo:text-align="justify" style:justify-single-word="false" fo:text-indent="0cm" style:auto-text-indent="false"/>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Tr_20_Body" style:display-name="Tr Body" style:family="paragraph">
      <style:paragraph-properties fo:margin-left="0cm" fo:margin-right="0cm" fo:margin-top="0cm" fo:margin-bottom="0.212cm" style:contextual-spacing="false" fo:line-height="110%" fo:text-align="justify" style:justify-single-word="false" fo:orphans="2" fo:widows="2" fo:text-indent="0.635cm" style:auto-text-indent="false"/>
      <style:text-properties fo:color="#000000" loext:opacity="1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loext:opacity="1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loext:opacity="1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style:contextual-spacing="false" fo:orphans="2" fo:widows="2" fo:text-indent="0cm" style:auto-text-indent="false" fo:keep-with-next="always"/>
      <style:text-properties fo:color="#000000" loext:opacity="1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style:contextual-spacing="false" fo:text-align="center" style:justify-single-word="false" fo:orphans="2" fo:widows="2" fo:keep-with-next="always"/>
      <style:text-properties fo:color="#000000" loext:opacity="1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style:contextual-spacing="false" fo:orphans="2" fo:widows="2" fo:text-indent="0cm" style:auto-text-indent="false" fo:keep-with-next="always"/>
      <style:text-properties fo:color="#000000" loext:opacity="1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style:contextual-spacing="false" fo:line-height="110%" fo:text-align="justify" style:justify-single-word="false" fo:orphans="2" fo:widows="2" fo:text-indent="0cm" style:auto-text-indent="false"/>
      <style:text-properties fo:color="#000000" loext:opacity="1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loext:opacity="1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style:contextual-spacing="false" fo:line-height="110%" fo:text-align="justify" style:justify-single-word="false" fo:orphans="2" fo:widows="2" fo:text-indent="0cm" style:auto-text-indent="false"/>
      <style:text-properties fo:color="#000000" loext:opacity="100%" style:font-name="Times New Roman" fo:font-family="'Times New Roman'" style:font-family-generic="roman" style:font-pitch="variable" fo:font-size="11pt" fo:language="en" fo:country="GB"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TR_20_yazar_20_hakkinda" style:display-name="TR yazar hakkinda" style:family="paragraph" style:parent-style-name="Tr_20_Body">
      <style:text-properties fo:font-size="10pt" style:font-size-asian="10pt"/>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baski_20_syf" style:display-name="tr baski syf" style:family="paragraph" style:parent-style-name="Tr_20_Block_20_Qoute_20__28_speechs_29_">
      <style:paragraph-properties fo:text-align="center" style:justify-single-word="false"/>
    </style:style>
    <style:style style:name="Revision" style:family="paragraph">
      <style:paragraph-properties fo:orphans="2" fo:widows="2"/>
      <style:text-properties style:use-window-font-color="true" loext:opacity="0%" style:font-name="Cambria" fo:font-family="Cambria" style:font-pitch="variable" fo:font-size="12pt" fo:language="tr" fo:country="TR" style:font-name-asian="Cambria" style:font-family-asian="Cambria" style:font-pitch-asian="variable" style:font-size-asian="12pt" style:font-name-complex="Cambria" style:font-family-complex="Cambria" style:font-pitch-complex="variable" style:font-size-complex="12pt" style:language-complex="ar" style:country-complex="SA"/>
    </style:style>
    <style:style style:name="Normal_20__28_Web_29_" style:display-name="Normal (Web)" style:family="paragraph" style:parent-style-name="Standard">
      <style:paragraph-properties fo:margin-top="0.494cm" fo:margin-bottom="0.494cm" style:contextual-spacing="false"/>
      <style:text-properties style:font-name="Times" fo:font-family="Times" style:font-pitch="variable" fo:font-size="10pt" fo:language="tr" fo:country="TR" style:font-name-asian="Cambria" style:font-family-asian="Cambria" style:font-pitch-asian="variable" style:font-size-asian="10pt" style:font-name-complex="Times" style:font-family-complex="Times" style:font-pitch-complex="variable" style:font-size-complex="10pt"/>
    </style:style>
    <style:style style:name="hyg" style:family="paragraph" style:parent-style-name="Standard">
      <style:paragraph-properties fo:margin-top="0.494cm" fo:margin-bottom="0.494cm" style:contextual-spacing="false"/>
      <style:text-properties style:font-name="Times" fo:font-family="Times" style:font-pitch="variable" fo:font-size="10pt" fo:language="tr" fo:country="TR" style:font-name-asian="Cambria" style:font-family-asian="Cambria" style:font-pitch-asian="variable" style:font-size-asian="10pt" style:font-name-complex="Times" style:font-family-complex="Times" style:font-pitch-complex="variable" style:font-size-complex="10pt"/>
    </style:style>
    <style:style style:name="Body_20_Text_20_Indent_20_2" style:display-name="Body Text Indent 2" style:family="paragraph" style:parent-style-name="Standard">
      <style:paragraph-properties fo:margin-left="0.499cm" fo:margin-right="0cm" fo:margin-top="0cm" fo:margin-bottom="0.212cm" style:contextual-spacing="false" fo:line-height="200%" fo:text-indent="0cm" style:auto-text-indent="false"/>
      <style:text-properties style:font-name="Cambria" fo:font-family="Cambria" style:font-pitch="variable" fo:language="tr" fo:country="TR" style:font-name-asian="Cambria" style:font-family-asian="Cambria" style:font-pitch-asian="variable" style:font-name-complex="Cambria" style:font-family-complex="Cambria" style:font-pitch-complex="variable"/>
    </style:style>
    <style:style style:name="hadiscerceveli" style:family="paragraph" style:parent-style-name="Standard">
      <style:paragraph-properties fo:margin-top="0.494cm" fo:margin-bottom="0.494cm" style:contextual-spacing="false"/>
      <style:text-properties style:font-name="Times" fo:font-family="Times" style:font-pitch="variable" fo:font-size="10pt" fo:language="tr" fo:country="TR" style:font-name-asian="Cambria" style:font-family-asian="Cambria" style:font-pitch-asian="variable" style:font-size-asian="10pt" style:font-name-complex="Times" style:font-family-complex="Times" style:font-pitch-complex="variable" style:font-size-complex="10pt"/>
    </style:style>
    <style:style style:name="hadis" style:family="paragraph" style:parent-style-name="Standard">
      <style:paragraph-properties fo:margin-left="0.801cm" fo:margin-right="0cm" fo:margin-top="0.101cm" fo:margin-bottom="0.101cm" style:contextual-spacing="false" fo:line-height="0.529cm" fo:text-align="justify" style:justify-single-word="false" fo:text-indent="0cm" style:auto-text-indent="false"/>
      <style:text-properties style:font-name="PalatinoT∏rk" fo:font-family="PalatinoT∏rk, 'Times New Roman'" style:font-pitch="variable" fo:font-size="10pt" fo:letter-spacing="0.018cm" fo:font-style="italic" style:font-size-asian="10pt" style:font-style-asian="italic" style:font-name-complex="PalatinoT∏rk" style:font-family-complex="PalatinoT∏rk, 'Times New Roman'" style:font-pitch-complex="variable" style:font-size-complex="10pt"/>
    </style:style>
    <style:style style:name="ALINTI_20_2" style:display-name="ALINTI 2" style:family="paragraph">
      <style:paragraph-properties fo:margin-left="0.801cm" fo:margin-right="0.499cm" fo:margin-top="0.199cm" fo:margin-bottom="0.199cm" style:contextual-spacing="false" fo:line-height="0.635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NAMETIN1" style:family="paragraph">
      <style:paragraph-properties fo:margin-left="0cm" fo:margin-right="0cm" fo:line-height="0.635cm" fo:text-align="justify" style:justify-single-word="false" fo:orphans="0" fo:widows="0" fo:text-indent="0.801cm" style:auto-text-indent="false"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rabic_20_Style" style:display-name="Arabic Style" style:family="paragraph">
      <style:paragraph-properties fo:text-align="center" style:justify-single-word="false" fo:orphans="0" fo:widows="0"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LINTI" style:family="paragraph">
      <style:paragraph-properties fo:margin-left="0.499cm" fo:margin-right="0.499cm" fo:margin-top="0.499cm" fo:margin-bottom="0.3cm" style:contextual-spacing="false" fo:line-height="0.635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RABASLIK_20_BUYUK" style:display-name="ARABASLIK BUYUK" style:family="paragraph">
      <style:paragraph-properties fo:margin-left="0.801cm" fo:margin-right="0cm" fo:margin-top="0.499cm" fo:margin-bottom="0.3cm" style:contextual-spacing="false" fo:line-height="0.6cm" fo:text-align="center"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NAMETIN_20_ICERDEN" style:display-name="ANAMETIN ICERDEN" style:family="paragraph">
      <style:paragraph-properties fo:margin-left="0.801cm" fo:margin-right="0.801cm" fo:line-height="0.635cm" fo:text-align="justify"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_20_3" style:display-name="Body Text Indent 3" style:family="paragraph" style:parent-style-name="Standard">
      <style:paragraph-properties fo:margin-left="0.499cm" fo:margin-right="0cm" fo:margin-top="0cm" fo:margin-bottom="0.212cm" style:contextual-spacing="false" fo:text-indent="0cm" style:auto-text-indent="false"/>
      <style:text-properties style:font-name="Cambria" fo:font-family="Cambria" style:font-pitch="variable" fo:font-size="8pt" fo:language="tr" fo:country="TR" style:font-name-asian="Cambria" style:font-family-asian="Cambria" style:font-pitch-asian="variable" style:font-size-asian="8pt" style:font-name-complex="Cambria" style:font-family-complex="Cambria" style:font-pitch-complex="variable" style:font-size-complex="8pt"/>
    </style:style>
    <style:style style:name="Body_20_Text_20_2" style:display-name="Body Text 2" style:family="paragraph" style:parent-style-name="Standard">
      <style:paragraph-properties fo:margin-top="0cm" fo:margin-bottom="0.212cm" style:contextual-spacing="false" fo:line-height="200%"/>
      <style:text-properties style:font-name="Cambria" fo:font-family="Cambria" style:font-pitch="variable" fo:language="tr" fo:country="TR" style:font-name-asian="Cambria" style:font-family-asian="Cambria" style:font-pitch-asian="variable" style:font-name-complex="Cambria" style:font-family-complex="Cambria" style:font-pitch-complex="variable"/>
    </style:style>
    <style:style style:name="ARABASLIK_20_KUCUK" style:display-name="ARABASLIK KUCUK" style:family="paragraph">
      <style:paragraph-properties fo:margin-left="0.801cm" fo:margin-right="0.801cm" fo:margin-top="0.499cm" fo:margin-bottom="0.3cm" style:contextual-spacing="false" fo:line-height="0.6cm" fo:text-align="center" style:justify-single-word="false" fo:orphans="0" fo:widows="0" fo:text-indent="0cm" style:auto-text-indent="false"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style:contextual-spacing="false" fo:line-height="110%" fo:text-align="justify" style:justify-single-word="false" fo:orphans="2" fo:widows="2" fo:text-indent="0.635cm" style:auto-text-indent="false"/>
      <style:text-properties fo:color="#000000" loext:opacity="1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Style1" style:family="paragraph" style:parent-style-name="Standard">
      <style:paragraph-properties fo:margin-top="0.212cm" fo:margin-bottom="0.529cm" style:contextual-spacing="false" fo:text-align="justify" style:justify-single-word="false" fo:orphans="0" fo:widows="0" style:text-autospace="none"/>
      <style:text-properties style:font-name-complex="Verdana" style:font-family-complex="Verdana"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text-position="-8% 100%"/>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8%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8%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0% 100%"/>
    </style:style>
    <style:style style:name="WW8Num30z0" style:family="text">
      <style:text-properties fo:font-weight="bold" style:font-weight-asian="bold"/>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fo:font-weight="bold" style:font-weight-asian="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3z1" style:family="text">
      <style:text-properties style:font-name="Courier New" fo:font-family="'Courier New'" style:font-pitch="variable" style:font-name-complex="Courier New" style:font-family-complex="'Courier New'" style:font-pitch-complex="variable"/>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5z1" style:family="text">
      <style:text-properties style:font-name="Courier New" fo:font-family="'Courier New'" style:font-pitch="variable" style:font-name-complex="Courier New" style:font-family-complex="'Courier New'"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text-position="0% 100%"/>
    </style:style>
    <style:style style:name="WW8Num38z0" style:family="text">
      <style:text-properties style:text-position="0% 100%"/>
    </style:style>
    <style:style style:name="WW8Num39z0" style:family="text">
      <style:text-properties style:text-position="0% 100%"/>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text-position="0% 100%"/>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text-position="-8% 100%"/>
    </style:style>
    <style:style style:name="WW8Num46z0" style:family="text">
      <style:text-properties style:text-position="0% 100%"/>
    </style:style>
    <style:style style:name="WW8Num47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7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000ff" loext:opacity="100%" style:font-name="Comic Sans MS" fo:font-family="'Comic Sans MS'" style:font-pitch="variable" fo:font-size="18pt" fo:language="none" fo:country="none" fo:font-weight="bold" style:letter-kerning="true" style:font-size-asian="18pt" style:font-weight-asian="bold" style:font-name-complex="Comic Sans MS" style:font-family-complex="'Comic Sans MS'" style:font-pitch-complex="variable" style:font-size-complex="18pt" style:font-weight-complex="bold"/>
    </style:style>
    <style:style style:name="Heading_20_2_20_Char" style:display-name="Heading 2 Char" style:family="text">
      <style:text-properties fo:color="#008000" loext:opacity="100%" style:font-name="Comic Sans MS" fo:font-family="'Comic Sans MS'" style:font-pitch="variable" fo:font-size="16pt" fo:language="none" fo:country="none" fo:font-weight="bold" style:letter-kerning="true" style:font-size-asian="16pt" style:font-weight-asian="bold" style:font-name-complex="Comic Sans MS" style:font-family-complex="'Comic Sans MS'" style:font-pitch-complex="variable" style:font-size-complex="16pt" style:font-weight-complex="bold"/>
    </style:style>
    <style:style style:name="Heading_20_3_20_Char" style:display-name="Heading 3 Char" style:family="text">
      <style:text-properties fo:color="#ff0000" loext:opacity="100%" style:font-name="Comic Sans MS" fo:font-family="'Comic Sans MS'" style:font-pitch="variable" fo:font-size="14pt" fo:language="none" fo:country="none" style:text-underline-style="solid" style:text-underline-width="auto" style:text-underline-color="#38007a" fo:font-weight="bold" style:letter-kerning="true" style:font-size-asian="14pt" style:font-weight-asian="bold" style:font-name-complex="Comic Sans MS" style:font-family-complex="'Comic Sans MS'" style:font-pitch-complex="variable" style:font-size-complex="14pt" style:font-weight-complex="bold"/>
    </style:style>
    <style:style style:name="Heading_20_4_20_Char" style:display-name="Heading 4 Char" style:family="text">
      <style:text-properties style:font-name="Comic Sans MS" fo:font-family="'Comic Sans MS'" style:font-pitch="variable" fo:font-size="12pt" fo:language="en" fo:country="US" style:text-underline-style="solid" style:text-underline-width="auto" style:text-underline-color="font-color" fo:font-weight="bold" style:font-size-asian="12pt" style:font-weight-asian="bold" style:font-name-complex="Comic Sans MS" style:font-family-complex="'Comic Sans MS'" style:font-pitch-complex="variable" style:font-size-complex="12pt"/>
    </style:style>
    <style:style style:name="Document_20_Map_20_Char" style:display-name="Document Map Char" style:family="text">
      <style:text-properties style:font-name="Lucida Grande" fo:font-family="'Lucida Grande'" style:font-pitch="variable" fo:font-size="12pt" fo:language="en" fo:country="US" style:font-size-asian="12pt" style:font-name-complex="Lucida Grande" style:font-family-complex="'Lucida Grande'"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ÜYÜK_20_HARF" style:display-name="BÜYÜK HARF" style:family="text">
      <style:text-properties fo:color="#000000" loext:opacity="100%" style:font-name="PhyllisD" fo:font-family="PhyllisD" style:font-pitch="variable" fo:font-size="12.5pt" fo:letter-spacing="0.088cm" fo:language="tr" fo:country="TR" style:font-size-asian="12.5pt" style:font-name-complex="PhyllisD" style:font-family-complex="PhyllisD" style:font-pitch-complex="variable" style:font-size-complex="12.5pt"/>
    </style:style>
    <style:style style:name="Normal1" style:family="text">
      <style:text-properties style:font-name="HelveticaTurk" fo:font-family="HelveticaTurk" style:font-family-generic="swiss" style:font-pitch="variable" fo:font-size="12pt" fo:language="en" fo:country="US" style:font-size-asian="12pt" style:font-name-complex="HelveticaTurk" style:font-family-complex="HelveticaTurk" style:font-family-generic-complex="swiss" style:font-pitch-complex="variable"/>
    </style:style>
    <style:style style:name="dipnot" style:family="text">
      <style:text-properties style:text-position="super 58%" style:font-name="PalatinoTurk" fo:font-family="PalatinoTurk" style:font-pitch="variable" fo:font-size="6.5pt" fo:language="en" fo:country="US" style:font-size-asian="6.5pt" style:font-name-complex="PalatinoTurk" style:font-family-complex="PalatinoTurk" style:font-pitch-complex="variable"/>
    </style:style>
    <style:style style:name="Balloon_20_Text_20_Char" style:display-name="Balloon Text Char"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Palatino" fo:font-family="Palatino" style:font-pitch="variable" fo:font-size="12pt" style:font-name-asian="Cambria" style:font-family-asian="Cambria" style:font-pitch-asian="variable" style:font-size-asian="12pt" style:font-name-complex="Palatino" style:font-family-complex="Palatino" style:font-pitch-complex="variable" style:font-size-complex="12pt"/>
    </style:style>
    <style:style style:name="Comment_20_Subject_20_Char" style:display-name="Comment Subject Char" style:family="text">
      <style:text-properties style:font-name="Palatino" fo:font-family="Palatino" style:font-pitch="variable" fo:font-size="12pt" fo:font-weight="bold" style:font-name-asian="Cambria" style:font-family-asian="Cambria" style:font-pitch-asian="variable" style:font-size-asian="12pt" style:font-weight-asian="bold" style:font-name-complex="Palatino" style:font-family-complex="Palatino" style:font-pitch-complex="variable" style:font-size-complex="12pt" style:font-weight-complex="bold"/>
    </style:style>
    <style:style style:name="Body_20_Text_20_Indent_20_Char" style:display-name="Body Text Indent Char" style:family="text">
      <style:text-properties fo:font-size="12pt" fo:language="en" fo:country="US" style:font-size-asian="12pt" style:font-size-complex="12pt"/>
    </style:style>
    <style:style style:name="Heading_20_5_20_Char" style:display-name="Heading 5 Char" style:family="text">
      <style:text-properties fo:color="#000000" loext:opacity="1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6_20_Char" style:display-name="Heading 6 Char" style:family="text">
      <style:text-properties fo:color="#000000" loext:opacity="1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7_20_Char" style:display-name="Heading 7 Char" style:family="text">
      <style:text-properties fo:color="#000000" loext:opacity="1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style>
    <style:style style:name="Heading_20_8_20_Char" style:display-name="Heading 8 Char" style:family="text">
      <style:text-properties fo:color="#000000" loext:opacity="1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style>
    <style:style style:name="Heading_20_9_20_Char" style:display-name="Heading 9 Char" style:family="text">
      <style:text-properties fo:color="#000000" loext:opacity="1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style>
    <style:style style:name="Book_20_Title" style:display-name="Book Title" style:family="text">
      <style:text-properties fo:letter-spacing="0.009cm"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Header_20_Char" style:display-name="Header Char" style:family="text">
      <style:text-properties style:font-name="Comic Sans MS" fo:font-family="'Comic Sans MS'" style:font-pitch="variable" fo:font-size="12pt" fo:language="en" fo:country="US" style:font-size-asian="12pt" style:font-name-complex="Comic Sans MS" style:font-family-complex="'Comic Sans MS'" style:font-pitch-complex="variable" style:font-size-complex="12pt"/>
    </style:style>
    <style:style style:name="Body_20_Text_20_Char" style:display-name="Body Text Char" style:family="text">
      <style:text-properties style:font-name="Times" fo:font-family="Times" style:font-pitch="variable" fo:font-size="12pt" fo:font-style="italic" fo:font-weight="bold" style:font-size-asian="12pt" style:font-style-asian="italic" style:font-weight-asian="bold" style:font-name-complex="Times" style:font-family-complex="Times" style:font-pitch-complex="variable"/>
    </style:style>
    <style:style style:name="Body_20_Text_20_Indent_20_2_20_Char" style:display-name="Body Text Indent 2 Char" style:family="text">
      <style:text-properties style:font-name="Cambria" fo:font-family="Cambria" style:font-pitch="variable" fo:font-size="12pt" style:font-name-asian="Cambria" style:font-family-asian="Cambria" style:font-pitch-asian="variable" style:font-size-asian="12pt" style:font-name-complex="Cambria" style:font-family-complex="Cambria" style:font-pitch-complex="variable" style:font-size-complex="12pt"/>
    </style:style>
    <style:style style:name="apple-converted-space" style:family="text"/>
    <style:style style:name="Body_20_Text_20_Indent_20_3_20_Char" style:display-name="Body Text Indent 3 Char" style:family="text">
      <style:text-properties style:font-name="Cambria" fo:font-family="Cambria" style:font-pitch="variable" fo:font-size="8pt" style:font-name-asian="Cambria" style:font-family-asian="Cambria" style:font-pitch-asian="variable" style:font-size-asian="8pt" style:font-name-complex="Cambria" style:font-family-complex="Cambria" style:font-pitch-complex="variable" style:font-size-complex="8pt"/>
    </style:style>
    <style:style style:name="Body_20_Text_20_2_20_Char" style:display-name="Body Text 2 Char" style:family="text">
      <style:text-properties style:font-name="Cambria" fo:font-family="Cambria" style:font-pitch="variable" fo:font-size="12pt" style:font-name-asian="Cambria" style:font-family-asian="Cambria" style:font-pitch-asian="variable" style:font-size-asian="12pt" style:font-name-complex="Cambria" style:font-family-complex="Cambria"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2.23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7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7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7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2.54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hir Zamanın 656 Alameti</dc:title>
    <dc:subject>Ahir Zamanın 656 Alameti</dc:subject>
    <meta:initial-creator>Adnan Oktar, Harun Yahya</meta:initial-creator>
    <meta:creation-date>2018-07-09T03:54:00</meta:creation-date>
    <dc:date>2021-07-16T15:31:14.286379191</dc:date>
    <meta:print-date>2012-02-09T12:44:00</meta:print-date>
    <meta:editing-cycles>11</meta:editing-cycles>
    <meta:editing-duration>PT42M45S</meta:editing-duration>
    <meta:generator>LibreOffice/7.1.4.2$Linux_X86_64 LibreOffice_project/10$Build-2</meta:generator>
    <dc:description>Ahir Zamanın 656 Alameti</dc:description>
    <meta:keyword>Ahir Zamanın 656 Alameti</meta:keyword>
    <meta:document-statistic meta:table-count="2" meta:image-count="0" meta:object-count="0" meta:page-count="150" meta:paragraph-count="1997" meta:word-count="43025" meta:character-count="310267" meta:non-whitespace-character-count="268521"/>
  </office:meta>
</office:document-meta>
</file>